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Arial Unicode MS" svg:font-family="'Arial Unicode MS'" style:font-family-generic="swiss"/>
    <style:font-face style:name="Tekton Pro" svg:font-family="'Tekton Pro'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593cm"/>
    </style:style>
    <style:style style:name="co2" style:family="table-column">
      <style:table-column-properties fo:break-before="auto" style:column-width="3.635cm"/>
    </style:style>
    <style:style style:name="co3" style:family="table-column">
      <style:table-column-properties fo:break-before="auto" style:column-width="2.798cm"/>
    </style:style>
    <style:style style:name="co4" style:family="table-column">
      <style:table-column-properties fo:break-before="auto" style:column-width="4.223cm"/>
    </style:style>
    <style:style style:name="co5" style:family="table-column">
      <style:table-column-properties fo:break-before="auto" style:column-width="7.775cm"/>
    </style:style>
    <style:style style:name="co6" style:family="table-column">
      <style:table-column-properties fo:break-before="auto" style:column-width="3.999cm"/>
    </style:style>
    <style:style style:name="co7" style:family="table-column">
      <style:table-column-properties fo:break-before="auto" style:column-width="3.272cm"/>
    </style:style>
    <style:style style:name="co8" style:family="table-column">
      <style:table-column-properties fo:break-before="auto" style:column-width="5.874cm"/>
    </style:style>
    <style:style style:name="co9" style:family="table-column">
      <style:table-column-properties fo:break-before="auto" style:column-width="6.604cm"/>
    </style:style>
    <style:style style:name="co10" style:family="table-column">
      <style:table-column-properties fo:break-before="auto" style:column-width="3.357cm"/>
    </style:style>
    <style:style style:name="co11" style:family="table-column">
      <style:table-column-properties fo:break-before="auto" style:column-width="7.468cm"/>
    </style:style>
    <style:style style:name="co12" style:family="table-column">
      <style:table-column-properties fo:break-before="auto" style:column-width="2.097cm"/>
    </style:style>
    <style:style style:name="co13" style:family="table-column">
      <style:table-column-properties fo:break-before="auto" style:column-width="2.237cm"/>
    </style:style>
    <style:style style:name="ro1" style:family="table-row">
      <style:table-row-properties style:row-height="1.157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788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875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PageStyle_5f_Par_20_ordre_20_alpha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035cm solid #1a1a1a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1a1a1a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1a1a1a" style:direction="ltr" style:rotation-angle="0" style:rotation-align="none" style:shrink-to-fit="false" style:vertical-align="automatic"/>
      <style:paragraph-properties fo:margin-left="0cm" style:writing-mode="page"/>
    </style:style>
    <style:style style:name="ce4" style:family="table-cell" style:parent-style-name="Default">
      <style:table-cell-properties fo:background-color="#c0c0c0" style:diagonal-bl-tr="none" style:diagonal-tl-br="none" fo:border="0.035cm solid #1a1a1a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035cm solid #1a1a1a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35cm solid #1a1a1a"/>
    </style:style>
    <style:style style:name="ce7" style:family="table-cell" style:parent-style-name="Default">
      <style:table-cell-properties style:diagonal-bl-tr="none" style:diagonal-tl-br="none" fo:border="0.035cm solid #1a1a1a"/>
      <style:text-properties style:use-window-font-color="true" style:text-outline="false" style:text-line-through-style="none" style:font-name="Tekton Pro" fo:font-size="20pt" fo:font-style="italic" fo:text-shadow="none" style:text-underline-style="none" fo:font-weight="bold" style:font-size-asian="20pt" style:font-style-asian="italic" style:font-weight-asian="bold" style:font-name-complex="Tekton Pro" style:font-size-complex="20pt" style:font-style-complex="italic" style:font-weight-complex="bold"/>
    </style:style>
    <style:style style:name="ce8" style:family="table-cell" style:parent-style-name="Default">
      <style:table-cell-properties style:diagonal-bl-tr="none" style:diagonal-tl-br="none" fo:border="0.035cm solid #1a1a1a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1a1a1a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ekton Pro" fo:font-size="20pt" fo:font-style="italic" fo:text-shadow="none" style:text-underline-style="none" fo:font-weight="bold" style:font-size-asian="20pt" style:font-style-asian="italic" style:font-weight-asian="bold" style:font-name-complex="Tekton Pro" style:font-size-complex="20pt" style:font-style-complex="italic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1a1a1a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1a1a1a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ekton Pro" fo:font-size="20pt" fo:font-style="italic" fo:text-shadow="none" style:text-underline-style="none" fo:font-weight="bold" style:font-size-asian="20pt" style:font-style-asian="italic" style:font-weight-asian="bold" style:font-name-complex="Tekton Pro" style:font-size-complex="20pt" style:font-style-complex="italic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1a1a1a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Tekton Pro" fo:font-size="20pt" fo:font-style="italic" fo:text-shadow="none" style:text-underline-style="solid" style:text-underline-width="auto" style:text-underline-color="font-color" fo:font-weight="bold" style:font-size-asian="20pt" style:font-style-asian="italic" style:font-weight-asian="bold" style:font-name-complex="Tekton Pro" style:font-size-complex="20pt" style:font-style-complex="italic" style:font-weight-complex="bold"/>
    </style:style>
    <style:style style:name="ce1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1a1a1a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ekton Pro" fo:font-size="20pt" fo:font-style="italic" fo:text-shadow="none" style:text-underline-style="none" fo:font-weight="bold" style:font-size-asian="20pt" style:font-style-asian="italic" style:font-weight-asian="bold" style:font-name-complex="Tekton Pro" style:font-size-complex="20pt" style:font-style-complex="italic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035cm solid #1a1a1a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style:diagonal-bl-tr="none" style:diagonal-tl-br="none" fo:border="0.035cm solid #1a1a1a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diagonal-bl-tr="none" style:diagonal-tl-br="none" fo:border="0.035cm solid #1a1a1a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style:diagonal-bl-tr="none" style:diagonal-tl-br="none" fo:background-color="transparent" fo:border="0.035cm solid #1a1a1a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1a1a1a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1a1a1a" style:direction="ltr" style:rotation-angle="0" style:rotation-align="none" style:shrink-to-fit="false" style:vertical-align="automatic"/>
      <style:paragraph-properties fo:margin-left="0cm" style:writing-mode="page"/>
    </style:style>
    <style:style style:name="ce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1a1a1a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30" style:family="table-cell" style:parent-style-name="Default">
      <style:table-cell-properties style:diagonal-bl-tr="none" style:diagonal-tl-br="none" fo:border="0.035cm solid #1a1a1a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035cm solid #1a1a1a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ackground-color="transparent" fo:border="0.035cm solid #1a1a1a"/>
    </style:style>
    <style:style style:name="ce3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1a1a1a" style:direction="ltr" style:rotation-angle="0" style:rotation-align="none" style:shrink-to-fit="false" style:vertical-align="automatic"/>
      <style:paragraph-properties fo:text-align="start" fo:margin-left="1.764cm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1a1a1a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1a1a1a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border="0.035cm solid #1a1a1a"/>
      <style:paragraph-properties fo:text-align="center" fo:margin-left="0cm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1a1a1a" style:direction="ltr" style:rotation-angle="0" style:rotation-align="none" style:shrink-to-fit="false" style:vertical-align="automatic"/>
      <style:paragraph-properties fo:margin-left="0cm" style:writing-mode="page"/>
    </style:style>
    <style:style style:name="ce38" style:family="table-cell" style:parent-style-name="Default">
      <style:table-cell-properties fo:border-bottom="none" style:diagonal-bl-tr="none" style:diagonal-tl-br="none" fo:border-left="0.035cm solid #1a1a1a" fo:border-right="0.035cm solid #1a1a1a" fo:border-top="0.035cm solid #1a1a1a"/>
    </style:style>
    <style:style style:name="ce39" style:family="table-cell" style:parent-style-name="Default">
      <style:table-cell-properties fo:border-bottom="0.035cm solid #1a1a1a" style:diagonal-bl-tr="none" style:diagonal-tl-br="none" fo:border-left="0.035cm solid #1a1a1a" fo:border-right="0.035cm solid #1a1a1a" fo:border-top="0.141cm solid #1a1a1a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0.035cm solid #1a1a1a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1a1a1a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fo:border="0.035cm solid #1a1a1a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fo:background-color="transparent" fo:border="0.035cm solid #1a1a1a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fo:border="0.035cm solid #1a1a1a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035cm solid #1a1a1a" style:direction="ltr" style:rotation-angle="0" style:rotation-align="none" style:shrink-to-fit="false" style:vertical-align="automatic"/>
      <style:paragraph-properties fo:margin-left="0cm" style:writing-mode="page"/>
    </style:style>
    <style:style style:name="ce48" style:family="table-cell" style:parent-style-name="Default">
      <style:table-cell-properties fo:background-color="#ffffff" style:diagonal-bl-tr="none" style:diagonal-tl-br="none" fo:border="0.035cm solid #1a1a1a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1a1a1a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order="0.035cm solid #1a1a1a"/>
      <style:text-properties fo:color="#99336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52" style:family="table-cell" style:parent-style-name="Default">
      <style:table-cell-properties fo:background-color="transparent"/>
    </style:style>
    <style:style style:name="ce53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fo:background-color="transparent" fo:border="none"/>
    </style:style>
    <style:style style:name="ce55" style:family="table-cell" style:parent-style-name="Default">
      <style:table-cell-properties style:diagonal-bl-tr="none" style:diagonal-tl-br="none" fo:border="none"/>
    </style:style>
    <style:style style:name="ce56" style:family="table-cell" style:parent-style-name="Default">
      <style:table-cell-properties fo:border-bottom="0.035cm solid #1a1a1a" style:diagonal-bl-tr="none" style:diagonal-tl-br="none" fo:background-color="transparent" fo:border-left="0.035cm solid #1a1a1a" fo:border-right="0.035cm solid #1a1a1a" fo:border-top="0.141cm solid #1a1a1a"/>
    </style:style>
    <style:style style:name="ce57" style:family="table-cell" style:parent-style-name="Default">
      <style:table-cell-properties fo:border-bottom="0.141cm solid #1a1a1a" style:diagonal-bl-tr="none" style:diagonal-tl-br="none" fo:background-color="transparent" fo:border-left="0.035cm solid #1a1a1a" fo:border-right="0.035cm solid #1a1a1a" fo:border-top="0.035cm solid #1a1a1a"/>
    </style:style>
    <style:style style:name="ce58" style:family="table-cell" style:parent-style-name="Default">
      <style:table-cell-properties fo:border-bottom="0.035cm solid #1a1a1a" style:diagonal-bl-tr="none" style:diagonal-tl-br="none" fo:border-left="0.035cm solid #1a1a1a" fo:border-right="0.035cm solid #1a1a1a" fo:border-top="none"/>
    </style:style>
    <style:style style:name="ce59" style:family="table-cell" style:parent-style-name="Default">
      <style:table-cell-properties style:diagonal-bl-tr="none" style:diagonal-tl-br="none" fo:border="0.035cm solid #1a1a1a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1a1a1a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1a1a1a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1a1a1a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68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background-color="transparent" fo:wrap-option="no-wrap" fo:border-left="0.088cm solid #1a1a1a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order-bottom="0.035cm solid #1a1a1a" style:diagonal-bl-tr="none" style:diagonal-tl-br="none" fo:background-color="transparent" fo:border-left="0.088cm solid #1a1a1a" fo:border-right="none" fo:border-top="0.035cm solid #1a1a1a"/>
    </style:style>
    <style:style style:name="ce70" style:family="table-cell" style:parent-style-name="Default">
      <style:table-cell-properties fo:border-bottom="0.088cm solid #1a1a1a" style:diagonal-bl-tr="none" style:diagonal-tl-br="none" fo:background-color="transparent" fo:border-left="0.088cm solid #1a1a1a" fo:border-right="none" fo:border-top="0.035cm solid #1a1a1a"/>
    </style:style>
    <style:style style:name="ce71" style:family="table-cell" style:parent-style-name="Default">
      <style:table-cell-properties fo:border-bottom="none" style:diagonal-bl-tr="none" style:diagonal-tl-br="none" fo:background-color="transparent" fo:border-left="0.035cm solid #1a1a1a" fo:border-right="none" fo:border-top="none"/>
    </style:style>
    <style:style style:name="ce72" style:family="table-cell" style:parent-style-name="Default">
      <style:table-cell-properties fo:border-bottom="0.088cm solid #1a1a1a" style:diagonal-bl-tr="none" style:diagonal-tl-br="none" fo:background-color="transparent" fo:border-left="0.088cm solid #1a1a1a" fo:border-right="none" fo:border-top="0.088cm solid #1a1a1a"/>
    </style:style>
    <style:style style:name="ce73" style:family="table-cell" style:parent-style-name="Default">
      <style:table-cell-properties fo:border-bottom="0.035cm solid #1a1a1a" style:diagonal-bl-tr="none" style:diagonal-tl-br="none" fo:background-color="transparent" fo:border-left="0.035cm solid #1a1a1a" fo:border-right="none" fo:border-top="0.088cm solid #1a1a1a"/>
    </style:style>
    <style:style style:name="ce74" style:family="table-cell" style:parent-style-name="Default">
      <style:table-cell-properties fo:border-bottom="0.088cm solid #1a1a1a" style:diagonal-bl-tr="none" style:diagonal-tl-br="none" fo:background-color="transparent" fo:border-left="0.035cm solid #1a1a1a" fo:border-right="none" fo:border-top="0.035cm solid #1a1a1a"/>
    </style:style>
    <style:style style:name="ce75" style:family="table-cell" style:parent-style-name="Default">
      <style:table-cell-properties fo:border-bottom="0.035cm solid #1a1a1a" style:diagonal-bl-tr="none" style:diagonal-tl-br="none" fo:background-color="transparent" fo:border-left="0.035cm solid #1a1a1a" fo:border-right="none" fo:border-top="0.035cm solid #1a1a1a"/>
    </style:style>
    <style:style style:name="ce76" style:family="table-cell" style:parent-style-name="Default">
      <style:table-cell-properties fo:border-bottom="0.088cm solid #1a1a1a" style:diagonal-bl-tr="none" style:diagonal-tl-br="none" fo:background-color="transparent" fo:border-left="0.035cm solid #1a1a1a" fo:border-right="none" fo:border-top="0.088cm solid #1a1a1a"/>
    </style:style>
    <style:style style:name="ce77" style:family="table-cell" style:parent-style-name="Default">
      <style:table-cell-properties fo:border-bottom="0.035cm solid #1a1a1a" style:diagonal-bl-tr="none" style:diagonal-tl-br="none" fo:background-color="transparent" fo:border-left="0.035cm solid #1a1a1a" fo:border-right="none" fo:border-top="none"/>
    </style:style>
    <style:style style:name="ce78" style:family="table-cell" style:parent-style-name="Default">
      <style:table-cell-properties style:diagonal-bl-tr="none" style:diagonal-tl-br="none" fo:background-color="transparent" fo:border="0.035cm solid #1a1a1a"/>
      <style:text-properties style:use-window-font-color="true" style:text-outline="false" style:text-line-through-style="none" style:font-name="Arial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" style:family="text">
      <style:text-properties style:text-outline="false" style:text-line-through-style="none" style:text-position="0% 100%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ff" style:text-outline="false" style:text-line-through-style="none" style:font-name="Arial1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automatic-find-labels="false" table:use-regular-expressions="false"/>
      <table:table table:name="Par ordre alpha" table:style-name="ta1" table:print-ranges="'Par ordre alpha'.A1:'Par ordre alpha'.M65536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8"/>
        <table:table-column table:style-name="co4" table:default-cell-style-name="ce3"/>
        <table:table-column table:style-name="co5" table:default-cell-style-name="ce19"/>
        <table:table-column table:style-name="co6" table:default-cell-style-name="ce21"/>
        <table:table-column table:style-name="co7" table:default-cell-style-name="ce24"/>
        <table:table-column table:style-name="co8" table:default-cell-style-name="ce32"/>
        <table:table-column table:style-name="co9" table:default-cell-style-name="ce32"/>
        <table:table-column table:style-name="co10" table:default-cell-style-name="ce32"/>
        <table:table-column table:style-name="co3" table:number-columns-repeated="2" table:default-cell-style-name="ce32"/>
        <table:table-column table:style-name="co11" table:default-cell-style-name="ce32"/>
        <table:table-column table:style-name="co12" table:default-cell-style-name="ce32"/>
        <table:table-column table:style-name="co13" table:number-columns-repeated="242" table:default-cell-style-name="ce32"/>
        <table:table-row table:style-name="ro1">
          <table:table-cell table:style-name="ce1" office:value-type="string">
            <text:p>NOM</text:p>
          </table:table-cell>
          <table:table-cell table:style-name="ce4" office:value-type="string">
            <text:p>PRENOM</text:p>
          </table:table-cell>
          <table:table-cell table:style-name="ce4" office:value-type="string">
            <text:p>ANNEE</text:p>
          </table:table-cell>
          <table:table-cell table:style-name="ce1" office:value-type="string">
            <text:p>CP VILLE</text:p>
          </table:table-cell>
          <table:table-cell table:style-name="ce14" office:value-type="string">
            <text:p>ADRESSE</text:p>
          </table:table-cell>
          <table:table-cell table:style-name="ce20" office:value-type="string">
            <text:p>TELEPHONE</text:p>
          </table:table-cell>
          <table:table-cell table:style-name="ce23" office:value-type="string">
            <text:p>PAYS</text:p>
          </table:table-cell>
          <table:table-cell table:style-name="ce23" office:value-type="string">
            <text:p>eMAIL</text:p>
          </table:table-cell>
          <table:table-cell table:style-name="ce23" office:value-type="string">
            <text:p>CLUB sponsor FR</text:p>
          </table:table-cell>
          <table:table-cell table:style-name="ce23" office:value-type="string">
            <text:p>Club accueil</text:p>
          </table:table-cell>
          <table:table-cell table:style-name="ce23" office:value-type="string">
            <text:p>District hôte</text:p>
          </table:table-cell>
          <table:table-cell table:style-name="ce4" office:value-type="string">
            <text:p>portable</text:p>
          </table:table-cell>
          <table:table-cell table:style-name="ce4" office:value-type="string">
            <text:p>commentaire</text:p>
          </table:table-cell>
          <table:table-cell table:style-name="ce78" table:number-columns-repeated="243"/>
        </table:table-row>
        <table:table-row table:style-name="ro2">
          <table:table-cell table:style-name="ce2" office:value-type="string">
            <text:p>ABDERRAHMANE</text:p>
          </table:table-cell>
          <table:table-cell table:style-name="ce5" office:value-type="string">
            <text:p>Anthéa</text:p>
          </table:table-cell>
          <table:table-cell office:value-type="string">
            <text:p>2006/2007</text:p>
          </table:table-cell>
          <table:table-cell table:style-name="ce10" office:value-type="string">
            <text:p>47500 Fumel</text:p>
          </table:table-cell>
          <table:table-cell table:style-name="ce15" office:value-type="string">
            <text:p>20 rue de la République</text:p>
          </table:table-cell>
          <table:table-cell office:value-type="string">
            <text:p>05 53 71 90 94</text:p>
          </table:table-cell>
          <table:table-cell office:value-type="string">
            <text:p>Brésil</text:p>
          </table:table-cell>
          <table:table-cell table:style-name="ce13" office:value-type="string">
            <text:p>teteclochette47@hotmail.fr</text:p>
          </table:table-cell>
          <table:table-cell table:style-name="ce34" office:value-type="string">
            <text:p>FUMEL</text:p>
          </table:table-cell>
          <table:table-cell table:style-name="ce37"/>
          <table:table-cell office:value-type="float" office:value="4470">
            <text:p>447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ABOUNAIDANE</text:p>
          </table:table-cell>
          <table:table-cell table:style-name="ce5" office:value-type="string">
            <text:p>Mohammed</text:p>
          </table:table-cell>
          <table:table-cell office:value-type="string">
            <text:p>2006/2007</text:p>
          </table:table-cell>
          <table:table-cell table:style-name="ce10" office:value-type="string">
            <text:p>33600 Pessac</text:p>
          </table:table-cell>
          <table:table-cell table:style-name="ce15" office:value-type="string">
            <text:p>Lahcen BAYTI - 25 avenue du Vallon</text:p>
          </table:table-cell>
          <table:table-cell office:value-type="string">
            <text:p>05 56 15 38 30</text:p>
          </table:table-cell>
          <table:table-cell office:value-type="string">
            <text:p>Mexique</text:p>
          </table:table-cell>
          <table:table-cell table:style-name="ce13" office:value-type="string">
            <text:p><text:span text:style-name="T2"><text:a xlink:href="mailto:kisskouss@hotmail.com">kisskouss@hotmail.com</text:a></text:span></text:p>
          </table:table-cell>
          <table:table-cell table:style-name="ce34" office:value-type="string">
            <text:p>BORDEAUX EST</text:p>
          </table:table-cell>
          <table:table-cell table:style-name="ce37"/>
          <table:table-cell office:value-type="float" office:value="4100">
            <text:p>410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ADAMSKI</text:p>
          </table:table-cell>
          <table:table-cell table:style-name="ce5" office:value-type="string">
            <text:p>Eve</text:p>
          </table:table-cell>
          <table:table-cell office:value-type="string">
            <text:p>2004/2005</text:p>
          </table:table-cell>
          <table:table-cell table:style-name="ce10"/>
          <table:table-cell table:style-name="ce15" office:value-type="string">
            <text:p>NPAI</text:p>
          </table:table-cell>
          <table:table-cell/>
          <table:table-cell office:value-type="string">
            <text:p>Australie</text:p>
          </table:table-cell>
          <table:table-cell table:style-name="ce13"/>
          <table:table-cell office:value-type="string">
            <text:p>LACQ-ORTHEZ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ADOL</text:p>
          </table:table-cell>
          <table:table-cell table:style-name="ce5" office:value-type="string">
            <text:p>Morgane</text:p>
          </table:table-cell>
          <table:table-cell office:value-type="string">
            <text:p>2006/2007</text:p>
          </table:table-cell>
          <table:table-cell table:style-name="ce10" office:value-type="string">
            <text:p>16200 Julienne</text:p>
          </table:table-cell>
          <table:table-cell table:style-name="ce15" office:value-type="string">
            <text:p>1 rue de la Versaine</text:p>
          </table:table-cell>
          <table:table-cell office:value-type="string">
            <text:p>05 45 84 74 66</text:p>
          </table:table-cell>
          <table:table-cell office:value-type="string">
            <text:p>Brésil</text:p>
          </table:table-cell>
          <table:table-cell table:style-name="ce13" office:value-type="string">
            <text:p><text:span text:style-name="T2"><text:a xlink:href="mailto:toi_et_moi5@hotmail.com">toi_et_moi5@hotmail.com</text:a></text:span></text:p>
          </table:table-cell>
          <table:table-cell office:value-type="string">
            <text:p>COGNAC</text:p>
          </table:table-cell>
          <table:table-cell table:style-name="ce37" office:value-type="string">
            <text:p>Campo Grande</text:p>
          </table:table-cell>
          <table:table-cell office:value-type="float" office:value="4470">
            <text:p>4470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AGARD</text:p>
          </table:table-cell>
          <table:table-cell table:style-name="ce5" office:value-type="string">
            <text:p>Marie-Hélène</text:p>
          </table:table-cell>
          <table:table-cell office:value-type="string">
            <text:p>1996/1997</text:p>
          </table:table-cell>
          <table:table-cell table:style-name="ce10" office:value-type="string">
            <text:p>17220 La Jarrie</text:p>
          </table:table-cell>
          <table:table-cell table:style-name="ce15" office:value-type="string">
            <text:p>19 rue du Moulin d'Amour</text:p>
          </table:table-cell>
          <table:table-cell office:value-type="string">
            <text:p>05 46 35 81 67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ALAIN</text:p>
          </table:table-cell>
          <table:table-cell table:style-name="ce5" office:value-type="string">
            <text:p>Cécile</text:p>
          </table:table-cell>
          <table:table-cell office:value-type="string">
            <text:p>1999/2000</text:p>
          </table:table-cell>
          <table:table-cell table:style-name="ce10" office:value-type="string">
            <text:p>17132 Meschers</text:p>
          </table:table-cell>
          <table:table-cell table:style-name="ce15" office:value-type="string">
            <text:p>32 rue Paul-Massy</text:p>
          </table:table-cell>
          <table:table-cell office:value-type="string">
            <text:p>05 46 02 71 54</text:p>
          </table:table-cell>
          <table:table-cell office:value-type="string">
            <text:p>Mexique</text:p>
          </table:table-cell>
          <table:table-cell table:style-name="ce13" office:value-type="string">
            <text:p><text:span text:style-name="T2"><text:a xlink:href="mailto:cecilela@hotmail.com">cecilela@hotmail.com</text:a></text:span>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>
            <text:p>ALLAIN</text:p>
          </table:table-cell>
          <table:table-cell table:style-name="ce5" office:value-type="string">
            <text:p>Adrien</text:p>
          </table:table-cell>
          <table:table-cell office:value-type="string">
            <text:p>1991/1992</text:p>
          </table:table-cell>
          <table:table-cell table:style-name="ce10" office:value-type="string">
            <text:p>17260 Cravans</text:p>
          </table:table-cell>
          <table:table-cell table:style-name="ce15" office:value-type="string">
            <text:p>28 route de Gerzeau</text:p>
          </table:table-cell>
          <table:table-cell office:value-type="string">
            <text:p>05 46 90 05 54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AMICÉ</text:p>
          </table:table-cell>
          <table:table-cell table:style-name="ce5" office:value-type="string">
            <text:p>Marie-Laure</text:p>
          </table:table-cell>
          <table:table-cell office:value-type="string">
            <text:p>1988/1989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14 rue Théophraste Renaudot</text:p>
          </table:table-cell>
          <table:table-cell office:value-type="string">
            <text:p>05 46 41 24 37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PONS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ANDRADE épouse SORBES</text:p>
          </table:table-cell>
          <table:table-cell table:style-name="ce5" office:value-type="string">
            <text:p>Hélène</text:p>
          </table:table-cell>
          <table:table-cell office:value-type="string">
            <text:p>1992/1993</text:p>
          </table:table-cell>
          <table:table-cell table:style-name="ce10" office:value-type="string">
            <text:p>33270 Bouliac</text:p>
          </table:table-cell>
          <table:table-cell table:style-name="ce15" office:value-type="string">
            <text:p>Gendarmerie</text:p>
          </table:table-cell>
          <table:table-cell office:value-type="string">
            <text:p>05 56 68 82 82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ANDRÉ</text:p>
          </table:table-cell>
          <table:table-cell table:style-name="ce5" office:value-type="string">
            <text:p>Lenaïck</text:p>
          </table:table-cell>
          <table:table-cell office:value-type="string">
            <text:p>2005/2006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42 rue du Vélodrome</text:p>
          </table:table-cell>
          <table:table-cell office:value-type="string">
            <text:p>05 46 00 07 87</text:p>
          </table:table-cell>
          <table:table-cell office:value-type="string">
            <text:p>usa</text:p>
          </table:table-cell>
          <table:table-cell table:style-name="ce13" office:value-type="string">
            <text:p>lenaicka@hotmail.com</text:p>
          </table:table-cell>
          <table:table-cell office:value-type="string">
            <text:p>LA ROCHELLE ATLAN.</text:p>
          </table:table-cell>
          <table:table-cell office:value-type="string">
            <text:p>Colfax</text:p>
          </table:table-cell>
          <table:table-cell office:value-type="float" office:value="5080">
            <text:p>5080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ANGELO-NEVES</text:p>
          </table:table-cell>
          <table:table-cell table:style-name="ce5" office:value-type="string">
            <text:p>Helder</text:p>
          </table:table-cell>
          <table:table-cell office:value-type="string">
            <text:p>2001/2002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6 62 39 43 29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ANGIBAUD</text:p>
          </table:table-cell>
          <table:table-cell table:style-name="ce5" office:value-type="string">
            <text:p>Emmanuelle</text:p>
          </table:table-cell>
          <table:table-cell office:value-type="string">
            <text:p>1992/1993</text:p>
          </table:table-cell>
          <table:table-cell table:style-name="ce10" office:value-type="string">
            <text:p>75019 Paris</text:p>
          </table:table-cell>
          <table:table-cell table:style-name="ce15" office:value-type="string">
            <text:p>13 passage de la Moselle</text:p>
          </table:table-cell>
          <table:table-cell office:value-type="string">
            <text:p>06 21 03 28 0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ANGIBAUD</text:p>
          </table:table-cell>
          <table:table-cell table:style-name="ce5" office:value-type="string">
            <text:p>Pierre</text:p>
          </table:table-cell>
          <table:table-cell office:value-type="string">
            <text:p>2002/2003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17 rue St Yon</text:p>
          </table:table-cell>
          <table:table-cell office:value-type="string">
            <text:p>05 46 41 12 26</text:p>
          </table:table-cell>
          <table:table-cell/>
          <table:table-cell table:style-name="ce13"/>
          <table:table-cell table:number-columns-repeated="4"/>
          <table:table-cell table:style-name="ce37" office:value-type="string">
            <text:p>ne répond pas</text:p>
          </table:table-cell>
          <table:table-cell table:number-columns-repeated="243"/>
        </table:table-row>
        <table:table-row table:style-name="ro3">
          <table:table-cell table:style-name="ce2" office:value-type="string">
            <text:p>ANSQUER</text:p>
          </table:table-cell>
          <table:table-cell table:style-name="ce5" office:value-type="string">
            <text:p>Clémentine</text:p>
          </table:table-cell>
          <table:table-cell office:value-type="string">
            <text:p>2004/2005</text:p>
          </table:table-cell>
          <table:table-cell table:style-name="ce10" office:value-type="string">
            <text:p>40390 St-Martin de Hinx</text:p>
          </table:table-cell>
          <table:table-cell table:style-name="ce15" office:value-type="string">
            <text:p>119 route de Houlon - le petit Boulo</text:p>
          </table:table-cell>
          <table:table-cell office:value-type="string">
            <text:p>05 59 56 91 98</text:p>
          </table:table-cell>
          <table:table-cell office:value-type="string">
            <text:p>Brésil</text:p>
          </table:table-cell>
          <table:table-cell table:style-name="ce13" office:value-type="string">
            <text:p>clementineansquer@hotmail.com</text:p>
          </table:table-cell>
          <table:table-cell office:value-type="string">
            <text:p>HOSSEGOR COTE SUD</text:p>
          </table:table-cell>
          <table:table-cell table:number-columns-repeated="247"/>
        </table:table-row>
        <table:table-row table:style-name="ro3">
          <table:table-cell table:style-name="ce2" office:value-type="string">
            <text:p>ARA</text:p>
          </table:table-cell>
          <table:table-cell table:style-name="ce5" office:value-type="string">
            <text:p>Guillaume</text:p>
          </table:table-cell>
          <table:table-cell office:value-type="string">
            <text:p>2003/2004</text:p>
          </table:table-cell>
          <table:table-cell table:style-name="ce10" office:value-type="string">
            <text:p>64400 Oloron Ste Marie</text:p>
          </table:table-cell>
          <table:table-cell table:style-name="ce15" office:value-type="string">
            <text:p>1 rue du Pic d'Anie</text:p>
          </table:table-cell>
          <table:table-cell office:value-type="string">
            <text:p>05 59 39 99 32</text:p>
          </table:table-cell>
          <table:table-cell/>
          <table:table-cell table:style-name="ce13"/>
          <table:table-cell office:value-type="string">
            <text:p>OLORON SAINTE MARIE</text:p>
          </table:table-cell>
          <table:table-cell table:number-columns-repeated="247"/>
        </table:table-row>
        <table:table-row table:style-name="ro3">
          <table:table-cell table:style-name="ce2" office:value-type="string">
            <text:p>ARCHAMBAULT DE VENCAY</text:p>
          </table:table-cell>
          <table:table-cell table:style-name="ce5" office:value-type="string">
            <text:p>Fabrice</text:p>
          </table:table-cell>
          <table:table-cell office:value-type="string">
            <text:p>2000/2001</text:p>
          </table:table-cell>
          <table:table-cell table:style-name="ce10" office:value-type="string">
            <text:p>47480 Bajamont</text:p>
          </table:table-cell>
          <table:table-cell table:style-name="ce15" office:value-type="string">
            <text:p>Le Buc Bajamont</text:p>
          </table:table-cell>
          <table:table-cell office:value-type="string">
            <text:p>05 53 67 55 10</text:p>
          </table:table-cell>
          <table:table-cell office:value-type="string">
            <text:p>Australie</text:p>
          </table:table-cell>
          <table:table-cell table:style-name="ce13" office:value-type="string">
            <text:p><text:span text:style-name="T2"><text:a xlink:href="mailto:fabricedevencay@aol,com">fabricedevencay@aol.com</text:a></text:span></text:p>
          </table:table-cell>
          <table:table-cell office:value-type="string">
            <text:p>AGEN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ARDIN</text:p>
          </table:table-cell>
          <table:table-cell table:style-name="ce5" office:value-type="string">
            <text:p>Sèverine</text:p>
          </table:table-cell>
          <table:table-cell office:value-type="string">
            <text:p>1987/1988</text:p>
          </table:table-cell>
          <table:table-cell table:style-name="ce10" office:value-type="string">
            <text:p>51300 St-Lumier en Champagne</text:p>
          </table:table-cell>
          <table:table-cell table:style-name="ce15" office:value-type="string">
            <text:p>26 rue de Cheppes</text:p>
          </table:table-cell>
          <table:table-cell office:value-type="string">
            <text:p>05 56 97 00 25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ARLES-DUFOUR</text:p>
          </table:table-cell>
          <table:table-cell table:style-name="ce5" office:value-type="string">
            <text:p>Diane</text:p>
          </table:table-cell>
          <table:table-cell office:value-type="string">
            <text:p>2000/2001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58 rue Jourdan</text:p>
          </table:table-cell>
          <table:table-cell office:value-type="string">
            <text:p>05 46 34 16 83</text:p>
          </table:table-cell>
          <table:table-cell office:value-type="string">
            <text:p>Taïwan</text:p>
          </table:table-cell>
          <table:table-cell table:style-name="ce27" office:value-type="string">
            <text:p>d,arles,dufour@gmail,com</text:p>
          </table:table-cell>
          <table:table-cell office:value-type="string">
            <text:p>LA ROCHELLE</text:p>
          </table:table-cell>
          <table:table-cell table:number-columns-repeated="247"/>
        </table:table-row>
        <table:table-row table:style-name="ro3">
          <table:table-cell table:style-name="ce2" office:value-type="string">
            <text:p>ARNAUD</text:p>
          </table:table-cell>
          <table:table-cell table:style-name="ce5" office:value-type="string">
            <text:p>Alice</text:p>
          </table:table-cell>
          <table:table-cell office:value-type="string">
            <text:p>2006/2007</text:p>
          </table:table-cell>
          <table:table-cell table:style-name="ce10" office:value-type="string">
            <text:p>33290 Le Pian Médoc</text:p>
          </table:table-cell>
          <table:table-cell table:style-name="ce15" office:value-type="string">
            <text:p>47 Lotissement Le Bois du Luget</text:p>
          </table:table-cell>
          <table:table-cell office:value-type="string">
            <text:p>05 56 70 23 00</text:p>
          </table:table-cell>
          <table:table-cell office:value-type="string">
            <text:p>Australie</text:p>
          </table:table-cell>
          <table:table-cell table:style-name="ce13" office:value-type="string">
            <text:p><text:span text:style-name="T2"><text:a xlink:href="mailto:lily81189@hotmail.com">lily81189@hotmail.com</text:a></text:span></text:p>
          </table:table-cell>
          <table:table-cell office:value-type="string">
            <text:p>BLANQUEFORT</text:p>
          </table:table-cell>
          <table:table-cell table:style-name="ce37" office:value-type="string">
            <text:p>Maroochydore Nord Brisbane</text:p>
          </table:table-cell>
          <table:table-cell office:value-type="float" office:value="9600">
            <text:p>9600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ARNAUD</text:p>
          </table:table-cell>
          <table:table-cell table:style-name="ce5" office:value-type="string">
            <text:p>Marianne</text:p>
          </table:table-cell>
          <table:table-cell office:value-type="string">
            <text:p>1996/1997</text:p>
          </table:table-cell>
          <table:table-cell table:style-name="ce10" office:value-type="string">
            <text:p>33510 Andernos</text:p>
          </table:table-cell>
          <table:table-cell table:style-name="ce15" office:value-type="string">
            <text:p>16 avenue des Champs</text:p>
          </table:table-cell>
          <table:table-cell office:value-type="string">
            <text:p>05 56 26 18 82</text:p>
          </table:table-cell>
          <table:table-cell office:value-type="string">
            <text:p>USA</text:p>
          </table:table-cell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ARNE</text:p>
          </table:table-cell>
          <table:table-cell table:style-name="ce5" office:value-type="string">
            <text:p>ALEXANDRE</text:p>
          </table:table-cell>
          <table:table-cell office:value-type="string">
            <text:p>2008/2009</text:p>
          </table:table-cell>
          <table:table-cell table:style-name="ce10" office:value-type="string">
            <text:p>33110 LE BOUSCAT</text:p>
          </table:table-cell>
          <table:table-cell table:style-name="ce15" office:value-type="string">
            <text:p>6 rue lescure</text:p>
          </table:table-cell>
          <table:table-cell office:value-type="string">
            <text:p>05 56 11 04 49</text:p>
          </table:table-cell>
          <table:table-cell office:value-type="string">
            <text:p>Australie</text:p>
          </table:table-cell>
          <table:table-cell table:style-name="ce13" office:value-type="string">
            <text:p>pitialex@hotmail.com</text:p>
          </table:table-cell>
          <table:table-cell office:value-type="string">
            <text:p>BORDEAUX SUD</text:p>
          </table:table-cell>
          <table:table-cell table:style-name="ce38" office:value-type="string">
            <text:p>Ballina on Richmond</text:p>
          </table:table-cell>
          <table:table-cell table:style-name="ce60" office:value-type="float" office:value="9640">
            <text:p>9640</text:p>
          </table:table-cell>
          <table:table-cell table:style-name="ce60"/>
          <table:table-cell table:number-columns-repeated="244"/>
        </table:table-row>
        <table:table-row table:style-name="ro3" table:visibility="filter">
          <table:table-cell table:style-name="ce2" office:value-type="string">
            <text:p>ARRAMON-TUCOO</text:p>
          </table:table-cell>
          <table:table-cell table:style-name="ce5" office:value-type="string">
            <text:p>Renaud</text:p>
          </table:table-cell>
          <table:table-cell office:value-type="string">
            <text:p>2001/2002</text:p>
          </table:table-cell>
          <table:table-cell table:style-name="ce10" office:value-type="string">
            <text:p>64300 Orthez</text:p>
          </table:table-cell>
          <table:table-cell table:style-name="ce15" office:value-type="string">
            <text:p>Maison Ste Agathe - Avenue de Navarre</text:p>
          </table:table-cell>
          <table:table-cell office:value-type="string">
            <text:p>05 59 67 12 96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ARTHAPIGNET</text:p>
          </table:table-cell>
          <table:table-cell table:style-name="ce5" office:value-type="string">
            <text:p>Marie</text:p>
          </table:table-cell>
          <table:table-cell office:value-type="string">
            <text:p>2002/2003</text:p>
          </table:table-cell>
          <table:table-cell table:style-name="ce10" office:value-type="string">
            <text:p>33130 Bègles</text:p>
          </table:table-cell>
          <table:table-cell table:style-name="ce15" office:value-type="string">
            <text:p>159 avenue du Maréchal Leclerc</text:p>
          </table:table-cell>
          <table:table-cell office:value-type="string">
            <text:p>05 56 85 22 33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mariesarthapignet@hotmail.fr">mariesarthapignet@hotmail.fr</text:a></text:span></text:p>
          </table:table-cell>
          <table:table-cell office:value-type="string">
            <text:p>TALENCE</text:p>
          </table:table-cell>
          <table:table-cell/>
          <table:table-cell table:style-name="ce37" table:number-columns-repeated="2"/>
          <table:table-cell table:number-columns-repeated="244"/>
        </table:table-row>
        <table:table-row table:style-name="ro2">
          <table:table-cell table:style-name="ce2" office:value-type="string">
            <text:p>ASSERAY</text:p>
          </table:table-cell>
          <table:table-cell table:style-name="ce5" office:value-type="string">
            <text:p>Marie</text:p>
          </table:table-cell>
          <table:table-cell office:value-type="string">
            <text:p>2006/2007</text:p>
          </table:table-cell>
          <table:table-cell table:style-name="ce10" office:value-type="string">
            <text:p>33110 Le Bouscat</text:p>
          </table:table-cell>
          <table:table-cell table:style-name="ce15" office:value-type="string">
            <text:p>14 passage Bozelle</text:p>
          </table:table-cell>
          <table:table-cell office:value-type="string">
            <text:p>05 56 08 98 11</text:p>
          </table:table-cell>
          <table:table-cell office:value-type="string">
            <text:p>Australie</text:p>
          </table:table-cell>
          <table:table-cell table:style-name="ce13" office:value-type="string">
            <text:p>banzai236@hotmail.com</text:p>
          </table:table-cell>
          <table:table-cell office:value-type="string">
            <text:p>BORDEAUX BOUSCAT</text:p>
          </table:table-cell>
          <table:table-cell table:style-name="ce37" office:value-type="string">
            <text:p>Sydney NSW</text:p>
          </table:table-cell>
          <table:table-cell office:value-type="float" office:value="9750">
            <text:p>9750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ASTIER</text:p>
          </table:table-cell>
          <table:table-cell table:style-name="ce5" office:value-type="string">
            <text:p>Arnaud</text:p>
          </table:table-cell>
          <table:table-cell office:value-type="string">
            <text:p>1995/1996</text:p>
          </table:table-cell>
          <table:table-cell table:style-name="ce10" office:value-type="string">
            <text:p>16430 Vindelle</text:p>
          </table:table-cell>
          <table:table-cell table:style-name="ce15" office:value-type="string">
            <text:p>Moulin de Guissalle</text:p>
          </table:table-cell>
          <table:table-cell office:value-type="string">
            <text:p>05 45 21 41 59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ATTALA</text:p>
          </table:table-cell>
          <table:table-cell table:style-name="ce5" office:value-type="string">
            <text:p>Laure</text:p>
          </table:table-cell>
          <table:table-cell office:value-type="string">
            <text:p>1992/1993</text:p>
          </table:table-cell>
          <table:table-cell table:style-name="ce10" office:value-type="string">
            <text:p>64600 Anglet</text:p>
          </table:table-cell>
          <table:table-cell table:style-name="ce15" office:value-type="string">
            <text:p>3 avenue des dunes</text:p>
          </table:table-cell>
          <table:table-cell office:value-type="string">
            <text:p>06 10 08 86 24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AUDOIN ép. JOUET-PASTRÉ</text:p>
          </table:table-cell>
          <table:table-cell table:style-name="ce5" office:value-type="string">
            <text:p>Valérie</text:p>
          </table:table-cell>
          <table:table-cell office:value-type="string">
            <text:p>1980/1981</text:p>
          </table:table-cell>
          <table:table-cell table:style-name="ce10" office:value-type="string">
            <text:p>56260 Larmor-Plage</text:p>
          </table:table-cell>
          <table:table-cell table:style-name="ce15" office:value-type="string">
            <text:p>2 rue Duquesne</text:p>
          </table:table-cell>
          <table:table-cell office:value-type="string">
            <text:p>02 97 65 58 07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AUDOUARD</text:p>
          </table:table-cell>
          <table:table-cell table:style-name="ce5" office:value-type="string">
            <text:p>François</text:p>
          </table:table-cell>
          <table:table-cell office:value-type="string">
            <text:p>2002/2003</text:p>
          </table:table-cell>
          <table:table-cell table:style-name="ce10" office:value-type="string">
            <text:p>16100 Cognac</text:p>
          </table:table-cell>
          <table:table-cell table:style-name="ce15" office:value-type="string">
            <text:p>75 rue de la Groie</text:p>
          </table:table-cell>
          <table:table-cell office:value-type="string">
            <text:p>05 45 82 19 10</text:p>
          </table:table-cell>
          <table:table-cell/>
          <table:table-cell table:style-name="ce13"/>
          <table:table-cell table:number-columns-repeated="4"/>
          <table:table-cell table:style-name="ce37" office:value-type="string">
            <text:p>numéro ne marche pas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AUDUREAU</text:p>
          </table:table-cell>
          <table:table-cell table:style-name="ce5" office:value-type="string">
            <text:p>AMELIE</text:p>
          </table:table-cell>
          <table:table-cell office:value-type="string">
            <text:p>2008/2009</text:p>
          </table:table-cell>
          <table:table-cell table:style-name="ce10" office:value-type="string">
            <text:p>17200 ROYAN</text:p>
          </table:table-cell>
          <table:table-cell table:style-name="ce15" office:value-type="string">
            <text:p>14 boulevard de perpigna</text:p>
          </table:table-cell>
          <table:table-cell office:value-type="string">
            <text:p>09 60 35 24 29</text:p>
          </table:table-cell>
          <table:table-cell office:value-type="string">
            <text:p>Mexique</text:p>
          </table:table-cell>
          <table:table-cell table:style-name="ce13" office:value-type="string">
            <text:p>expressyourstyle@hotmail.fr</text:p>
          </table:table-cell>
          <table:table-cell office:value-type="string">
            <text:p>ROYAN</text:p>
          </table:table-cell>
          <table:table-cell table:style-name="ce39" office:value-type="string">
            <text:p>Ensenada Riviera,</text:p>
          </table:table-cell>
          <table:table-cell table:style-name="ce61" office:value-type="float" office:value="4100">
            <text:p>4100</text:p>
          </table:table-cell>
          <table:table-cell table:style-name="ce61"/>
          <table:table-cell table:number-columns-repeated="244"/>
        </table:table-row>
        <table:table-row table:style-name="ro2" table:visibility="filter">
          <table:table-cell table:style-name="ce2" office:value-type="string">
            <text:p>AUFORT</text:p>
          </table:table-cell>
          <table:table-cell table:style-name="ce5" office:value-type="string">
            <text:p>Yael</text:p>
          </table:table-cell>
          <table:table-cell office:value-type="string">
            <text:p>1999/2000</text:p>
          </table:table-cell>
          <table:table-cell table:style-name="ce10" office:value-type="string">
            <text:p>47400 Tonneins</text:p>
          </table:table-cell>
          <table:table-cell table:style-name="ce15" office:value-type="string">
            <text:p>22 rue de Chantilly</text:p>
          </table:table-cell>
          <table:table-cell office:value-type="string">
            <text:p>05 53 84 40 39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AUGUSTE</text:p>
          </table:table-cell>
          <table:table-cell table:style-name="ce5" office:value-type="string">
            <text:p>Emilie</text:p>
          </table:table-cell>
          <table:table-cell office:value-type="string">
            <text:p>1999/2000</text:p>
          </table:table-cell>
          <table:table-cell table:style-name="ce10" office:value-type="string">
            <text:p>17360 La Clotte</text:p>
          </table:table-cell>
          <table:table-cell table:style-name="ce15" office:value-type="string">
            <text:p>La Foret</text:p>
          </table:table-cell>
          <table:table-cell office:value-type="string">
            <text:p>05 57 69 32 83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AYRAULT</text:p>
          </table:table-cell>
          <table:table-cell table:style-name="ce5" office:value-type="string">
            <text:p>Caroline</text:p>
          </table:table-cell>
          <table:table-cell office:value-type="string">
            <text:p>1988/1989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7 rue du Bois l'Epine</text:p>
          </table:table-cell>
          <table:table-cell office:value-type="string">
            <text:p>05 46 42 36 51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ACHERE</text:p>
          </table:table-cell>
          <table:table-cell table:style-name="ce5" office:value-type="string">
            <text:p>Bénédicte</text:p>
          </table:table-cell>
          <table:table-cell office:value-type="string">
            <text:p>2001/2002</text:p>
          </table:table-cell>
          <table:table-cell table:style-name="ce10" office:value-type="string">
            <text:p>47240 Bon Encontre</text:p>
          </table:table-cell>
          <table:table-cell table:style-name="ce15" office:value-type="string">
            <text:p>3 impasse Lafayette</text:p>
          </table:table-cell>
          <table:table-cell office:value-type="string">
            <text:p>05 53 96 71 05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AMAS</text:p>
          </table:table-cell>
          <table:table-cell table:style-name="ce5" office:value-type="string">
            <text:p>ALICE</text:p>
          </table:table-cell>
          <table:table-cell office:value-type="string">
            <text:p>2007/2008</text:p>
          </table:table-cell>
          <table:table-cell table:style-name="ce10" office:value-type="string">
            <text:p>17140 Lagord</text:p>
          </table:table-cell>
          <table:table-cell table:style-name="ce15" office:value-type="string">
            <text:p>8 rue des maraichers</text:p>
          </table:table-cell>
          <table:table-cell office:value-type="string">
            <text:p>05 46 67 87 70</text:p>
          </table:table-cell>
          <table:table-cell office:value-type="string">
            <text:p>usa</text:p>
          </table:table-cell>
          <table:table-cell table:style-name="ce13" office:value-type="string">
            <text:p>bamasalice@hotmail.fr</text:p>
          </table:table-cell>
          <table:table-cell office:value-type="string">
            <text:p>LA ROCHELLE ATLAN.</text:p>
          </table:table-cell>
          <table:table-cell table:style-name="ce40" office:value-type="string">
            <text:p>RCTacoma</text:p>
          </table:table-cell>
          <table:table-cell office:value-type="float" office:value="5020">
            <text:p>5020</text:p>
          </table:table-cell>
          <table:table-cell table:number-columns-repeated="245"/>
        </table:table-row>
        <table:table-row table:style-name="ro3" table:visibility="filter">
          <table:table-cell table:style-name="ce2" office:value-type="string">
            <text:p>BARAT</text:p>
          </table:table-cell>
          <table:table-cell table:style-name="ce5" office:value-type="string">
            <text:p>Thierry</text:p>
          </table:table-cell>
          <table:table-cell office:value-type="string">
            <text:p>1985/1986</text:p>
          </table:table-cell>
          <table:table-cell table:style-name="ce10" office:value-type="string">
            <text:p>31630 Montaigut sur Save</text:p>
          </table:table-cell>
          <table:table-cell table:style-name="ce15" office:value-type="string">
            <text:p>100 chemin de la tuilerie</text:p>
          </table:table-cell>
          <table:table-cell office:value-type="string">
            <text:p>05 62 13 74 24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BARDINET (Connecticut - USA)</text:p>
          </table:table-cell>
          <table:table-cell table:style-name="ce5" office:value-type="string">
            <text:p>Hélène</text:p>
          </table:table-cell>
          <table:table-cell office:value-type="string">
            <text:p>1978/1979</text:p>
          </table:table-cell>
          <table:table-cell table:style-name="ce10" office:value-type="string">
            <text:p>06475 CT (USA)</text:p>
          </table:table-cell>
          <table:table-cell table:style-name="ce15" office:value-type="string">
            <text:p>2 Dibblef road - Old sea Brook Kentucky</text:p>
          </table:table-cell>
          <table:table-cell office:value-type="string">
            <text:p>860 399 76 5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ARDOU</text:p>
          </table:table-cell>
          <table:table-cell table:style-name="ce5" office:value-type="string">
            <text:p>Jessica</text:p>
          </table:table-cell>
          <table:table-cell office:value-type="string">
            <text:p>1997/1998</text:p>
          </table:table-cell>
          <table:table-cell table:style-name="ce10" office:value-type="string">
            <text:p>64600 Anglet</text:p>
          </table:table-cell>
          <table:table-cell table:style-name="ce15" office:value-type="string">
            <text:p>15 rue artangues ap i15</text:p>
          </table:table-cell>
          <table:table-cell office:value-type="string">
            <text:p>05 59 23 99 40</text:p>
          </table:table-cell>
          <table:table-cell/>
          <table:table-cell table:style-name="ce13" office:value-type="string">
            <text:p><text:span text:style-name="T2"><text:a xlink:href="mailto:jessicabardou@hotmail.com">jessicabardou@hotmail.com</text:a></text:span>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>
            <text:p>BARÉ</text:p>
          </table:table-cell>
          <table:table-cell table:style-name="ce5" office:value-type="string">
            <text:p>Jessica</text:p>
          </table:table-cell>
          <table:table-cell office:value-type="string">
            <text:p>1999/2000</text:p>
          </table:table-cell>
          <table:table-cell table:style-name="ce10" office:value-type="string">
            <text:p>17200 Royan</text:p>
          </table:table-cell>
          <table:table-cell table:style-name="ce15" office:value-type="string">
            <text:p>5 allée des Loriots</text:p>
          </table:table-cell>
          <table:table-cell office:value-type="string">
            <text:p>05 46 22 75 7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ARETS</text:p>
          </table:table-cell>
          <table:table-cell table:style-name="ce5" office:value-type="string">
            <text:p>Anne-Claire</text:p>
          </table:table-cell>
          <table:table-cell office:value-type="string">
            <text:p>1988/1989</text:p>
          </table:table-cell>
          <table:table-cell table:style-name="ce10" office:value-type="string">
            <text:p>33110 Le Bouscat</text:p>
          </table:table-cell>
          <table:table-cell table:style-name="ce15" office:value-type="string">
            <text:p>36 avenue du Cdt d'Aussy</text:p>
          </table:table-cell>
          <table:table-cell office:value-type="string">
            <text:p>05 56 08 72 22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ARETS (UK)</text:p>
          </table:table-cell>
          <table:table-cell table:style-name="ce5" office:value-type="string">
            <text:p>Sylvie</text:p>
          </table:table-cell>
          <table:table-cell office:value-type="string">
            <text:p>1990/1991</text:p>
          </table:table-cell>
          <table:table-cell table:style-name="ce10" office:value-type="string">
            <text:p>33110 Le Bouscat</text:p>
          </table:table-cell>
          <table:table-cell table:style-name="ce15" office:value-type="string">
            <text:p>36 avenue du Cdt d'Aussy</text:p>
          </table:table-cell>
          <table:table-cell office:value-type="string">
            <text:p>05 56 08 72 22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BARRÉ</text:p>
          </table:table-cell>
          <table:table-cell table:style-name="ce5" office:value-type="string">
            <text:p>Marie-Pierre</text:p>
          </table:table-cell>
          <table:table-cell office:value-type="string">
            <text:p>1988/1989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Résidence Don Devienne - 32 Place André Meunier</text:p>
          </table:table-cell>
          <table:table-cell office:value-type="string">
            <text:p>05 57 95 72 88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ARRÉ</text:p>
          </table:table-cell>
          <table:table-cell table:style-name="ce5" office:value-type="string">
            <text:p>Sylvain</text:p>
          </table:table-cell>
          <table:table-cell office:value-type="string">
            <text:p>1998/1999</text:p>
          </table:table-cell>
          <table:table-cell table:style-name="ce10" office:value-type="string">
            <text:p>16200 Jarnac</text:p>
          </table:table-cell>
          <table:table-cell table:style-name="ce15" office:value-type="string">
            <text:p>10 rue Sallebrache</text:p>
          </table:table-cell>
          <table:table-cell office:value-type="string">
            <text:p>05 45 36 27 49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ARRÉ épouse RIGONI</text:p>
          </table:table-cell>
          <table:table-cell table:style-name="ce5" office:value-type="string">
            <text:p>Isabelle</text:p>
          </table:table-cell>
          <table:table-cell office:value-type="string">
            <text:p>1978/1979</text:p>
          </table:table-cell>
          <table:table-cell table:style-name="ce10" office:value-type="string">
            <text:p>81440 Lautrec</text:p>
          </table:table-cell>
          <table:table-cell table:style-name="ce15" office:value-type="string">
            <text:p>Domaine de Labadie</text:p>
          </table:table-cell>
          <table:table-cell office:value-type="string">
            <text:p>05 63 70 47 45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ARREAU-TRAN</text:p>
          </table:table-cell>
          <table:table-cell table:style-name="ce5" office:value-type="string">
            <text:p>Léa</text:p>
          </table:table-cell>
          <table:table-cell office:value-type="string">
            <text:p>2004/2005</text:p>
          </table:table-cell>
          <table:table-cell table:style-name="ce10" office:value-type="string">
            <text:p>33740 Arès</text:p>
          </table:table-cell>
          <table:table-cell table:style-name="ce15" office:value-type="string">
            <text:p>25 avenue de la Plage</text:p>
          </table:table-cell>
          <table:table-cell office:value-type="string">
            <text:p>05 56 60 02 68</text:p>
          </table:table-cell>
          <table:table-cell office:value-type="string">
            <text:p>Brésil</text:p>
          </table:table-cell>
          <table:table-cell table:style-name="ce13"/>
          <table:table-cell office:value-type="string">
            <text:p>NORD BASSIN ARCACHON</text:p>
          </table:table-cell>
          <table:table-cell table:number-columns-repeated="3"/>
          <table:table-cell office:value-type="string">
            <text:p>OCCUPE</text:p>
          </table:table-cell>
          <table:table-cell table:number-columns-repeated="243"/>
        </table:table-row>
        <table:table-row table:style-name="ro2" table:visibility="filter">
          <table:table-cell table:style-name="ce2" office:value-type="string">
            <text:p>BARREIX</text:p>
          </table:table-cell>
          <table:table-cell table:style-name="ce5" office:value-type="string">
            <text:p>Vanessa</text:p>
          </table:table-cell>
          <table:table-cell office:value-type="string">
            <text:p>1993/1994</text:p>
          </table:table-cell>
          <table:table-cell table:style-name="ce10" office:value-type="string">
            <text:p>16710 <text:s text:c="2"/>St-Yrieix</text:p>
          </table:table-cell>
          <table:table-cell table:style-name="ce15" office:value-type="string">
            <text:p>3 impasse Jean-Baptiste Corot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ARRET</text:p>
          </table:table-cell>
          <table:table-cell table:style-name="ce5" office:value-type="string">
            <text:p>Clémence</text:p>
          </table:table-cell>
          <table:table-cell office:value-type="string">
            <text:p>2005/2006</text:p>
          </table:table-cell>
          <table:table-cell table:style-name="ce10" office:value-type="string">
            <text:p>16230 <text:s/>Mansle</text:p>
          </table:table-cell>
          <table:table-cell table:style-name="ce15" office:value-type="string">
            <text:p>Le Bout du Pont</text:p>
          </table:table-cell>
          <table:table-cell office:value-type="string">
            <text:p>05 45 22 77 82</text:p>
          </table:table-cell>
          <table:table-cell office:value-type="string">
            <text:p>Australie</text:p>
          </table:table-cell>
          <table:table-cell table:style-name="ce13"/>
          <table:table-cell office:value-type="string">
            <text:p>MANSLE BONNIEURE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BARRIER</text:p>
          </table:table-cell>
          <table:table-cell table:style-name="ce5" office:value-type="string">
            <text:p>Laurent</text:p>
          </table:table-cell>
          <table:table-cell office:value-type="string">
            <text:p>1990/1991</text:p>
          </table:table-cell>
          <table:table-cell table:style-name="ce10" office:value-type="string">
            <text:p>33700 Mérignac</text:p>
          </table:table-cell>
          <table:table-cell table:style-name="ce15" office:value-type="string">
            <text:p>21 rue de Bordeaux</text:p>
          </table:table-cell>
          <table:table-cell office:value-type="string">
            <text:p>05 56 96 94 8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ARROS</text:p>
          </table:table-cell>
          <table:table-cell table:style-name="ce5" office:value-type="string">
            <text:p>Quitterie</text:p>
          </table:table-cell>
          <table:table-cell office:value-type="string">
            <text:p>1992/1993</text:p>
          </table:table-cell>
          <table:table-cell table:style-name="ce10" office:value-type="string">
            <text:p>75018 Paris</text:p>
          </table:table-cell>
          <table:table-cell table:style-name="ce15" office:value-type="string">
            <text:p>51 bis rue Hermel</text:p>
          </table:table-cell>
          <table:table-cell office:value-type="string">
            <text:p>01 46 06 52 85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ARTHE</text:p>
          </table:table-cell>
          <table:table-cell table:style-name="ce5" office:value-type="string">
            <text:p>Nadège</text:p>
          </table:table-cell>
          <table:table-cell office:value-type="string">
            <text:p>1989/1990</text:p>
          </table:table-cell>
          <table:table-cell table:style-name="ce10" office:value-type="string">
            <text:p>47190 Aiguillon</text:p>
          </table:table-cell>
          <table:table-cell table:style-name="ce15" office:value-type="string">
            <text:p>RN 113 - Nicole</text:p>
          </table:table-cell>
          <table:table-cell office:value-type="string">
            <text:p>05 53 79 70 11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ASSE</text:p>
          </table:table-cell>
          <table:table-cell table:style-name="ce5" office:value-type="string">
            <text:p>Sophie</text:p>
          </table:table-cell>
          <table:table-cell office:value-type="string">
            <text:p>2005/2006</text:p>
          </table:table-cell>
          <table:table-cell table:style-name="ce10" office:value-type="string">
            <text:p>64140 Billère</text:p>
          </table:table-cell>
          <table:table-cell table:style-name="ce15" office:value-type="string">
            <text:p>18 avenue du Baron Séguier</text:p>
          </table:table-cell>
          <table:table-cell office:value-type="string">
            <text:p>05 59 92 02 11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sophiebasse@gmail.com">sophiebasse@gmail.com</text:a></text:span></text:p>
          </table:table-cell>
          <table:table-cell table:style-name="ce35" office:value-type="string">
            <text:p>PAU BEARN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BASTOUL</text:p>
          </table:table-cell>
          <table:table-cell table:style-name="ce5" office:value-type="string">
            <text:p>Jean-Baptiste</text:p>
          </table:table-cell>
          <table:table-cell office:value-type="string">
            <text:p>1978/1979</text:p>
          </table:table-cell>
          <table:table-cell table:style-name="ce10" office:value-type="string">
            <text:p>47000 Agen</text:p>
          </table:table-cell>
          <table:table-cell table:style-name="ce15" office:value-type="string">
            <text:p>23 rue de Belfort</text:p>
          </table:table-cell>
          <table:table-cell office:value-type="string">
            <text:p>06 86 92 10 9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AUCOU</text:p>
          </table:table-cell>
          <table:table-cell table:style-name="ce5" office:value-type="string">
            <text:p>Emilie</text:p>
          </table:table-cell>
          <table:table-cell office:value-type="string">
            <text:p>1996/1997</text:p>
          </table:table-cell>
          <table:table-cell table:style-name="ce10" office:value-type="string">
            <text:p>64000 Pau</text:p>
          </table:table-cell>
          <table:table-cell table:style-name="ce15" office:value-type="string">
            <text:p>12 avenue du 18ème R I</text:p>
          </table:table-cell>
          <table:table-cell office:value-type="string">
            <text:p>05 59 98 84 41</text:p>
          </table:table-cell>
          <table:table-cell office:value-type="string">
            <text:p>Canada</text:p>
          </table:table-cell>
          <table:table-cell table:style-name="ce13" office:value-type="string">
            <text:p><text:span text:style-name="T2"><text:a xlink:href="mailto:frenchie6290@HOTMAIL;COM">frenchie6290@hotmail.COM</text:a></text:span>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BAUD</text:p>
          </table:table-cell>
          <table:table-cell table:style-name="ce5" office:value-type="string">
            <text:p>Charles</text:p>
          </table:table-cell>
          <table:table-cell office:value-type="string">
            <text:p>2006/2007</text:p>
          </table:table-cell>
          <table:table-cell table:style-name="ce10" office:value-type="string">
            <text:p>82360 La Magistère</text:p>
          </table:table-cell>
          <table:table-cell table:style-name="ce15" office:value-type="string">
            <text:p>45 rue Pasteur</text:p>
          </table:table-cell>
          <table:table-cell office:value-type="string">
            <text:p>05 63 39 93 03</text:p>
          </table:table-cell>
          <table:table-cell office:value-type="string">
            <text:p>Australie</text:p>
          </table:table-cell>
          <table:table-cell table:style-name="ce13" office:value-type="string">
            <text:p>cb_skate82@hotmail.fr</text:p>
          </table:table-cell>
          <table:table-cell table:style-name="ce34" office:value-type="string">
            <text:p>AGEN LA GARENNE</text:p>
          </table:table-cell>
          <table:table-cell table:style-name="ce37"/>
          <table:table-cell office:value-type="float" office:value="9460">
            <text:p>946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BAUD</text:p>
          </table:table-cell>
          <table:table-cell table:style-name="ce5" office:value-type="string">
            <text:p>Claire</text:p>
          </table:table-cell>
          <table:table-cell office:value-type="string">
            <text:p>2005/2006</text:p>
          </table:table-cell>
          <table:table-cell table:style-name="ce10" office:value-type="string">
            <text:p>82360 La Magistère</text:p>
          </table:table-cell>
          <table:table-cell table:style-name="ce15" office:value-type="string">
            <text:p>45 rue Pasteur</text:p>
          </table:table-cell>
          <table:table-cell office:value-type="string">
            <text:p>05 63 39 93 03</text:p>
          </table:table-cell>
          <table:table-cell office:value-type="string">
            <text:p>Australie</text:p>
          </table:table-cell>
          <table:table-cell table:style-name="ce13" office:value-type="string">
            <text:p><text:span text:style-name="T2"><text:a xlink:href="mailto:cbaud87@hotmail.com">cbaud87@hotmail.com</text:a></text:span></text:p>
          </table:table-cell>
          <table:table-cell table:style-name="ce35" office:value-type="string">
            <text:p>AGEN LA GARENNE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BAUDIA</text:p>
          </table:table-cell>
          <table:table-cell table:style-name="ce5" office:value-type="string">
            <text:p>Nathalie</text:p>
          </table:table-cell>
          <table:table-cell office:value-type="string">
            <text:p>1979/1980</text:p>
          </table:table-cell>
          <table:table-cell table:style-name="ce10" office:value-type="string">
            <text:p>40400 Carcares Ste Croix</text:p>
          </table:table-cell>
          <table:table-cell table:style-name="ce15" office:value-type="string">
            <text:p>Sens</text:p>
          </table:table-cell>
          <table:table-cell office:value-type="string">
            <text:p>05 58 05 96 04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BAUDIA</text:p>
          </table:table-cell>
          <table:table-cell table:style-name="ce5" office:value-type="string">
            <text:p>Sylvie</text:p>
          </table:table-cell>
          <table:table-cell office:value-type="string">
            <text:p>1982/1983</text:p>
          </table:table-cell>
          <table:table-cell table:style-name="ce10" office:value-type="string">
            <text:p>40990 St-Paul lès Dax</text:p>
          </table:table-cell>
          <table:table-cell table:style-name="ce15" office:value-type="string">
            <text:p>Le Bridot Bat B avenue Leon des Landes</text:p>
          </table:table-cell>
          <table:table-cell office:value-type="string">
            <text:p>05 58 91 06 80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AUDRIN</text:p>
          </table:table-cell>
          <table:table-cell table:style-name="ce5" office:value-type="string">
            <text:p>Fabienne</text:p>
          </table:table-cell>
          <table:table-cell office:value-type="string">
            <text:p>1983/1984</text:p>
          </table:table-cell>
          <table:table-cell table:style-name="ce10" office:value-type="string">
            <text:p>47180 Marmande</text:p>
          </table:table-cell>
          <table:table-cell table:style-name="ce15" office:value-type="string">
            <text:p>Jusix</text:p>
          </table:table-cell>
          <table:table-cell office:value-type="string">
            <text:p>05 53 94 41 36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BAUDRY épouse CASTETS</text:p>
          </table:table-cell>
          <table:table-cell table:style-name="ce5" office:value-type="string">
            <text:p>Caroline</text:p>
          </table:table-cell>
          <table:table-cell office:value-type="string">
            <text:p>1984/1985</text:p>
          </table:table-cell>
          <table:table-cell table:style-name="ce10" office:value-type="string">
            <text:p>78500 Sartrouville</text:p>
          </table:table-cell>
          <table:table-cell table:style-name="ce15" office:value-type="string">
            <text:p>72 rue Turgot</text:p>
          </table:table-cell>
          <table:table-cell office:value-type="string">
            <text:p>01 39 68 02 12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AUDUIN</text:p>
          </table:table-cell>
          <table:table-cell table:style-name="ce5" office:value-type="string">
            <text:p>Lucie</text:p>
          </table:table-cell>
          <table:table-cell office:value-type="string">
            <text:p>2005/2006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112 rue de Beauregard</text:p>
          </table:table-cell>
          <table:table-cell office:value-type="string">
            <text:p>05 46 01 80 50</text:p>
          </table:table-cell>
          <table:table-cell office:value-type="string">
            <text:p>Equateur</text:p>
          </table:table-cell>
          <table:table-cell table:style-name="ce13" office:value-type="string">
            <text:p>luciebauduin@hotmail.com</text:p>
          </table:table-cell>
          <table:table-cell table:style-name="ce35" office:value-type="string">
            <text:p>LA ROCHELLE AUNIS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BAUMON</text:p>
          </table:table-cell>
          <table:table-cell table:style-name="ce5" office:value-type="string">
            <text:p>MAXIME</text:p>
          </table:table-cell>
          <table:table-cell office:value-type="string">
            <text:p>2007/2008</text:p>
          </table:table-cell>
          <table:table-cell table:style-name="ce10" office:value-type="string">
            <text:p>17200 Royan</text:p>
          </table:table-cell>
          <table:table-cell table:style-name="ce15" office:value-type="string">
            <text:p>8 rue guillaumet</text:p>
          </table:table-cell>
          <table:table-cell office:value-type="string">
            <text:p>05 46 23 96 32</text:p>
          </table:table-cell>
          <table:table-cell office:value-type="string">
            <text:p>Australie</text:p>
          </table:table-cell>
          <table:table-cell table:style-name="ce13" office:value-type="string">
            <text:p>maximebaumon@hotmail.com</text:p>
          </table:table-cell>
          <table:table-cell table:style-name="ce35" office:value-type="string">
            <text:p>ROYAN</text:p>
          </table:table-cell>
          <table:table-cell table:style-name="ce41" office:value-type="string">
            <text:p>Roma</text:p>
          </table:table-cell>
          <table:table-cell office:value-type="float" office:value="9630">
            <text:p>9630</text:p>
          </table:table-cell>
          <table:table-cell table:number-columns-repeated="245"/>
        </table:table-row>
        <table:table-row table:style-name="ro3" table:visibility="filter">
          <table:table-cell table:style-name="ce2" office:value-type="string">
            <text:p>BAXAS</text:p>
          </table:table-cell>
          <table:table-cell table:style-name="ce5" office:value-type="string">
            <text:p>Jean-Christophe</text:p>
          </table:table-cell>
          <table:table-cell office:value-type="string">
            <text:p>1985/1986</text:p>
          </table:table-cell>
          <table:table-cell table:style-name="ce10" office:value-type="string">
            <text:p>92500 Rueil Malmaison</text:p>
          </table:table-cell>
          <table:table-cell table:style-name="ce15" office:value-type="string">
            <text:p>72 rue des Sorins</text:p>
          </table:table-cell>
          <table:table-cell office:value-type="string">
            <text:p>01 47 51 42 67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EAUCHAMPS</text:p>
          </table:table-cell>
          <table:table-cell table:style-name="ce5" office:value-type="string">
            <text:p>Greg</text:p>
          </table:table-cell>
          <table:table-cell office:value-type="string">
            <text:p>1989/1990</text:p>
          </table:table-cell>
          <table:table-cell table:style-name="ce10" office:value-type="string">
            <text:p>17137 Nieul sur mer</text:p>
          </table:table-cell>
          <table:table-cell table:style-name="ce15" office:value-type="string">
            <text:p>21 bis rue de La Rochelle - l'Houmeau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ECHET</text:p>
          </table:table-cell>
          <table:table-cell table:style-name="ce5" office:value-type="string">
            <text:p>Séverine</text:p>
          </table:table-cell>
          <table:table-cell office:value-type="string">
            <text:p>1992/1993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57 rue de Lacanau</text:p>
          </table:table-cell>
          <table:table-cell office:value-type="string">
            <text:p>05 56 02 54 69</text:p>
          </table:table-cell>
          <table:table-cell office:value-type="string">
            <text:p>Mexique</text:p>
          </table:table-cell>
          <table:table-cell table:style-name="ce13"/>
          <table:table-cell office:value-type="string">
            <text:p>BLAYE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BECHU</text:p>
          </table:table-cell>
          <table:table-cell table:style-name="ce5" office:value-type="string">
            <text:p>Caroline</text:p>
          </table:table-cell>
          <table:table-cell office:value-type="string">
            <text:p>1979/1980</text:p>
          </table:table-cell>
          <table:table-cell table:style-name="ce10" office:value-type="string">
            <text:p>78100 St-Germain en Laye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EFVE épouse MARTIN</text:p>
          </table:table-cell>
          <table:table-cell table:style-name="ce5" office:value-type="string">
            <text:p>Valérie</text:p>
          </table:table-cell>
          <table:table-cell office:value-type="string">
            <text:p>1992/1993</text:p>
          </table:table-cell>
          <table:table-cell table:style-name="ce10" office:value-type="string">
            <text:p>33570 Montagne</text:p>
          </table:table-cell>
          <table:table-cell table:style-name="ce15" office:value-type="string">
            <text:p>7 Parsac</text:p>
          </table:table-cell>
          <table:table-cell office:value-type="string">
            <text:p>06 80 31 32 2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EGASSE</text:p>
          </table:table-cell>
          <table:table-cell table:style-name="ce5" office:value-type="string">
            <text:p>Rozenn</text:p>
          </table:table-cell>
          <table:table-cell office:value-type="string">
            <text:p>1979/1980</text:p>
          </table:table-cell>
          <table:table-cell table:style-name="ce10" office:value-type="string">
            <text:p>33170 Gradignan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EGOUIN</text:p>
          </table:table-cell>
          <table:table-cell table:style-name="ce5" office:value-type="string">
            <text:p>Jean-Marc</text:p>
          </table:table-cell>
          <table:table-cell office:value-type="string">
            <text:p>1981/1982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25 rue de Xaintrailles</text:p>
          </table:table-cell>
          <table:table-cell office:value-type="string">
            <text:p>05 56 56 85 33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BEGOUIN épouse GRENARD</text:p>
          </table:table-cell>
          <table:table-cell table:style-name="ce5" office:value-type="string">
            <text:p>Agnès</text:p>
          </table:table-cell>
          <table:table-cell office:value-type="string">
            <text:p>1984/1985</text:p>
          </table:table-cell>
          <table:table-cell table:style-name="ce10" office:value-type="string">
            <text:p>17500 Reaux</text:p>
          </table:table-cell>
          <table:table-cell table:style-name="ce15" office:value-type="string">
            <text:p>La Vignoblerie</text:p>
          </table:table-cell>
          <table:table-cell office:value-type="string">
            <text:p>06 87 69 13 3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ELLANGER</text:p>
          </table:table-cell>
          <table:table-cell table:style-name="ce5" office:value-type="string">
            <text:p>Guillaume</text:p>
          </table:table-cell>
          <table:table-cell office:value-type="string">
            <text:p>2006/2007</text:p>
          </table:table-cell>
          <table:table-cell table:style-name="ce10" office:value-type="string">
            <text:p>17200 Royan</text:p>
          </table:table-cell>
          <table:table-cell table:style-name="ce15" office:value-type="string">
            <text:p>41 avenue des Tilleuls</text:p>
          </table:table-cell>
          <table:table-cell office:value-type="string">
            <text:p>05 46 39 34 85</text:p>
          </table:table-cell>
          <table:table-cell office:value-type="string">
            <text:p>Australie</text:p>
          </table:table-cell>
          <table:table-cell table:style-name="ce13" office:value-type="string">
            <text:p>guillaume_bellanger@hotmail.fr</text:p>
          </table:table-cell>
          <table:table-cell table:style-name="ce34" office:value-type="string">
            <text:p>ROYAN</text:p>
          </table:table-cell>
          <table:table-cell table:style-name="ce37" office:value-type="string">
            <text:p>Cairns</text:p>
          </table:table-cell>
          <table:table-cell office:value-type="float" office:value="9550">
            <text:p>9550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BELLIOT</text:p>
          </table:table-cell>
          <table:table-cell table:style-name="ce5" office:value-type="string">
            <text:p>CHARLES</text:p>
          </table:table-cell>
          <table:table-cell office:value-type="string">
            <text:p>2007/2008</text:p>
          </table:table-cell>
          <table:table-cell table:style-name="ce10" office:value-type="string">
            <text:p>17250 Pont l'Abbe d'Arnoul</text:p>
          </table:table-cell>
          <table:table-cell table:style-name="ce15" office:value-type="string">
            <text:p>5 rue du 19 mars 1962</text:p>
          </table:table-cell>
          <table:table-cell office:value-type="string">
            <text:p>05 46 97 08 57</text:p>
          </table:table-cell>
          <table:table-cell office:value-type="string">
            <text:p>Australie</text:p>
          </table:table-cell>
          <table:table-cell table:style-name="ce13" office:value-type="string">
            <text:p>charly_44@hotmail.fr</text:p>
          </table:table-cell>
          <table:table-cell table:style-name="ce35" office:value-type="string">
            <text:p>MARENNES OLERON</text:p>
          </table:table-cell>
          <table:table-cell table:style-name="ce41" office:value-type="string">
            <text:p>Indooroopilly</text:p>
          </table:table-cell>
          <table:table-cell office:value-type="float" office:value="9600">
            <text:p>9600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BELUJON</text:p>
          </table:table-cell>
          <table:table-cell table:style-name="ce5" office:value-type="string">
            <text:p>Flore</text:p>
          </table:table-cell>
          <table:table-cell office:value-type="string">
            <text:p>1995/1996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23 rue des 4 Sergents</text:p>
          </table:table-cell>
          <table:table-cell office:value-type="string">
            <text:p>05 46 27 39 41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ENOIT</text:p>
          </table:table-cell>
          <table:table-cell table:style-name="ce5" office:value-type="string">
            <text:p>Lily</text:p>
          </table:table-cell>
          <table:table-cell office:value-type="string">
            <text:p>2006/2007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132 rue du Tondu</text:p>
          </table:table-cell>
          <table:table-cell office:value-type="string">
            <text:p>05 56 98 37 37</text:p>
          </table:table-cell>
          <table:table-cell office:value-type="string">
            <text:p>Australie</text:p>
          </table:table-cell>
          <table:table-cell table:style-name="ce13" office:value-type="string">
            <text:p>lilly_benoit@hotmail.com</text:p>
          </table:table-cell>
          <table:table-cell table:style-name="ce34" office:value-type="string">
            <text:p>HOSSEGOR</text:p>
          </table:table-cell>
          <table:table-cell table:style-name="ce37" office:value-type="string">
            <text:p>Belvoir Wodonga </text:p>
          </table:table-cell>
          <table:table-cell office:value-type="float" office:value="9690">
            <text:p>969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BENOIT</text:p>
          </table:table-cell>
          <table:table-cell table:style-name="ce5" office:value-type="string">
            <text:p>Marion</text:p>
          </table:table-cell>
          <table:table-cell office:value-type="string">
            <text:p>2002/2003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132 rue du Tondu</text:p>
          </table:table-cell>
          <table:table-cell office:value-type="string">
            <text:p>05 56 98 37 37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MERIGNAC</text:p>
          </table:table-cell>
          <table:table-cell office:value-type="string">
            <text:p>Laramie</text:p>
          </table:table-cell>
          <table:table-cell office:value-type="float" office:value="5440">
            <text:p>5440</text:p>
          </table:table-cell>
          <table:table-cell/>
          <table:table-cell table:style-name="ce37"/>
          <table:table-cell table:number-columns-repeated="243"/>
        </table:table-row>
        <table:table-row table:style-name="ro2">
          <table:table-cell table:style-name="ce2" office:value-type="string">
            <text:p>BENSCH</text:p>
          </table:table-cell>
          <table:table-cell table:style-name="ce5" office:value-type="string">
            <text:p>ADRIEN</text:p>
          </table:table-cell>
          <table:table-cell office:value-type="string">
            <text:p>2007/2008</text:p>
          </table:table-cell>
          <table:table-cell table:style-name="ce10" office:value-type="string">
            <text:p>47510 Foulayronnes</text:p>
          </table:table-cell>
          <table:table-cell table:style-name="ce15" office:value-type="string">
            <text:p>pech de bedel</text:p>
          </table:table-cell>
          <table:table-cell office:value-type="string">
            <text:p>05 53 95 46 28</text:p>
          </table:table-cell>
          <table:table-cell office:value-type="string">
            <text:p>Chili</text:p>
          </table:table-cell>
          <table:table-cell table:style-name="ce13" office:value-type="string">
            <text:p>abenschpech@aol.com</text:p>
          </table:table-cell>
          <table:table-cell table:style-name="ce35" office:value-type="string">
            <text:p>BORDEAUX BOUSCAT</text:p>
          </table:table-cell>
          <table:table-cell table:style-name="ce42" office:value-type="string">
            <text:p>Peñalolén</text:p>
          </table:table-cell>
          <table:table-cell office:value-type="float" office:value="4340">
            <text:p>4340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BERDERY</text:p>
          </table:table-cell>
          <table:table-cell table:style-name="ce5" office:value-type="string">
            <text:p>Baurerce</text:p>
          </table:table-cell>
          <table:table-cell office:value-type="string">
            <text:p>1985/1986</text:p>
          </table:table-cell>
          <table:table-cell table:style-name="ce10" office:value-type="string">
            <text:p>33200 Bordeaux</text:p>
          </table:table-cell>
          <table:table-cell table:style-name="ce15" office:value-type="string">
            <text:p>23 rue Godard</text:p>
          </table:table-cell>
          <table:table-cell office:value-type="string">
            <text:p>05 56 08 55 6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ERMUDEZ</text:p>
          </table:table-cell>
          <table:table-cell table:style-name="ce5" office:value-type="string">
            <text:p>Mélanie</text:p>
          </table:table-cell>
          <table:table-cell office:value-type="string">
            <text:p>1998/1999</text:p>
          </table:table-cell>
          <table:table-cell table:style-name="ce10" office:value-type="string">
            <text:p>93270 Sevran</text:p>
          </table:table-cell>
          <table:table-cell table:style-name="ce15" office:value-type="string">
            <text:p>6 bis boulevard Lucien Gelot</text:p>
          </table:table-cell>
          <table:table-cell office:value-type="string">
            <text:p>01 43 10 22 31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ERNARD</text:p>
          </table:table-cell>
          <table:table-cell table:style-name="ce5" office:value-type="string">
            <text:p>Claire</text:p>
          </table:table-cell>
          <table:table-cell office:value-type="string">
            <text:p>1997/1998</text:p>
          </table:table-cell>
          <table:table-cell table:style-name="ce10" office:value-type="string">
            <text:p>Agentine</text:p>
          </table:table-cell>
          <table:table-cell table:style-name="ce15"/>
          <table:table-cell table:number-columns-repeated="2"/>
          <table:table-cell table:style-name="ce13" office:value-type="string">
            <text:p><text:span text:style-name="T2"><text:a xlink:href="mailto:claire_barnard@yahoo.fr">claire_barnard@yahoo.fr</text:a></text:span>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BERNARD</text:p>
          </table:table-cell>
          <table:table-cell table:style-name="ce5" office:value-type="string">
            <text:p>TANGUY</text:p>
          </table:table-cell>
          <table:table-cell office:value-type="string">
            <text:p>2007/2008</text:p>
          </table:table-cell>
          <table:table-cell table:style-name="ce10" office:value-type="string">
            <text:p>47170 Réaup</text:p>
          </table:table-cell>
          <table:table-cell table:style-name="ce15" office:value-type="string">
            <text:p>le mirail</text:p>
          </table:table-cell>
          <table:table-cell office:value-type="string">
            <text:p>05 53 65 96 51</text:p>
          </table:table-cell>
          <table:table-cell office:value-type="string">
            <text:p>Mexique</text:p>
          </table:table-cell>
          <table:table-cell table:style-name="ce13" office:value-type="string">
            <text:p>tanguy_surf29@hotmail.com</text:p>
          </table:table-cell>
          <table:table-cell table:style-name="ce35" office:value-type="string">
            <text:p>NERAC</text:p>
          </table:table-cell>
          <table:table-cell table:style-name="ce43" office:value-type="string">
            <text:p>Puebla AC</text:p>
          </table:table-cell>
          <table:table-cell office:value-type="float" office:value="4180">
            <text:p>418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BERNARD</text:p>
          </table:table-cell>
          <table:table-cell table:style-name="ce5" office:value-type="string">
            <text:p>Vincent</text:p>
          </table:table-cell>
          <table:table-cell office:value-type="string">
            <text:p>2005/2006</text:p>
          </table:table-cell>
          <table:table-cell table:style-name="ce10" office:value-type="string">
            <text:p>47170 Reaup Lisse</text:p>
          </table:table-cell>
          <table:table-cell table:style-name="ce15" office:value-type="string">
            <text:p>Le Mirail</text:p>
          </table:table-cell>
          <table:table-cell office:value-type="string">
            <text:p>05 53 65 96 51</text:p>
          </table:table-cell>
          <table:table-cell office:value-type="string">
            <text:p>Brésil</text:p>
          </table:table-cell>
          <table:table-cell table:style-name="ce13"/>
          <table:table-cell table:style-name="ce35" office:value-type="string">
            <text:p>NERAC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BERNAUDIN</text:p>
          </table:table-cell>
          <table:table-cell table:style-name="ce5" office:value-type="string">
            <text:p>François</text:p>
          </table:table-cell>
          <table:table-cell office:value-type="string">
            <text:p>1994/1995</text:p>
          </table:table-cell>
          <table:table-cell table:style-name="ce10" office:value-type="string">
            <text:p>33185 Le Haillan / San Francisco</text:p>
          </table:table-cell>
          <table:table-cell table:style-name="ce15" office:value-type="string">
            <text:p>8 Hameau Sainte Christine</text:p>
          </table:table-cell>
          <table:table-cell office:value-type="string">
            <text:p>05 56 28 08 59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BERNHARD-GRASCOEUR</text:p>
          </table:table-cell>
          <table:table-cell table:style-name="ce5" office:value-type="string">
            <text:p>Anne</text:p>
          </table:table-cell>
          <table:table-cell office:value-type="string">
            <text:p>1995/1996</text:p>
          </table:table-cell>
          <table:table-cell table:style-name="ce10" office:value-type="string">
            <text:p>33800 Bordeaux</text:p>
          </table:table-cell>
          <table:table-cell table:style-name="ce15" office:value-type="string">
            <text:p>Residence Le Liotard App 37 - Tour D - 99 Bd Albert 1er</text:p>
          </table:table-cell>
          <table:table-cell office:value-type="string">
            <text:p>05 56 20 22 29 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BERT</text:p>
          </table:table-cell>
          <table:table-cell table:style-name="ce5" office:value-type="string">
            <text:p>Melisande</text:p>
          </table:table-cell>
          <table:table-cell office:value-type="string">
            <text:p>1999/2000</text:p>
          </table:table-cell>
          <table:table-cell table:style-name="ce10" office:value-type="string">
            <text:p>40390 St-Laurent de Gosse</text:p>
          </table:table-cell>
          <table:table-cell table:style-name="ce15" office:value-type="string">
            <text:p>Chalet Belvédère</text:p>
          </table:table-cell>
          <table:table-cell office:value-type="string">
            <text:p>05 59 56 37 50</text:p>
          </table:table-cell>
          <table:table-cell/>
          <table:table-cell table:style-name="ce13" office:value-type="string">
            <text:p><text:span text:style-name="T2"><text:a xlink:href="mailto:bert_melisande@yahoo.fr">bert_melisande@yahoo.fr</text:a></text:span>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BERTHET-RIVIERE</text:p>
          </table:table-cell>
          <table:table-cell table:style-name="ce5" office:value-type="string">
            <text:p>Charlotte</text:p>
          </table:table-cell>
          <table:table-cell office:value-type="string">
            <text:p>1998/1999</text:p>
          </table:table-cell>
          <table:table-cell table:style-name="ce10" office:value-type="string">
            <text:p>95300 Pontoise</text:p>
          </table:table-cell>
          <table:table-cell table:style-name="ce15" office:value-type="string">
            <text:p>20-22 rue de Rouen</text:p>
          </table:table-cell>
          <table:table-cell office:value-type="string">
            <text:p>05 58 78 82 39</text:p>
          </table:table-cell>
          <table:table-cell office:value-type="string">
            <text:p>Taïwan</text:p>
          </table:table-cell>
          <table:table-cell table:style-name="ce13"/>
          <table:table-cell office:value-type="string">
            <text:p>PARENTIS PAYS DE BOR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BERTHET-RIVIERE</text:p>
          </table:table-cell>
          <table:table-cell table:style-name="ce5" office:value-type="string">
            <text:p>Léonard</text:p>
          </table:table-cell>
          <table:table-cell office:value-type="string">
            <text:p>2000/2001</text:p>
          </table:table-cell>
          <table:table-cell table:style-name="ce10" office:value-type="string">
            <text:p>40600 Biscarrosse</text:p>
          </table:table-cell>
          <table:table-cell table:style-name="ce15" office:value-type="string">
            <text:p>129 rue Perche Arc en ciel</text:p>
          </table:table-cell>
          <table:table-cell office:value-type="string">
            <text:p>05 58 79 82 39</text:p>
          </table:table-cell>
          <table:table-cell office:value-type="string">
            <text:p>Australie</text:p>
          </table:table-cell>
          <table:table-cell table:style-name="ce13"/>
          <table:table-cell office:value-type="string">
            <text:p>PARENTIS PAYS DE BORN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BERTRAND</text:p>
          </table:table-cell>
          <table:table-cell table:style-name="ce5" office:value-type="string">
            <text:p>Delphine</text:p>
          </table:table-cell>
          <table:table-cell office:value-type="string">
            <text:p>1996/1997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1 rue Le Saphir</text:p>
          </table:table-cell>
          <table:table-cell office:value-type="string">
            <text:p>05 46 44 40 58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BETTON</text:p>
          </table:table-cell>
          <table:table-cell table:style-name="ce5" office:value-type="string">
            <text:p>Stéphanie</text:p>
          </table:table-cell>
          <table:table-cell office:value-type="string">
            <text:p>1993/1994</text:p>
          </table:table-cell>
          <table:table-cell table:style-name="ce10" office:value-type="string">
            <text:p>94190 Villeneuve Saint-Georges</text:p>
          </table:table-cell>
          <table:table-cell table:style-name="ce15" office:value-type="string">
            <text:p>4 rue Burger</text:p>
          </table:table-cell>
          <table:table-cell office:value-type="string">
            <text:p>01 56 32 99 3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EYET</text:p>
          </table:table-cell>
          <table:table-cell table:style-name="ce5" office:value-type="string">
            <text:p>Maxime</text:p>
          </table:table-cell>
          <table:table-cell office:value-type="string">
            <text:p>2002/2003</text:p>
          </table:table-cell>
          <table:table-cell table:style-name="ce10" office:value-type="string">
            <text:p>33500 Libourne</text:p>
          </table:table-cell>
          <table:table-cell table:style-name="ce15" office:value-type="string">
            <text:p>102 rue Lamothe</text:p>
          </table:table-cell>
          <table:table-cell office:value-type="string">
            <text:p>05 57 51 35 03</text:p>
          </table:table-cell>
          <table:table-cell office:value-type="string">
            <text:p>Brésil</text:p>
          </table:table-cell>
          <table:table-cell table:style-name="ce27"/>
          <table:table-cell table:style-name="ce35" office:value-type="string">
            <text:p>LIBOURNE ST EMILION</text:p>
          </table:table-cell>
          <table:table-cell/>
          <table:table-cell table:style-name="ce37" table:number-columns-repeated="2"/>
          <table:table-cell table:number-columns-repeated="244"/>
        </table:table-row>
        <table:table-row table:style-name="ro3" table:visibility="filter">
          <table:table-cell table:style-name="ce2" office:value-type="string">
            <text:p>BEZIAUD</text:p>
          </table:table-cell>
          <table:table-cell table:style-name="ce5" office:value-type="string">
            <text:p>Bénédicte</text:p>
          </table:table-cell>
          <table:table-cell office:value-type="string">
            <text:p>1985/1986</text:p>
          </table:table-cell>
          <table:table-cell table:style-name="ce10" office:value-type="string">
            <text:p>17450 Saint-Laurent de la Prée</text:p>
          </table:table-cell>
          <table:table-cell table:style-name="ce15" office:value-type="string">
            <text:p>439 route de l'Empereur - Saint Pierre</text:p>
          </table:table-cell>
          <table:table-cell office:value-type="string">
            <text:p>05 46 84 07 44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IANCHI</text:p>
          </table:table-cell>
          <table:table-cell table:style-name="ce5" office:value-type="string">
            <text:p>Laurent</text:p>
          </table:table-cell>
          <table:table-cell office:value-type="string">
            <text:p>1984/1985</text:p>
          </table:table-cell>
          <table:table-cell table:style-name="ce10" office:value-type="string">
            <text:p>17300 Rochefort</text:p>
          </table:table-cell>
          <table:table-cell table:style-name="ce15" office:value-type="string">
            <text:p>89 rue Pierre Loti</text:p>
          </table:table-cell>
          <table:table-cell office:value-type="string">
            <text:p>05 46 82 38 8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IANCHI</text:p>
          </table:table-cell>
          <table:table-cell table:style-name="ce5" office:value-type="string">
            <text:p>Marielle</text:p>
          </table:table-cell>
          <table:table-cell office:value-type="string">
            <text:p>1987/1988</text:p>
          </table:table-cell>
          <table:table-cell table:style-name="ce10" office:value-type="string">
            <text:p>31500 Toulouse</text:p>
          </table:table-cell>
          <table:table-cell table:style-name="ce15" office:value-type="string">
            <text:p>1 rue Jean Favier</text:p>
          </table:table-cell>
          <table:table-cell office:value-type="string">
            <text:p>05 61 58 34 25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BIBIÉ</text:p>
          </table:table-cell>
          <table:table-cell table:style-name="ce5" office:value-type="string">
            <text:p>Benoit</text:p>
          </table:table-cell>
          <table:table-cell office:value-type="string">
            <text:p>1990/1991</text:p>
          </table:table-cell>
          <table:table-cell table:style-name="ce10" office:value-type="string">
            <text:p>31400 Toulouse</text:p>
          </table:table-cell>
          <table:table-cell table:style-name="ce15" office:value-type="string">
            <text:p>Résidence Guillaume Appt 53 Bat B - 55 ch de la Pelude</text:p>
          </table:table-cell>
          <table:table-cell office:value-type="string">
            <text:p>05 62 26 61 87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IDABE</text:p>
          </table:table-cell>
          <table:table-cell table:style-name="ce5" office:value-type="string">
            <text:p>Stéphanie</text:p>
          </table:table-cell>
          <table:table-cell office:value-type="string">
            <text:p>1994/1995</text:p>
          </table:table-cell>
          <table:table-cell table:style-name="ce10"/>
          <table:table-cell table:style-name="ce15" office:value-type="string">
            <text:p>NPAI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BIDAUD</text:p>
          </table:table-cell>
          <table:table-cell table:style-name="ce5" office:value-type="string">
            <text:p>Julie</text:p>
          </table:table-cell>
          <table:table-cell office:value-type="string">
            <text:p>1998/1999</text:p>
          </table:table-cell>
          <table:table-cell table:style-name="ce10" office:value-type="string">
            <text:p>17400 St-Denis du Pin</text:p>
          </table:table-cell>
          <table:table-cell table:style-name="ce15" office:value-type="string">
            <text:p>4 place Victor Hugo</text:p>
          </table:table-cell>
          <table:table-cell office:value-type="string">
            <text:p>05 46 32 49 72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IDAULT</text:p>
          </table:table-cell>
          <table:table-cell table:style-name="ce5" office:value-type="string">
            <text:p>Gaelle</text:p>
          </table:table-cell>
          <table:table-cell office:value-type="string">
            <text:p>1986/1987</text:p>
          </table:table-cell>
          <table:table-cell table:style-name="ce10" office:value-type="string">
            <text:p>76000 Rouen</text:p>
          </table:table-cell>
          <table:table-cell table:style-name="ce15" office:value-type="string">
            <text:p>44 rue Coignebert</text:p>
          </table:table-cell>
          <table:table-cell office:value-type="string">
            <text:p>02 35 71 85 52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IDEGAIN</text:p>
          </table:table-cell>
          <table:table-cell table:style-name="ce5" office:value-type="string">
            <text:p>Patricia</text:p>
          </table:table-cell>
          <table:table-cell office:value-type="string">
            <text:p>1987/1988</text:p>
          </table:table-cell>
          <table:table-cell table:style-name="ce10" office:value-type="string">
            <text:p>64200 Biarritz</text:p>
          </table:table-cell>
          <table:table-cell table:style-name="ce15" office:value-type="string">
            <text:p>23 bis rue de Louillot</text:p>
          </table:table-cell>
          <table:table-cell office:value-type="string">
            <text:p>05 59 74 07 25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ILLON</text:p>
          </table:table-cell>
          <table:table-cell table:style-name="ce5" office:value-type="string">
            <text:p>Emmanuelle</text:p>
          </table:table-cell>
          <table:table-cell office:value-type="string">
            <text:p>1984/1985</text:p>
          </table:table-cell>
          <table:table-cell table:style-name="ce10" office:value-type="string">
            <text:p>33500 Libourne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INAUD</text:p>
          </table:table-cell>
          <table:table-cell table:style-name="ce5" office:value-type="string">
            <text:p>Pierre</text:p>
          </table:table-cell>
          <table:table-cell office:value-type="string">
            <text:p>1991/1992</text:p>
          </table:table-cell>
          <table:table-cell table:style-name="ce10" office:value-type="string">
            <text:p>33300 Bordeaux</text:p>
          </table:table-cell>
          <table:table-cell table:style-name="ce15" office:value-type="string">
            <text:p>144 rue Barreyre</text:p>
          </table:table-cell>
          <table:table-cell office:value-type="string">
            <text:p>05 56 39 65 45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INDER</text:p>
          </table:table-cell>
          <table:table-cell table:style-name="ce5" office:value-type="string">
            <text:p>Caroline</text:p>
          </table:table-cell>
          <table:table-cell office:value-type="string">
            <text:p>1992/1993</text:p>
          </table:table-cell>
          <table:table-cell table:style-name="ce10" office:value-type="string">
            <text:p>64110 Jurançon</text:p>
          </table:table-cell>
          <table:table-cell table:style-name="ce15" office:value-type="string">
            <text:p>Couyé - Avenue Amiral Landerin</text:p>
          </table:table-cell>
          <table:table-cell office:value-type="string">
            <text:p>05 53 67 45 79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IRABEN (UK)</text:p>
          </table:table-cell>
          <table:table-cell table:style-name="ce5" office:value-type="string">
            <text:p>Isabelle</text:p>
          </table:table-cell>
          <table:table-cell office:value-type="string">
            <text:p>1985/1986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89 rue Saint-Genès</text:p>
          </table:table-cell>
          <table:table-cell office:value-type="string">
            <text:p>05 56 96 21 23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IRON</text:p>
          </table:table-cell>
          <table:table-cell table:style-name="ce5" office:value-type="string">
            <text:p>Céline</text:p>
          </table:table-cell>
          <table:table-cell office:value-type="string">
            <text:p>1997/1998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6 81 27 50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BISCOURP épouse DARRIEUX</text:p>
          </table:table-cell>
          <table:table-cell table:style-name="ce5" office:value-type="string">
            <text:p>Nicole</text:p>
          </table:table-cell>
          <table:table-cell office:value-type="string">
            <text:p>1980/1981</text:p>
          </table:table-cell>
          <table:table-cell table:style-name="ce10" office:value-type="string">
            <text:p>64400 Oloron Ste Marie</text:p>
          </table:table-cell>
          <table:table-cell table:style-name="ce15" office:value-type="string">
            <text:p>14 rue Camou</text:p>
          </table:table-cell>
          <table:table-cell office:value-type="string">
            <text:p>05 59 36 00 64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IZALION</text:p>
          </table:table-cell>
          <table:table-cell table:style-name="ce5" office:value-type="string">
            <text:p>Isaure</text:p>
          </table:table-cell>
          <table:table-cell office:value-type="string">
            <text:p>2002/2003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7 22 17 27</text:p>
          </table:table-cell>
          <table:table-cell/>
          <table:table-cell table:style-name="ce13"/>
          <table:table-cell table:number-columns-repeated="4"/>
          <table:table-cell table:style-name="ce37" office:value-type="string">
            <text:p>numéro pas attribué</text:p>
          </table:table-cell>
          <table:table-cell table:number-columns-repeated="243"/>
        </table:table-row>
        <table:table-row table:style-name="ro3" table:visibility="filter">
          <table:table-cell table:style-name="ce2" office:value-type="string">
            <text:p>BLANC</text:p>
          </table:table-cell>
          <table:table-cell table:style-name="ce5" office:value-type="string">
            <text:p>Bertrand</text:p>
          </table:table-cell>
          <table:table-cell office:value-type="string">
            <text:p>1997/1998</text:p>
          </table:table-cell>
          <table:table-cell table:style-name="ce10" office:value-type="string">
            <text:p>40300 St Cricq du gave</text:p>
          </table:table-cell>
          <table:table-cell table:style-name="ce15" office:value-type="string">
            <text:p>28 rue du Barrail</text:p>
          </table:table-cell>
          <table:table-cell office:value-type="string">
            <text:p>06 61 67 29 44</text:p>
          </table:table-cell>
          <table:table-cell/>
          <table:table-cell table:style-name="ce13" office:value-type="string">
            <text:p><text:span text:style-name="T2"><text:a xlink:href="mailto:blanc_bertrand@hotmail.com">blanc_bertrand@hotmail.com</text:a></text:span>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>
            <text:p>BLANC épouse PIRON</text:p>
          </table:table-cell>
          <table:table-cell table:style-name="ce5" office:value-type="string">
            <text:p>Laurence</text:p>
          </table:table-cell>
          <table:table-cell office:value-type="string">
            <text:p>1989/1990</text:p>
          </table:table-cell>
          <table:table-cell table:style-name="ce10" office:value-type="string">
            <text:p>33170 Gradignan</text:p>
          </table:table-cell>
          <table:table-cell table:style-name="ce15" office:value-type="string">
            <text:p>41 rue de Poumey</text:p>
          </table:table-cell>
          <table:table-cell office:value-type="string">
            <text:p>05 56 89 58 93 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LANCHARD</text:p>
          </table:table-cell>
          <table:table-cell table:style-name="ce5" office:value-type="string">
            <text:p>Agathe</text:p>
          </table:table-cell>
          <table:table-cell office:value-type="string">
            <text:p>1990/1991</text:p>
          </table:table-cell>
          <table:table-cell table:style-name="ce10" office:value-type="string">
            <text:p>75015 Paris</text:p>
          </table:table-cell>
          <table:table-cell table:style-name="ce15" office:value-type="string">
            <text:p>Canal + <text:s text:c="2"/>8589 Quai André Citroën</text:p>
          </table:table-cell>
          <table:table-cell office:value-type="string">
            <text:p>01 58 49 50 58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LANCHARD</text:p>
          </table:table-cell>
          <table:table-cell table:style-name="ce5" office:value-type="string">
            <text:p>Marie</text:p>
          </table:table-cell>
          <table:table-cell office:value-type="string">
            <text:p>1997/1998</text:p>
          </table:table-cell>
          <table:table-cell table:style-name="ce10" office:value-type="string">
            <text:p>17500 Jonzac</text:p>
          </table:table-cell>
          <table:table-cell table:style-name="ce15" office:value-type="string">
            <text:p>14 boulevard Denfert-Rochereau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LANCHIER</text:p>
          </table:table-cell>
          <table:table-cell table:style-name="ce5" office:value-type="string">
            <text:p>Florence</text:p>
          </table:table-cell>
          <table:table-cell office:value-type="string">
            <text:p>1986/1987</text:p>
          </table:table-cell>
          <table:table-cell table:style-name="ce10" office:value-type="string">
            <text:p>16800 Soyaux</text:p>
          </table:table-cell>
          <table:table-cell table:style-name="ce15" office:value-type="string">
            <text:p>2 rue du 8 mai 1945</text:p>
          </table:table-cell>
          <table:table-cell office:value-type="string">
            <text:p>05 45 92 18 14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BLANCKAERT</text:p>
          </table:table-cell>
          <table:table-cell table:style-name="ce5" office:value-type="string">
            <text:p>Boris</text:p>
          </table:table-cell>
          <table:table-cell office:value-type="string">
            <text:p>2004/2005</text:p>
          </table:table-cell>
          <table:table-cell table:style-name="ce10" office:value-type="string">
            <text:p>40600 Biscarrosse-Plage</text:p>
          </table:table-cell>
          <table:table-cell table:style-name="ce15" office:value-type="string">
            <text:p>127 rue André Laville</text:p>
          </table:table-cell>
          <table:table-cell office:value-type="string">
            <text:p>05 58 78 22 63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borisblanckaert@hotmail.">borisblanckaert@hotmail.</text:a></text:span></text:p>
          </table:table-cell>
          <table:table-cell table:style-name="ce35" office:value-type="string">
            <text:p>PARENTIS PAYS DE BORN</text:p>
          </table:table-cell>
          <table:table-cell table:number-columns-repeated="2"/>
          <table:table-cell office:value-type="string">
            <text:p>06 09 47 51 08</text:p>
          </table:table-cell>
          <table:table-cell office:value-type="string">
            <text:p>ABSENT PORTABLE</text:p>
          </table:table-cell>
          <table:table-cell table:number-columns-repeated="243"/>
        </table:table-row>
        <table:table-row table:style-name="ro3">
          <table:table-cell table:style-name="ce2" office:value-type="string">
            <text:p>BLANCKAERT</text:p>
          </table:table-cell>
          <table:table-cell table:style-name="ce5" office:value-type="string">
            <text:p>Cyril</text:p>
          </table:table-cell>
          <table:table-cell office:value-type="string">
            <text:p>2002/2003</text:p>
          </table:table-cell>
          <table:table-cell table:style-name="ce10" office:value-type="string">
            <text:p>40600 Biscarrosse-Plage</text:p>
          </table:table-cell>
          <table:table-cell table:style-name="ce15" office:value-type="string">
            <text:p>127 rue André Laville</text:p>
          </table:table-cell>
          <table:table-cell office:value-type="string">
            <text:p>05 58 78 22 63</text:p>
          </table:table-cell>
          <table:table-cell office:value-type="string">
            <text:p>Australie</text:p>
          </table:table-cell>
          <table:table-cell table:style-name="ce13" office:value-type="string">
            <text:p><text:span text:style-name="T2"><text:a xlink:href="mailto:cyrilblanckaert@hotmail.fr">cyrilblanckaert@hotmail.fr</text:a></text:span></text:p>
          </table:table-cell>
          <table:table-cell table:style-name="ce35" office:value-type="string">
            <text:p>PARENTIS PAYS DE BORN</text:p>
          </table:table-cell>
          <table:table-cell/>
          <table:table-cell table:style-name="ce37" table:number-columns-repeated="2"/>
          <table:table-cell table:number-columns-repeated="244"/>
        </table:table-row>
        <table:table-row table:style-name="ro3" table:visibility="filter">
          <table:table-cell table:style-name="ce2" office:value-type="string">
            <text:p>BLANVILIN</text:p>
          </table:table-cell>
          <table:table-cell table:style-name="ce5" office:value-type="string">
            <text:p>Sandrine</text:p>
          </table:table-cell>
          <table:table-cell office:value-type="string">
            <text:p>1991/1992</text:p>
          </table:table-cell>
          <table:table-cell table:style-name="ce10" office:value-type="string">
            <text:p>33320 Eysines</text:p>
          </table:table-cell>
          <table:table-cell table:style-name="ce15" office:value-type="string">
            <text:p>Résidence Blanc Caillou - Bat Corail - Appt 139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ŒUF</text:p>
          </table:table-cell>
          <table:table-cell table:style-name="ce5" office:value-type="string">
            <text:p>Alexandre</text:p>
          </table:table-cell>
          <table:table-cell office:value-type="string">
            <text:p>1994/1995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60 rue Guesde</text:p>
          </table:table-cell>
          <table:table-cell office:value-type="string">
            <text:p>05 56 31 17 38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ŒUF</text:p>
          </table:table-cell>
          <table:table-cell table:style-name="ce5" office:value-type="string">
            <text:p>Marie</text:p>
          </table:table-cell>
          <table:table-cell office:value-type="string">
            <text:p>1996/1997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60 rue Guesde</text:p>
          </table:table-cell>
          <table:table-cell office:value-type="string">
            <text:p>05 56 31 17 38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BOINAUD</text:p>
          </table:table-cell>
          <table:table-cell table:style-name="ce5" office:value-type="string">
            <text:p>CHARLES</text:p>
          </table:table-cell>
          <table:table-cell office:value-type="string">
            <text:p>2008/2009</text:p>
          </table:table-cell>
          <table:table-cell table:style-name="ce10" office:value-type="string">
            <text:p>16130 SALLES D'ANGLES</text:p>
          </table:table-cell>
          <table:table-cell table:style-name="ce15" office:value-type="string">
            <text:p>3 route du maine neuf</text:p>
          </table:table-cell>
          <table:table-cell office:value-type="string">
            <text:p>05 45 83 72 47</text:p>
          </table:table-cell>
          <table:table-cell office:value-type="string">
            <text:p>Mexique</text:p>
          </table:table-cell>
          <table:table-cell table:style-name="ce13" office:value-type="string">
            <text:p>cb@boinaud.com</text:p>
          </table:table-cell>
          <table:table-cell office:value-type="string">
            <text:p>COGNAC</text:p>
          </table:table-cell>
          <table:table-cell table:style-name="ce44" office:value-type="string">
            <text:p>Jiutepec Industrial</text:p>
          </table:table-cell>
          <table:table-cell table:style-name="ce61" office:value-type="float" office:value="4180">
            <text:p>4180</text:p>
          </table:table-cell>
          <table:table-cell table:style-name="ce61"/>
          <table:table-cell table:number-columns-repeated="244"/>
        </table:table-row>
        <table:table-row table:style-name="ro2" table:visibility="filter">
          <table:table-cell table:style-name="ce2" office:value-type="string">
            <text:p>BOIREAU épouse SERVAS</text:p>
          </table:table-cell>
          <table:table-cell table:style-name="ce5" office:value-type="string">
            <text:p>Isabelle</text:p>
          </table:table-cell>
          <table:table-cell office:value-type="string">
            <text:p>1979/1980</text:p>
          </table:table-cell>
          <table:table-cell table:style-name="ce10" office:value-type="string">
            <text:p>33270 Floirac</text:p>
          </table:table-cell>
          <table:table-cell table:style-name="ce15" office:value-type="string">
            <text:p>chemin de Castes</text:p>
          </table:table-cell>
          <table:table-cell office:value-type="string">
            <text:p>05 56 40 48 66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ON</text:p>
          </table:table-cell>
          <table:table-cell table:style-name="ce5" office:value-type="string">
            <text:p>Cyrielle</text:p>
          </table:table-cell>
          <table:table-cell office:value-type="string">
            <text:p>2004/2005</text:p>
          </table:table-cell>
          <table:table-cell table:style-name="ce10" office:value-type="string">
            <text:p>16710 St-Yrieix</text:p>
          </table:table-cell>
          <table:table-cell table:style-name="ce15" office:value-type="string">
            <text:p>2bis rue Maurice Utrillo</text:p>
          </table:table-cell>
          <table:table-cell office:value-type="string">
            <text:p>05 45 92 76 15</text:p>
          </table:table-cell>
          <table:table-cell office:value-type="string">
            <text:p>Canada</text:p>
          </table:table-cell>
          <table:table-cell table:style-name="ce13"/>
          <table:table-cell office:value-type="string">
            <text:p>ANGOULEME LES E.C</text:p>
          </table:table-cell>
          <table:table-cell table:number-columns-repeated="3"/>
          <table:table-cell office:value-type="string">
            <text:p>ABSENT</text:p>
          </table:table-cell>
          <table:table-cell table:number-columns-repeated="243"/>
        </table:table-row>
        <table:table-row table:style-name="ro2" table:visibility="filter">
          <table:table-cell table:style-name="ce2" office:value-type="string">
            <text:p>BONFANTI</text:p>
          </table:table-cell>
          <table:table-cell table:style-name="ce5" office:value-type="string">
            <text:p>Brigitte</text:p>
          </table:table-cell>
          <table:table-cell office:value-type="string">
            <text:p>1983/1984</text:p>
          </table:table-cell>
          <table:table-cell table:style-name="ce10" office:value-type="string">
            <text:p>47310 Laplume</text:p>
          </table:table-cell>
          <table:table-cell table:style-name="ce15" office:value-type="string">
            <text:p>Laslanne - Moirax</text:p>
          </table:table-cell>
          <table:table-cell office:value-type="string">
            <text:p>05 53 87 01 09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ONIFAS</text:p>
          </table:table-cell>
          <table:table-cell table:style-name="ce5" office:value-type="string">
            <text:p>Marie-Julie</text:p>
          </table:table-cell>
          <table:table-cell office:value-type="string">
            <text:p>1995/1996</text:p>
          </table:table-cell>
          <table:table-cell table:style-name="ce10" office:value-type="string">
            <text:p>47400 Tonneins</text:p>
          </table:table-cell>
          <table:table-cell table:style-name="ce15" office:value-type="string">
            <text:p>Conte</text:p>
          </table:table-cell>
          <table:table-cell office:value-type="string">
            <text:p>05 53 79 11 11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ONNABEAU</text:p>
          </table:table-cell>
          <table:table-cell table:style-name="ce5" office:value-type="string">
            <text:p>Anne</text:p>
          </table:table-cell>
          <table:table-cell office:value-type="string">
            <text:p>2000/2001</text:p>
          </table:table-cell>
          <table:table-cell table:style-name="ce10" office:value-type="string">
            <text:p>33170 Gradignan</text:p>
          </table:table-cell>
          <table:table-cell table:style-name="ce15" office:value-type="string">
            <text:p>27 rue des Campanules</text:p>
          </table:table-cell>
          <table:table-cell office:value-type="string">
            <text:p>05 56 89 80 07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ONNABEAU</text:p>
          </table:table-cell>
          <table:table-cell table:style-name="ce5" office:value-type="string">
            <text:p>Isabelle</text:p>
          </table:table-cell>
          <table:table-cell office:value-type="string">
            <text:p>1997/1998</text:p>
          </table:table-cell>
          <table:table-cell table:style-name="ce10" office:value-type="string">
            <text:p>33170 Gradignan</text:p>
          </table:table-cell>
          <table:table-cell table:style-name="ce15" office:value-type="string">
            <text:p>27 rue des Campanules</text:p>
          </table:table-cell>
          <table:table-cell office:value-type="string">
            <text:p>05 56 89 80 07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BONNAFI</text:p>
          </table:table-cell>
          <table:table-cell table:style-name="ce5" office:value-type="string">
            <text:p>Véronique</text:p>
          </table:table-cell>
          <table:table-cell office:value-type="string">
            <text:p>1990/1991</text:p>
          </table:table-cell>
          <table:table-cell table:style-name="ce10" office:value-type="string">
            <text:p>92350 Le Plessis Robinson</text:p>
          </table:table-cell>
          <table:table-cell table:style-name="ce15" office:value-type="string">
            <text:p>7 chemin des Ecoles (Inter 325)</text:p>
          </table:table-cell>
          <table:table-cell office:value-type="string">
            <text:p>06 87 81 10 14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ONNEAU</text:p>
          </table:table-cell>
          <table:table-cell table:style-name="ce5" office:value-type="string">
            <text:p>SOPHIE</text:p>
          </table:table-cell>
          <table:table-cell office:value-type="string">
            <text:p>2008/2009</text:p>
          </table:table-cell>
          <table:table-cell table:style-name="ce10" office:value-type="string">
            <text:p>47000 AGEN</text:p>
          </table:table-cell>
          <table:table-cell table:style-name="ce15" office:value-type="string">
            <text:p>10 avenue de la paix</text:p>
          </table:table-cell>
          <table:table-cell office:value-type="string">
            <text:p>05 53 87 07 97</text:p>
          </table:table-cell>
          <table:table-cell office:value-type="string">
            <text:p>Japon</text:p>
          </table:table-cell>
          <table:table-cell table:style-name="ce13" office:value-type="string">
            <text:p>sobonneau@aol.com</text:p>
          </table:table-cell>
          <table:table-cell office:value-type="string">
            <text:p>AGEN</text:p>
          </table:table-cell>
          <table:table-cell table:style-name="ce45" office:value-type="string">
            <text:p>Goshogawana</text:p>
          </table:table-cell>
          <table:table-cell table:style-name="ce62" office:value-type="float" office:value="2830">
            <text:p>2830</text:p>
          </table:table-cell>
          <table:table-cell table:style-name="ce62"/>
          <table:table-cell table:number-columns-repeated="244"/>
        </table:table-row>
        <table:table-row table:style-name="ro2" table:visibility="filter">
          <table:table-cell table:style-name="ce2" office:value-type="string">
            <text:p>BONNET</text:p>
          </table:table-cell>
          <table:table-cell table:style-name="ce5" office:value-type="string">
            <text:p>Hervé</text:p>
          </table:table-cell>
          <table:table-cell office:value-type="string">
            <text:p>1991/1992</text:p>
          </table:table-cell>
          <table:table-cell table:style-name="ce10" office:value-type="string">
            <text:p>13200 Arles</text:p>
          </table:table-cell>
          <table:table-cell table:style-name="ce15" office:value-type="string">
            <text:p>32bis rue Saint Simon</text:p>
          </table:table-cell>
          <table:table-cell office:value-type="string">
            <text:p>06 63 11 00 33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BONNET</text:p>
          </table:table-cell>
          <table:table-cell table:style-name="ce5" office:value-type="string">
            <text:p>Xavier</text:p>
          </table:table-cell>
          <table:table-cell office:value-type="string">
            <text:p>1984/1985</text:p>
          </table:table-cell>
          <table:table-cell table:style-name="ce10" office:value-type="string">
            <text:p>64270 Salies de Béarn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ORDES</text:p>
          </table:table-cell>
          <table:table-cell table:style-name="ce5" office:value-type="string">
            <text:p>ELODIE</text:p>
          </table:table-cell>
          <table:table-cell office:value-type="string">
            <text:p>2007/2008</text:p>
          </table:table-cell>
          <table:table-cell table:style-name="ce10" office:value-type="string">
            <text:p>47600 Nérac</text:p>
          </table:table-cell>
          <table:table-cell table:style-name="ce15" office:value-type="string">
            <text:p>8 rue des chardonnerets</text:p>
          </table:table-cell>
          <table:table-cell office:value-type="string">
            <text:p>05 53 65 28 42</text:p>
          </table:table-cell>
          <table:table-cell office:value-type="string">
            <text:p>Allemagne</text:p>
          </table:table-cell>
          <table:table-cell table:style-name="ce13" office:value-type="string">
            <text:p>elodie.bordes@yahoo.fr</text:p>
          </table:table-cell>
          <table:table-cell table:style-name="ce35" office:value-type="string">
            <text:p>NERAC</text:p>
          </table:table-cell>
          <table:table-cell table:style-name="ce43" office:value-type="string">
            <text:p>Datteln Lippe</text:p>
          </table:table-cell>
          <table:table-cell office:value-type="float" office:value="1870">
            <text:p>187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BOSSENIE</text:p>
          </table:table-cell>
          <table:table-cell table:style-name="ce5" office:value-type="string">
            <text:p>Thibaut</text:p>
          </table:table-cell>
          <table:table-cell office:value-type="string">
            <text:p>2006/2007</text:p>
          </table:table-cell>
          <table:table-cell table:style-name="ce10" office:value-type="string">
            <text:p>17140 Lagord</text:p>
          </table:table-cell>
          <table:table-cell table:style-name="ce15" office:value-type="string">
            <text:p>Impasse des 4 Vents</text:p>
          </table:table-cell>
          <table:table-cell office:value-type="string">
            <text:p>05 46 67 16 90</text:p>
          </table:table-cell>
          <table:table-cell office:value-type="string">
            <text:p>Afrique du Sud</text:p>
          </table:table-cell>
          <table:table-cell table:style-name="ce13" office:value-type="string">
            <text:p>thibalto_perecci@hotmail.com</text:p>
          </table:table-cell>
          <table:table-cell table:style-name="ce35" office:value-type="string">
            <text:p>LA ROCHELLE ATLAN.</text:p>
          </table:table-cell>
          <table:table-cell table:style-name="ce37"/>
          <table:table-cell office:value-type="float" office:value="9250">
            <text:p>9250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BOUCHERON</text:p>
          </table:table-cell>
          <table:table-cell table:style-name="ce5" office:value-type="string">
            <text:p>Claire</text:p>
          </table:table-cell>
          <table:table-cell office:value-type="string">
            <text:p>1992/1993</text:p>
          </table:table-cell>
          <table:table-cell table:style-name="ce10"/>
          <table:table-cell table:style-name="ce15" office:value-type="string">
            <text:p>NPAI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OUDOIRE</text:p>
          </table:table-cell>
          <table:table-cell table:style-name="ce5" office:value-type="string">
            <text:p>Céline</text:p>
          </table:table-cell>
          <table:table-cell office:value-type="string">
            <text:p>1998/1999</text:p>
          </table:table-cell>
          <table:table-cell table:style-name="ce10" office:value-type="string">
            <text:p>16000 Angoulème</text:p>
          </table:table-cell>
          <table:table-cell table:style-name="ce15" office:value-type="string">
            <text:p>Rue des Argentiers</text:p>
          </table:table-cell>
          <table:table-cell office:value-type="string">
            <text:p>05 45 91 57 21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OUÉ</text:p>
          </table:table-cell>
          <table:table-cell table:style-name="ce5" office:value-type="string">
            <text:p>Séverine</text:p>
          </table:table-cell>
          <table:table-cell office:value-type="string">
            <text:p>1991/1992</text:p>
          </table:table-cell>
          <table:table-cell table:style-name="ce10" office:value-type="string">
            <text:p>33320 Eysines</text:p>
          </table:table-cell>
          <table:table-cell table:style-name="ce15" office:value-type="string">
            <text:p>3 rue Gabriel Fauré</text:p>
          </table:table-cell>
          <table:table-cell office:value-type="string">
            <text:p>05 56 28 10 80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OUET</text:p>
          </table:table-cell>
          <table:table-cell table:style-name="ce5" office:value-type="string">
            <text:p>Jean-Luc</text:p>
          </table:table-cell>
          <table:table-cell office:value-type="string">
            <text:p>1979/1980</text:p>
          </table:table-cell>
          <table:table-cell table:style-name="ce10" office:value-type="string">
            <text:p>40700 Hagetmau</text:p>
          </table:table-cell>
          <table:table-cell table:style-name="ce15" office:value-type="string">
            <text:p>9 place du Moulin</text:p>
          </table:table-cell>
          <table:table-cell office:value-type="string">
            <text:p>05 58 79 31 42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OUGANEUX</text:p>
          </table:table-cell>
          <table:table-cell table:style-name="ce5" office:value-type="string">
            <text:p>Caty</text:p>
          </table:table-cell>
          <table:table-cell office:value-type="string">
            <text:p>1984/1985</text:p>
          </table:table-cell>
          <table:table-cell table:style-name="ce10" office:value-type="string">
            <text:p>17100 Saintes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OUGET</text:p>
          </table:table-cell>
          <table:table-cell table:style-name="ce5" office:value-type="string">
            <text:p>Gérald</text:p>
          </table:table-cell>
          <table:table-cell office:value-type="string">
            <text:p>1993/1994</text:p>
          </table:table-cell>
          <table:table-cell table:style-name="ce10" office:value-type="string">
            <text:p>86100 Chatellerault</text:p>
          </table:table-cell>
          <table:table-cell table:style-name="ce15" office:value-type="string">
            <text:p>28 rue des Cornières</text:p>
          </table:table-cell>
          <table:table-cell office:value-type="string">
            <text:p>05 49 02 09 99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BOUGHALEM</text:p>
          </table:table-cell>
          <table:table-cell table:style-name="ce5" office:value-type="string">
            <text:p>Nadia</text:p>
          </table:table-cell>
          <table:table-cell office:value-type="string">
            <text:p>2000/2001</text:p>
          </table:table-cell>
          <table:table-cell table:style-name="ce10" office:value-type="string">
            <text:p>47550 Boé</text:p>
          </table:table-cell>
          <table:table-cell table:style-name="ce15" office:value-type="string">
            <text:p>Mme LENESTOUR - Gr Scolaire Bordeneuve - 2 Borry</text:p>
          </table:table-cell>
          <table:table-cell office:value-type="string">
            <text:p>05 53 96 51 89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OUILLAUD</text:p>
          </table:table-cell>
          <table:table-cell table:style-name="ce5" office:value-type="string">
            <text:p>Fabien</text:p>
          </table:table-cell>
          <table:table-cell office:value-type="string">
            <text:p>1994/1995</text:p>
          </table:table-cell>
          <table:table-cell table:style-name="ce10" office:value-type="string">
            <text:p>75018 Paris</text:p>
          </table:table-cell>
          <table:table-cell table:style-name="ce15" office:value-type="string">
            <text:p>33 rue d'Orsel</text:p>
          </table:table-cell>
          <table:table-cell office:value-type="string">
            <text:p>01 42 52 16 60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BLAYE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BOUNEAU épouse DARRICAU</text:p>
          </table:table-cell>
          <table:table-cell table:style-name="ce5" office:value-type="string">
            <text:p>Edith</text:p>
          </table:table-cell>
          <table:table-cell office:value-type="string">
            <text:p>1984/1985</text:p>
          </table:table-cell>
          <table:table-cell table:style-name="ce10" office:value-type="string">
            <text:p>40090 Campagne</text:p>
          </table:table-cell>
          <table:table-cell table:style-name="ce15" office:value-type="string">
            <text:p>Quartier Rampan 1725 route de Rampan</text:p>
          </table:table-cell>
          <table:table-cell office:value-type="string">
            <text:p>05 58 44 14 30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OURDIN</text:p>
          </table:table-cell>
          <table:table-cell table:style-name="ce5" office:value-type="string">
            <text:p>Stéphanie</text:p>
          </table:table-cell>
          <table:table-cell office:value-type="string">
            <text:p>1984/1985</text:p>
          </table:table-cell>
          <table:table-cell table:style-name="ce10" office:value-type="string">
            <text:p>16000 Angoulème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OURGERY</text:p>
          </table:table-cell>
          <table:table-cell table:style-name="ce5" office:value-type="string">
            <text:p>CLAIRE-ALINE</text:p>
          </table:table-cell>
          <table:table-cell office:value-type="string">
            <text:p>2008/2009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18 rue ernest bersot</text:p>
          </table:table-cell>
          <table:table-cell office:value-type="string">
            <text:p>05 56 44 76 62</text:p>
          </table:table-cell>
          <table:table-cell office:value-type="string">
            <text:p>Finlande</text:p>
          </table:table-cell>
          <table:table-cell table:style-name="ce13" office:value-type="string">
            <text:p>clairealine.b@hotmail.fr</text:p>
          </table:table-cell>
          <table:table-cell office:value-type="string">
            <text:p>BORDEAUX OUEST</text:p>
          </table:table-cell>
          <table:table-cell table:style-name="ce45" office:value-type="string">
            <text:p>Kauniainen</text:p>
          </table:table-cell>
          <table:table-cell table:style-name="ce62" office:value-type="float" office:value="1420">
            <text:p>1420</text:p>
          </table:table-cell>
          <table:table-cell table:style-name="ce62"/>
          <table:table-cell table:number-columns-repeated="244"/>
        </table:table-row>
        <table:table-row table:style-name="ro2">
          <table:table-cell table:style-name="ce2" office:value-type="string">
            <text:p>BOURGERY</text:p>
          </table:table-cell>
          <table:table-cell table:style-name="ce5" office:value-type="string">
            <text:p>Lucile</text:p>
          </table:table-cell>
          <table:table-cell office:value-type="string">
            <text:p>2003/2004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18 rue Ernest Bersot</text:p>
          </table:table-cell>
          <table:table-cell office:value-type="string">
            <text:p>05 56 44 76 62</text:p>
          </table:table-cell>
          <table:table-cell/>
          <table:table-cell table:style-name="ce13" office:value-type="string">
            <text:p><text:span text:style-name="T2"><text:a xlink:href="mailto:lucile.bourgery@bordeaux-bs.edu">lucile.bourgery@bordeaux-bs.edu</text:a></text:span></text:p>
          </table:table-cell>
          <table:table-cell table:style-name="ce35" office:value-type="string">
            <text:p>BDX ENTRE 2 MERS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BOURGES</text:p>
          </table:table-cell>
          <table:table-cell table:style-name="ce5" office:value-type="string">
            <text:p>Albin</text:p>
          </table:table-cell>
          <table:table-cell office:value-type="string">
            <text:p>2004/2005</text:p>
          </table:table-cell>
          <table:table-cell table:style-name="ce10" office:value-type="string">
            <text:p>17640 Vaux sur Mer</text:p>
          </table:table-cell>
          <table:table-cell table:style-name="ce15" office:value-type="string">
            <text:p>4 chemin des Battières</text:p>
          </table:table-cell>
          <table:table-cell/>
          <table:table-cell office:value-type="string">
            <text:p>Australie</text:p>
          </table:table-cell>
          <table:table-cell table:style-name="ce13"/>
          <table:table-cell office:value-type="string">
            <text:p>ROYAN</text:p>
          </table:table-cell>
          <table:table-cell table:number-columns-repeated="3"/>
          <table:table-cell office:value-type="string">
            <text:p>NON ATTRIBUE</text:p>
          </table:table-cell>
          <table:table-cell table:number-columns-repeated="243"/>
        </table:table-row>
        <table:table-row table:style-name="ro3" table:visibility="filter">
          <table:table-cell table:style-name="ce2" office:value-type="string">
            <text:p>BOURGUIGNAT</text:p>
          </table:table-cell>
          <table:table-cell table:style-name="ce5" office:value-type="string">
            <text:p>Richard</text:p>
          </table:table-cell>
          <table:table-cell office:value-type="string">
            <text:p>1995/1996</text:p>
          </table:table-cell>
          <table:table-cell table:style-name="ce10" office:value-type="string">
            <text:p>64390 Sauveterre de Béarn</text:p>
          </table:table-cell>
          <table:table-cell table:style-name="ce15" office:value-type="string">
            <text:p>Maison Bégué Quartier Desouches</text:p>
          </table:table-cell>
          <table:table-cell office:value-type="string">
            <text:p>05 59 38 57 27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BOURLIER</text:p>
          </table:table-cell>
          <table:table-cell table:style-name="ce5" office:value-type="string">
            <text:p>Charles-Edouard</text:p>
          </table:table-cell>
          <table:table-cell office:value-type="string">
            <text:p>2003/2004</text:p>
          </table:table-cell>
          <table:table-cell table:style-name="ce10" office:value-type="string">
            <text:p>64400 Oloron Ste Marie</text:p>
          </table:table-cell>
          <table:table-cell table:style-name="ce15" office:value-type="string">
            <text:p>4 rue des centulles</text:p>
          </table:table-cell>
          <table:table-cell office:value-type="string">
            <text:p>05 59 39 93 55</text:p>
          </table:table-cell>
          <table:table-cell office:value-type="string">
            <text:p>Australie</text:p>
          </table:table-cell>
          <table:table-cell table:style-name="ce13" office:value-type="string">
            <text:p><text:span text:style-name="T2"><text:a xlink:href="mailto:charlou77@yahoo.fr">charlou77@yahoo.fr</text:a></text:span></text:p>
          </table:table-cell>
          <table:table-cell table:style-name="ce35" office:value-type="string">
            <text:p>OLORON SAINTE MARIE</text:p>
          </table:table-cell>
          <table:table-cell office:value-type="string">
            <text:p>Menai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BOUSCAYROL</text:p>
          </table:table-cell>
          <table:table-cell table:style-name="ce5" office:value-type="string">
            <text:p>Charlotte</text:p>
          </table:table-cell>
          <table:table-cell office:value-type="string">
            <text:p>2004/2005</text:p>
          </table:table-cell>
          <table:table-cell table:style-name="ce10" office:value-type="string">
            <text:p>64000 Pau</text:p>
          </table:table-cell>
          <table:table-cell table:style-name="ce15" office:value-type="string">
            <text:p>278 boulevard du Cami Salié</text:p>
          </table:table-cell>
          <table:table-cell office:value-type="string">
            <text:p>05 59 84 45 21</text:p>
          </table:table-cell>
          <table:table-cell office:value-type="string">
            <text:p>Mexique</text:p>
          </table:table-cell>
          <table:table-cell table:style-name="ce13"/>
          <table:table-cell office:value-type="string">
            <text:p>PAU BEARN</text:p>
          </table:table-cell>
          <table:table-cell table:number-columns-repeated="3"/>
          <table:table-cell office:value-type="string">
            <text:p>ABSENT</text:p>
          </table:table-cell>
          <table:table-cell table:number-columns-repeated="243"/>
        </table:table-row>
        <table:table-row table:style-name="ro2" table:visibility="filter">
          <table:table-cell table:style-name="ce2" office:value-type="string">
            <text:p>BOUTEAUDOU</text:p>
          </table:table-cell>
          <table:table-cell table:style-name="ce5" office:value-type="string">
            <text:p>Alexandrine</text:p>
          </table:table-cell>
          <table:table-cell office:value-type="string">
            <text:p>1983/1984</text:p>
          </table:table-cell>
          <table:table-cell table:style-name="ce10" office:value-type="string">
            <text:p>16380 Marthon</text:p>
          </table:table-cell>
          <table:table-cell table:style-name="ce15" office:value-type="string">
            <text:p>Saint-Germain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BOUTEMY</text:p>
          </table:table-cell>
          <table:table-cell table:style-name="ce5" office:value-type="string">
            <text:p>Marie-Emmanuelle</text:p>
          </table:table-cell>
          <table:table-cell office:value-type="string">
            <text:p>2000/2001</text:p>
          </table:table-cell>
          <table:table-cell table:style-name="ce10" office:value-type="string">
            <text:p>33850 Léognan</text:p>
          </table:table-cell>
          <table:table-cell table:style-name="ce15" office:value-type="string">
            <text:p>Château Haut Lagrange - 31 route de Loustalade</text:p>
          </table:table-cell>
          <table:table-cell office:value-type="string">
            <text:p>05 56 64 52 55</text:p>
          </table:table-cell>
          <table:table-cell office:value-type="string">
            <text:p>Taïwan</text:p>
          </table:table-cell>
          <table:table-cell table:style-name="ce13" office:value-type="string">
            <text:p><text:span text:style-name="T2"><text:a xlink:href="mailto:marieboutemy@hotmail,com">marieboutemy@hotmail,com</text:a></text:span></text:p>
          </table:table-cell>
          <table:table-cell office:value-type="string">
            <text:p>BORDEAUX 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BOUTET épouse POURRIER</text:p>
          </table:table-cell>
          <table:table-cell table:style-name="ce5" office:value-type="string">
            <text:p>Julie</text:p>
          </table:table-cell>
          <table:table-cell office:value-type="string">
            <text:p>1990/1991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52 Allée du Mail</text:p>
          </table:table-cell>
          <table:table-cell office:value-type="string">
            <text:p>05 46 34 75 41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OUYER</text:p>
          </table:table-cell>
          <table:table-cell table:style-name="ce5" office:value-type="string">
            <text:p>Joel</text:p>
          </table:table-cell>
          <table:table-cell office:value-type="string">
            <text:p>1982/1983</text:p>
          </table:table-cell>
          <table:table-cell table:style-name="ce10" office:value-type="string">
            <text:p>17500 Jonzac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OUYGARD</text:p>
          </table:table-cell>
          <table:table-cell table:style-name="ce5" office:value-type="string">
            <text:p>Sophie</text:p>
          </table:table-cell>
          <table:table-cell office:value-type="string">
            <text:p>1990/1991</text:p>
          </table:table-cell>
          <table:table-cell table:style-name="ce10" office:value-type="string">
            <text:p>62000 Arras</text:p>
          </table:table-cell>
          <table:table-cell table:style-name="ce15" office:value-type="string">
            <text:p>1 rue Neuve du Rietz</text:p>
          </table:table-cell>
          <table:table-cell office:value-type="string">
            <text:p>03 21 73 84 58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OUZATS</text:p>
          </table:table-cell>
          <table:table-cell table:style-name="ce5" office:value-type="string">
            <text:p>Stéphanie</text:p>
          </table:table-cell>
          <table:table-cell office:value-type="string">
            <text:p>1997/1998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6 13 54 73 11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BOXBERGER épouse OBEROI</text:p>
          </table:table-cell>
          <table:table-cell table:style-name="ce5" office:value-type="string">
            <text:p>Samya</text:p>
          </table:table-cell>
          <table:table-cell office:value-type="string">
            <text:p>1986/1987</text:p>
          </table:table-cell>
          <table:table-cell table:style-name="ce10" office:value-type="string">
            <text:p>94010 Burlingame (CA) </text:p>
          </table:table-cell>
          <table:table-cell table:style-name="ce15" office:value-type="string">
            <text:p>1017 El Camino Real # 4 </text:p>
          </table:table-cell>
          <table:table-cell office:value-type="string">
            <text:p>1650 344 93 13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OYER</text:p>
          </table:table-cell>
          <table:table-cell table:style-name="ce5" office:value-type="string">
            <text:p>Sandra</text:p>
          </table:table-cell>
          <table:table-cell office:value-type="string">
            <text:p>1999/2000</text:p>
          </table:table-cell>
          <table:table-cell table:style-name="ce10" office:value-type="string">
            <text:p>33250 Saint Sauveur</text:p>
          </table:table-cell>
          <table:table-cell table:style-name="ce15" office:value-type="string">
            <text:p>15 route du Junca</text:p>
          </table:table-cell>
          <table:table-cell office:value-type="string">
            <text:p>05 56 59 55 22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BRAUD</text:p>
          </table:table-cell>
          <table:table-cell table:style-name="ce5" office:value-type="string">
            <text:p>Carole</text:p>
          </table:table-cell>
          <table:table-cell office:value-type="string">
            <text:p>1999/2000</text:p>
          </table:table-cell>
          <table:table-cell table:style-name="ce10" office:value-type="string">
            <text:p>17240 St-Grégoire d'Ardennes</text:p>
          </table:table-cell>
          <table:table-cell table:style-name="ce16" office:value-type="string">
            <text:p>adresse parents</text:p>
          </table:table-cell>
          <table:table-cell office:value-type="string">
            <text:p>05 46 70 48 03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BLAYE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BRAUD</text:p>
          </table:table-cell>
          <table:table-cell table:style-name="ce5" office:value-type="string">
            <text:p>Laura</text:p>
          </table:table-cell>
          <table:table-cell office:value-type="string">
            <text:p>2006/2007</text:p>
          </table:table-cell>
          <table:table-cell table:style-name="ce10" office:value-type="string">
            <text:p>16600 Mornac</text:p>
          </table:table-cell>
          <table:table-cell table:style-name="ce15" office:value-type="string">
            <text:p>8 route du Chêne Vert</text:p>
          </table:table-cell>
          <table:table-cell office:value-type="string">
            <text:p>05 45 65 70 66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laurabraud@hotmail.com">laurabraud@hotmail.com</text:a></text:span></text:p>
          </table:table-cell>
          <table:table-cell office:value-type="string">
            <text:p>ANGOULEME LES E.C</text:p>
          </table:table-cell>
          <table:table-cell table:style-name="ce37" office:value-type="string">
            <text:p>New Philadelphia</text:p>
          </table:table-cell>
          <table:table-cell office:value-type="float" office:value="6650">
            <text:p>6650</text:p>
          </table:table-cell>
          <table:table-cell table:number-columns-repeated="245"/>
        </table:table-row>
        <table:table-row table:style-name="ro3" table:visibility="filter">
          <table:table-cell table:style-name="ce2" office:value-type="string">
            <text:p>BRAUD</text:p>
          </table:table-cell>
          <table:table-cell table:style-name="ce5" office:value-type="string">
            <text:p>Marie-Pierre</text:p>
          </table:table-cell>
          <table:table-cell office:value-type="string">
            <text:p>1991/1992</text:p>
          </table:table-cell>
          <table:table-cell table:style-name="ce10" office:value-type="string">
            <text:p>33140 Villenave d'Ornon</text:p>
          </table:table-cell>
          <table:table-cell table:style-name="ce15" office:value-type="string">
            <text:p>6 domaine de Glady</text:p>
          </table:table-cell>
          <table:table-cell office:value-type="string">
            <text:p>05 56 75 49 43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BRAUD</text:p>
          </table:table-cell>
          <table:table-cell table:style-name="ce5" office:value-type="string">
            <text:p>Stéphanie</text:p>
          </table:table-cell>
          <table:table-cell office:value-type="string">
            <text:p>1988/1989</text:p>
          </table:table-cell>
          <table:table-cell table:style-name="ce10" office:value-type="string">
            <text:p>17240 St-Grégoire d'Ardennes</text:p>
          </table:table-cell>
          <table:table-cell table:style-name="ce15" office:value-type="string">
            <text:p>chez Moreau</text:p>
          </table:table-cell>
          <table:table-cell office:value-type="string">
            <text:p>05 46 70 48 03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PONS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BRAULT</text:p>
          </table:table-cell>
          <table:table-cell table:style-name="ce5" office:value-type="string">
            <text:p>Roger</text:p>
          </table:table-cell>
          <table:table-cell office:value-type="string">
            <text:p>1980/1981</text:p>
          </table:table-cell>
          <table:table-cell table:style-name="ce10" office:value-type="string">
            <text:p>81540 Belleserre</text:p>
          </table:table-cell>
          <table:table-cell table:style-name="ce15" office:value-type="string">
            <text:p>Le Bourg - Le Presbytère</text:p>
          </table:table-cell>
          <table:table-cell office:value-type="string">
            <text:p>05 63 50 24 07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RENIER</text:p>
          </table:table-cell>
          <table:table-cell table:style-name="ce5" office:value-type="string">
            <text:p>Laurent</text:p>
          </table:table-cell>
          <table:table-cell office:value-type="string">
            <text:p>2003/2004</text:p>
          </table:table-cell>
          <table:table-cell table:style-name="ce10" office:value-type="string">
            <text:p>33120 Arcachon</text:p>
          </table:table-cell>
          <table:table-cell table:style-name="ce15" office:value-type="string">
            <text:p>2 Allée Alexandre Dumas</text:p>
          </table:table-cell>
          <table:table-cell office:value-type="string">
            <text:p>05 56 83 99 48</text:p>
          </table:table-cell>
          <table:table-cell/>
          <table:table-cell table:style-name="ce13"/>
          <table:table-cell table:style-name="ce35" office:value-type="string">
            <text:p>ARCACHON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BRETHENOUX épouse LEVY</text:p>
          </table:table-cell>
          <table:table-cell table:style-name="ce5" office:value-type="string">
            <text:p>Virginie</text:p>
          </table:table-cell>
          <table:table-cell office:value-type="string">
            <text:p>1983/1984</text:p>
          </table:table-cell>
          <table:table-cell table:style-name="ce10" office:value-type="string">
            <text:p>92100 Boulogne</text:p>
          </table:table-cell>
          <table:table-cell table:style-name="ce15" office:value-type="string">
            <text:p>30 ter rue de l'ancienne Mairie</text:p>
          </table:table-cell>
          <table:table-cell office:value-type="string">
            <text:p>01 46 03 61 68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RETHOUS</text:p>
          </table:table-cell>
          <table:table-cell table:style-name="ce5" office:value-type="string">
            <text:p>Clothilde</text:p>
          </table:table-cell>
          <table:table-cell office:value-type="string">
            <text:p>1989/1990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6 82 72 54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RIGNOL épouse MICHEL</text:p>
          </table:table-cell>
          <table:table-cell table:style-name="ce5" office:value-type="string">
            <text:p>Martine</text:p>
          </table:table-cell>
          <table:table-cell office:value-type="string">
            <text:p>1979/1980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6 12 36 82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RIGUET-LAMARRE</text:p>
          </table:table-cell>
          <table:table-cell table:style-name="ce5" office:value-type="string">
            <text:p>ANTOINE</text:p>
          </table:table-cell>
          <table:table-cell office:value-type="string">
            <text:p>2008/2009</text:p>
          </table:table-cell>
          <table:table-cell table:style-name="ce10" office:value-type="string">
            <text:p>33310 LORMONT</text:p>
          </table:table-cell>
          <table:table-cell table:style-name="ce15" office:value-type="string">
            <text:p>124 rue du general de gaulle</text:p>
          </table:table-cell>
          <table:table-cell office:value-type="string">
            <text:p>05 47 29 81 72</text:p>
          </table:table-cell>
          <table:table-cell office:value-type="string">
            <text:p>Nvelle Zélande</text:p>
          </table:table-cell>
          <table:table-cell table:style-name="ce13" office:value-type="string">
            <text:p>avantavoine@hotmail.com</text:p>
          </table:table-cell>
          <table:table-cell office:value-type="string">
            <text:p>BORDEAUX</text:p>
          </table:table-cell>
          <table:table-cell table:style-name="ce6" office:value-type="string">
            <text:p>Christchurch west</text:p>
          </table:table-cell>
          <table:table-cell table:style-name="ce61" office:value-type="float" office:value="9970">
            <text:p>9970</text:p>
          </table:table-cell>
          <table:table-cell table:style-name="ce61"/>
          <table:table-cell table:number-columns-repeated="244"/>
        </table:table-row>
        <table:table-row table:style-name="ro3">
          <table:table-cell table:style-name="ce2" office:value-type="string">
            <text:p>BROCAS</text:p>
          </table:table-cell>
          <table:table-cell table:style-name="ce5" office:value-type="string">
            <text:p>Julie</text:p>
          </table:table-cell>
          <table:table-cell office:value-type="string">
            <text:p>2001/2002</text:p>
          </table:table-cell>
          <table:table-cell table:style-name="ce10" office:value-type="string">
            <text:p>33390 St-Seurin de Cursac</text:p>
          </table:table-cell>
          <table:table-cell table:style-name="ce15" office:value-type="string">
            <text:p>40 Le Bourg</text:p>
          </table:table-cell>
          <table:table-cell office:value-type="string">
            <text:p>05 57 42 98 31</text:p>
          </table:table-cell>
          <table:table-cell office:value-type="string">
            <text:p>Canada</text:p>
          </table:table-cell>
          <table:table-cell table:style-name="ce13"/>
          <table:table-cell office:value-type="string">
            <text:p>BLAYE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BROUX</text:p>
          </table:table-cell>
          <table:table-cell table:style-name="ce5" office:value-type="string">
            <text:p>Christophe</text:p>
          </table:table-cell>
          <table:table-cell office:value-type="string">
            <text:p>1976/1977</text:p>
          </table:table-cell>
          <table:table-cell table:style-name="ce10" office:value-type="string">
            <text:p>40990 St-Paul lès Dax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BRU</text:p>
          </table:table-cell>
          <table:table-cell table:style-name="ce5" office:value-type="string">
            <text:p>Camille</text:p>
          </table:table-cell>
          <table:table-cell office:value-type="string">
            <text:p>2002/2003</text:p>
          </table:table-cell>
          <table:table-cell table:style-name="ce10" office:value-type="string">
            <text:p>47320 Bourran</text:p>
          </table:table-cell>
          <table:table-cell table:style-name="ce15" office:value-type="string">
            <text:p>Colleignes</text:p>
          </table:table-cell>
          <table:table-cell office:value-type="string">
            <text:p>05 53 84 28 97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camillebru@hotmail.com">camillebru@hotmail.com</text:a></text:span></text:p>
          </table:table-cell>
          <table:table-cell office:value-type="string">
            <text:p>TONNEINS</text:p>
          </table:table-cell>
          <table:table-cell/>
          <table:table-cell table:style-name="ce37" table:number-columns-repeated="2"/>
          <table:table-cell table:number-columns-repeated="244"/>
        </table:table-row>
        <table:table-row table:style-name="ro2" table:visibility="filter">
          <table:table-cell table:style-name="ce2" office:value-type="string">
            <text:p>BRUYELLE</text:p>
          </table:table-cell>
          <table:table-cell table:style-name="ce5" office:value-type="string">
            <text:p>???</text:p>
          </table:table-cell>
          <table:table-cell office:value-type="string">
            <text:p>1994/1995</text:p>
          </table:table-cell>
          <table:table-cell table:style-name="ce10" office:value-type="string">
            <text:p>64000 Pau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BRUYELLE</text:p>
          </table:table-cell>
          <table:table-cell table:style-name="ce5" office:value-type="string">
            <text:p>Emmanuel</text:p>
          </table:table-cell>
          <table:table-cell office:value-type="string">
            <text:p>1993/1994</text:p>
          </table:table-cell>
          <table:table-cell table:style-name="ce10" office:value-type="string">
            <text:p>64000 Pau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BURG</text:p>
          </table:table-cell>
          <table:table-cell table:style-name="ce5" office:value-type="string">
            <text:p>Caroline</text:p>
          </table:table-cell>
          <table:table-cell office:value-type="string">
            <text:p>1991/1992</text:p>
          </table:table-cell>
          <table:table-cell table:style-name="ce10" office:value-type="string">
            <text:p>17240 St-Genis de Saintonge</text:p>
          </table:table-cell>
          <table:table-cell table:style-name="ce15" office:value-type="string">
            <text:p>19 route de Royan</text:p>
          </table:table-cell>
          <table:table-cell office:value-type="string">
            <text:p>05 46 49 82 12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PONS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BUSSER</text:p>
          </table:table-cell>
          <table:table-cell table:style-name="ce5" office:value-type="string">
            <text:p>Philippe</text:p>
          </table:table-cell>
          <table:table-cell office:value-type="string">
            <text:p>2004/2005</text:p>
          </table:table-cell>
          <table:table-cell table:style-name="ce10" office:value-type="string">
            <text:p>47500 Fumel</text:p>
          </table:table-cell>
          <table:table-cell table:style-name="ce15" office:value-type="string">
            <text:p>24 avenue Emile Zola</text:p>
          </table:table-cell>
          <table:table-cell office:value-type="string">
            <text:p>05 53 41 35 75</text:p>
          </table:table-cell>
          <table:table-cell office:value-type="string">
            <text:p>Canada / USA</text:p>
          </table:table-cell>
          <table:table-cell table:style-name="ce13" office:value-type="string">
            <text:p><text:span text:style-name="T2"><text:a xlink:href="mailto:philippe.busser@hotmail.fr">philippe.busser@hotmail.fr</text:a></text:span></text:p>
          </table:table-cell>
          <table:table-cell office:value-type="string">
            <text:p>FUMEL</text:p>
          </table:table-cell>
          <table:table-cell table:number-columns-repeated="3"/>
          <table:table-cell office:value-type="string">
            <text:p>VIT AU CANADA</text:p>
          </table:table-cell>
          <table:table-cell table:number-columns-repeated="243"/>
        </table:table-row>
        <table:table-row table:style-name="ro2" table:visibility="filter">
          <table:table-cell table:style-name="ce2" office:value-type="string">
            <text:p>CABALÉ</text:p>
          </table:table-cell>
          <table:table-cell table:style-name="ce5" office:value-type="string">
            <text:p>Béatrice</text:p>
          </table:table-cell>
          <table:table-cell office:value-type="string">
            <text:p>1982/1983</text:p>
          </table:table-cell>
          <table:table-cell table:style-name="ce10" office:value-type="string">
            <text:p>32600 L'Isle Jourdain</text:p>
          </table:table-cell>
          <table:table-cell table:style-name="ce15" office:value-type="string">
            <text:p>16 rue André Malraux</text:p>
          </table:table-cell>
          <table:table-cell office:value-type="string">
            <text:p>05 62 07 28 48</text:p>
          </table:table-cell>
          <table:table-cell/>
          <table:table-cell table:style-name="ce13"/>
          <table:table-cell table:number-columns-repeated="248"/>
        </table:table-row>
        <table:table-row table:style-name="ro4">
          <table:table-cell table:style-name="ce2" office:value-type="string">
            <text:p>CACHAU</text:p>
          </table:table-cell>
          <table:table-cell table:style-name="ce5" office:value-type="string">
            <text:p>Benjamin</text:p>
          </table:table-cell>
          <table:table-cell office:value-type="string">
            <text:p>2002/2003</text:p>
          </table:table-cell>
          <table:table-cell table:style-name="ce10" office:value-type="string">
            <text:p>33120 Arcachon</text:p>
          </table:table-cell>
          <table:table-cell table:style-name="ce15" office:value-type="string">
            <text:p>14 boulevard veynier montagneres</text:p>
          </table:table-cell>
          <table:table-cell office:value-type="string">
            <text:p>05 56 54 74 64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benjamincachau@hotmail.com">benjamincachau@hotmail.com</text:a></text:span></text:p>
          </table:table-cell>
          <table:table-cell table:style-name="ce35" office:value-type="string">
            <text:p>ARCACHON</text:p>
          </table:table-cell>
          <table:table-cell/>
          <table:table-cell table:style-name="ce37" table:number-columns-repeated="2"/>
          <table:table-cell table:number-columns-repeated="244"/>
        </table:table-row>
        <table:table-row table:style-name="ro3" table:visibility="filter">
          <table:table-cell table:style-name="ce2" office:value-type="string">
            <text:p>CADIER</text:p>
          </table:table-cell>
          <table:table-cell table:style-name="ce5" office:value-type="string">
            <text:p>Marie</text:p>
          </table:table-cell>
          <table:table-cell office:value-type="string">
            <text:p>1999/2000</text:p>
          </table:table-cell>
          <table:table-cell table:style-name="ce10" office:value-type="string">
            <text:p>33470 Gujan-Mestras</text:p>
          </table:table-cell>
          <table:table-cell table:style-name="ce15" office:value-type="string">
            <text:p>28 impasse Moulin de Boisset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CAHUC</text:p>
          </table:table-cell>
          <table:table-cell table:style-name="ce5" office:value-type="string">
            <text:p>Cécile</text:p>
          </table:table-cell>
          <table:table-cell office:value-type="string">
            <text:p>1981/1982</text:p>
          </table:table-cell>
          <table:table-cell table:style-name="ce10" office:value-type="string">
            <text:p>33000 Bordeaux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CANCET</text:p>
          </table:table-cell>
          <table:table-cell table:style-name="ce5" office:value-type="string">
            <text:p>Laetitia</text:p>
          </table:table-cell>
          <table:table-cell office:value-type="string">
            <text:p>2003/2004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10 rue Desse</text:p>
          </table:table-cell>
          <table:table-cell office:value-type="string">
            <text:p>05 56 98 23 37</text:p>
          </table:table-cell>
          <table:table-cell/>
          <table:table-cell table:style-name="ce13"/>
          <table:table-cell table:style-name="ce35" office:value-type="string">
            <text:p>BORDEAUX OUEST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CANDAU</text:p>
          </table:table-cell>
          <table:table-cell table:style-name="ce5" office:value-type="string">
            <text:p>Paul-Eric</text:p>
          </table:table-cell>
          <table:table-cell office:value-type="string">
            <text:p>1988/1989</text:p>
          </table:table-cell>
          <table:table-cell table:style-name="ce10" office:value-type="string">
            <text:p>64130 Mauleon</text:p>
          </table:table-cell>
          <table:table-cell table:style-name="ce15" office:value-type="string">
            <text:p>6 rue du Fort</text:p>
          </table:table-cell>
          <table:table-cell office:value-type="string">
            <text:p>05 59 28 00 95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CAPDELACARRERE</text:p>
          </table:table-cell>
          <table:table-cell table:style-name="ce5" office:value-type="string">
            <text:p>Sabine</text:p>
          </table:table-cell>
          <table:table-cell office:value-type="string">
            <text:p>2000/2001</text:p>
          </table:table-cell>
          <table:table-cell table:style-name="ce10" office:value-type="string">
            <text:p>64450 Navailles-Angos</text:p>
          </table:table-cell>
          <table:table-cell table:style-name="ce15" office:value-type="string">
            <text:p>Chemin Barailh</text:p>
          </table:table-cell>
          <table:table-cell office:value-type="string">
            <text:p>05 59 33 85 26</text:p>
          </table:table-cell>
          <table:table-cell office:value-type="string">
            <text:p>Australie</text:p>
          </table:table-cell>
          <table:table-cell table:style-name="ce13" office:value-type="string">
            <text:p><text:span text:style-name="T2"><text:a xlink:href="mailto:sabaust@hotmail,com">sabaust@hotmail,com</text:a></text:span></text:p>
          </table:table-cell>
          <table:table-cell office:value-type="string">
            <text:p>JURANCON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CAPDEVILLE</text:p>
          </table:table-cell>
          <table:table-cell table:style-name="ce5" office:value-type="string">
            <text:p>Vincent</text:p>
          </table:table-cell>
          <table:table-cell office:value-type="string">
            <text:p>1989/1990</text:p>
          </table:table-cell>
          <table:table-cell table:style-name="ce10" office:value-type="string">
            <text:p>86000 Poitiers</text:p>
          </table:table-cell>
          <table:table-cell table:style-name="ce15" office:value-type="string">
            <text:p>15 rue Arsène Orillard</text:p>
          </table:table-cell>
          <table:table-cell office:value-type="string">
            <text:p>05 49 42 99 78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CAPRA épouse BRISSE</text:p>
          </table:table-cell>
          <table:table-cell table:style-name="ce5" office:value-type="string">
            <text:p>Céline</text:p>
          </table:table-cell>
          <table:table-cell office:value-type="string">
            <text:p>1988/1989</text:p>
          </table:table-cell>
          <table:table-cell table:style-name="ce10" office:value-type="string">
            <text:p>78570 Andresy</text:p>
          </table:table-cell>
          <table:table-cell table:style-name="ce15" office:value-type="string">
            <text:p>10 Sente des Gaudines</text:p>
          </table:table-cell>
          <table:table-cell office:value-type="string">
            <text:p>01 39 27 87 0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CARDE</text:p>
          </table:table-cell>
          <table:table-cell table:style-name="ce5" office:value-type="string">
            <text:p>Estelle</text:p>
          </table:table-cell>
          <table:table-cell office:value-type="string">
            <text:p>1984/1985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135 Cours Victor Hugo</text:p>
          </table:table-cell>
          <table:table-cell office:value-type="string">
            <text:p>05 56 44 93 55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CARMÉ</text:p>
          </table:table-cell>
          <table:table-cell table:style-name="ce5" office:value-type="string">
            <text:p>Adeline</text:p>
          </table:table-cell>
          <table:table-cell office:value-type="string">
            <text:p>2002/2003</text:p>
          </table:table-cell>
          <table:table-cell table:style-name="ce10" office:value-type="string">
            <text:p>64122 Urrugne</text:p>
          </table:table-cell>
          <table:table-cell table:style-name="ce15" office:value-type="string">
            <text:p>30 allée Etche Handi - Maison Maibel</text:p>
          </table:table-cell>
          <table:table-cell office:value-type="string">
            <text:p>05 59 54 33 82</text:p>
          </table:table-cell>
          <table:table-cell/>
          <table:table-cell table:style-name="ce13"/>
          <table:table-cell table:number-columns-repeated="4"/>
          <table:table-cell table:style-name="ce37" office:value-type="string">
            <text:p>numéro pas attribué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CARRE</text:p>
          </table:table-cell>
          <table:table-cell table:style-name="ce5" office:value-type="string">
            <text:p>CLEMENTINE</text:p>
          </table:table-cell>
          <table:table-cell office:value-type="string">
            <text:p>2007/2008</text:p>
          </table:table-cell>
          <table:table-cell table:style-name="ce10" office:value-type="string">
            <text:p>17137 Nieul sur Mer</text:p>
          </table:table-cell>
          <table:table-cell table:style-name="ce15" office:value-type="string">
            <text:p>2 rue de maillezais</text:p>
          </table:table-cell>
          <table:table-cell office:value-type="string">
            <text:p>05 46 51 09 95</text:p>
          </table:table-cell>
          <table:table-cell office:value-type="string">
            <text:p>USA</text:p>
          </table:table-cell>
          <table:table-cell table:style-name="ce13" office:value-type="string">
            <text:p>clem081190@msn.com</text:p>
          </table:table-cell>
          <table:table-cell table:style-name="ce35" office:value-type="string">
            <text:p>LA ROCHELLE</text:p>
          </table:table-cell>
          <table:table-cell table:style-name="ce46" office:value-type="string">
            <text:p>Bala Cynwyd - Narberth</text:p>
          </table:table-cell>
          <table:table-cell office:value-type="float" office:value="7450">
            <text:p>7450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CARRERE-GEE</text:p>
          </table:table-cell>
          <table:table-cell table:style-name="ce5" office:value-type="string">
            <text:p>Marie-Claire</text:p>
          </table:table-cell>
          <table:table-cell office:value-type="string">
            <text:p>1981/1982</text:p>
          </table:table-cell>
          <table:table-cell table:style-name="ce10" office:value-type="string">
            <text:p>64400 Eysus</text:p>
          </table:table-cell>
          <table:table-cell table:style-name="ce15" office:value-type="string">
            <text:p>Eysus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CARRIÉ</text:p>
          </table:table-cell>
          <table:table-cell table:style-name="ce5" office:value-type="string">
            <text:p>Vincent</text:p>
          </table:table-cell>
          <table:table-cell office:value-type="string">
            <text:p>2006/2007</text:p>
          </table:table-cell>
          <table:table-cell table:style-name="ce10" office:value-type="string">
            <text:p>17200 Royan</text:p>
          </table:table-cell>
          <table:table-cell table:style-name="ce15" office:value-type="string">
            <text:p>25 rue des Chevreuils</text:p>
          </table:table-cell>
          <table:table-cell office:value-type="string">
            <text:p>05 46 38 33 19</text:p>
          </table:table-cell>
          <table:table-cell office:value-type="string">
            <text:p>Taïwan</text:p>
          </table:table-cell>
          <table:table-cell table:style-name="ce13" office:value-type="string">
            <text:p>vinc.c@hotmail.com</text:p>
          </table:table-cell>
          <table:table-cell table:style-name="ce34" office:value-type="string">
            <text:p>ROYAN</text:p>
          </table:table-cell>
          <table:table-cell table:style-name="ce37" office:value-type="string">
            <text:p>Lukang </text:p>
          </table:table-cell>
          <table:table-cell table:number-columns-repeated="246"/>
        </table:table-row>
        <table:table-row table:style-name="ro2" table:visibility="filter">
          <table:table-cell table:style-name="ce2" office:value-type="string">
            <text:p>CASARO</text:p>
          </table:table-cell>
          <table:table-cell table:style-name="ce5" office:value-type="string">
            <text:p>Carole</text:p>
          </table:table-cell>
          <table:table-cell office:value-type="string">
            <text:p>1990/1991</text:p>
          </table:table-cell>
          <table:table-cell table:style-name="ce10" office:value-type="string">
            <text:p>40200 Mimizan</text:p>
          </table:table-cell>
          <table:table-cell table:style-name="ce15" office:value-type="string">
            <text:p>71 Residence des Trounques</text:p>
          </table:table-cell>
          <table:table-cell office:value-type="string">
            <text:p>05 58 09 35 71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CASAUBON</text:p>
          </table:table-cell>
          <table:table-cell table:style-name="ce5" office:value-type="string">
            <text:p>ADELINE</text:p>
          </table:table-cell>
          <table:table-cell office:value-type="string">
            <text:p>2007/2008</text:p>
          </table:table-cell>
          <table:table-cell table:style-name="ce10" office:value-type="string">
            <text:p>64400 Bidos</text:p>
          </table:table-cell>
          <table:table-cell table:style-name="ce15" office:value-type="string">
            <text:p>3 rue des tulipes</text:p>
          </table:table-cell>
          <table:table-cell office:value-type="string">
            <text:p>05 59 39 78 70</text:p>
          </table:table-cell>
          <table:table-cell office:value-type="string">
            <text:p>USA</text:p>
          </table:table-cell>
          <table:table-cell table:style-name="ce13" office:value-type="string">
            <text:p>adeline.casaubon@wanadoo.fr</text:p>
          </table:table-cell>
          <table:table-cell table:style-name="ce35" office:value-type="string">
            <text:p>OLORON SAINTE MARIE</text:p>
          </table:table-cell>
          <table:table-cell table:style-name="ce43" office:value-type="string">
            <text:p>Mountain view</text:p>
          </table:table-cell>
          <table:table-cell office:value-type="float" office:value="5170">
            <text:p>5170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CASSAIGNE</text:p>
          </table:table-cell>
          <table:table-cell table:style-name="ce5" office:value-type="string">
            <text:p>Cécile</text:p>
          </table:table-cell>
          <table:table-cell office:value-type="string">
            <text:p>1976/1977</text:p>
          </table:table-cell>
          <table:table-cell table:style-name="ce10" office:value-type="string">
            <text:p>33210 Langon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CASTANET</text:p>
          </table:table-cell>
          <table:table-cell table:style-name="ce5" office:value-type="string">
            <text:p>Julien</text:p>
          </table:table-cell>
          <table:table-cell office:value-type="string">
            <text:p>2001/2002</text:p>
          </table:table-cell>
          <table:table-cell table:style-name="ce10" office:value-type="string">
            <text:p>33380 Biganos</text:p>
          </table:table-cell>
          <table:table-cell table:style-name="ce15" office:value-type="string">
            <text:p>2 rue Victor Hugo</text:p>
          </table:table-cell>
          <table:table-cell office:value-type="string">
            <text:p>05 56 82 70 76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CASTERAN</text:p>
          </table:table-cell>
          <table:table-cell table:style-name="ce5" office:value-type="string">
            <text:p>Gauthier</text:p>
          </table:table-cell>
          <table:table-cell office:value-type="string">
            <text:p>2006/2007</text:p>
          </table:table-cell>
          <table:table-cell table:style-name="ce10" office:value-type="string">
            <text:p>64160 Jurançon</text:p>
          </table:table-cell>
          <table:table-cell table:style-name="ce15" office:value-type="string">
            <text:p>29 avenue Henry IV</text:p>
          </table:table-cell>
          <table:table-cell office:value-type="string">
            <text:p>05 59 36 06 60</text:p>
          </table:table-cell>
          <table:table-cell office:value-type="string">
            <text:p>Finlande</text:p>
          </table:table-cell>
          <table:table-cell table:style-name="ce13" office:value-type="string">
            <text:p>gauthier.casteran@gmail.com</text:p>
          </table:table-cell>
          <table:table-cell table:style-name="ce34" office:value-type="string">
            <text:p>BAYONNE BIARRITZ ADO</text:p>
          </table:table-cell>
          <table:table-cell table:style-name="ce37" office:value-type="string">
            <text:p>Ekenâs</text:p>
          </table:table-cell>
          <table:table-cell office:value-type="float" office:value="1420">
            <text:p>1420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CAUSSINES</text:p>
          </table:table-cell>
          <table:table-cell table:style-name="ce5" office:value-type="string">
            <text:p>Catherine</text:p>
          </table:table-cell>
          <table:table-cell office:value-type="string">
            <text:p>1980/1981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72 ter rue Lecocq</text:p>
          </table:table-cell>
          <table:table-cell office:value-type="string">
            <text:p>06 16 46 56 66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CAZAUBON</text:p>
          </table:table-cell>
          <table:table-cell table:style-name="ce5" office:value-type="string">
            <text:p>Pauline</text:p>
          </table:table-cell>
          <table:table-cell office:value-type="string">
            <text:p>2000/2001</text:p>
          </table:table-cell>
          <table:table-cell table:style-name="ce10" office:value-type="string">
            <text:p>40140 Soustons</text:p>
          </table:table-cell>
          <table:table-cell table:style-name="ce15" office:value-type="string">
            <text:p>5 place de l'église</text:p>
          </table:table-cell>
          <table:table-cell office:value-type="string">
            <text:p>05 58 41 56 40</text:p>
          </table:table-cell>
          <table:table-cell office:value-type="string">
            <text:p>Brésil</text:p>
          </table:table-cell>
          <table:table-cell table:style-name="ce13" office:value-type="string">
            <text:p><text:span text:style-name="T2"><text:a xlink:href="mailto:pauline_cazaubon@hotmail,fr">pauline_cazaubon@hotmail,fr</text:a></text:span></text:p>
          </table:table-cell>
          <table:table-cell office:value-type="string">
            <text:p>HOSSEGOR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CAZEDEVANT</text:p>
          </table:table-cell>
          <table:table-cell table:style-name="ce5" office:value-type="string">
            <text:p>Vivien</text:p>
          </table:table-cell>
          <table:table-cell office:value-type="string">
            <text:p>2002/2003</text:p>
          </table:table-cell>
          <table:table-cell table:style-name="ce10"/>
          <table:table-cell table:style-name="ce15" office:value-type="string">
            <text:p>NPAI</text:p>
          </table:table-cell>
          <table:table-cell table:number-columns-repeated="2"/>
          <table:table-cell table:style-name="ce13"/>
          <table:table-cell table:number-columns-repeated="2"/>
          <table:table-cell table:style-name="ce37" table:number-columns-repeated="2"/>
          <table:table-cell table:number-columns-repeated="244"/>
        </table:table-row>
        <table:table-row table:style-name="ro3" table:visibility="filter">
          <table:table-cell table:style-name="ce2" office:value-type="string">
            <text:p>CAZENAVE-GASSIOT</text:p>
          </table:table-cell>
          <table:table-cell table:style-name="ce5" office:value-type="string">
            <text:p>Anne</text:p>
          </table:table-cell>
          <table:table-cell office:value-type="string">
            <text:p>1999/2000</text:p>
          </table:table-cell>
          <table:table-cell table:style-name="ce10" office:value-type="string">
            <text:p>33190 St-Hilaire de la Noaille</text:p>
          </table:table-cell>
          <table:table-cell table:style-name="ce15" office:value-type="string">
            <text:p>Le Château</text:p>
          </table:table-cell>
          <table:table-cell office:value-type="string">
            <text:p>05 56 61 03 52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CEREA</text:p>
          </table:table-cell>
          <table:table-cell table:style-name="ce5" office:value-type="string">
            <text:p>Sandra</text:p>
          </table:table-cell>
          <table:table-cell office:value-type="string">
            <text:p>2002/2003</text:p>
          </table:table-cell>
          <table:table-cell table:style-name="ce10" office:value-type="string">
            <text:p>47000 Agen</text:p>
          </table:table-cell>
          <table:table-cell table:style-name="ce15" office:value-type="string">
            <text:p>121 avenue Jean Jaures</text:p>
          </table:table-cell>
          <table:table-cell office:value-type="string">
            <text:p>05 53 66 62 47</text:p>
          </table:table-cell>
          <table:table-cell/>
          <table:table-cell table:style-name="ce13"/>
          <table:table-cell table:number-columns-repeated="4"/>
          <table:table-cell table:style-name="ce37" office:value-type="string">
            <text:p>ne répond pas</text:p>
          </table:table-cell>
          <table:table-cell table:number-columns-repeated="243"/>
        </table:table-row>
        <table:table-row table:style-name="ro3">
          <table:table-cell table:style-name="ce2" office:value-type="string">
            <text:p>CESCAU</text:p>
          </table:table-cell>
          <table:table-cell table:style-name="ce5" office:value-type="string">
            <text:p>Marion</text:p>
          </table:table-cell>
          <table:table-cell office:value-type="string">
            <text:p>2004/2005</text:p>
          </table:table-cell>
          <table:table-cell table:style-name="ce10" office:value-type="string">
            <text:p>33160 St-Médard en Jalles</text:p>
          </table:table-cell>
          <table:table-cell table:style-name="ce15" office:value-type="string">
            <text:p>13 rue Copernic</text:p>
          </table:table-cell>
          <table:table-cell office:value-type="string">
            <text:p>05 56 05 70 25</text:p>
          </table:table-cell>
          <table:table-cell office:value-type="string">
            <text:p>Australie</text:p>
          </table:table-cell>
          <table:table-cell table:style-name="ce13" office:value-type="string">
            <text:p>marion_cescau@hotmail.com</text:p>
          </table:table-cell>
          <table:table-cell office:value-type="string">
            <text:p>BORDEAUX</text:p>
          </table:table-cell>
          <table:table-cell table:number-columns-repeated="247"/>
        </table:table-row>
        <table:table-row table:style-name="ro3">
          <table:table-cell table:style-name="ce2" office:value-type="string">
            <text:p>CESCAU</text:p>
          </table:table-cell>
          <table:table-cell table:style-name="ce5" office:value-type="string">
            <text:p>Olivia</text:p>
          </table:table-cell>
          <table:table-cell office:value-type="string">
            <text:p>2006/2007</text:p>
          </table:table-cell>
          <table:table-cell table:style-name="ce10" office:value-type="string">
            <text:p>33160 St-Médard en Jalles</text:p>
          </table:table-cell>
          <table:table-cell table:style-name="ce15" office:value-type="string">
            <text:p>13 rue Copernic</text:p>
          </table:table-cell>
          <table:table-cell office:value-type="string">
            <text:p>05 56 05 70 25</text:p>
          </table:table-cell>
          <table:table-cell office:value-type="string">
            <text:p>usA</text:p>
          </table:table-cell>
          <table:table-cell table:style-name="ce13" office:value-type="string">
            <text:p>olivia_cescau@hotmail.com</text:p>
          </table:table-cell>
          <table:table-cell table:style-name="ce34" office:value-type="string">
            <text:p>BORDEAUX</text:p>
          </table:table-cell>
          <table:table-cell table:style-name="ce37" office:value-type="string">
            <text:p>Port Towsend Noon</text:p>
          </table:table-cell>
          <table:table-cell office:value-type="float" office:value="5020">
            <text:p>5020</text:p>
          </table:table-cell>
          <table:table-cell table:number-columns-repeated="245"/>
        </table:table-row>
        <table:table-row table:style-name="ro3" table:visibility="filter">
          <table:table-cell table:style-name="ce2" office:value-type="string">
            <text:p>CHABRIÉ</text:p>
          </table:table-cell>
          <table:table-cell table:style-name="ce5" office:value-type="string">
            <text:p>Hélène</text:p>
          </table:table-cell>
          <table:table-cell office:value-type="string">
            <text:p>1989/1990</text:p>
          </table:table-cell>
          <table:table-cell table:style-name="ce10" office:value-type="string">
            <text:p>78140 Velizy-Villacoublay</text:p>
          </table:table-cell>
          <table:table-cell table:style-name="ce15" office:value-type="string">
            <text:p>Résidence Les Bois Appt 270 Bat 21-60 rue Villacoublay</text:p>
          </table:table-cell>
          <table:table-cell office:value-type="string">
            <text:p>01 34 65 37 03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CHABRIER épouse SIEGER</text:p>
          </table:table-cell>
          <table:table-cell table:style-name="ce5" office:value-type="string">
            <text:p>Alexandra</text:p>
          </table:table-cell>
          <table:table-cell office:value-type="string">
            <text:p>1984/1985</text:p>
          </table:table-cell>
          <table:table-cell table:style-name="ce10" office:value-type="string">
            <text:p>92410 Ville d'Avray</text:p>
          </table:table-cell>
          <table:table-cell table:style-name="ce15" office:value-type="string">
            <text:p>18 rue Pradier</text:p>
          </table:table-cell>
          <table:table-cell office:value-type="string">
            <text:p>01 41 15 16 03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CHALAND</text:p>
          </table:table-cell>
          <table:table-cell table:style-name="ce5" office:value-type="string">
            <text:p>Jade-Charlotte</text:p>
          </table:table-cell>
          <table:table-cell office:value-type="string">
            <text:p>2000/2001</text:p>
          </table:table-cell>
          <table:table-cell table:style-name="ce10" office:value-type="string">
            <text:p>47170 Mézin</text:p>
          </table:table-cell>
          <table:table-cell table:style-name="ce15" office:value-type="string">
            <text:p>Baradieu</text:p>
          </table:table-cell>
          <table:table-cell office:value-type="string">
            <text:p>05 53 97 02 80</text:p>
          </table:table-cell>
          <table:table-cell office:value-type="string">
            <text:p>USA</text:p>
          </table:table-cell>
          <table:table-cell table:style-name="ce27" office:value-type="string">
            <text:p>baradieu,chaland@wanadoo,fr</text:p>
          </table:table-cell>
          <table:table-cell office:value-type="string">
            <text:p>NERAC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CHAMBEAU</text:p>
          </table:table-cell>
          <table:table-cell table:style-name="ce5" office:value-type="string">
            <text:p>Cédric</text:p>
          </table:table-cell>
          <table:table-cell office:value-type="string">
            <text:p>1996/1997</text:p>
          </table:table-cell>
          <table:table-cell table:style-name="ce10" office:value-type="string">
            <text:p>16000 Angoulème</text:p>
          </table:table-cell>
          <table:table-cell table:style-name="ce15" office:value-type="string">
            <text:p>11 rue Robert Schuman</text:p>
          </table:table-cell>
          <table:table-cell office:value-type="string">
            <text:p>05 45 91 96 15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CHAMFEUIL</text:p>
          </table:table-cell>
          <table:table-cell table:style-name="ce5" office:value-type="string">
            <text:p>Benjamin</text:p>
          </table:table-cell>
          <table:table-cell office:value-type="string">
            <text:p>2003/2004</text:p>
          </table:table-cell>
          <table:table-cell table:style-name="ce10" office:value-type="string">
            <text:p>33110 Le Bouscat</text:p>
          </table:table-cell>
          <table:table-cell table:style-name="ce15" office:value-type="string">
            <text:p>27 rue Mondon</text:p>
          </table:table-cell>
          <table:table-cell office:value-type="string">
            <text:p>05 56 39 29 46</text:p>
          </table:table-cell>
          <table:table-cell/>
          <table:table-cell table:style-name="ce13"/>
          <table:table-cell table:style-name="ce34" office:value-type="string">
            <text:p>BORDEAUX BOUSCAT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CHANSON</text:p>
          </table:table-cell>
          <table:table-cell table:style-name="ce5" office:value-type="string">
            <text:p>Marine</text:p>
          </table:table-cell>
          <table:table-cell office:value-type="string">
            <text:p>2005/2006</text:p>
          </table:table-cell>
          <table:table-cell table:style-name="ce10" office:value-type="string">
            <text:p>16200 Jarnac</text:p>
          </table:table-cell>
          <table:table-cell table:style-name="ce15" office:value-type="string">
            <text:p>44 rue du Chail</text:p>
          </table:table-cell>
          <table:table-cell office:value-type="string">
            <text:p>05 45 81 21 56</text:p>
          </table:table-cell>
          <table:table-cell office:value-type="string">
            <text:p>Afrique du Sud</text:p>
          </table:table-cell>
          <table:table-cell table:style-name="ce13" office:value-type="string">
            <text:p><text:span text:style-name="T2"><text:a xlink:href="mailto:marinechanson@hotmail.fr">marinechanson@hotmail.fr</text:a></text:span></text:p>
          </table:table-cell>
          <table:table-cell table:style-name="ce35" office:value-type="string">
            <text:p>JARNAC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CHAPELLE</text:p>
          </table:table-cell>
          <table:table-cell table:style-name="ce5" office:value-type="string">
            <text:p>Jean-Baptiste</text:p>
          </table:table-cell>
          <table:table-cell office:value-type="string">
            <text:p>1995/1996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21 rue Henri de Condé</text:p>
          </table:table-cell>
          <table:table-cell office:value-type="string">
            <text:p>05 46 67 88 23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CHAPON</text:p>
          </table:table-cell>
          <table:table-cell table:style-name="ce5" office:value-type="string">
            <text:p>Nathalie</text:p>
          </table:table-cell>
          <table:table-cell office:value-type="string">
            <text:p>1989/1990</text:p>
          </table:table-cell>
          <table:table-cell table:style-name="ce10" office:value-type="string">
            <text:p>17500 St-Germain de Lusignan</text:p>
          </table:table-cell>
          <table:table-cell table:style-name="ce15" office:value-type="string">
            <text:p>Chez Noel</text:p>
          </table:table-cell>
          <table:table-cell office:value-type="string">
            <text:p>06 18 04 00 53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CHARGÉ</text:p>
          </table:table-cell>
          <table:table-cell table:style-name="ce5" office:value-type="string">
            <text:p>Lysiane</text:p>
          </table:table-cell>
          <table:table-cell office:value-type="string">
            <text:p>1999/2000</text:p>
          </table:table-cell>
          <table:table-cell table:style-name="ce10" office:value-type="string">
            <text:p>33150 Cenon</text:p>
          </table:table-cell>
          <table:table-cell table:style-name="ce15" office:value-type="string">
            <text:p>29 rue Louis Mondaut</text:p>
          </table:table-cell>
          <table:table-cell office:value-type="string">
            <text:p>05 56 86 41 61</text:p>
          </table:table-cell>
          <table:table-cell/>
          <table:table-cell table:style-name="ce13" office:value-type="string">
            <text:p><text:span text:style-name="T2"><text:a xlink:href="mailto:lysianecharge@hotmail.com">lysianecharge@hotmail.com</text:a></text:span>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>
            <text:p>CHARGÉ</text:p>
          </table:table-cell>
          <table:table-cell table:style-name="ce5" office:value-type="string">
            <text:p>Séverine</text:p>
          </table:table-cell>
          <table:table-cell office:value-type="string">
            <text:p>1995/1996</text:p>
          </table:table-cell>
          <table:table-cell table:style-name="ce10" office:value-type="string">
            <text:p>33150 Cenon</text:p>
          </table:table-cell>
          <table:table-cell table:style-name="ce15" office:value-type="string">
            <text:p>29 rue Louis Mondaut</text:p>
          </table:table-cell>
          <table:table-cell office:value-type="string">
            <text:p>05 56 86 41 61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CHARPATEAU</text:p>
          </table:table-cell>
          <table:table-cell table:style-name="ce5" office:value-type="string">
            <text:p>Christophe</text:p>
          </table:table-cell>
          <table:table-cell office:value-type="string">
            <text:p>1987/1988</text:p>
          </table:table-cell>
          <table:table-cell table:style-name="ce10" office:value-type="string">
            <text:p>33500 Libourne</text:p>
          </table:table-cell>
          <table:table-cell table:style-name="ce15" office:value-type="string">
            <text:p>21 chemin de Carré</text:p>
          </table:table-cell>
          <table:table-cell office:value-type="string">
            <text:p>05 57 51 24 67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CHARPENTIER</text:p>
          </table:table-cell>
          <table:table-cell table:style-name="ce5" office:value-type="string">
            <text:p>Philippe</text:p>
          </table:table-cell>
          <table:table-cell office:value-type="string">
            <text:p>1983/1984</text:p>
          </table:table-cell>
          <table:table-cell table:style-name="ce10" office:value-type="string">
            <text:p>75019 Paris</text:p>
          </table:table-cell>
          <table:table-cell table:style-name="ce15" office:value-type="string">
            <text:p>54 avenue Simon Bolivar</text:p>
          </table:table-cell>
          <table:table-cell office:value-type="string">
            <text:p>01 42 49 01 07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CHARUEL</text:p>
          </table:table-cell>
          <table:table-cell table:style-name="ce5" office:value-type="string">
            <text:p>Virginie</text:p>
          </table:table-cell>
          <table:table-cell office:value-type="string">
            <text:p>2006/2007</text:p>
          </table:table-cell>
          <table:table-cell table:style-name="ce10" office:value-type="string">
            <text:p>33160 St-Médard en Jalles</text:p>
          </table:table-cell>
          <table:table-cell table:style-name="ce15" office:value-type="string">
            <text:p>16 rue Charles Chaumel</text:p>
          </table:table-cell>
          <table:table-cell office:value-type="string">
            <text:p>05 56 70 38 99</text:p>
          </table:table-cell>
          <table:table-cell office:value-type="string">
            <text:p>Mexique</text:p>
          </table:table-cell>
          <table:table-cell table:style-name="ce13" office:value-type="string">
            <text:p>cvirginie@msn.com</text:p>
          </table:table-cell>
          <table:table-cell table:style-name="ce34" office:value-type="string">
            <text:p>MARENNES OLERON</text:p>
          </table:table-cell>
          <table:table-cell table:style-name="ce37" office:value-type="string">
            <text:p>PUEBLA</text:p>
          </table:table-cell>
          <table:table-cell office:value-type="float" office:value="4180">
            <text:p>418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CHATEAUNEUF</text:p>
          </table:table-cell>
          <table:table-cell table:style-name="ce5" office:value-type="string">
            <text:p>Karine</text:p>
          </table:table-cell>
          <table:table-cell office:value-type="string">
            <text:p>1989/1990</text:p>
          </table:table-cell>
          <table:table-cell table:style-name="ce10" office:value-type="string">
            <text:p>75017 Paris</text:p>
          </table:table-cell>
          <table:table-cell table:style-name="ce15" office:value-type="string">
            <text:p>51 rue des Batignolles</text:p>
          </table:table-cell>
          <table:table-cell office:value-type="string">
            <text:p>01 58 60 17 36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BLAYE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CHATELLIER</text:p>
          </table:table-cell>
          <table:table-cell table:style-name="ce5" office:value-type="string">
            <text:p>Bénédicte</text:p>
          </table:table-cell>
          <table:table-cell office:value-type="string">
            <text:p>1991/1992</text:p>
          </table:table-cell>
          <table:table-cell table:style-name="ce10" office:value-type="string">
            <text:p>16300 Barrets</text:p>
          </table:table-cell>
          <table:table-cell table:style-name="ce15" office:value-type="string">
            <text:p>La Verdure</text:p>
          </table:table-cell>
          <table:table-cell office:value-type="string">
            <text:p>06 12 57 38 80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CHAUMETTE</text:p>
          </table:table-cell>
          <table:table-cell table:style-name="ce5" office:value-type="string">
            <text:p>Maude</text:p>
          </table:table-cell>
          <table:table-cell office:value-type="string">
            <text:p>1994/1995</text:p>
          </table:table-cell>
          <table:table-cell table:style-name="ce10" office:value-type="string">
            <text:p>16120 Chateauneuf</text:p>
          </table:table-cell>
          <table:table-cell table:style-name="ce15" office:value-type="string">
            <text:p>25 rue Aristide Briand</text:p>
          </table:table-cell>
          <table:table-cell office:value-type="string">
            <text:p>05 45 97 13 05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CHAUX</text:p>
          </table:table-cell>
          <table:table-cell table:style-name="ce5" office:value-type="string">
            <text:p>Nathalie</text:p>
          </table:table-cell>
          <table:table-cell office:value-type="string">
            <text:p>1984/1985</text:p>
          </table:table-cell>
          <table:table-cell table:style-name="ce10" office:value-type="string">
            <text:p>33470 Gujan-Mestras</text:p>
          </table:table-cell>
          <table:table-cell table:style-name="ce15" office:value-type="string">
            <text:p>16 allée Du Petit Mestey</text:p>
          </table:table-cell>
          <table:table-cell office:value-type="string">
            <text:p>06 12 99 61 03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CHAVANNE</text:p>
          </table:table-cell>
          <table:table-cell table:style-name="ce5" office:value-type="string">
            <text:p>Claire</text:p>
          </table:table-cell>
          <table:table-cell office:value-type="string">
            <text:p>1993/1994</text:p>
          </table:table-cell>
          <table:table-cell table:style-name="ce10" office:value-type="string">
            <text:p>64290 Gan</text:p>
          </table:table-cell>
          <table:table-cell table:style-name="ce15" office:value-type="string">
            <text:p>chemin Escoubet</text:p>
          </table:table-cell>
          <table:table-cell office:value-type="string">
            <text:p>05 59 21 58 14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CHAVANT (Saint-Barthélémy)</text:p>
          </table:table-cell>
          <table:table-cell table:style-name="ce5" office:value-type="string">
            <text:p>Emmanuel</text:p>
          </table:table-cell>
          <table:table-cell office:value-type="string">
            <text:p>1986/1987</text:p>
          </table:table-cell>
          <table:table-cell table:style-name="ce10" office:value-type="string">
            <text:p>33220 Port Ste Foy et Ponchapt</text:p>
          </table:table-cell>
          <table:table-cell table:style-name="ce15" office:value-type="string">
            <text:p>Mme BUGARET - 5 rue des Pecheurs</text:p>
          </table:table-cell>
          <table:table-cell office:value-type="string">
            <text:p>05 53 57 91 40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CHELLE épouse GUISSE (LUX)</text:p>
          </table:table-cell>
          <table:table-cell table:style-name="ce5" office:value-type="string">
            <text:p>Muriel</text:p>
          </table:table-cell>
          <table:table-cell office:value-type="string">
            <text:p>1979/1980</text:p>
          </table:table-cell>
          <table:table-cell table:style-name="ce10" office:value-type="string">
            <text:p>40150 Hossegor</text:p>
          </table:table-cell>
          <table:table-cell table:style-name="ce15" office:value-type="string">
            <text:p>288 avenue du Tour du Lac -Villa Marie-Pierre - BP 43</text:p>
          </table:table-cell>
          <table:table-cell office:value-type="string">
            <text:p>05 58 43 50 36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CHELLE épouse VERDOT</text:p>
          </table:table-cell>
          <table:table-cell table:style-name="ce5" office:value-type="string">
            <text:p>Sylvie</text:p>
          </table:table-cell>
          <table:table-cell office:value-type="string">
            <text:p>1975/1976</text:p>
          </table:table-cell>
          <table:table-cell table:style-name="ce10" office:value-type="string">
            <text:p>40150 Hossegor</text:p>
          </table:table-cell>
          <table:table-cell table:style-name="ce15" office:value-type="string">
            <text:p>288 avenue du Tour du Lac -Villa Marie-Pierre - BP 43</text:p>
          </table:table-cell>
          <table:table-cell office:value-type="string">
            <text:p>05 58 43 50 3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CHEVALLIER</text:p>
          </table:table-cell>
          <table:table-cell table:style-name="ce5" office:value-type="string">
            <text:p>Karine</text:p>
          </table:table-cell>
          <table:table-cell office:value-type="string">
            <text:p>1998/1999</text:p>
          </table:table-cell>
          <table:table-cell table:style-name="ce10" office:value-type="string">
            <text:p>40090 Campagne</text:p>
          </table:table-cell>
          <table:table-cell table:style-name="ce15" office:value-type="string">
            <text:p>132 route de Laurençon</text:p>
          </table:table-cell>
          <table:table-cell office:value-type="string">
            <text:p>05 58 44 16 82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CHEVALLIER</text:p>
          </table:table-cell>
          <table:table-cell table:style-name="ce5" office:value-type="string">
            <text:p>Nathalie</text:p>
          </table:table-cell>
          <table:table-cell office:value-type="string">
            <text:p>1983/1984</text:p>
          </table:table-cell>
          <table:table-cell table:style-name="ce10" office:value-type="string">
            <text:p>40150 Angresse</text:p>
          </table:table-cell>
          <table:table-cell table:style-name="ce15" office:value-type="string">
            <text:p>La Pépinière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CHOLIN</text:p>
          </table:table-cell>
          <table:table-cell table:style-name="ce5" office:value-type="string">
            <text:p>Ghislaine</text:p>
          </table:table-cell>
          <table:table-cell office:value-type="string">
            <text:p>1997/1998</text:p>
          </table:table-cell>
          <table:table-cell table:style-name="ce10" office:value-type="string">
            <text:p>16260 Chasseneuil <text:s/>Bonnieure</text:p>
          </table:table-cell>
          <table:table-cell table:style-name="ce15" office:value-type="string">
            <text:p>27 avenue de la République</text:p>
          </table:table-cell>
          <table:table-cell office:value-type="string">
            <text:p>05 49 07 75 04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CHOPINEAUX (USA)</text:p>
          </table:table-cell>
          <table:table-cell table:style-name="ce5" office:value-type="string">
            <text:p>Florence</text:p>
          </table:table-cell>
          <table:table-cell office:value-type="string">
            <text:p>1987/1988</text:p>
          </table:table-cell>
          <table:table-cell table:style-name="ce10" office:value-type="string">
            <text:p>64700 Hendaye</text:p>
          </table:table-cell>
          <table:table-cell table:style-name="ce15" office:value-type="string">
            <text:p>71 rue de Béhobie</text:p>
          </table:table-cell>
          <table:table-cell office:value-type="string">
            <text:p>05 59 20 74 77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CLAEYS</text:p>
          </table:table-cell>
          <table:table-cell table:style-name="ce5" office:value-type="string">
            <text:p>Magali</text:p>
          </table:table-cell>
          <table:table-cell office:value-type="string">
            <text:p>1997/1998</text:p>
          </table:table-cell>
          <table:table-cell table:style-name="ce10" office:value-type="string">
            <text:p>31100 Toulouse</text:p>
          </table:table-cell>
          <table:table-cell table:style-name="ce15" office:value-type="string">
            <text:p>Appt 54 - Résidence Le Diamant - 3 Avenue Arthur Huc</text:p>
          </table:table-cell>
          <table:table-cell office:value-type="string">
            <text:p>06 83 12 15 60</text:p>
          </table:table-cell>
          <table:table-cell/>
          <table:table-cell table:style-name="ce27" office:value-type="string">
            <text:p>magaliclaayes@aliceadsl.fr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>
            <text:p>CLANET DIT LAMANT</text:p>
          </table:table-cell>
          <table:table-cell table:style-name="ce5" office:value-type="string">
            <text:p>Marion</text:p>
          </table:table-cell>
          <table:table-cell office:value-type="string">
            <text:p>1995/1996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6 63 01 03 78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CLAUDE</text:p>
          </table:table-cell>
          <table:table-cell table:style-name="ce5" office:value-type="string">
            <text:p>Maéva</text:p>
          </table:table-cell>
          <table:table-cell office:value-type="string">
            <text:p>2003/2004</text:p>
          </table:table-cell>
          <table:table-cell table:style-name="ce10" office:value-type="string">
            <text:p>17100 Saintes</text:p>
          </table:table-cell>
          <table:table-cell table:style-name="ce15" office:value-type="string">
            <text:p>1 Place de Coquêche</text:p>
          </table:table-cell>
          <table:table-cell office:value-type="string">
            <text:p>05 46 94 14 70</text:p>
          </table:table-cell>
          <table:table-cell/>
          <table:table-cell table:style-name="ce13"/>
          <table:table-cell table:style-name="ce35" office:value-type="string">
            <text:p>SAINTES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CLAVÉ épouse LAMOUROUX</text:p>
          </table:table-cell>
          <table:table-cell table:style-name="ce5" office:value-type="string">
            <text:p>Véronique</text:p>
          </table:table-cell>
          <table:table-cell office:value-type="string">
            <text:p>1983/1984</text:p>
          </table:table-cell>
          <table:table-cell table:style-name="ce10" office:value-type="string">
            <text:p>28042 Madrid</text:p>
          </table:table-cell>
          <table:table-cell table:style-name="ce15" office:value-type="string">
            <text:p>Avinida de Los Prunos, 15 Portail D, 5A</text:p>
          </table:table-cell>
          <table:table-cell office:value-type="string">
            <text:p>34 91 320 3994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CLAVIER</text:p>
          </table:table-cell>
          <table:table-cell table:style-name="ce5" office:value-type="string">
            <text:p>Eric</text:p>
          </table:table-cell>
          <table:table-cell office:value-type="string">
            <text:p>1999/2000</text:p>
          </table:table-cell>
          <table:table-cell table:style-name="ce10" office:value-type="string">
            <text:p>33110 Le Bouscat</text:p>
          </table:table-cell>
          <table:table-cell table:style-name="ce15" office:value-type="string">
            <text:p>8 rue Albert Lavaud</text:p>
          </table:table-cell>
          <table:table-cell office:value-type="string">
            <text:p>05 56 42 08 02</text:p>
          </table:table-cell>
          <table:table-cell office:value-type="string">
            <text:p>Australie</text:p>
          </table:table-cell>
          <table:table-cell table:style-name="ce13" office:value-type="string">
            <text:p><text:span text:style-name="T2"><text:a xlink:href="mailto:ericclavier@hotmail.fr">ericclavier@hotmail.fr</text:a></text:span>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CLAVIER</text:p>
          </table:table-cell>
          <table:table-cell table:style-name="ce5" office:value-type="string">
            <text:p>Marc</text:p>
          </table:table-cell>
          <table:table-cell office:value-type="string">
            <text:p>2003/2004</text:p>
          </table:table-cell>
          <table:table-cell table:style-name="ce10" office:value-type="string">
            <text:p>33110 Le Bouscat</text:p>
          </table:table-cell>
          <table:table-cell table:style-name="ce15" office:value-type="string">
            <text:p>8 rue Albert Lavaud</text:p>
          </table:table-cell>
          <table:table-cell office:value-type="string">
            <text:p>05 56 42 08 02</text:p>
          </table:table-cell>
          <table:table-cell/>
          <table:table-cell table:style-name="ce13"/>
          <table:table-cell table:style-name="ce35" office:value-type="string">
            <text:p>BORDEAUX EST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CLERTAN</text:p>
          </table:table-cell>
          <table:table-cell table:style-name="ce5" office:value-type="string">
            <text:p>Séverine</text:p>
          </table:table-cell>
          <table:table-cell office:value-type="string">
            <text:p>1988/1989</text:p>
          </table:table-cell>
          <table:table-cell table:style-name="ce10" office:value-type="string">
            <text:p>40120 Arue</text:p>
          </table:table-cell>
          <table:table-cell table:style-name="ce15" office:value-type="string">
            <text:p>Petit Bordes</text:p>
          </table:table-cell>
          <table:table-cell office:value-type="string">
            <text:p>05 58 45 66 97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CLUZEAU</text:p>
          </table:table-cell>
          <table:table-cell table:style-name="ce5" office:value-type="string">
            <text:p>Véronique</text:p>
          </table:table-cell>
          <table:table-cell office:value-type="string">
            <text:p>1988/1989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4 chemin du Prieuré</text:p>
          </table:table-cell>
          <table:table-cell office:value-type="string">
            <text:p>05 46 34 67 92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COHADON</text:p>
          </table:table-cell>
          <table:table-cell table:style-name="ce5" office:value-type="string">
            <text:p>Philippe</text:p>
          </table:table-cell>
          <table:table-cell office:value-type="string">
            <text:p>1984/1985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6 rue Mongolfier</text:p>
          </table:table-cell>
          <table:table-cell office:value-type="string">
            <text:p>05 56 52 00 97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COLÉ</text:p>
          </table:table-cell>
          <table:table-cell table:style-name="ce5" office:value-type="string">
            <text:p>Sébastien</text:p>
          </table:table-cell>
          <table:table-cell office:value-type="string">
            <text:p>2001/2002</text:p>
          </table:table-cell>
          <table:table-cell table:style-name="ce10" office:value-type="string">
            <text:p>64400 Oloron Ste Marie</text:p>
          </table:table-cell>
          <table:table-cell table:style-name="ce15" office:value-type="string">
            <text:p>17 impasse Fraternité</text:p>
          </table:table-cell>
          <table:table-cell office:value-type="string">
            <text:p>05 59 39 15 4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COLLET</text:p>
          </table:table-cell>
          <table:table-cell table:style-name="ce5" office:value-type="string">
            <text:p>Guillaume</text:p>
          </table:table-cell>
          <table:table-cell office:value-type="string">
            <text:p>2003/2004</text:p>
          </table:table-cell>
          <table:table-cell table:style-name="ce10" office:value-type="string">
            <text:p>33380 Biganos</text:p>
          </table:table-cell>
          <table:table-cell table:style-name="ce15" office:value-type="string">
            <text:p>1 rue des Eyquems</text:p>
          </table:table-cell>
          <table:table-cell office:value-type="string">
            <text:p>05 57 70 69 62</text:p>
          </table:table-cell>
          <table:table-cell table:style-name="ce25" office:value-type="string">
            <text:p>USA</text:p>
          </table:table-cell>
          <table:table-cell table:style-name="ce13"/>
          <table:table-cell table:style-name="ce35" office:value-type="string">
            <text:p>NORD BASSIN ARCACHON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COLLET</text:p>
          </table:table-cell>
          <table:table-cell table:style-name="ce5" office:value-type="string">
            <text:p>Isabelle</text:p>
          </table:table-cell>
          <table:table-cell office:value-type="string">
            <text:p>2000/2001</text:p>
          </table:table-cell>
          <table:table-cell table:style-name="ce10" office:value-type="string">
            <text:p>33380 Biganos</text:p>
          </table:table-cell>
          <table:table-cell table:style-name="ce15" office:value-type="string">
            <text:p>1 rue des Eyquems</text:p>
          </table:table-cell>
          <table:table-cell office:value-type="string">
            <text:p>05 57 70 69 62</text:p>
          </table:table-cell>
          <table:table-cell/>
          <table:table-cell table:style-name="ce28" office:value-type="string">
            <text:p><text:span text:style-name="T2"><text:a xlink:href="mailto:collet_isabelle@hotmail.fr">collet_isabelle@hotmail.fr</text:a></text:span>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COMBESCOT</text:p>
          </table:table-cell>
          <table:table-cell table:style-name="ce5" office:value-type="string">
            <text:p>Alexandre</text:p>
          </table:table-cell>
          <table:table-cell office:value-type="string">
            <text:p>2004/2005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15 rue de Navarre</text:p>
          </table:table-cell>
          <table:table-cell office:value-type="string">
            <text:p>05 56 24 93 59</text:p>
          </table:table-cell>
          <table:table-cell office:value-type="string">
            <text:p>TAÏWAN</text:p>
          </table:table-cell>
          <table:table-cell table:style-name="ce13" office:value-type="string">
            <text:p>minirikroak@gmail.com</text:p>
          </table:table-cell>
          <table:table-cell office:value-type="string">
            <text:p>BORDEAUX NORD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CORNUAULT</text:p>
          </table:table-cell>
          <table:table-cell table:style-name="ce5" office:value-type="string">
            <text:p>Damien</text:p>
          </table:table-cell>
          <table:table-cell office:value-type="string">
            <text:p>1997/1998</text:p>
          </table:table-cell>
          <table:table-cell table:style-name="ce10" office:value-type="string">
            <text:p>17320 Saint Just Luzac</text:p>
          </table:table-cell>
          <table:table-cell table:style-name="ce15" office:value-type="string">
            <text:p>13 rue Garesché</text:p>
          </table:table-cell>
          <table:table-cell office:value-type="string">
            <text:p>06 03 18 18 25</text:p>
          </table:table-cell>
          <table:table-cell/>
          <table:table-cell table:style-name="ce27" office:value-type="string">
            <text:p>damien.cornuault@wanadoo.fr</text:p>
          </table:table-cell>
          <table:table-cell table:number-columns-repeated="248"/>
        </table:table-row>
        <table:table-row table:style-name="ro3" table:visibility="filter">
          <table:table-cell table:style-name="ce2" office:value-type="string">
            <text:p>COSTEDOAT épouse BASTIAT</text:p>
          </table:table-cell>
          <table:table-cell table:style-name="ce5" office:value-type="string">
            <text:p>Françoise</text:p>
          </table:table-cell>
          <table:table-cell office:value-type="string">
            <text:p>1983/1984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6 66 30 1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COTEL</text:p>
          </table:table-cell>
          <table:table-cell table:style-name="ce5" office:value-type="string">
            <text:p>Mathilde</text:p>
          </table:table-cell>
          <table:table-cell office:value-type="string">
            <text:p>2002/2003</text:p>
          </table:table-cell>
          <table:table-cell table:style-name="ce10" office:value-type="string">
            <text:p>64120 Behasque</text:p>
          </table:table-cell>
          <table:table-cell table:style-name="ce15" office:value-type="string">
            <text:p>Quartier Biskarretta</text:p>
          </table:table-cell>
          <table:table-cell office:value-type="string">
            <text:p>05 59 65 60 14</text:p>
          </table:table-cell>
          <table:table-cell/>
          <table:table-cell table:style-name="ce13"/>
          <table:table-cell table:number-columns-repeated="4"/>
          <table:table-cell table:style-name="ce37" office:value-type="string">
            <text:p>numéro pas attribué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COUCAUD</text:p>
          </table:table-cell>
          <table:table-cell table:style-name="ce5" office:value-type="string">
            <text:p>Jean-Christophe</text:p>
          </table:table-cell>
          <table:table-cell office:value-type="string">
            <text:p>2002/2003</text:p>
          </table:table-cell>
          <table:table-cell table:style-name="ce10" office:value-type="string">
            <text:p>19360 Cosnac</text:p>
          </table:table-cell>
          <table:table-cell table:style-name="ce15" office:value-type="string">
            <text:p>Le Saule</text:p>
          </table:table-cell>
          <table:table-cell office:value-type="string">
            <text:p>05 55 92 01 73</text:p>
          </table:table-cell>
          <table:table-cell office:value-type="string">
            <text:p>Norvège</text:p>
          </table:table-cell>
          <table:table-cell table:style-name="ce13" office:value-type="string">
            <text:p><text:span text:style-name="T2"><text:a xlink:href="mailto:jccoucaud@hotmail.com">jccoucaud@hotmail.com</text:a></text:span></text:p>
          </table:table-cell>
          <table:table-cell office:value-type="string">
            <text:p>TALENCE</text:p>
          </table:table-cell>
          <table:table-cell/>
          <table:table-cell table:style-name="ce37" table:number-columns-repeated="2"/>
          <table:table-cell table:number-columns-repeated="244"/>
        </table:table-row>
        <table:table-row table:style-name="ro2" table:visibility="filter">
          <table:table-cell table:style-name="ce2" office:value-type="string">
            <text:p>COUQUIAUD</text:p>
          </table:table-cell>
          <table:table-cell table:style-name="ce5" office:value-type="string">
            <text:p>Benjamin</text:p>
          </table:table-cell>
          <table:table-cell office:value-type="string">
            <text:p>1995/1996</text:p>
          </table:table-cell>
          <table:table-cell table:style-name="ce10" office:value-type="string">
            <text:p>16100 Cognac</text:p>
          </table:table-cell>
          <table:table-cell table:style-name="ce15" office:value-type="string">
            <text:p>20 rue de La Rochefoucault</text:p>
          </table:table-cell>
          <table:table-cell office:value-type="string">
            <text:p>05 45 32 57 19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COURBON</text:p>
          </table:table-cell>
          <table:table-cell table:style-name="ce5" office:value-type="string">
            <text:p>Rachel</text:p>
          </table:table-cell>
          <table:table-cell office:value-type="string">
            <text:p>1998/1999</text:p>
          </table:table-cell>
          <table:table-cell table:style-name="ce10" office:value-type="string">
            <text:p>13400 Aubagne</text:p>
          </table:table-cell>
          <table:table-cell table:style-name="ce15" office:value-type="string">
            <text:p>62 rue de la République</text:p>
          </table:table-cell>
          <table:table-cell office:value-type="string">
            <text:p>04 42 70 46 1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COURGEAU</text:p>
          </table:table-cell>
          <table:table-cell table:style-name="ce5" office:value-type="string">
            <text:p>Muriel</text:p>
          </table:table-cell>
          <table:table-cell office:value-type="string">
            <text:p>1997/1998</text:p>
          </table:table-cell>
          <table:table-cell table:style-name="ce10" office:value-type="string">
            <text:p>33580 Le puy</text:p>
          </table:table-cell>
          <table:table-cell table:style-name="ce15" office:value-type="string">
            <text:p>7 le grand champs</text:p>
          </table:table-cell>
          <table:table-cell office:value-type="string">
            <text:p>06 82 05 77 14</text:p>
          </table:table-cell>
          <table:table-cell/>
          <table:table-cell table:style-name="ce27" office:value-type="string">
            <text:p>murielcourgeau@orange.fr</text:p>
          </table:table-cell>
          <table:table-cell table:number-columns-repeated="248"/>
        </table:table-row>
        <table:table-row table:style-name="ro3" table:visibility="filter">
          <table:table-cell table:style-name="ce2" office:value-type="string">
            <text:p>COURREGES épouse GUENNEC</text:p>
          </table:table-cell>
          <table:table-cell table:style-name="ce5" office:value-type="string">
            <text:p>Valérie</text:p>
          </table:table-cell>
          <table:table-cell office:value-type="string">
            <text:p>1994/1995</text:p>
          </table:table-cell>
          <table:table-cell table:style-name="ce10" office:value-type="string">
            <text:p>47200 Beaupuy</text:p>
          </table:table-cell>
          <table:table-cell table:style-name="ce15" office:value-type="string">
            <text:p>Latapy Bas</text:p>
          </table:table-cell>
          <table:table-cell office:value-type="string">
            <text:p>05 53 64 64 54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COUSTALINE</text:p>
          </table:table-cell>
          <table:table-cell table:style-name="ce5" office:value-type="string">
            <text:p>Claire</text:p>
          </table:table-cell>
          <table:table-cell office:value-type="string">
            <text:p>1995/1996</text:p>
          </table:table-cell>
          <table:table-cell table:style-name="ce10" office:value-type="string">
            <text:p>64230 Lescar</text:p>
          </table:table-cell>
          <table:table-cell table:style-name="ce15" office:value-type="string">
            <text:p>33 ter avenue Carrerot</text:p>
          </table:table-cell>
          <table:table-cell office:value-type="string">
            <text:p>06 63 29 28 0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COUSTALINE</text:p>
          </table:table-cell>
          <table:table-cell table:style-name="ce5" office:value-type="string">
            <text:p>Tanguy</text:p>
          </table:table-cell>
          <table:table-cell office:value-type="string">
            <text:p>1997/1998</text:p>
          </table:table-cell>
          <table:table-cell table:style-name="ce10" office:value-type="string">
            <text:p>64230 Lescar</text:p>
          </table:table-cell>
          <table:table-cell table:style-name="ce15" office:value-type="string">
            <text:p>33 ter avenue Carrerot</text:p>
          </table:table-cell>
          <table:table-cell office:value-type="string">
            <text:p>06 11 77 57 41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COUTANCEAU</text:p>
          </table:table-cell>
          <table:table-cell table:style-name="ce5" office:value-type="string">
            <text:p>Stéphanie</text:p>
          </table:table-cell>
          <table:table-cell office:value-type="string">
            <text:p>2000/2001</text:p>
          </table:table-cell>
          <table:table-cell table:style-name="ce10" office:value-type="string">
            <text:p>85170 Dompierre sur Yon</text:p>
          </table:table-cell>
          <table:table-cell table:style-name="ce15" office:value-type="string">
            <text:p>6 rue Sainte Elise</text:p>
          </table:table-cell>
          <table:table-cell office:value-type="string">
            <text:p>02 51 48 08 37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scoutanceau@hotmail,com">scoutanceau@hotmail,com</text:a></text:span></text:p>
          </table:table-cell>
          <table:table-cell office:value-type="string">
            <text:p>LA ROCHELLE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COUTURIER</text:p>
          </table:table-cell>
          <table:table-cell table:style-name="ce5" office:value-type="string">
            <text:p>Muriel</text:p>
          </table:table-cell>
          <table:table-cell office:value-type="string">
            <text:p>1988/1989</text:p>
          </table:table-cell>
          <table:table-cell table:style-name="ce10" office:value-type="string">
            <text:p>33320 Eysines</text:p>
          </table:table-cell>
          <table:table-cell table:style-name="ce15" office:value-type="string">
            <text:p>6 allée George Sand</text:p>
          </table:table-cell>
          <table:table-cell office:value-type="string">
            <text:p>05 56 57 61 96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COUVREUR</text:p>
          </table:table-cell>
          <table:table-cell table:style-name="ce5" office:value-type="string">
            <text:p>Nadège</text:p>
          </table:table-cell>
          <table:table-cell office:value-type="string">
            <text:p>2003/2004</text:p>
          </table:table-cell>
          <table:table-cell table:style-name="ce10" office:value-type="string">
            <text:p>47000 Agen</text:p>
          </table:table-cell>
          <table:table-cell table:style-name="ce15" office:value-type="string">
            <text:p>75 rue de Courberieu</text:p>
          </table:table-cell>
          <table:table-cell office:value-type="string">
            <text:p>05 53 68 29 04</text:p>
          </table:table-cell>
          <table:table-cell/>
          <table:table-cell table:style-name="ce13"/>
          <table:table-cell table:style-name="ce35" office:value-type="string">
            <text:p>AGEN LA GARENNE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CRESP</text:p>
          </table:table-cell>
          <table:table-cell table:style-name="ce5" office:value-type="string">
            <text:p>Charles</text:p>
          </table:table-cell>
          <table:table-cell office:value-type="string">
            <text:p>1992/1993</text:p>
          </table:table-cell>
          <table:table-cell table:style-name="ce10" office:value-type="string">
            <text:p>38460 Venerieu</text:p>
          </table:table-cell>
          <table:table-cell table:style-name="ce15" office:value-type="string">
            <text:p>Le Moillan</text:p>
          </table:table-cell>
          <table:table-cell office:value-type="string">
            <text:p>05 58 07 00 73</text:p>
          </table:table-cell>
          <table:table-cell/>
          <table:table-cell table:style-name="ce13"/>
          <table:table-cell office:value-type="string">
            <text:p>PARENTIS PAYS DE BOR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CRESP</text:p>
          </table:table-cell>
          <table:table-cell table:style-name="ce5" office:value-type="string">
            <text:p>Gery</text:p>
          </table:table-cell>
          <table:table-cell office:value-type="string">
            <text:p>1995/1996</text:p>
          </table:table-cell>
          <table:table-cell table:style-name="ce10" office:value-type="string">
            <text:p>40210 Labouheyre</text:p>
          </table:table-cell>
          <table:table-cell table:style-name="ce15" office:value-type="string">
            <text:p>194 rue Bel-Air</text:p>
          </table:table-cell>
          <table:table-cell office:value-type="string">
            <text:p>05 58 07 00 73</text:p>
          </table:table-cell>
          <table:table-cell/>
          <table:table-cell table:style-name="ce13"/>
          <table:table-cell office:value-type="string">
            <text:p>PARENTIS PAYS DE BORN</text:p>
          </table:table-cell>
          <table:table-cell table:number-columns-repeated="247"/>
        </table:table-row>
        <table:table-row table:style-name="ro3">
          <table:table-cell table:style-name="ce2" office:value-type="string">
            <text:p>CRESP épouse SENTAURENS</text:p>
          </table:table-cell>
          <table:table-cell table:style-name="ce5" office:value-type="string">
            <text:p>Laurence</text:p>
          </table:table-cell>
          <table:table-cell office:value-type="string">
            <text:p>1990/1991</text:p>
          </table:table-cell>
          <table:table-cell table:style-name="ce10" office:value-type="string">
            <text:p>40600 Biscarrosse</text:p>
          </table:table-cell>
          <table:table-cell table:style-name="ce15" office:value-type="string">
            <text:p>91 rue Maurice Ravel</text:p>
          </table:table-cell>
          <table:table-cell office:value-type="string">
            <text:p>05 58 07 00 73</text:p>
          </table:table-cell>
          <table:table-cell table:style-name="ce26" office:value-type="string">
            <text:p>USA</text:p>
          </table:table-cell>
          <table:table-cell table:style-name="ce13" office:value-type="string">
            <text:p>laurencesentau@hotmail.com</text:p>
          </table:table-cell>
          <table:table-cell office:value-type="string">
            <text:p>PARENTIS PAYS DE BORN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CREUZE</text:p>
          </table:table-cell>
          <table:table-cell table:style-name="ce5" office:value-type="string">
            <text:p>Alix</text:p>
          </table:table-cell>
          <table:table-cell office:value-type="string">
            <text:p>1984/1985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3 83 30 35 53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CRIDLIG</text:p>
          </table:table-cell>
          <table:table-cell table:style-name="ce5" office:value-type="string">
            <text:p>Christophe</text:p>
          </table:table-cell>
          <table:table-cell office:value-type="string">
            <text:p>1983/1984</text:p>
          </table:table-cell>
          <table:table-cell table:style-name="ce10" office:value-type="string">
            <text:p>97432 Ravine des Cabris</text:p>
          </table:table-cell>
          <table:table-cell table:style-name="ce15" office:value-type="string">
            <text:p>5 chemin Benjamin Moloise</text:p>
          </table:table-cell>
          <table:table-cell office:value-type="string">
            <text:p>0262 49 85 60</text:p>
          </table:table-cell>
          <table:table-cell/>
          <table:table-cell table:style-name="ce13"/>
          <table:table-cell office:value-type="string">
            <text:p>PARENTIS PAYS DE BOR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CRIDLIG</text:p>
          </table:table-cell>
          <table:table-cell table:style-name="ce5" office:value-type="string">
            <text:p>Nicolas</text:p>
          </table:table-cell>
          <table:table-cell office:value-type="string">
            <text:p>1988/1989</text:p>
          </table:table-cell>
          <table:table-cell table:style-name="ce10" office:value-type="string">
            <text:p>33260 La Teste</text:p>
          </table:table-cell>
          <table:table-cell table:style-name="ce15" office:value-type="string">
            <text:p>11 Lotissement Club du Large</text:p>
          </table:table-cell>
          <table:table-cell office:value-type="string">
            <text:p>05 56 54 63 71</text:p>
          </table:table-cell>
          <table:table-cell/>
          <table:table-cell table:style-name="ce13"/>
          <table:table-cell office:value-type="string">
            <text:p>PARENTIS PAYS DE BORN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CURUTCHET</text:p>
          </table:table-cell>
          <table:table-cell table:style-name="ce5" office:value-type="string">
            <text:p>Christophe</text:p>
          </table:table-cell>
          <table:table-cell office:value-type="string">
            <text:p>1977/1978</text:p>
          </table:table-cell>
          <table:table-cell table:style-name="ce10" office:value-type="string">
            <text:p>64600 Anglet</text:p>
          </table:table-cell>
          <table:table-cell table:style-name="ce15" office:value-type="string">
            <text:p>2 allée de la Piballe</text:p>
          </table:table-cell>
          <table:table-cell office:value-type="string">
            <text:p>05 59 63 99 32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ALISSON</text:p>
          </table:table-cell>
          <table:table-cell table:style-name="ce5" office:value-type="string">
            <text:p>Agathe</text:p>
          </table:table-cell>
          <table:table-cell office:value-type="string">
            <text:p>1996/1997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23 rue Saint-Fort</text:p>
          </table:table-cell>
          <table:table-cell office:value-type="string">
            <text:p>05 56 48 55 51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ANIEL</text:p>
          </table:table-cell>
          <table:table-cell table:style-name="ce5" office:value-type="string">
            <text:p>Laureline</text:p>
          </table:table-cell>
          <table:table-cell office:value-type="string">
            <text:p>2006/2007</text:p>
          </table:table-cell>
          <table:table-cell table:style-name="ce10" office:value-type="string">
            <text:p>17600 Saujon</text:p>
          </table:table-cell>
          <table:table-cell table:style-name="ce15" office:value-type="string">
            <text:p>18 rue Bernard Palissy</text:p>
          </table:table-cell>
          <table:table-cell office:value-type="string">
            <text:p>05 46 02 06 23</text:p>
          </table:table-cell>
          <table:table-cell office:value-type="string">
            <text:p>Equateur</text:p>
          </table:table-cell>
          <table:table-cell table:style-name="ce13" office:value-type="string">
            <text:p><text:span text:style-name="T2"><text:a xlink:href="mailto:laurelinedaniel@hotmail.fr">laurelinedaniel@hotmail.fr</text:a></text:span></text:p>
          </table:table-cell>
          <table:table-cell table:style-name="ce35" office:value-type="string">
            <text:p>MARENNES OLERON</text:p>
          </table:table-cell>
          <table:table-cell table:style-name="ce47" office:value-type="string">
            <text:p>Manta </text:p>
          </table:table-cell>
          <table:table-cell office:value-type="float" office:value="4400">
            <text:p>4400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DANIELLOU</text:p>
          </table:table-cell>
          <table:table-cell table:style-name="ce5" office:value-type="string">
            <text:p>Pauline</text:p>
          </table:table-cell>
          <table:table-cell office:value-type="string">
            <text:p>2006/2007</text:p>
          </table:table-cell>
          <table:table-cell table:style-name="ce10" office:value-type="string">
            <text:p>33390 St-Martin Lacaussade</text:p>
          </table:table-cell>
          <table:table-cell table:style-name="ce15" office:value-type="string">
            <text:p>1 chemin de la Cassidouce</text:p>
          </table:table-cell>
          <table:table-cell office:value-type="string">
            <text:p>05 57 42 16 49</text:p>
          </table:table-cell>
          <table:table-cell office:value-type="string">
            <text:p>Afrique du Sud</text:p>
          </table:table-cell>
          <table:table-cell table:style-name="ce13" office:value-type="string">
            <text:p>themiss_89@hotmail.com</text:p>
          </table:table-cell>
          <table:table-cell table:style-name="ce34" office:value-type="string">
            <text:p>BLAYE</text:p>
          </table:table-cell>
          <table:table-cell table:style-name="ce37" office:value-type="string">
            <text:p>Durban North</text:p>
          </table:table-cell>
          <table:table-cell office:value-type="float" office:value="9270">
            <text:p>9270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DARBAS</text:p>
          </table:table-cell>
          <table:table-cell table:style-name="ce5" office:value-type="string">
            <text:p>Lise</text:p>
          </table:table-cell>
          <table:table-cell office:value-type="string">
            <text:p>2001/2002</text:p>
          </table:table-cell>
          <table:table-cell table:style-name="ce10" office:value-type="string">
            <text:p>47150 Gavaudun</text:p>
          </table:table-cell>
          <table:table-cell table:style-name="ce15" office:value-type="string">
            <text:p>Cassagne Haut</text:p>
          </table:table-cell>
          <table:table-cell office:value-type="string">
            <text:p>05 53 40 82 67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ARIO</text:p>
          </table:table-cell>
          <table:table-cell table:style-name="ce5" office:value-type="string">
            <text:p>Patricia</text:p>
          </table:table-cell>
          <table:table-cell office:value-type="string">
            <text:p>1979/1980</text:p>
          </table:table-cell>
          <table:table-cell table:style-name="ce10" office:value-type="string">
            <text:p>47600 Nérac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ARMAGNAC</text:p>
          </table:table-cell>
          <table:table-cell table:style-name="ce5" office:value-type="string">
            <text:p>Jean-Pierre</text:p>
          </table:table-cell>
          <table:table-cell office:value-type="string">
            <text:p>1978/1979</text:p>
          </table:table-cell>
          <table:table-cell table:style-name="ce10" office:value-type="string">
            <text:p>47000 Agen</text:p>
          </table:table-cell>
          <table:table-cell table:style-name="ce15" office:value-type="string">
            <text:p>18 rue Alsace Lorraine</text:p>
          </table:table-cell>
          <table:table-cell office:value-type="string">
            <text:p>05 53 87 75 34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DARMON épouse PIRRONE</text:p>
          </table:table-cell>
          <table:table-cell table:style-name="ce5" office:value-type="string">
            <text:p>Valérie</text:p>
          </table:table-cell>
          <table:table-cell office:value-type="string">
            <text:p>1985/1986</text:p>
          </table:table-cell>
          <table:table-cell table:style-name="ce10" office:value-type="string">
            <text:p>33800 Bordeaux</text:p>
          </table:table-cell>
          <table:table-cell table:style-name="ce15" office:value-type="string">
            <text:p>155 Cours de la Somme</text:p>
          </table:table-cell>
          <table:table-cell office:value-type="string">
            <text:p>05 56 94 02 59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AROUZET</text:p>
          </table:table-cell>
          <table:table-cell table:style-name="ce5" office:value-type="string">
            <text:p>Anne</text:p>
          </table:table-cell>
          <table:table-cell office:value-type="string">
            <text:p>1983/1984</text:p>
          </table:table-cell>
          <table:table-cell table:style-name="ce10" office:value-type="string">
            <text:p>64230 Bougarber</text:p>
          </table:table-cell>
          <table:table-cell table:style-name="ce15" office:value-type="string">
            <text:p>8 chemin Laplace</text:p>
          </table:table-cell>
          <table:table-cell office:value-type="string">
            <text:p>05 59 77 03 25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ARRIET</text:p>
          </table:table-cell>
          <table:table-cell table:style-name="ce5" office:value-type="string">
            <text:p>Natacha</text:p>
          </table:table-cell>
          <table:table-cell office:value-type="string">
            <text:p>2000/2001</text:p>
          </table:table-cell>
          <table:table-cell table:style-name="ce10" office:value-type="string">
            <text:p>33140 Cadaujac</text:p>
          </table:table-cell>
          <table:table-cell table:style-name="ce15" office:value-type="string">
            <text:p>756 avenue de St-Médard d'Eyrans</text:p>
          </table:table-cell>
          <table:table-cell office:value-type="string">
            <text:p>05 56 30 94 10</text:p>
          </table:table-cell>
          <table:table-cell/>
          <table:table-cell table:style-name="ce28" office:value-type="string">
            <text:p><text:span text:style-name="T2"><text:a xlink:href="mailto:natintaiwan@hotmail.com">natintaiwan@hotmail.com</text:a></text:span>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DARRIET</text:p>
          </table:table-cell>
          <table:table-cell table:style-name="ce5" office:value-type="string">
            <text:p>Virginie</text:p>
          </table:table-cell>
          <table:table-cell office:value-type="string">
            <text:p>2003/2004</text:p>
          </table:table-cell>
          <table:table-cell table:style-name="ce10" office:value-type="string">
            <text:p>33140 Cadaujac</text:p>
          </table:table-cell>
          <table:table-cell table:style-name="ce15" office:value-type="string">
            <text:p>756 avenue de St-Médard d'Eyrans</text:p>
          </table:table-cell>
          <table:table-cell office:value-type="string">
            <text:p>05 56 30 94 10</text:p>
          </table:table-cell>
          <table:table-cell/>
          <table:table-cell table:style-name="ce13"/>
          <table:table-cell table:style-name="ce35" office:value-type="string">
            <text:p>BORDEAUX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DARTHIAL épouse PORCHIER</text:p>
          </table:table-cell>
          <table:table-cell table:style-name="ce5" office:value-type="string">
            <text:p>Cécile</text:p>
          </table:table-cell>
          <table:table-cell office:value-type="string">
            <text:p>1981/1982</text:p>
          </table:table-cell>
          <table:table-cell table:style-name="ce10" office:value-type="string">
            <text:p>29170 Fouesnant</text:p>
          </table:table-cell>
          <table:table-cell table:style-name="ce15" office:value-type="string">
            <text:p>13 Résidence Hant-Du Beg-Meil</text:p>
          </table:table-cell>
          <table:table-cell office:value-type="string">
            <text:p>02 98 94 97 71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AUDIGNON</text:p>
          </table:table-cell>
          <table:table-cell table:style-name="ce5" office:value-type="string">
            <text:p>Margaux</text:p>
          </table:table-cell>
          <table:table-cell office:value-type="string">
            <text:p>2005/2006</text:p>
          </table:table-cell>
          <table:table-cell table:style-name="ce10" office:value-type="string">
            <text:p>40700 Hagetmau</text:p>
          </table:table-cell>
          <table:table-cell table:style-name="ce15" office:value-type="string">
            <text:p>168 avenue de Tursan</text:p>
          </table:table-cell>
          <table:table-cell office:value-type="string">
            <text:p>05 58 79 87 51</text:p>
          </table:table-cell>
          <table:table-cell office:value-type="string">
            <text:p>Brésil</text:p>
          </table:table-cell>
          <table:table-cell table:style-name="ce13"/>
          <table:table-cell table:style-name="ce35" office:value-type="string">
            <text:p>SAINT SEVER HAGETMAU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DAUGROIS (DCD)</text:p>
          </table:table-cell>
          <table:table-cell table:style-name="ce5" office:value-type="string">
            <text:p>Fabienne</text:p>
          </table:table-cell>
          <table:table-cell office:value-type="string">
            <text:p>1972/1973</text:p>
          </table:table-cell>
          <table:table-cell table:style-name="ce10" office:value-type="string">
            <text:p>16200 Jarnac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AVET épouse CARRIER</text:p>
          </table:table-cell>
          <table:table-cell table:style-name="ce5" office:value-type="string">
            <text:p>Clothilde</text:p>
          </table:table-cell>
          <table:table-cell office:value-type="string">
            <text:p>1977/1978</text:p>
          </table:table-cell>
          <table:table-cell table:style-name="ce10" office:value-type="string">
            <text:p>31000 Toulouse</text:p>
          </table:table-cell>
          <table:table-cell table:style-name="ce15" office:value-type="string">
            <text:p><text:s/>Les Hauts de Cante - Montastruc</text:p>
          </table:table-cell>
          <table:table-cell office:value-type="string">
            <text:p>05 61 84 00 13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AVID</text:p>
          </table:table-cell>
          <table:table-cell table:style-name="ce5" office:value-type="string">
            <text:p>Agathe</text:p>
          </table:table-cell>
          <table:table-cell office:value-type="string">
            <text:p>2001/2002</text:p>
          </table:table-cell>
          <table:table-cell table:style-name="ce10" office:value-type="string">
            <text:p>33200 Bordeaux</text:p>
          </table:table-cell>
          <table:table-cell table:style-name="ce15" office:value-type="string">
            <text:p>16 rue du Bocage</text:p>
          </table:table-cell>
          <table:table-cell office:value-type="string">
            <text:p>05 57 22 02 25</text:p>
          </table:table-cell>
          <table:table-cell office:value-type="string">
            <text:p>Australie</text:p>
          </table:table-cell>
          <table:table-cell table:style-name="ce13" office:value-type="string">
            <text:p>agathedavid.bdx@gmail.com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DAVID</text:p>
          </table:table-cell>
          <table:table-cell table:style-name="ce5" office:value-type="string">
            <text:p>Antoine</text:p>
          </table:table-cell>
          <table:table-cell office:value-type="string">
            <text:p>1999/2000</text:p>
          </table:table-cell>
          <table:table-cell table:style-name="ce10" office:value-type="string">
            <text:p>33200 Bordeaux</text:p>
          </table:table-cell>
          <table:table-cell table:style-name="ce15" office:value-type="string">
            <text:p>16 rue du Bocage</text:p>
          </table:table-cell>
          <table:table-cell office:value-type="string">
            <text:p>05 57 22 02 25</text:p>
          </table:table-cell>
          <table:table-cell office:value-type="string">
            <text:p>Australie</text:p>
          </table:table-cell>
          <table:table-cell table:style-name="ce13" office:value-type="string">
            <text:p><text:span text:style-name="T2"><text:a xlink:href="mailto:antoinedavid@yahoo.com">antoinedavid@yahoo.com</text:a></text:span></text:p>
          </table:table-cell>
          <table:table-cell table:style-name="ce35" office:value-type="string">
            <text:p>ST MEDARD EN JALLES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DAVID</text:p>
          </table:table-cell>
          <table:table-cell table:style-name="ce5" office:value-type="string">
            <text:p>Aude</text:p>
          </table:table-cell>
          <table:table-cell office:value-type="string">
            <text:p>1991/1992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44 rue Emile Verhaeren</text:p>
          </table:table-cell>
          <table:table-cell office:value-type="string">
            <text:p>05 46 43 99 44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AVID</text:p>
          </table:table-cell>
          <table:table-cell table:style-name="ce5" office:value-type="string">
            <text:p>Edouard</text:p>
          </table:table-cell>
          <table:table-cell office:value-type="string">
            <text:p>2005/2006</text:p>
          </table:table-cell>
          <table:table-cell table:style-name="ce10" office:value-type="string">
            <text:p>33200 Bordeaux</text:p>
          </table:table-cell>
          <table:table-cell table:style-name="ce15" office:value-type="string">
            <text:p>16 rue du Bocage</text:p>
          </table:table-cell>
          <table:table-cell office:value-type="string">
            <text:p>05 57 22 02 25</text:p>
          </table:table-cell>
          <table:table-cell office:value-type="string">
            <text:p>USA</text:p>
          </table:table-cell>
          <table:table-cell table:style-name="ce13" office:value-type="string">
            <text:p>edouard_david@hotmail.fr</text:p>
          </table:table-cell>
          <table:table-cell table:style-name="ce35" office:value-type="string">
            <text:p>ST MEDARD EN JALLES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DAVID</text:p>
          </table:table-cell>
          <table:table-cell table:style-name="ce5" office:value-type="string">
            <text:p>Ronan</text:p>
          </table:table-cell>
          <table:table-cell office:value-type="string">
            <text:p>1996/1997</text:p>
          </table:table-cell>
          <table:table-cell table:style-name="ce10" office:value-type="string">
            <text:p>33610 Cestas</text:p>
          </table:table-cell>
          <table:table-cell table:style-name="ce15" office:value-type="string">
            <text:p>23 bis avenue du Baron Haussmann</text:p>
          </table:table-cell>
          <table:table-cell office:value-type="string">
            <text:p>05 56 78 17 28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ronandavid@ifrance.com">ronandavid@ifrance.com</text:a></text:span>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>
            <text:p>DAVIN</text:p>
          </table:table-cell>
          <table:table-cell table:style-name="ce5" office:value-type="string">
            <text:p>Caroline</text:p>
          </table:table-cell>
          <table:table-cell office:value-type="string">
            <text:p>1998/1999</text:p>
          </table:table-cell>
          <table:table-cell table:style-name="ce10" office:value-type="string">
            <text:p>33370 Artigues</text:p>
          </table:table-cell>
          <table:table-cell table:style-name="ce15" office:value-type="string">
            <text:p>4 allée Diane</text:p>
          </table:table-cell>
          <table:table-cell office:value-type="string">
            <text:p>05 56 74 21 47</text:p>
          </table:table-cell>
          <table:table-cell/>
          <table:table-cell table:style-name="ce13" office:value-type="string">
            <text:p><text:span text:style-name="T2"><text:a xlink:href="mailto:carolinedavin@yahoo.fr">carolinedavin@yahoo.fr</text:a></text:span>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>
            <text:p>DAVIN</text:p>
          </table:table-cell>
          <table:table-cell table:style-name="ce5" office:value-type="string">
            <text:p>Renaud</text:p>
          </table:table-cell>
          <table:table-cell office:value-type="string">
            <text:p>1993/1994</text:p>
          </table:table-cell>
          <table:table-cell table:style-name="ce10" office:value-type="string">
            <text:p>33370 Artigues</text:p>
          </table:table-cell>
          <table:table-cell table:style-name="ce15" office:value-type="string">
            <text:p>4 allée Diane</text:p>
          </table:table-cell>
          <table:table-cell office:value-type="string">
            <text:p>05 56 74 21 47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AVIN</text:p>
          </table:table-cell>
          <table:table-cell table:style-name="ce5" office:value-type="string">
            <text:p>Stéphane</text:p>
          </table:table-cell>
          <table:table-cell office:value-type="string">
            <text:p>1988/1989</text:p>
          </table:table-cell>
          <table:table-cell table:style-name="ce10" office:value-type="string">
            <text:p>33370 Artigues</text:p>
          </table:table-cell>
          <table:table-cell table:style-name="ce15" office:value-type="string">
            <text:p>4 allée Diane</text:p>
          </table:table-cell>
          <table:table-cell office:value-type="string">
            <text:p>05 56 74 21 47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E BUEGER</text:p>
          </table:table-cell>
          <table:table-cell table:style-name="ce5" office:value-type="string">
            <text:p>Benoit</text:p>
          </table:table-cell>
          <table:table-cell office:value-type="string">
            <text:p>1995/1996</text:p>
          </table:table-cell>
          <table:table-cell table:style-name="ce10" office:value-type="string">
            <text:p>33124 Aillas</text:p>
          </table:table-cell>
          <table:table-cell table:style-name="ce15" office:value-type="string">
            <text:p>Les Pericots</text:p>
          </table:table-cell>
          <table:table-cell office:value-type="string">
            <text:p>05 56 65 33 79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E BUEGER</text:p>
          </table:table-cell>
          <table:table-cell table:style-name="ce5" office:value-type="string">
            <text:p>François</text:p>
          </table:table-cell>
          <table:table-cell office:value-type="string">
            <text:p>1998/1999</text:p>
          </table:table-cell>
          <table:table-cell table:style-name="ce10" office:value-type="string">
            <text:p>33124 Aillas</text:p>
          </table:table-cell>
          <table:table-cell table:style-name="ce15" office:value-type="string">
            <text:p>Les Pericots</text:p>
          </table:table-cell>
          <table:table-cell office:value-type="string">
            <text:p>05 56 65 33 79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E CONTES</text:p>
          </table:table-cell>
          <table:table-cell table:style-name="ce5" office:value-type="string">
            <text:p>Marine</text:p>
          </table:table-cell>
          <table:table-cell office:value-type="string">
            <text:p>2001/2002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5 rue Sainte Cécile</text:p>
          </table:table-cell>
          <table:table-cell office:value-type="string">
            <text:p>05 57 81 74 92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E LA GUERONIERE</text:p>
          </table:table-cell>
          <table:table-cell table:style-name="ce5" office:value-type="string">
            <text:p>Marie</text:p>
          </table:table-cell>
          <table:table-cell office:value-type="string">
            <text:p>1995/1996</text:p>
          </table:table-cell>
          <table:table-cell table:style-name="ce10" office:value-type="string">
            <text:p>33570 Lussac</text:p>
          </table:table-cell>
          <table:table-cell table:style-name="ce15" office:value-type="string">
            <text:p>3 cours des Girondins</text:p>
          </table:table-cell>
          <table:table-cell office:value-type="string">
            <text:p>05 57 74 61 17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E LA SERVE</text:p>
          </table:table-cell>
          <table:table-cell table:style-name="ce5" office:value-type="string">
            <text:p>Stéphanie</text:p>
          </table:table-cell>
          <table:table-cell office:value-type="string">
            <text:p>1993/1994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23 rue de Colmar</text:p>
          </table:table-cell>
          <table:table-cell office:value-type="string">
            <text:p>05 56 52 78 75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E LAROQUE</text:p>
          </table:table-cell>
          <table:table-cell table:style-name="ce5" office:value-type="string">
            <text:p>Marie</text:p>
          </table:table-cell>
          <table:table-cell office:value-type="string">
            <text:p>2003/2004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45 Avenue Léopold Robinet</text:p>
          </table:table-cell>
          <table:table-cell office:value-type="string">
            <text:p>05 46 37 11 59</text:p>
          </table:table-cell>
          <table:table-cell/>
          <table:table-cell table:style-name="ce13"/>
          <table:table-cell table:style-name="ce35" office:value-type="string">
            <text:p>LA ROCHELLE AUNIS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DE LATEULADE-BURKHOLDER</text:p>
          </table:table-cell>
          <table:table-cell table:style-name="ce5" office:value-type="string">
            <text:p>Anne</text:p>
          </table:table-cell>
          <table:table-cell office:value-type="string">
            <text:p>1974/1975</text:p>
          </table:table-cell>
          <table:table-cell table:style-name="ce10" office:value-type="string">
            <text:p>93704 Fresno (Californie)</text:p>
          </table:table-cell>
          <table:table-cell table:style-name="ce15" office:value-type="string">
            <text:p>323 E Hampton Fresno CA 93704</text:p>
          </table:table-cell>
          <table:table-cell office:value-type="string">
            <text:p>559 227 42 62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DE LAVENERE ép BOURDEAU</text:p>
          </table:table-cell>
          <table:table-cell table:style-name="ce5" office:value-type="string">
            <text:p>Chantal</text:p>
          </table:table-cell>
          <table:table-cell office:value-type="string">
            <text:p>1981/1982</text:p>
          </table:table-cell>
          <table:table-cell table:style-name="ce10" office:value-type="string">
            <text:p>47000 Agen</text:p>
          </table:table-cell>
          <table:table-cell table:style-name="ce15" office:value-type="string">
            <text:p>15 rue Durrens</text:p>
          </table:table-cell>
          <table:table-cell office:value-type="string">
            <text:p>05 53 47 59 59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DE LAVENERE ép ROUSSEL</text:p>
          </table:table-cell>
          <table:table-cell table:style-name="ce5" office:value-type="string">
            <text:p>Marie</text:p>
          </table:table-cell>
          <table:table-cell office:value-type="string">
            <text:p>1977/1978</text:p>
          </table:table-cell>
          <table:table-cell table:style-name="ce10" office:value-type="string">
            <text:p>75008 Paris</text:p>
          </table:table-cell>
          <table:table-cell table:style-name="ce15" office:value-type="string">
            <text:p>11 rue de Naples</text:p>
          </table:table-cell>
          <table:table-cell office:value-type="string">
            <text:p>01 43 87 05 77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DE SINETY épouse WL CARPENTER</text:p>
          </table:table-cell>
          <table:table-cell table:style-name="ce5" office:value-type="string">
            <text:p>Marie</text:p>
          </table:table-cell>
          <table:table-cell office:value-type="string">
            <text:p>1979/1980</text:p>
          </table:table-cell>
          <table:table-cell table:style-name="ce10" office:value-type="string">
            <text:p>Bloomington IN 47404</text:p>
          </table:table-cell>
          <table:table-cell table:style-name="ce15" office:value-type="string">
            <text:p>721 W Bayles Road</text:p>
          </table:table-cell>
          <table:table-cell office:value-type="float" office:value="8123328869">
            <text:p>8123328869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ECREUS</text:p>
          </table:table-cell>
          <table:table-cell table:style-name="ce5" office:value-type="string">
            <text:p>Benoit</text:p>
          </table:table-cell>
          <table:table-cell office:value-type="string">
            <text:p>1991/1992</text:p>
          </table:table-cell>
          <table:table-cell table:style-name="ce10" office:value-type="string">
            <text:p>64140 Lons</text:p>
          </table:table-cell>
          <table:table-cell table:style-name="ce15" office:value-type="string">
            <text:p>13 avenue du chanoine Passail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EFFIEUX</text:p>
          </table:table-cell>
          <table:table-cell table:style-name="ce5" office:value-type="string">
            <text:p>Clément</text:p>
          </table:table-cell>
          <table:table-cell office:value-type="string">
            <text:p>1998/1999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15 rue Saint Genès</text:p>
          </table:table-cell>
          <table:table-cell office:value-type="string">
            <text:p>05 56 51 56 69</text:p>
          </table:table-cell>
          <table:table-cell office:value-type="string">
            <text:p>USA</text:p>
          </table:table-cell>
          <table:table-cell table:style-name="ce13" office:value-type="string">
            <text:p>cdeffieux@hotmail.com</text:p>
          </table:table-cell>
          <table:table-cell table:style-name="ce35" office:value-type="string">
            <text:p>ST MEDARD EN JALLES</text:p>
          </table:table-cell>
          <table:table-cell office:value-type="string">
            <text:p>Lennox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DEFFIEUX</text:p>
          </table:table-cell>
          <table:table-cell table:style-name="ce5" office:value-type="string">
            <text:p>Mathilde</text:p>
          </table:table-cell>
          <table:table-cell office:value-type="string">
            <text:p>2000/2001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15 rue Saint Genès</text:p>
          </table:table-cell>
          <table:table-cell office:value-type="string">
            <text:p>05 56 51 56 69</text:p>
          </table:table-cell>
          <table:table-cell office:value-type="string">
            <text:p>Taïwan</text:p>
          </table:table-cell>
          <table:table-cell table:style-name="ce13" office:value-type="string">
            <text:p><text:span text:style-name="T2"><text:a xlink:href="mailto:paranormat@hotmail.com">paranormat@hotmail.com</text:a></text:span></text:p>
          </table:table-cell>
          <table:table-cell table:style-name="ce35" office:value-type="string">
            <text:p>ST MEDARD EN JALLES</text:p>
          </table:table-cell>
          <table:table-cell table:number-columns-repeated="247"/>
        </table:table-row>
        <table:table-row table:style-name="ro3">
          <table:table-cell table:style-name="ce2" office:value-type="string">
            <text:p>DEGRAVE</text:p>
          </table:table-cell>
          <table:table-cell table:style-name="ce5" office:value-type="string">
            <text:p>VANESSA</text:p>
          </table:table-cell>
          <table:table-cell office:value-type="string">
            <text:p>2008/2009</text:p>
          </table:table-cell>
          <table:table-cell table:style-name="ce10" office:value-type="string">
            <text:p>33160 ST MEDARD EN JALLES</text:p>
          </table:table-cell>
          <table:table-cell table:style-name="ce15" office:value-type="string">
            <text:p>1 bis rue edouard branly</text:p>
          </table:table-cell>
          <table:table-cell office:value-type="string">
            <text:p>05 56 05 98 91</text:p>
          </table:table-cell>
          <table:table-cell office:value-type="string">
            <text:p>Australie</text:p>
          </table:table-cell>
          <table:table-cell table:style-name="ce13" office:value-type="string">
            <text:p>vanouille_33@hotmail.fr</text:p>
          </table:table-cell>
          <table:table-cell table:style-name="ce35" office:value-type="string">
            <text:p>BORDEAUX NORD</text:p>
          </table:table-cell>
          <table:table-cell table:style-name="ce6" office:value-type="string">
            <text:p>Atherton</text:p>
          </table:table-cell>
          <table:table-cell table:style-name="ce61" office:value-type="float" office:value="9550">
            <text:p>9550</text:p>
          </table:table-cell>
          <table:table-cell table:style-name="ce61"/>
          <table:table-cell table:number-columns-repeated="244"/>
        </table:table-row>
        <table:table-row table:style-name="ro2" table:visibility="filter">
          <table:table-cell table:style-name="ce2" office:value-type="string">
            <text:p>DEGUILHEM</text:p>
          </table:table-cell>
          <table:table-cell table:style-name="ce5" office:value-type="string">
            <text:p>Karine</text:p>
          </table:table-cell>
          <table:table-cell office:value-type="string">
            <text:p>1987/1988</text:p>
          </table:table-cell>
          <table:table-cell table:style-name="ce10" office:value-type="string">
            <text:p>31470 Saiguede</text:p>
          </table:table-cell>
          <table:table-cell table:style-name="ce15" office:value-type="string">
            <text:p>Route de Saint Lys</text:p>
          </table:table-cell>
          <table:table-cell office:value-type="string">
            <text:p>05 62 23 74 11</text:p>
          </table:table-cell>
          <table:table-cell/>
          <table:table-cell table:style-name="ce13"/>
          <table:table-cell table:style-name="ce35"/>
          <table:table-cell table:number-columns-repeated="247"/>
        </table:table-row>
        <table:table-row table:style-name="ro2">
          <table:table-cell table:style-name="ce2" office:value-type="string">
            <text:p>DEJEAN</text:p>
          </table:table-cell>
          <table:table-cell table:style-name="ce5" office:value-type="string">
            <text:p>BENOIT</text:p>
          </table:table-cell>
          <table:table-cell office:value-type="string">
            <text:p>2007/2008</text:p>
          </table:table-cell>
          <table:table-cell table:style-name="ce10" office:value-type="string">
            <text:p>33410 Loupiac</text:p>
          </table:table-cell>
          <table:table-cell table:style-name="ce15" office:value-type="string">
            <text:p>1 le noble</text:p>
          </table:table-cell>
          <table:table-cell office:value-type="string">
            <text:p>05 56 62 14 78</text:p>
          </table:table-cell>
          <table:table-cell office:value-type="string">
            <text:p>Norvège</text:p>
          </table:table-cell>
          <table:table-cell table:style-name="ce13" office:value-type="string">
            <text:p>bens_benoit@hotmail.com</text:p>
          </table:table-cell>
          <table:table-cell table:style-name="ce35" office:value-type="string">
            <text:p>BORDEAUX EST</text:p>
          </table:table-cell>
          <table:table-cell table:style-name="ce40" office:value-type="string">
            <text:p>Askøy</text:p>
          </table:table-cell>
          <table:table-cell table:style-name="ce63" office:value-type="float" office:value="2260">
            <text:p>2260</text:p>
          </table:table-cell>
          <table:table-cell table:style-name="ce63"/>
          <table:table-cell table:number-columns-repeated="244"/>
        </table:table-row>
        <table:table-row table:style-name="ro2">
          <table:table-cell table:style-name="ce2" office:value-type="string">
            <text:p>DELAGE</text:p>
          </table:table-cell>
          <table:table-cell table:style-name="ce5" office:value-type="string">
            <text:p>LUCIE</text:p>
          </table:table-cell>
          <table:table-cell office:value-type="string">
            <text:p>2008/2009</text:p>
          </table:table-cell>
          <table:table-cell table:style-name="ce10" office:value-type="string">
            <text:p>33400 TALENCE</text:p>
          </table:table-cell>
          <table:table-cell table:style-name="ce15" office:value-type="string">
            <text:p>74 rue bourbaki</text:p>
          </table:table-cell>
          <table:table-cell office:value-type="string">
            <text:p>05 40 01 96 89</text:p>
          </table:table-cell>
          <table:table-cell office:value-type="string">
            <text:p>Canada</text:p>
          </table:table-cell>
          <table:table-cell table:style-name="ce13" office:value-type="string">
            <text:p>lucie-delage@hotmail.fr</text:p>
          </table:table-cell>
          <table:table-cell table:style-name="ce35" office:value-type="string">
            <text:p>BLANQUEFORT</text:p>
          </table:table-cell>
          <table:table-cell table:style-name="ce6" office:value-type="string">
            <text:p>Cornwall</text:p>
          </table:table-cell>
          <table:table-cell table:style-name="ce61" office:value-type="float" office:value="7040">
            <text:p>7040</text:p>
          </table:table-cell>
          <table:table-cell table:style-name="ce61"/>
          <table:table-cell table:number-columns-repeated="244"/>
        </table:table-row>
        <table:table-row table:style-name="ro2" table:visibility="filter">
          <table:table-cell table:style-name="ce2" office:value-type="string">
            <text:p>DELAHAYE</text:p>
          </table:table-cell>
          <table:table-cell table:style-name="ce5" office:value-type="string">
            <text:p>Ghislain</text:p>
          </table:table-cell>
          <table:table-cell office:value-type="string">
            <text:p>1997/1998</text:p>
          </table:table-cell>
          <table:table-cell table:style-name="ce10" office:value-type="string">
            <text:p>47600 Nérac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ELARUE</text:p>
          </table:table-cell>
          <table:table-cell table:style-name="ce5" office:value-type="string">
            <text:p>Adeline</text:p>
          </table:table-cell>
          <table:table-cell office:value-type="string">
            <text:p>2003/2004</text:p>
          </table:table-cell>
          <table:table-cell table:style-name="ce10" office:value-type="string">
            <text:p>17160 Matha</text:p>
          </table:table-cell>
          <table:table-cell table:style-name="ce15" office:value-type="string">
            <text:p>54 rue du Dr Coyrard</text:p>
          </table:table-cell>
          <table:table-cell office:value-type="string">
            <text:p>05 46 58 71 26</text:p>
          </table:table-cell>
          <table:table-cell/>
          <table:table-cell table:style-name="ce13"/>
          <table:table-cell table:style-name="ce35" office:value-type="string">
            <text:p>MATHA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DELCOURT épouse PICCOLI</text:p>
          </table:table-cell>
          <table:table-cell table:style-name="ce5" office:value-type="string">
            <text:p>Valérie</text:p>
          </table:table-cell>
          <table:table-cell office:value-type="string">
            <text:p>1986/1987</text:p>
          </table:table-cell>
          <table:table-cell table:style-name="ce10" office:value-type="string">
            <text:p>31100 Tréviso (Italie)</text:p>
          </table:table-cell>
          <table:table-cell table:style-name="ce15" office:value-type="string">
            <text:p>Via Oriani 60 A</text:p>
          </table:table-cell>
          <table:table-cell office:value-type="string">
            <text:p>05 46 91 82 09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ELERUE</text:p>
          </table:table-cell>
          <table:table-cell table:style-name="ce5" office:value-type="string">
            <text:p>Marie-Alexia</text:p>
          </table:table-cell>
          <table:table-cell office:value-type="string">
            <text:p>1998/1999</text:p>
          </table:table-cell>
          <table:table-cell table:style-name="ce10" office:value-type="string">
            <text:p>47600 Espiens</text:p>
          </table:table-cell>
          <table:table-cell table:style-name="ce15" office:value-type="string">
            <text:p>Domaine de Caux</text:p>
          </table:table-cell>
          <table:table-cell office:value-type="string">
            <text:p>05 53 65 31 14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ELPECH</text:p>
          </table:table-cell>
          <table:table-cell table:style-name="ce5" office:value-type="string">
            <text:p>Françoise</text:p>
          </table:table-cell>
          <table:table-cell office:value-type="string">
            <text:p>1995/1996</text:p>
          </table:table-cell>
          <table:table-cell table:style-name="ce10" office:value-type="string">
            <text:p>47600 Nérac</text:p>
          </table:table-cell>
          <table:table-cell table:style-name="ce15" office:value-type="string">
            <text:p>Berdoulin</text:p>
          </table:table-cell>
          <table:table-cell office:value-type="string">
            <text:p>05 53 65 28 88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ELPECH</text:p>
          </table:table-cell>
          <table:table-cell table:style-name="ce5" office:value-type="string">
            <text:p>Pauline</text:p>
          </table:table-cell>
          <table:table-cell office:value-type="string">
            <text:p>1997/1998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6 92 29 64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ELPLANQUE</text:p>
          </table:table-cell>
          <table:table-cell table:style-name="ce5" office:value-type="string">
            <text:p>Julien</text:p>
          </table:table-cell>
          <table:table-cell office:value-type="string">
            <text:p>1993/1994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7 88 47 15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DENEY épouse DE LA GARDE</text:p>
          </table:table-cell>
          <table:table-cell table:style-name="ce5" office:value-type="string">
            <text:p>Ségolène</text:p>
          </table:table-cell>
          <table:table-cell office:value-type="string">
            <text:p>1985/1986</text:p>
          </table:table-cell>
          <table:table-cell table:style-name="ce10" office:value-type="string">
            <text:p>75015 Paris</text:p>
          </table:table-cell>
          <table:table-cell table:style-name="ce15" office:value-type="string">
            <text:p>4 bis rue Antoine Bourdelle</text:p>
          </table:table-cell>
          <table:table-cell office:value-type="string">
            <text:p>???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ENIS épouse LAMBERT</text:p>
          </table:table-cell>
          <table:table-cell table:style-name="ce5" office:value-type="string">
            <text:p>Christine</text:p>
          </table:table-cell>
          <table:table-cell office:value-type="string">
            <text:p>1979/1980</text:p>
          </table:table-cell>
          <table:table-cell table:style-name="ce10" office:value-type="string">
            <text:p>64800 Nay</text:p>
          </table:table-cell>
          <table:table-cell table:style-name="ce15" office:value-type="string">
            <text:p>10 rue Notre-Dame</text:p>
          </table:table-cell>
          <table:table-cell office:value-type="string">
            <text:p>05 59 92 96 78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ESCAMPS</text:p>
          </table:table-cell>
          <table:table-cell table:style-name="ce5" office:value-type="string">
            <text:p>Julie</text:p>
          </table:table-cell>
          <table:table-cell office:value-type="string">
            <text:p>2003/2004</text:p>
          </table:table-cell>
          <table:table-cell table:style-name="ce10" office:value-type="string">
            <text:p>17130 Tugeras</text:p>
          </table:table-cell>
          <table:table-cell table:style-name="ce15" office:value-type="string">
            <text:p>Le Bourg</text:p>
          </table:table-cell>
          <table:table-cell office:value-type="string">
            <text:p>05 46 48 50 17</text:p>
          </table:table-cell>
          <table:table-cell/>
          <table:table-cell table:style-name="ce13"/>
          <table:table-cell table:style-name="ce35" office:value-type="string">
            <text:p>PONS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DESCHAMPS</text:p>
          </table:table-cell>
          <table:table-cell table:style-name="ce5" office:value-type="string">
            <text:p>Lydia</text:p>
          </table:table-cell>
          <table:table-cell office:value-type="string">
            <text:p>1983/1984</text:p>
          </table:table-cell>
          <table:table-cell table:style-name="ce10" office:value-type="string">
            <text:p>16700 Ruffec</text:p>
          </table:table-cell>
          <table:table-cell table:style-name="ce15" office:value-type="string">
            <text:p>20 rue du Général Leclerc</text:p>
          </table:table-cell>
          <table:table-cell office:value-type="string">
            <text:p>05 45 31 96 17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ESCHAMPS</text:p>
          </table:table-cell>
          <table:table-cell table:style-name="ce5" office:value-type="string">
            <text:p>Noellie</text:p>
          </table:table-cell>
          <table:table-cell office:value-type="string">
            <text:p>1981/1982</text:p>
          </table:table-cell>
          <table:table-cell table:style-name="ce10" office:value-type="string">
            <text:p>16700 Ruffec</text:p>
          </table:table-cell>
          <table:table-cell table:style-name="ce15" office:value-type="string">
            <text:p>20 rue du Général Leclerc</text:p>
          </table:table-cell>
          <table:table-cell office:value-type="string">
            <text:p>05 45 31 96 17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ESSALAS</text:p>
          </table:table-cell>
          <table:table-cell table:style-name="ce5" office:value-type="string">
            <text:p>Lorène</text:p>
          </table:table-cell>
          <table:table-cell office:value-type="string">
            <text:p>2003/2004</text:p>
          </table:table-cell>
          <table:table-cell table:style-name="ce10" office:value-type="string">
            <text:p>40240 Lagrange</text:p>
          </table:table-cell>
          <table:table-cell table:style-name="ce15" office:value-type="string">
            <text:p>Le simsat</text:p>
          </table:table-cell>
          <table:table-cell office:value-type="string">
            <text:p>05 58 44 81 41</text:p>
          </table:table-cell>
          <table:table-cell/>
          <table:table-cell table:style-name="ce13"/>
          <table:table-cell table:style-name="ce35" office:value-type="string">
            <text:p>MONT DE MARSAN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DESTOUESSE</text:p>
          </table:table-cell>
          <table:table-cell table:style-name="ce5" office:value-type="string">
            <text:p>Isabelle</text:p>
          </table:table-cell>
          <table:table-cell office:value-type="string">
            <text:p>1981/1982</text:p>
          </table:table-cell>
          <table:table-cell table:style-name="ce10" office:value-type="string">
            <text:p>47230 Lavardac</text:p>
          </table:table-cell>
          <table:table-cell table:style-name="ce15" office:value-type="string">
            <text:p>1 rue du Port</text:p>
          </table:table-cell>
          <table:table-cell office:value-type="string">
            <text:p>05 53 65 28 5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EVILLE</text:p>
          </table:table-cell>
          <table:table-cell table:style-name="ce5" office:value-type="string">
            <text:p>Mailys</text:p>
          </table:table-cell>
          <table:table-cell office:value-type="string">
            <text:p>2005/2006</text:p>
          </table:table-cell>
          <table:table-cell table:style-name="ce10" office:value-type="string">
            <text:p>33670 Sadirac</text:p>
          </table:table-cell>
          <table:table-cell table:style-name="ce15" office:value-type="string">
            <text:p>Clos Koster</text:p>
          </table:table-cell>
          <table:table-cell office:value-type="string">
            <text:p>05 56 30 65 25</text:p>
          </table:table-cell>
          <table:table-cell office:value-type="string">
            <text:p>Japon</text:p>
          </table:table-cell>
          <table:table-cell table:style-name="ce13" office:value-type="string">
            <text:p>deville_mai_crye@hotmail.fr</text:p>
          </table:table-cell>
          <table:table-cell table:style-name="ce35" office:value-type="string">
            <text:p>MARENNES OLERON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DEYZIEUX</text:p>
          </table:table-cell>
          <table:table-cell table:style-name="ce5" office:value-type="string">
            <text:p>Anne</text:p>
          </table:table-cell>
          <table:table-cell office:value-type="string">
            <text:p>1989/1990</text:p>
          </table:table-cell>
          <table:table-cell table:style-name="ce10" office:value-type="string">
            <text:p>64200 Biarritz</text:p>
          </table:table-cell>
          <table:table-cell table:style-name="ce15" office:value-type="string">
            <text:p>130 avenue de Verdun</text:p>
          </table:table-cell>
          <table:table-cell office:value-type="string">
            <text:p>06 14 20 10 20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DIAZ</text:p>
          </table:table-cell>
          <table:table-cell table:style-name="ce5" office:value-type="string">
            <text:p>Céline</text:p>
          </table:table-cell>
          <table:table-cell office:value-type="string">
            <text:p>1998/1999</text:p>
          </table:table-cell>
          <table:table-cell table:style-name="ce10" office:value-type="string">
            <text:p>33470 Gujan-Mestras</text:p>
          </table:table-cell>
          <table:table-cell table:style-name="ce15" office:value-type="string">
            <text:p>75 rue de l'Or</text:p>
          </table:table-cell>
          <table:table-cell office:value-type="string">
            <text:p>05 56 66 37 50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IDILLON</text:p>
          </table:table-cell>
          <table:table-cell table:style-name="ce5" office:value-type="string">
            <text:p>Nathalie</text:p>
          </table:table-cell>
          <table:table-cell office:value-type="string">
            <text:p>1989/1990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6 38 28 53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ILET épouse BANCON</text:p>
          </table:table-cell>
          <table:table-cell table:style-name="ce5" office:value-type="string">
            <text:p>Elise</text:p>
          </table:table-cell>
          <table:table-cell office:value-type="string">
            <text:p>1989/1990</text:p>
          </table:table-cell>
          <table:table-cell table:style-name="ce10" office:value-type="string">
            <text:p>33340 Lesparre</text:p>
          </table:table-cell>
          <table:table-cell table:style-name="ce15" office:value-type="string">
            <text:p>7 cours Georges Mandel</text:p>
          </table:table-cell>
          <table:table-cell office:value-type="string">
            <text:p>05 56 41 25 84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DIOP</text:p>
          </table:table-cell>
          <table:table-cell table:style-name="ce5" office:value-type="string">
            <text:p>Myriam</text:p>
          </table:table-cell>
          <table:table-cell office:value-type="string">
            <text:p>2004/2005</text:p>
          </table:table-cell>
          <table:table-cell table:style-name="ce10" office:value-type="string">
            <text:p>47300 Villeneuve sur Lot</text:p>
          </table:table-cell>
          <table:table-cell table:style-name="ce15" office:value-type="string">
            <text:p>9 rue des Cadets de Gascogne</text:p>
          </table:table-cell>
          <table:table-cell office:value-type="string">
            <text:p>05 53 49 31 78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VILLENEUVE SUR LOT</text:p>
          </table:table-cell>
          <table:table-cell table:number-columns-repeated="2"/>
          <table:table-cell office:value-type="string">
            <text:p>06 76 98 84 63</text:p>
          </table:table-cell>
          <table:table-cell office:value-type="string">
            <text:p>VIT EN CORSE - ABSENTE</text:p>
          </table:table-cell>
          <table:table-cell table:number-columns-repeated="243"/>
        </table:table-row>
        <table:table-row table:style-name="ro3" table:visibility="filter">
          <table:table-cell table:style-name="ce2" office:value-type="string">
            <text:p>DIU</text:p>
          </table:table-cell>
          <table:table-cell table:style-name="ce5" office:value-type="string">
            <text:p>Nathalie</text:p>
          </table:table-cell>
          <table:table-cell office:value-type="string">
            <text:p>1993/1994</text:p>
          </table:table-cell>
          <table:table-cell table:style-name="ce10" office:value-type="string">
            <text:p>W9 3DJ London (England)</text:p>
          </table:table-cell>
          <table:table-cell table:style-name="ce15" office:value-type="string">
            <text:p>26 Drayford Close</text:p>
          </table:table-cell>
          <table:table-cell office:value-type="string">
            <text:p>05 59 03 66 99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OMENECH</text:p>
          </table:table-cell>
          <table:table-cell table:style-name="ce5" office:value-type="string">
            <text:p>Florie</text:p>
          </table:table-cell>
          <table:table-cell office:value-type="string">
            <text:p>2001/2002</text:p>
          </table:table-cell>
          <table:table-cell table:style-name="ce10" office:value-type="string">
            <text:p>33700 Mérignac</text:p>
          </table:table-cell>
          <table:table-cell table:style-name="ce15" office:value-type="string">
            <text:p>12 allée du Discobole</text:p>
          </table:table-cell>
          <table:table-cell office:value-type="string">
            <text:p>05 56 47 17 84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ONAT</text:p>
          </table:table-cell>
          <table:table-cell table:style-name="ce5" office:value-type="string">
            <text:p>Julie</text:p>
          </table:table-cell>
          <table:table-cell office:value-type="string">
            <text:p>1998/1999</text:p>
          </table:table-cell>
          <table:table-cell table:style-name="ce10" office:value-type="string">
            <text:p>17137 Esnandes</text:p>
          </table:table-cell>
          <table:table-cell table:style-name="ce15" office:value-type="string">
            <text:p>58 rue de l'Océan</text:p>
          </table:table-cell>
          <table:table-cell office:value-type="string">
            <text:p>05 46 01 37 00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ORMEGNIE</text:p>
          </table:table-cell>
          <table:table-cell table:style-name="ce5" office:value-type="string">
            <text:p>Nathalie</text:p>
          </table:table-cell>
          <table:table-cell office:value-type="string">
            <text:p>1986/1987</text:p>
          </table:table-cell>
          <table:table-cell table:style-name="ce10" office:value-type="string">
            <text:p>92000 Nanterre</text:p>
          </table:table-cell>
          <table:table-cell table:style-name="ce15" office:value-type="string">
            <text:p>10 rue de Courbevoie</text:p>
          </table:table-cell>
          <table:table-cell office:value-type="string">
            <text:p>06 03 00 62 82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OST</text:p>
          </table:table-cell>
          <table:table-cell table:style-name="ce5" office:value-type="string">
            <text:p>Quentin</text:p>
          </table:table-cell>
          <table:table-cell office:value-type="string">
            <text:p>1999/2000</text:p>
          </table:table-cell>
          <table:table-cell table:style-name="ce10" office:value-type="string">
            <text:p>33400 Talence</text:p>
          </table:table-cell>
          <table:table-cell table:style-name="ce15" office:value-type="string">
            <text:p>47 rue de Cauderes</text:p>
          </table:table-cell>
          <table:table-cell office:value-type="string">
            <text:p>05 56 04 49 43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DOUILLOT épouse AMESTOY</text:p>
          </table:table-cell>
          <table:table-cell table:style-name="ce5" office:value-type="string">
            <text:p>Marie-Christine</text:p>
          </table:table-cell>
          <table:table-cell office:value-type="string">
            <text:p>1984/1985</text:p>
          </table:table-cell>
          <table:table-cell table:style-name="ce10" office:value-type="string">
            <text:p>54320 Maxeville</text:p>
          </table:table-cell>
          <table:table-cell table:style-name="ce15" office:value-type="string">
            <text:p>52 rue Aristide Briand</text:p>
          </table:table-cell>
          <table:table-cell office:value-type="string">
            <text:p>03 83 30 35 53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DOULAIN</text:p>
          </table:table-cell>
          <table:table-cell table:style-name="ce5" office:value-type="string">
            <text:p>GREGOIRE</text:p>
          </table:table-cell>
          <table:table-cell office:value-type="string">
            <text:p>2008/2009</text:p>
          </table:table-cell>
          <table:table-cell table:style-name="ce10" office:value-type="string">
            <text:p>17250 SAINT-PORCHAIRE</text:p>
          </table:table-cell>
          <table:table-cell table:style-name="ce15" office:value-type="string">
            <text:p>la boisseliere, 8 rue des chenes</text:p>
          </table:table-cell>
          <table:table-cell office:value-type="string">
            <text:p>05 46 95 50 78</text:p>
          </table:table-cell>
          <table:table-cell office:value-type="string">
            <text:p>Brésil</text:p>
          </table:table-cell>
          <table:table-cell table:style-name="ce13" office:value-type="string">
            <text:p>gregoiredoulain@gmail.com</text:p>
          </table:table-cell>
          <table:table-cell office:value-type="string">
            <text:p>SAINTES</text:p>
          </table:table-cell>
          <table:table-cell table:style-name="ce6" office:value-type="string">
            <text:p>Araçatuba Leste</text:p>
          </table:table-cell>
          <table:table-cell table:style-name="ce64" office:value-type="float" office:value="4470">
            <text:p>4470</text:p>
          </table:table-cell>
          <table:table-cell table:style-name="ce64"/>
          <table:table-cell table:number-columns-repeated="244"/>
        </table:table-row>
        <table:table-row table:style-name="ro2" table:visibility="filter">
          <table:table-cell table:style-name="ce2" office:value-type="string">
            <text:p>DOURTHOUS</text:p>
          </table:table-cell>
          <table:table-cell table:style-name="ce5" office:value-type="string">
            <text:p>Cathy</text:p>
          </table:table-cell>
          <table:table-cell office:value-type="string">
            <text:p>1981/1982</text:p>
          </table:table-cell>
          <table:table-cell table:style-name="ce10" office:value-type="string">
            <text:p>40700 Hagetmau</text:p>
          </table:table-cell>
          <table:table-cell table:style-name="ce15" office:value-type="string">
            <text:p>568 rue de Saint Girons</text:p>
          </table:table-cell>
          <table:table-cell office:value-type="string">
            <text:p>05 58 79 59 15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OUTEAU</text:p>
          </table:table-cell>
          <table:table-cell table:style-name="ce5" office:value-type="string">
            <text:p>Stéphanie</text:p>
          </table:table-cell>
          <table:table-cell office:value-type="string">
            <text:p>1993/1994</text:p>
          </table:table-cell>
          <table:table-cell table:style-name="ce10" office:value-type="string">
            <text:p>92380 Garches</text:p>
          </table:table-cell>
          <table:table-cell table:style-name="ce15" office:value-type="string">
            <text:p>29 et 33 rue Henri Régnault</text:p>
          </table:table-cell>
          <table:table-cell office:value-type="string">
            <text:p>05 45 32 03 13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OUTRELOUX</text:p>
          </table:table-cell>
          <table:table-cell table:style-name="ce5" office:value-type="string">
            <text:p>Nicolas</text:p>
          </table:table-cell>
          <table:table-cell office:value-type="string">
            <text:p>1982/1983</text:p>
          </table:table-cell>
          <table:table-cell table:style-name="ce10" office:value-type="string">
            <text:p>33320 Eysines</text:p>
          </table:table-cell>
          <table:table-cell table:style-name="ce15" office:value-type="string">
            <text:p>40 rue des Graves</text:p>
          </table:table-cell>
          <table:table-cell office:value-type="string">
            <text:p>05 56 26 68 34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RAPÉ</text:p>
          </table:table-cell>
          <table:table-cell table:style-name="ce5" office:value-type="string">
            <text:p>Guillaume</text:p>
          </table:table-cell>
          <table:table-cell office:value-type="string">
            <text:p>2003/2004</text:p>
          </table:table-cell>
          <table:table-cell table:style-name="ce10" office:value-type="string">
            <text:p>47000 Agen</text:p>
          </table:table-cell>
          <table:table-cell table:style-name="ce15" office:value-type="string">
            <text:p>426 rue de Courberieu</text:p>
          </table:table-cell>
          <table:table-cell office:value-type="string">
            <text:p>05 53 66 06 09</text:p>
          </table:table-cell>
          <table:table-cell/>
          <table:table-cell table:style-name="ce13"/>
          <table:table-cell table:style-name="ce35" office:value-type="string">
            <text:p>AGE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DRAPÉ</text:p>
          </table:table-cell>
          <table:table-cell table:style-name="ce5" office:value-type="string">
            <text:p>Thomas</text:p>
          </table:table-cell>
          <table:table-cell office:value-type="string">
            <text:p>2005/2006</text:p>
          </table:table-cell>
          <table:table-cell table:style-name="ce10" office:value-type="string">
            <text:p>47000 Agen</text:p>
          </table:table-cell>
          <table:table-cell table:style-name="ce15" office:value-type="string">
            <text:p>426 rue de Courberieu</text:p>
          </table:table-cell>
          <table:table-cell office:value-type="string">
            <text:p>05 53 66 06 09</text:p>
          </table:table-cell>
          <table:table-cell office:value-type="string">
            <text:p>Canada</text:p>
          </table:table-cell>
          <table:table-cell table:style-name="ce13" office:value-type="string">
            <text:p><text:span text:style-name="T2"><text:a xlink:href="mailto:thomasd47@hotmail.com">thomasd47@hotmail.com</text:a></text:span></text:p>
          </table:table-cell>
          <table:table-cell table:style-name="ce35" office:value-type="string">
            <text:p>AGEN DOYEN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DRAPEAUD</text:p>
          </table:table-cell>
          <table:table-cell table:style-name="ce5" office:value-type="string">
            <text:p>Isabelle</text:p>
          </table:table-cell>
          <table:table-cell office:value-type="string">
            <text:p>1986/1987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Les Terrasses de Missy - 16 rue de Missy</text:p>
          </table:table-cell>
          <table:table-cell office:value-type="string">
            <text:p>05 46 43 34 17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RIGNY</text:p>
          </table:table-cell>
          <table:table-cell table:style-name="ce5" office:value-type="string">
            <text:p>Frédéric</text:p>
          </table:table-cell>
          <table:table-cell office:value-type="string">
            <text:p>1998/1999</text:p>
          </table:table-cell>
          <table:table-cell table:style-name="ce10" office:value-type="string">
            <text:p>33600 Pessac</text:p>
          </table:table-cell>
          <table:table-cell table:style-name="ce15" office:value-type="string">
            <text:p>12 avenue Jean Moulin</text:p>
          </table:table-cell>
          <table:table-cell office:value-type="string">
            <text:p>05 56 36 67 88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RIGNY</text:p>
          </table:table-cell>
          <table:table-cell table:style-name="ce5" office:value-type="string">
            <text:p>Laure</text:p>
          </table:table-cell>
          <table:table-cell office:value-type="string">
            <text:p>1996/1997</text:p>
          </table:table-cell>
          <table:table-cell table:style-name="ce10" office:value-type="string">
            <text:p>33600 Pessac</text:p>
          </table:table-cell>
          <table:table-cell table:style-name="ce15" office:value-type="string">
            <text:p>12 avenue Jean Moulin</text:p>
          </table:table-cell>
          <table:table-cell office:value-type="string">
            <text:p>05 56 36 67 88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lauredrigny@caramail.fr">lauredrigny@caramail.fr</text:a></text:span>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DROUART</text:p>
          </table:table-cell>
          <table:table-cell table:style-name="ce5" office:value-type="string">
            <text:p>Charlotte</text:p>
          </table:table-cell>
          <table:table-cell office:value-type="string">
            <text:p>2006/2007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8 rue Saint Yon</text:p>
          </table:table-cell>
          <table:table-cell office:value-type="string">
            <text:p>05 46 41 60 17</text:p>
          </table:table-cell>
          <table:table-cell office:value-type="string">
            <text:p>Nvelle Zélande</text:p>
          </table:table-cell>
          <table:table-cell table:style-name="ce13" office:value-type="string">
            <text:p><text:span text:style-name="T2"><text:a xlink:href="mailto:charlotte-lartiste@hotmail.fr">charlotte-lartiste@hotmail.fr</text:a></text:span></text:p>
          </table:table-cell>
          <table:table-cell table:style-name="ce34" office:value-type="string">
            <text:p>LA ROCHELLE</text:p>
          </table:table-cell>
          <table:table-cell table:style-name="ce37"/>
          <table:table-cell office:value-type="float" office:value="9940">
            <text:p>9940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DU MAS DE PAYSAC</text:p>
          </table:table-cell>
          <table:table-cell table:style-name="ce5" office:value-type="string">
            <text:p>Come</text:p>
          </table:table-cell>
          <table:table-cell office:value-type="string">
            <text:p>1998/1999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6 31 90 43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UART</text:p>
          </table:table-cell>
          <table:table-cell table:style-name="ce5" office:value-type="string">
            <text:p>Agnès</text:p>
          </table:table-cell>
          <table:table-cell office:value-type="string">
            <text:p>1993/1994</text:p>
          </table:table-cell>
          <table:table-cell table:style-name="ce10" office:value-type="string">
            <text:p>64240 Louvie Juzon</text:p>
          </table:table-cell>
          <table:table-cell table:style-name="ce15" office:value-type="string">
            <text:p>rue d'Anglas</text:p>
          </table:table-cell>
          <table:table-cell office:value-type="string">
            <text:p>06 87 03 80 2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UBICKI</text:p>
          </table:table-cell>
          <table:table-cell table:style-name="ce5" office:value-type="string">
            <text:p>LEA</text:p>
          </table:table-cell>
          <table:table-cell office:value-type="string">
            <text:p>2007/2008</text:p>
          </table:table-cell>
          <table:table-cell table:style-name="ce10" office:value-type="string">
            <text:p>47500 Blanquefort</text:p>
          </table:table-cell>
          <table:table-cell table:style-name="ce15" office:value-type="string">
            <text:p>la sauvetat de blanquefort</text:p>
          </table:table-cell>
          <table:table-cell office:value-type="string">
            <text:p>05 53 40 68 11</text:p>
          </table:table-cell>
          <table:table-cell office:value-type="string">
            <text:p>Mexique</text:p>
          </table:table-cell>
          <table:table-cell table:style-name="ce13" office:value-type="string">
            <text:p><text:span text:style-name="T2"><text:a xlink:href="mailto:aelle1@hotmail.fr">aelle1@hotmail.fr</text:a></text:span></text:p>
          </table:table-cell>
          <table:table-cell table:style-name="ce35" office:value-type="string">
            <text:p>FUMEL</text:p>
          </table:table-cell>
          <table:table-cell table:style-name="ce44" office:value-type="string">
            <text:p>Chihuahua Enlace</text:p>
          </table:table-cell>
          <table:table-cell office:value-type="float" office:value="4110">
            <text:p>4110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DUBOIS</text:p>
          </table:table-cell>
          <table:table-cell table:style-name="ce5" office:value-type="string">
            <text:p>Anne-Sophie</text:p>
          </table:table-cell>
          <table:table-cell office:value-type="string">
            <text:p>2001/2002</text:p>
          </table:table-cell>
          <table:table-cell table:style-name="ce10" office:value-type="string">
            <text:p>33580 Saint Ferme</text:p>
          </table:table-cell>
          <table:table-cell table:style-name="ce15" office:value-type="string">
            <text:p>Manoir de James</text:p>
          </table:table-cell>
          <table:table-cell office:value-type="string">
            <text:p>05 56 61 69 75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UBOIS</text:p>
          </table:table-cell>
          <table:table-cell table:style-name="ce5" office:value-type="string">
            <text:p>Claire</text:p>
          </table:table-cell>
          <table:table-cell office:value-type="string">
            <text:p>1993/1994</text:p>
          </table:table-cell>
          <table:table-cell table:style-name="ce10" office:value-type="string">
            <text:p>64500 Orthez</text:p>
          </table:table-cell>
          <table:table-cell table:style-name="ce15" office:value-type="string">
            <text:p>2 rue du Gave</text:p>
          </table:table-cell>
          <table:table-cell office:value-type="string">
            <text:p>05 59 69 00 59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UBOIS</text:p>
          </table:table-cell>
          <table:table-cell table:style-name="ce5" office:value-type="string">
            <text:p>Mael</text:p>
          </table:table-cell>
          <table:table-cell office:value-type="string">
            <text:p>2006/2007</text:p>
          </table:table-cell>
          <table:table-cell table:style-name="ce10" office:value-type="string">
            <text:p>33770 Salles</text:p>
          </table:table-cell>
          <table:table-cell table:style-name="ce15" office:value-type="string">
            <text:p>6 chemin du Jin</text:p>
          </table:table-cell>
          <table:table-cell office:value-type="string">
            <text:p>05 56 88 25 98</text:p>
          </table:table-cell>
          <table:table-cell office:value-type="string">
            <text:p>Brésil</text:p>
          </table:table-cell>
          <table:table-cell table:style-name="ce13" office:value-type="string">
            <text:p>mael.d@hotmail.fr</text:p>
          </table:table-cell>
          <table:table-cell table:style-name="ce34" office:value-type="string">
            <text:p>ARCACHON</text:p>
          </table:table-cell>
          <table:table-cell table:style-name="ce37" office:value-type="string">
            <text:p>Araçatuba</text:p>
          </table:table-cell>
          <table:table-cell office:value-type="float" office:value="4470">
            <text:p>447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DUBOIS</text:p>
          </table:table-cell>
          <table:table-cell table:style-name="ce5" office:value-type="string">
            <text:p>Marie-Cécile</text:p>
          </table:table-cell>
          <table:table-cell office:value-type="string">
            <text:p>2000/2001</text:p>
          </table:table-cell>
          <table:table-cell table:style-name="ce10" office:value-type="string">
            <text:p>33580 Saint Ferme</text:p>
          </table:table-cell>
          <table:table-cell table:style-name="ce15" office:value-type="string">
            <text:p>Manoir de James</text:p>
          </table:table-cell>
          <table:table-cell office:value-type="string">
            <text:p>05 56 61 69 75</text:p>
          </table:table-cell>
          <table:table-cell office:value-type="string">
            <text:p>Brésil</text:p>
          </table:table-cell>
          <table:table-cell table:style-name="ce13" office:value-type="string">
            <text:p><text:span text:style-name="T2"><text:a xlink:href="mailto:midubois2@wanadoo,fr">midubois2@wanadoo,fr</text:a></text:span></text:p>
          </table:table-cell>
          <table:table-cell office:value-type="string">
            <text:p>LA REOLE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DUBOUILH</text:p>
          </table:table-cell>
          <table:table-cell table:style-name="ce5" office:value-type="string">
            <text:p>Marie-Alice</text:p>
          </table:table-cell>
          <table:table-cell office:value-type="string">
            <text:p>2000/2001</text:p>
          </table:table-cell>
          <table:table-cell table:style-name="ce10" office:value-type="string">
            <text:p>47200 Marmande</text:p>
          </table:table-cell>
          <table:table-cell table:style-name="ce15" office:value-type="string">
            <text:p>Gaujac</text:p>
          </table:table-cell>
          <table:table-cell office:value-type="string">
            <text:p>05 53 93 62 42</text:p>
          </table:table-cell>
          <table:table-cell/>
          <table:table-cell table:style-name="ce27"/>
          <table:table-cell office:value-type="string">
            <text:p>TONNEINS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DUBOURG</text:p>
          </table:table-cell>
          <table:table-cell table:style-name="ce5" office:value-type="string">
            <text:p>Loic</text:p>
          </table:table-cell>
          <table:table-cell office:value-type="string">
            <text:p>1987/1988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6 51 57 85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DUCASSE</text:p>
          </table:table-cell>
          <table:table-cell table:style-name="ce5" office:value-type="string">
            <text:p>Noellie</text:p>
          </table:table-cell>
          <table:table-cell office:value-type="string">
            <text:p>1998/1999</text:p>
          </table:table-cell>
          <table:table-cell table:style-name="ce10" office:value-type="string">
            <text:p>47310 Ste Colombe en Brulhois</text:p>
          </table:table-cell>
          <table:table-cell table:style-name="ce15" office:value-type="string">
            <text:p>Peyrerose</text:p>
          </table:table-cell>
          <table:table-cell office:value-type="string">
            <text:p>05 53 67 03 46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DUCKERS épouse HOTCHKISS</text:p>
          </table:table-cell>
          <table:table-cell table:style-name="ce5" office:value-type="string">
            <text:p>Patricia</text:p>
          </table:table-cell>
          <table:table-cell office:value-type="string">
            <text:p>1981/1982</text:p>
          </table:table-cell>
          <table:table-cell table:style-name="ce10" office:value-type="string">
            <text:p>T2T 6E2 Calgary (Canada)</text:p>
          </table:table-cell>
          <table:table-cell table:style-name="ce15" office:value-type="string">
            <text:p>21/27 Vimy way S-W Alberta</text:p>
          </table:table-cell>
          <table:table-cell/>
          <table:table-cell office:value-type="string">
            <text:p>Canada</text:p>
          </table:table-cell>
          <table:table-cell table:style-name="ce13"/>
          <table:table-cell office:value-type="string">
            <text:p>BLAYE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DUCLOS</text:p>
          </table:table-cell>
          <table:table-cell table:style-name="ce5" office:value-type="string">
            <text:p>Marion</text:p>
          </table:table-cell>
          <table:table-cell office:value-type="string">
            <text:p>1998/1999</text:p>
          </table:table-cell>
          <table:table-cell table:style-name="ce10" office:value-type="string">
            <text:p>16430 Balzac</text:p>
          </table:table-cell>
          <table:table-cell table:style-name="ce15" office:value-type="string">
            <text:p>Les Bourdeix</text:p>
          </table:table-cell>
          <table:table-cell office:value-type="string">
            <text:p>05 45 68 80 00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DUCOS</text:p>
          </table:table-cell>
          <table:table-cell table:style-name="ce5" office:value-type="string">
            <text:p>Nicolas</text:p>
          </table:table-cell>
          <table:table-cell office:value-type="string">
            <text:p>1994/1995</text:p>
          </table:table-cell>
          <table:table-cell table:style-name="ce10" office:value-type="string">
            <text:p>47310 Ste Colombe en Brulhois</text:p>
          </table:table-cell>
          <table:table-cell table:style-name="ce15" office:value-type="string">
            <text:p>Lassort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UCOUDRE</text:p>
          </table:table-cell>
          <table:table-cell table:style-name="ce5" office:value-type="string">
            <text:p>RAPHAËLLE</text:p>
          </table:table-cell>
          <table:table-cell office:value-type="string">
            <text:p>2008/2009</text:p>
          </table:table-cell>
          <table:table-cell table:style-name="ce10" office:value-type="string">
            <text:p>64600 ANGLET</text:p>
          </table:table-cell>
          <table:table-cell table:style-name="ce15" office:value-type="string">
            <text:p>36 avenue des chasseurs</text:p>
          </table:table-cell>
          <table:table-cell office:value-type="string">
            <text:p>05 59 52 46 40</text:p>
          </table:table-cell>
          <table:table-cell office:value-type="string">
            <text:p>Australie</text:p>
          </table:table-cell>
          <table:table-cell table:style-name="ce13" office:value-type="string">
            <text:p>raphaellebtz64@hotmail.com</text:p>
          </table:table-cell>
          <table:table-cell office:value-type="string">
            <text:p>BAYONNE-BIARRITZ</text:p>
          </table:table-cell>
          <table:table-cell table:style-name="ce48" office:value-type="string">
            <text:p>Caringbah</text:p>
          </table:table-cell>
          <table:table-cell table:style-name="ce61" office:value-type="float" office:value="9750">
            <text:p>9750</text:p>
          </table:table-cell>
          <table:table-cell table:style-name="ce61"/>
          <table:table-cell table:number-columns-repeated="244"/>
        </table:table-row>
        <table:table-row table:style-name="ro2">
          <table:table-cell table:style-name="ce2" office:value-type="string">
            <text:p>DUCOURNAU</text:p>
          </table:table-cell>
          <table:table-cell table:style-name="ce5" office:value-type="string">
            <text:p>Carine</text:p>
          </table:table-cell>
          <table:table-cell office:value-type="string">
            <text:p>1989/1990</text:p>
          </table:table-cell>
          <table:table-cell table:style-name="ce10" office:value-type="string">
            <text:p>40160 Gastes</text:p>
          </table:table-cell>
          <table:table-cell table:style-name="ce15" office:value-type="string">
            <text:p>1 rue de Mano</text:p>
          </table:table-cell>
          <table:table-cell office:value-type="string">
            <text:p>05 58 09 74 73</text:p>
          </table:table-cell>
          <table:table-cell office:value-type="string">
            <text:p>Mexique</text:p>
          </table:table-cell>
          <table:table-cell table:style-name="ce13"/>
          <table:table-cell office:value-type="string">
            <text:p>PARENTIS PAYS DE BORN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DUCOURNAU</text:p>
          </table:table-cell>
          <table:table-cell table:style-name="ce5" office:value-type="string">
            <text:p>Stéphanie</text:p>
          </table:table-cell>
          <table:table-cell office:value-type="string">
            <text:p>1992/1993</text:p>
          </table:table-cell>
          <table:table-cell table:style-name="ce10" office:value-type="string">
            <text:p>64200 Arcangues</text:p>
          </table:table-cell>
          <table:table-cell table:style-name="ce15" office:value-type="string">
            <text:p>Villa Sambroque - quai Chapelet</text:p>
          </table:table-cell>
          <table:table-cell office:value-type="string">
            <text:p>05 59 23 75 26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DUCOURNEAU épouse TOLEDO</text:p>
          </table:table-cell>
          <table:table-cell table:style-name="ce5" office:value-type="string">
            <text:p>Ségolène</text:p>
          </table:table-cell>
          <table:table-cell office:value-type="string">
            <text:p>1991/1992</text:p>
          </table:table-cell>
          <table:table-cell table:style-name="ce10" office:value-type="string">
            <text:p>33710 Pugnac</text:p>
          </table:table-cell>
          <table:table-cell table:style-name="ce15" office:value-type="string">
            <text:p>10 Les champs de Bert</text:p>
          </table:table-cell>
          <table:table-cell office:value-type="string">
            <text:p>05 57 64 34 54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BLAYE</text:p>
          </table:table-cell>
          <table:table-cell office:value-type="string">
            <text:p>Oregon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DUFFA</text:p>
          </table:table-cell>
          <table:table-cell table:style-name="ce5" office:value-type="string">
            <text:p>Damien</text:p>
          </table:table-cell>
          <table:table-cell office:value-type="string">
            <text:p>2002/2003</text:p>
          </table:table-cell>
          <table:table-cell table:style-name="ce10" office:value-type="string">
            <text:p>47150 Gavaudun</text:p>
          </table:table-cell>
          <table:table-cell table:style-name="ce15" office:value-type="string">
            <text:p>Laurenque</text:p>
          </table:table-cell>
          <table:table-cell office:value-type="string">
            <text:p>05 53 36 35 03</text:p>
          </table:table-cell>
          <table:table-cell office:value-type="string">
            <text:p>Brésil</text:p>
          </table:table-cell>
          <table:table-cell table:style-name="ce13" office:value-type="string">
            <text:p><text:span text:style-name="T2"><text:a xlink:href="mailto:damienduffa83@hotmail.com">damienduffa83@hotmail.com</text:a></text:span></text:p>
          </table:table-cell>
          <table:table-cell office:value-type="string">
            <text:p>FUMEL</text:p>
          </table:table-cell>
          <table:table-cell/>
          <table:table-cell table:style-name="ce37" table:number-columns-repeated="2"/>
          <table:table-cell table:number-columns-repeated="244"/>
        </table:table-row>
        <table:table-row table:style-name="ro3">
          <table:table-cell table:style-name="ce2" office:value-type="string">
            <text:p>DUFFAU épouse MESSMEL</text:p>
          </table:table-cell>
          <table:table-cell table:style-name="ce5" office:value-type="string">
            <text:p>Cathy</text:p>
          </table:table-cell>
          <table:table-cell office:value-type="string">
            <text:p>1987/1988</text:p>
          </table:table-cell>
          <table:table-cell table:style-name="ce10" office:value-type="string">
            <text:p>92663 Newport Beach CA (USA)</text:p>
          </table:table-cell>
          <table:table-cell table:style-name="ce15" office:value-type="string">
            <text:p>33 Starfish Court</text:p>
          </table:table-cell>
          <table:table-cell office:value-type="string">
            <text:p><text:s/></text:p>
          </table:table-cell>
          <table:table-cell/>
          <table:table-cell table:style-name="ce13"/>
          <table:table-cell office:value-type="string">
            <text:p>PARENTIS PAYS DE BOR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DUFFAU épouse TASTET</text:p>
          </table:table-cell>
          <table:table-cell table:style-name="ce5" office:value-type="string">
            <text:p>Valérie</text:p>
          </table:table-cell>
          <table:table-cell office:value-type="string">
            <text:p>1984/1985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6 68 96 15 89</text:p>
          </table:table-cell>
          <table:table-cell/>
          <table:table-cell table:style-name="ce13"/>
          <table:table-cell office:value-type="string">
            <text:p>PARENTIS PAYS DE BORN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DUFOREAU épouse KUHN</text:p>
          </table:table-cell>
          <table:table-cell table:style-name="ce5" office:value-type="string">
            <text:p>Hélène</text:p>
          </table:table-cell>
          <table:table-cell office:value-type="string">
            <text:p>1992/1993</text:p>
          </table:table-cell>
          <table:table-cell table:style-name="ce10" office:value-type="string">
            <text:p>70200 Frotey lès Lure</text:p>
          </table:table-cell>
          <table:table-cell table:style-name="ce15" office:value-type="string">
            <text:p>12 rue du stade</text:p>
          </table:table-cell>
          <table:table-cell office:value-type="string">
            <text:p>03 84 63 14 43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UJARDIN</text:p>
          </table:table-cell>
          <table:table-cell table:style-name="ce5" office:value-type="string">
            <text:p>Katia</text:p>
          </table:table-cell>
          <table:table-cell office:value-type="string">
            <text:p>1980/1981</text:p>
          </table:table-cell>
          <table:table-cell table:style-name="ce10" office:value-type="string">
            <text:p>64200 Biarritz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ULAU</text:p>
          </table:table-cell>
          <table:table-cell table:style-name="ce5" office:value-type="string">
            <text:p>Philippe</text:p>
          </table:table-cell>
          <table:table-cell office:value-type="string">
            <text:p>1983/1984</text:p>
          </table:table-cell>
          <table:table-cell table:style-name="ce10" office:value-type="string">
            <text:p>64200 Biarritz</text:p>
          </table:table-cell>
          <table:table-cell table:style-name="ce15" office:value-type="string">
            <text:p>17 Impasse Larribau</text:p>
          </table:table-cell>
          <table:table-cell office:value-type="string">
            <text:p>06 64 82 62 13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DULONG</text:p>
          </table:table-cell>
          <table:table-cell table:style-name="ce5" office:value-type="string">
            <text:p>Vincent</text:p>
          </table:table-cell>
          <table:table-cell office:value-type="string">
            <text:p>2000/2001</text:p>
          </table:table-cell>
          <table:table-cell table:style-name="ce10" office:value-type="string">
            <text:p>47240 Bon Encontre</text:p>
          </table:table-cell>
          <table:table-cell table:style-name="ce15" office:value-type="string">
            <text:p>Donnefort Haut 970 rue Armand Fallières</text:p>
          </table:table-cell>
          <table:table-cell office:value-type="string">
            <text:p>05 53 47 15 46</text:p>
          </table:table-cell>
          <table:table-cell office:value-type="string">
            <text:p>Japon</text:p>
          </table:table-cell>
          <table:table-cell table:style-name="ce13" office:value-type="string">
            <text:p><text:span text:style-name="T2"><text:a xlink:href="mailto:dulong_vincent@numericable,fr">dulong_vincent@numericable,fr</text:a></text:span></text:p>
          </table:table-cell>
          <table:table-cell office:value-type="string">
            <text:p>FUMEL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DULOUE</text:p>
          </table:table-cell>
          <table:table-cell table:style-name="ce5" office:value-type="string">
            <text:p>CHLOE</text:p>
          </table:table-cell>
          <table:table-cell office:value-type="string">
            <text:p>2007/2008</text:p>
          </table:table-cell>
          <table:table-cell table:style-name="ce10" office:value-type="string">
            <text:p>33390 Blaye</text:p>
          </table:table-cell>
          <table:table-cell table:style-name="ce15" office:value-type="string">
            <text:p>7 , le monteil</text:p>
          </table:table-cell>
          <table:table-cell office:value-type="string">
            <text:p>05 57 42 91 54</text:p>
          </table:table-cell>
          <table:table-cell office:value-type="string">
            <text:p>Afrique du Sud</text:p>
          </table:table-cell>
          <table:table-cell table:style-name="ce13" office:value-type="string">
            <text:p>missdu40@hotmail.com</text:p>
          </table:table-cell>
          <table:table-cell table:style-name="ce35" office:value-type="string">
            <text:p>BLAYE</text:p>
          </table:table-cell>
          <table:table-cell table:style-name="ce40" office:value-type="string">
            <text:p>Ladysmith Emnambithi</text:p>
          </table:table-cell>
          <table:table-cell office:value-type="float" office:value="9270">
            <text:p>927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DUMAS</text:p>
          </table:table-cell>
          <table:table-cell table:style-name="ce5" office:value-type="string">
            <text:p>Céline</text:p>
          </table:table-cell>
          <table:table-cell office:value-type="string">
            <text:p>2004/2005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45 95 83 04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ANGOULEME DOYEN</text:p>
          </table:table-cell>
          <table:table-cell table:number-columns-repeated="3"/>
          <table:table-cell office:value-type="string">
            <text:p>NON ATTRIBUE</text:p>
          </table:table-cell>
          <table:table-cell table:number-columns-repeated="243"/>
        </table:table-row>
        <table:table-row table:style-name="ro2" table:visibility="filter">
          <table:table-cell table:style-name="ce2" office:value-type="string">
            <text:p>DUMONT</text:p>
          </table:table-cell>
          <table:table-cell table:style-name="ce5" office:value-type="string">
            <text:p>Julie</text:p>
          </table:table-cell>
          <table:table-cell office:value-type="string">
            <text:p>1996/1997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6 54 48 28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UMORA</text:p>
          </table:table-cell>
          <table:table-cell table:style-name="ce5" office:value-type="string">
            <text:p>Marlyse</text:p>
          </table:table-cell>
          <table:table-cell office:value-type="string">
            <text:p>1994/1995</text:p>
          </table:table-cell>
          <table:table-cell table:style-name="ce10" office:value-type="string">
            <text:p>33100 Bordeaux</text:p>
          </table:table-cell>
          <table:table-cell table:style-name="ce15" office:value-type="string">
            <text:p>15 rue Beranger</text:p>
          </table:table-cell>
          <table:table-cell office:value-type="string">
            <text:p>05 56 86 56 94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UPHIL</text:p>
          </table:table-cell>
          <table:table-cell table:style-name="ce5" office:value-type="string">
            <text:p>Stéphanie</text:p>
          </table:table-cell>
          <table:table-cell office:value-type="string">
            <text:p>1987/1988</text:p>
          </table:table-cell>
          <table:table-cell table:style-name="ce10" office:value-type="string">
            <text:p>33110 Le Bouscat</text:p>
          </table:table-cell>
          <table:table-cell table:style-name="ce15" office:value-type="string">
            <text:p>79 boulevard Pierre 1er</text:p>
          </table:table-cell>
          <table:table-cell office:value-type="string">
            <text:p>05 56 08 61 00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UPIN</text:p>
          </table:table-cell>
          <table:table-cell table:style-name="ce5" office:value-type="string">
            <text:p>Nathalie</text:p>
          </table:table-cell>
          <table:table-cell office:value-type="string">
            <text:p>1987/1988</text:p>
          </table:table-cell>
          <table:table-cell table:style-name="ce10"/>
          <table:table-cell table:style-name="ce15" office:value-type="string">
            <text:p>NPAI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UPLANTIER</text:p>
          </table:table-cell>
          <table:table-cell table:style-name="ce5" office:value-type="string">
            <text:p>Carmen</text:p>
          </table:table-cell>
          <table:table-cell office:value-type="string">
            <text:p>1999/2000</text:p>
          </table:table-cell>
          <table:table-cell table:style-name="ce10" office:value-type="string">
            <text:p>33200 Bordeaux</text:p>
          </table:table-cell>
          <table:table-cell table:style-name="ce17" office:value-type="string">
            <text:p>25 rue Godard : <text:span text:style-name="T1">adresse parents</text:span></text:p>
          </table:table-cell>
          <table:table-cell office:value-type="string">
            <text:p>05 56 02 56 67</text:p>
          </table:table-cell>
          <table:table-cell office:value-type="string">
            <text:p>USA</text:p>
          </table:table-cell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UPLANTIER</text:p>
          </table:table-cell>
          <table:table-cell table:style-name="ce5" office:value-type="string">
            <text:p>Fleur</text:p>
          </table:table-cell>
          <table:table-cell office:value-type="string">
            <text:p>1998/1999</text:p>
          </table:table-cell>
          <table:table-cell table:style-name="ce10" office:value-type="string">
            <text:p>33150 Cenon</text:p>
          </table:table-cell>
          <table:table-cell table:style-name="ce15" office:value-type="string">
            <text:p>58 avenue Cassagne</text:p>
          </table:table-cell>
          <table:table-cell office:value-type="string">
            <text:p>05 56 40 49 1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UPLANTIER</text:p>
          </table:table-cell>
          <table:table-cell table:style-name="ce5" office:value-type="string">
            <text:p>Pomme</text:p>
          </table:table-cell>
          <table:table-cell office:value-type="string">
            <text:p>1996/1997</text:p>
          </table:table-cell>
          <table:table-cell table:style-name="ce10" office:value-type="string">
            <text:p>33150 Cenon</text:p>
          </table:table-cell>
          <table:table-cell table:style-name="ce15" office:value-type="string">
            <text:p>58 avenue Cassagne</text:p>
          </table:table-cell>
          <table:table-cell office:value-type="string">
            <text:p>05 56 40 49 16</text:p>
          </table:table-cell>
          <table:table-cell office:value-type="string">
            <text:p>USA</text:p>
          </table:table-cell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DUPONT</text:p>
          </table:table-cell>
          <table:table-cell table:style-name="ce5" office:value-type="string">
            <text:p>Benoit</text:p>
          </table:table-cell>
          <table:table-cell office:value-type="string">
            <text:p>1990/1991</text:p>
          </table:table-cell>
          <table:table-cell table:style-name="ce10" office:value-type="string">
            <text:p>26111 Canberra (Australie)</text:p>
          </table:table-cell>
          <table:table-cell table:style-name="ce15" office:value-type="string">
            <text:p>2 Nangon Street - wanamanga act</text:p>
          </table:table-cell>
          <table:table-cell office:value-type="string">
            <text:p>061 262 87 78 28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DUPRAT</text:p>
          </table:table-cell>
          <table:table-cell table:style-name="ce5" office:value-type="string">
            <text:p>Patricia</text:p>
          </table:table-cell>
          <table:table-cell office:value-type="string">
            <text:p>2003/2004</text:p>
          </table:table-cell>
          <table:table-cell table:style-name="ce10" office:value-type="string">
            <text:p>40090 Mazerolles</text:p>
          </table:table-cell>
          <table:table-cell table:style-name="ce15" office:value-type="string">
            <text:p>703 route de Villeneuve</text:p>
          </table:table-cell>
          <table:table-cell office:value-type="string">
            <text:p>05 58 46 30 20</text:p>
          </table:table-cell>
          <table:table-cell/>
          <table:table-cell table:style-name="ce13"/>
          <table:table-cell table:style-name="ce35" office:value-type="string">
            <text:p>MONT DE MARSAN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DURAND épouse CHIBERRY</text:p>
          </table:table-cell>
          <table:table-cell table:style-name="ce5" office:value-type="string">
            <text:p>Emmanuelle</text:p>
          </table:table-cell>
          <table:table-cell office:value-type="string">
            <text:p>1992/1993</text:p>
          </table:table-cell>
          <table:table-cell table:style-name="ce10" office:value-type="string">
            <text:p>33370 Montagne St Emilion</text:p>
          </table:table-cell>
          <table:table-cell table:style-name="ce15" office:value-type="string">
            <text:p>Le Teynier</text:p>
          </table:table-cell>
          <table:table-cell office:value-type="string">
            <text:p>06 81 80 90 37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DURANDEAU</text:p>
          </table:table-cell>
          <table:table-cell table:style-name="ce5" office:value-type="string">
            <text:p>Perrine</text:p>
          </table:table-cell>
          <table:table-cell office:value-type="string">
            <text:p>1982/1983</text:p>
          </table:table-cell>
          <table:table-cell table:style-name="ce10" office:value-type="string">
            <text:p>64700 Hendaye</text:p>
          </table:table-cell>
          <table:table-cell table:style-name="ce15" office:value-type="string">
            <text:p>La Maison Rouge - 2 rue des Citronniers</text:p>
          </table:table-cell>
          <table:table-cell office:value-type="string">
            <text:p>05 59 20 02 50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URANDEAU (DCD)</text:p>
          </table:table-cell>
          <table:table-cell table:style-name="ce5" office:value-type="string">
            <text:p>Christophe</text:p>
          </table:table-cell>
          <table:table-cell office:value-type="string">
            <text:p>1975/1976</text:p>
          </table:table-cell>
          <table:table-cell table:style-name="ce10" office:value-type="string">
            <text:p>64700 Hendaye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DUROUX épouse DE SALETTES</text:p>
          </table:table-cell>
          <table:table-cell table:style-name="ce5" office:value-type="string">
            <text:p>Sophie</text:p>
          </table:table-cell>
          <table:table-cell office:value-type="string">
            <text:p>1990/1991</text:p>
          </table:table-cell>
          <table:table-cell table:style-name="ce10" office:value-type="string">
            <text:p>33320 Eysines</text:p>
          </table:table-cell>
          <table:table-cell table:style-name="ce15" office:value-type="string">
            <text:p>8 avenue des Alouettes</text:p>
          </table:table-cell>
          <table:table-cell office:value-type="string">
            <text:p>05 56 28 07 90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DUTOYA</text:p>
          </table:table-cell>
          <table:table-cell table:style-name="ce5" office:value-type="string">
            <text:p>Marie-Pierre</text:p>
          </table:table-cell>
          <table:table-cell office:value-type="string">
            <text:p>1978/1979</text:p>
          </table:table-cell>
          <table:table-cell table:style-name="ce10" office:value-type="string">
            <text:p>75004 Paris</text:p>
          </table:table-cell>
          <table:table-cell table:style-name="ce15" office:value-type="string">
            <text:p>27 rue des Francs Bourgeois</text:p>
          </table:table-cell>
          <table:table-cell office:value-type="string">
            <text:p>01 42 77 97 91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ELSON</text:p>
          </table:table-cell>
          <table:table-cell table:style-name="ce5" office:value-type="string">
            <text:p>Nathalie</text:p>
          </table:table-cell>
          <table:table-cell office:value-type="string">
            <text:p>1988/1989</text:p>
          </table:table-cell>
          <table:table-cell table:style-name="ce10" office:value-type="string">
            <text:p>NE2 1DP Newcastle (England)</text:p>
          </table:table-cell>
          <table:table-cell table:style-name="ce15" office:value-type="string">
            <text:p>173 Dinsdale road</text:p>
          </table:table-cell>
          <table:table-cell office:value-type="string">
            <text:p>044 191 232 25 5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ENAUD</text:p>
          </table:table-cell>
          <table:table-cell table:style-name="ce5" office:value-type="string">
            <text:p>Véronique</text:p>
          </table:table-cell>
          <table:table-cell office:value-type="string">
            <text:p>1983/1984</text:p>
          </table:table-cell>
          <table:table-cell table:style-name="ce10" office:value-type="string">
            <text:p>17230 Marans</text:p>
          </table:table-cell>
          <table:table-cell table:style-name="ce15" office:value-type="string">
            <text:p>19 rue Gambetta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ESCUDERO</text:p>
          </table:table-cell>
          <table:table-cell table:style-name="ce5" office:value-type="string">
            <text:p>Marine</text:p>
          </table:table-cell>
          <table:table-cell office:value-type="string">
            <text:p>2001/2002</text:p>
          </table:table-cell>
          <table:table-cell table:style-name="ce10" office:value-type="string">
            <text:p>40600 Biscarrosse-Plage</text:p>
          </table:table-cell>
          <table:table-cell table:style-name="ce15" office:value-type="string">
            <text:p>249 rue des Méduses</text:p>
          </table:table-cell>
          <table:table-cell office:value-type="string">
            <text:p>05 58 78 20 70</text:p>
          </table:table-cell>
          <table:table-cell office:value-type="string">
            <text:p>Finlande</text:p>
          </table:table-cell>
          <table:table-cell table:style-name="ce13"/>
          <table:table-cell office:value-type="string">
            <text:p>PARENTIS PAYS DE BOR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ESLAN</text:p>
          </table:table-cell>
          <table:table-cell table:style-name="ce5" office:value-type="string">
            <text:p>Anaelle</text:p>
          </table:table-cell>
          <table:table-cell office:value-type="string">
            <text:p>2004/2005</text:p>
          </table:table-cell>
          <table:table-cell table:style-name="ce10" office:value-type="string">
            <text:p>33390 Blaye</text:p>
          </table:table-cell>
          <table:table-cell table:style-name="ce15" office:value-type="string">
            <text:p>8 allée de Suffren</text:p>
          </table:table-cell>
          <table:table-cell office:value-type="string">
            <text:p>05 57 42 87 76</text:p>
          </table:table-cell>
          <table:table-cell office:value-type="string">
            <text:p>Afrique du Sud</text:p>
          </table:table-cell>
          <table:table-cell table:style-name="ce13"/>
          <table:table-cell office:value-type="string">
            <text:p>BLAYE</text:p>
          </table:table-cell>
          <table:table-cell table:number-columns-repeated="3"/>
          <table:table-cell office:value-type="string">
            <text:p>ABSENT</text:p>
          </table:table-cell>
          <table:table-cell table:number-columns-repeated="243"/>
        </table:table-row>
        <table:table-row table:style-name="ro3" table:visibility="filter">
          <table:table-cell table:style-name="ce2" office:value-type="string">
            <text:p>ETCHANDY</text:p>
          </table:table-cell>
          <table:table-cell table:style-name="ce5" office:value-type="string">
            <text:p>Catherine</text:p>
          </table:table-cell>
          <table:table-cell office:value-type="string">
            <text:p>1987/1988</text:p>
          </table:table-cell>
          <table:table-cell table:style-name="ce10" office:value-type="string">
            <text:p>97200 Fort de France</text:p>
          </table:table-cell>
          <table:table-cell table:style-name="ce15" office:value-type="string">
            <text:p>60 rue du Professeur Garcin - Didier</text:p>
          </table:table-cell>
          <table:table-cell office:value-type="string">
            <text:p>05 59 28 08 03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ETCHANDY</text:p>
          </table:table-cell>
          <table:table-cell table:style-name="ce5" office:value-type="string">
            <text:p>Céline</text:p>
          </table:table-cell>
          <table:table-cell office:value-type="string">
            <text:p>1991/1992</text:p>
          </table:table-cell>
          <table:table-cell table:style-name="ce10" office:value-type="string">
            <text:p>74960 Meythet</text:p>
          </table:table-cell>
          <table:table-cell table:style-name="ce15" office:value-type="string">
            <text:p>11 allée des Cèdres - Résidence des Cyclamens</text:p>
          </table:table-cell>
          <table:table-cell office:value-type="string">
            <text:p>04 50 24 42 17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ETCHEBARNE</text:p>
          </table:table-cell>
          <table:table-cell table:style-name="ce5" office:value-type="string">
            <text:p>Vincent</text:p>
          </table:table-cell>
          <table:table-cell office:value-type="string">
            <text:p>1998/1999</text:p>
          </table:table-cell>
          <table:table-cell table:style-name="ce10" office:value-type="string">
            <text:p>64490 Urdos</text:p>
          </table:table-cell>
          <table:table-cell table:style-name="ce15" office:value-type="string">
            <text:p>Restaurant Le Chalet Col du Somport</text:p>
          </table:table-cell>
          <table:table-cell office:value-type="string">
            <text:p>06 64 17 35 30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ETCHEBERREGARAY</text:p>
          </table:table-cell>
          <table:table-cell table:style-name="ce5" office:value-type="string">
            <text:p>Jean-Pierre</text:p>
          </table:table-cell>
          <table:table-cell office:value-type="string">
            <text:p>1973/1974</text:p>
          </table:table-cell>
          <table:table-cell table:style-name="ce10" office:value-type="string">
            <text:p>64500 St-Jean de Luz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ETCHEVERRY</text:p>
          </table:table-cell>
          <table:table-cell table:style-name="ce5" office:value-type="string">
            <text:p>Marie-Eve</text:p>
          </table:table-cell>
          <table:table-cell office:value-type="string">
            <text:p>1990/1991</text:p>
          </table:table-cell>
          <table:table-cell table:style-name="ce10" office:value-type="string">
            <text:p>64190 Camblong</text:p>
          </table:table-cell>
          <table:table-cell table:style-name="ce15" office:value-type="string">
            <text:p>Quartier La Chapelle Castelnau</text:p>
          </table:table-cell>
          <table:table-cell office:value-type="string">
            <text:p>05 59 66 00 43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ETCHEVERRY ep DIEUDONNÉ</text:p>
          </table:table-cell>
          <table:table-cell table:style-name="ce5" office:value-type="string">
            <text:p>Marie-Denise</text:p>
          </table:table-cell>
          <table:table-cell office:value-type="string">
            <text:p>1981/1982</text:p>
          </table:table-cell>
          <table:table-cell table:style-name="ce10" office:value-type="string">
            <text:p>64400 Oloron Ste Marie</text:p>
          </table:table-cell>
          <table:table-cell table:style-name="ce15" office:value-type="string">
            <text:p>Pharmacie des Pyrénées - 5 Place Amédée Gabe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FAGALDE</text:p>
          </table:table-cell>
          <table:table-cell table:style-name="ce5" office:value-type="string">
            <text:p>Julie</text:p>
          </table:table-cell>
          <table:table-cell office:value-type="string">
            <text:p>1999/2000</text:p>
          </table:table-cell>
          <table:table-cell table:style-name="ce10" office:value-type="string">
            <text:p>33300 Bordeaux</text:p>
          </table:table-cell>
          <table:table-cell table:style-name="ce15" office:value-type="string">
            <text:p>24 rue Conrad</text:p>
          </table:table-cell>
          <table:table-cell/>
          <table:table-cell office:value-type="string">
            <text:p>Japon</text:p>
          </table:table-cell>
          <table:table-cell table:style-name="ce13" office:value-type="string">
            <text:p>j.fagalde@hotmail.fr</text:p>
          </table:table-cell>
          <table:table-cell office:value-type="string">
            <text:p>NERAC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FAGALDE ép. BRUGER</text:p>
          </table:table-cell>
          <table:table-cell table:style-name="ce5" office:value-type="string">
            <text:p>Karin</text:p>
          </table:table-cell>
          <table:table-cell office:value-type="string">
            <text:p>1996/1997</text:p>
          </table:table-cell>
          <table:table-cell table:style-name="ce10" office:value-type="string">
            <text:p>47600 Nérac</text:p>
          </table:table-cell>
          <table:table-cell table:style-name="ce15" office:value-type="string">
            <text:p>Les Contes d'Albret</text:p>
          </table:table-cell>
          <table:table-cell office:value-type="string">
            <text:p>05 53 65 18 73</text:p>
          </table:table-cell>
          <table:table-cell office:value-type="string">
            <text:p>Canada</text:p>
          </table:table-cell>
          <table:table-cell table:style-name="ce13" office:value-type="string">
            <text:p><text:span text:style-name="T2"><text:a xlink:href="mailto:karinbruger@yahoo.fr">karinbruger@yahoo.fr</text:a></text:span></text:p>
          </table:table-cell>
          <table:table-cell office:value-type="string">
            <text:p>NERAC</text:p>
          </table:table-cell>
          <table:table-cell office:value-type="string">
            <text:p>Geraldton, Ontario 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FAISAN</text:p>
          </table:table-cell>
          <table:table-cell table:style-name="ce5" office:value-type="string">
            <text:p>Emilie</text:p>
          </table:table-cell>
          <table:table-cell office:value-type="string">
            <text:p>2005/2006</text:p>
          </table:table-cell>
          <table:table-cell table:style-name="ce10" office:value-type="string">
            <text:p>33710 Lansac</text:p>
          </table:table-cell>
          <table:table-cell table:style-name="ce15" office:value-type="string">
            <text:p>5 Le Bourg</text:p>
          </table:table-cell>
          <table:table-cell office:value-type="string">
            <text:p>05 57 68 21 28</text:p>
          </table:table-cell>
          <table:table-cell office:value-type="string">
            <text:p>Brésil</text:p>
          </table:table-cell>
          <table:table-cell table:style-name="ce13"/>
          <table:table-cell table:style-name="ce35" office:value-type="string">
            <text:p>BLAYE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FAIVRE D'ARCIER</text:p>
          </table:table-cell>
          <table:table-cell table:style-name="ce5" office:value-type="string">
            <text:p>Christen</text:p>
          </table:table-cell>
          <table:table-cell office:value-type="string">
            <text:p>1979/1980</text:p>
          </table:table-cell>
          <table:table-cell table:style-name="ce10" office:value-type="string">
            <text:p>47000 Agen</text:p>
          </table:table-cell>
          <table:table-cell table:style-name="ce15" office:value-type="string">
            <text:p>58 rue Rouget de Lisle</text:p>
          </table:table-cell>
          <table:table-cell office:value-type="string">
            <text:p>05 53 69 37 93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FALICON</text:p>
          </table:table-cell>
          <table:table-cell table:style-name="ce5" office:value-type="string">
            <text:p>Jean-Philippe</text:p>
          </table:table-cell>
          <table:table-cell office:value-type="string">
            <text:p>1987/1988</text:p>
          </table:table-cell>
          <table:table-cell table:style-name="ce10" office:value-type="string">
            <text:p>40440 Ondres</text:p>
          </table:table-cell>
          <table:table-cell table:style-name="ce15" office:value-type="string">
            <text:p>Castel d'Eve 287 allée des Bergeronnettes</text:p>
          </table:table-cell>
          <table:table-cell office:value-type="string">
            <text:p>05 59 45 33 36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FARGUE</text:p>
          </table:table-cell>
          <table:table-cell table:style-name="ce5" office:value-type="string">
            <text:p>Pascal</text:p>
          </table:table-cell>
          <table:table-cell office:value-type="string">
            <text:p>1978/1979</text:p>
          </table:table-cell>
          <table:table-cell table:style-name="ce10" office:value-type="string">
            <text:p>40280 St Pierre du Mont</text:p>
          </table:table-cell>
          <table:table-cell table:style-name="ce15" office:value-type="string">
            <text:p>250 avenue de la Chênaie</text:p>
          </table:table-cell>
          <table:table-cell office:value-type="string">
            <text:p>05 58 75 05 47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FAURE</text:p>
          </table:table-cell>
          <table:table-cell table:style-name="ce5" office:value-type="string">
            <text:p>CECILE</text:p>
          </table:table-cell>
          <table:table-cell office:value-type="string">
            <text:p>2008/2009</text:p>
          </table:table-cell>
          <table:table-cell table:style-name="ce10" office:value-type="string">
            <text:p>17300 ROCHEFORT</text:p>
          </table:table-cell>
          <table:table-cell table:style-name="ce15" office:value-type="string">
            <text:p>4, rue des droits de l'homme</text:p>
          </table:table-cell>
          <table:table-cell office:value-type="string">
            <text:p>05 46 99 55 90</text:p>
          </table:table-cell>
          <table:table-cell office:value-type="string">
            <text:p>Mexique</text:p>
          </table:table-cell>
          <table:table-cell table:style-name="ce13" office:value-type="string">
            <text:p>ciloulilette17@hotmail.fr</text:p>
          </table:table-cell>
          <table:table-cell office:value-type="string">
            <text:p>ROCHEFORT</text:p>
          </table:table-cell>
          <table:table-cell table:style-name="ce6" office:value-type="string">
            <text:p>Juitepec</text:p>
          </table:table-cell>
          <table:table-cell table:style-name="ce61" office:value-type="float" office:value="4180">
            <text:p>4180</text:p>
          </table:table-cell>
          <table:table-cell table:style-name="ce61"/>
          <table:table-cell table:number-columns-repeated="244"/>
        </table:table-row>
        <table:table-row table:style-name="ro2">
          <table:table-cell table:style-name="ce2" office:value-type="string">
            <text:p>FAURIO</text:p>
          </table:table-cell>
          <table:table-cell table:style-name="ce5" office:value-type="string">
            <text:p>David</text:p>
          </table:table-cell>
          <table:table-cell office:value-type="string">
            <text:p>1992/1993</text:p>
          </table:table-cell>
          <table:table-cell table:style-name="ce10" office:value-type="string">
            <text:p>75003 Paris</text:p>
          </table:table-cell>
          <table:table-cell table:style-name="ce15" office:value-type="string">
            <text:p>20 rue Turbigot - App. 5 D</text:p>
          </table:table-cell>
          <table:table-cell office:value-type="string">
            <text:p>01 42 74 27 98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PONS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FAYOLLE-LAPLANCHE</text:p>
          </table:table-cell>
          <table:table-cell table:style-name="ce5" office:value-type="string">
            <text:p>Marie</text:p>
          </table:table-cell>
          <table:table-cell office:value-type="string">
            <text:p>2000/2001</text:p>
          </table:table-cell>
          <table:table-cell table:style-name="ce10" office:value-type="string">
            <text:p>33200 Bordeaux</text:p>
          </table:table-cell>
          <table:table-cell table:style-name="ce15" office:value-type="string">
            <text:p>24 rue Alfred de Musset</text:p>
          </table:table-cell>
          <table:table-cell office:value-type="string">
            <text:p>05 56 97 84 99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FENIOU</text:p>
          </table:table-cell>
          <table:table-cell table:style-name="ce5" office:value-type="string">
            <text:p>Nicolas</text:p>
          </table:table-cell>
          <table:table-cell office:value-type="string">
            <text:p>2002/2003</text:p>
          </table:table-cell>
          <table:table-cell table:style-name="ce10" office:value-type="string">
            <text:p>16120 Angeac</text:p>
          </table:table-cell>
          <table:table-cell table:style-name="ce15" office:value-type="string">
            <text:p>Le Moulin</text:p>
          </table:table-cell>
          <table:table-cell office:value-type="string">
            <text:p>05 45 97 33 47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nicolasfeniou@hotmail.com">nicolasfeniou@hotmail.com</text:a></text:span></text:p>
          </table:table-cell>
          <table:table-cell office:value-type="string">
            <text:p>ANGOULEME</text:p>
          </table:table-cell>
          <table:table-cell/>
          <table:table-cell table:style-name="ce37" table:number-columns-repeated="2"/>
          <table:table-cell table:number-columns-repeated="244"/>
        </table:table-row>
        <table:table-row table:style-name="ro2">
          <table:table-cell table:style-name="ce2" office:value-type="string">
            <text:p>FERT</text:p>
          </table:table-cell>
          <table:table-cell table:style-name="ce5" office:value-type="string">
            <text:p>PAUL</text:p>
          </table:table-cell>
          <table:table-cell office:value-type="string">
            <text:p>2008/2009</text:p>
          </table:table-cell>
          <table:table-cell table:style-name="ce10" office:value-type="string">
            <text:p>64300 ARGAGNON</text:p>
          </table:table-cell>
          <table:table-cell table:style-name="ce15" office:value-type="string">
            <text:p>2356 route marcerin</text:p>
          </table:table-cell>
          <table:table-cell office:value-type="string">
            <text:p>05 59 67 68 55</text:p>
          </table:table-cell>
          <table:table-cell office:value-type="string">
            <text:p>Chili</text:p>
          </table:table-cell>
          <table:table-cell table:style-name="ce13" office:value-type="string">
            <text:p>paul.fert@hotmail.fr</text:p>
          </table:table-cell>
          <table:table-cell office:value-type="string">
            <text:p>LACQ-ORTHEZ</text:p>
          </table:table-cell>
          <table:table-cell table:style-name="ce6" office:value-type="string">
            <text:p>Peñalolen</text:p>
          </table:table-cell>
          <table:table-cell table:style-name="ce61" office:value-type="float" office:value="4340">
            <text:p>4340</text:p>
          </table:table-cell>
          <table:table-cell table:style-name="ce61"/>
          <table:table-cell table:number-columns-repeated="244"/>
        </table:table-row>
        <table:table-row table:style-name="ro3">
          <table:table-cell table:style-name="ce2" office:value-type="string">
            <text:p>FEYRY</text:p>
          </table:table-cell>
          <table:table-cell table:style-name="ce5" office:value-type="string">
            <text:p>TOM</text:p>
          </table:table-cell>
          <table:table-cell office:value-type="string">
            <text:p>2007/2008</text:p>
          </table:table-cell>
          <table:table-cell table:style-name="ce10" office:value-type="string">
            <text:p>33160 Saint Médard en Jalles</text:p>
          </table:table-cell>
          <table:table-cell table:style-name="ce15" office:value-type="string">
            <text:p>25 rue alain gerbault</text:p>
          </table:table-cell>
          <table:table-cell office:value-type="string">
            <text:p>05 56 05 02 02</text:p>
          </table:table-cell>
          <table:table-cell office:value-type="string">
            <text:p>Brésil</text:p>
          </table:table-cell>
          <table:table-cell table:style-name="ce13" office:value-type="string">
            <text:p>tomtom33@hotmail.fr</text:p>
          </table:table-cell>
          <table:table-cell table:style-name="ce35" office:value-type="string">
            <text:p>ST MEDARD EN JALLES</text:p>
          </table:table-cell>
          <table:table-cell table:style-name="ce41" office:value-type="string">
            <text:p>Campo Grande Norte</text:p>
          </table:table-cell>
          <table:table-cell office:value-type="float" office:value="4470">
            <text:p>447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FISTAROL</text:p>
          </table:table-cell>
          <table:table-cell table:style-name="ce5" office:value-type="string">
            <text:p>Valérie</text:p>
          </table:table-cell>
          <table:table-cell office:value-type="string">
            <text:p>1995/1996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6 11 58 77 25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BLAYE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FLAMAND</text:p>
          </table:table-cell>
          <table:table-cell table:style-name="ce5" office:value-type="string">
            <text:p>Vincent</text:p>
          </table:table-cell>
          <table:table-cell office:value-type="string">
            <text:p>1990/1991</text:p>
          </table:table-cell>
          <table:table-cell table:style-name="ce10" office:value-type="string">
            <text:p>75007 Paris</text:p>
          </table:table-cell>
          <table:table-cell table:style-name="ce15" office:value-type="string">
            <text:p>9 Passage Landrieu</text:p>
          </table:table-cell>
          <table:table-cell office:value-type="string">
            <text:p>01 45 51 60 95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FLOGNY épouse CATRISSE</text:p>
          </table:table-cell>
          <table:table-cell table:style-name="ce5" office:value-type="string">
            <text:p>Aude</text:p>
          </table:table-cell>
          <table:table-cell office:value-type="string">
            <text:p>1978/1979</text:p>
          </table:table-cell>
          <table:table-cell table:style-name="ce10" office:value-type="string">
            <text:p>94120 Fontenay sous bois</text:p>
          </table:table-cell>
          <table:table-cell table:style-name="ce15" office:value-type="string">
            <text:p>43 rue Pierre Brossolette</text:p>
          </table:table-cell>
          <table:table-cell office:value-type="string">
            <text:p>01 48 75 24 95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FLOR</text:p>
          </table:table-cell>
          <table:table-cell table:style-name="ce5" office:value-type="string">
            <text:p>Patricia</text:p>
          </table:table-cell>
          <table:table-cell office:value-type="string">
            <text:p>1976/1977</text:p>
          </table:table-cell>
          <table:table-cell table:style-name="ce10" office:value-type="string">
            <text:p>40800 Aire sur l'Adour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FLOUREZ</text:p>
          </table:table-cell>
          <table:table-cell table:style-name="ce5" office:value-type="string">
            <text:p>Colette</text:p>
          </table:table-cell>
          <table:table-cell office:value-type="string">
            <text:p>1982/1983</text:p>
          </table:table-cell>
          <table:table-cell table:style-name="ce10" office:value-type="string">
            <text:p>24660 Notre Dame de Salilhac</text:p>
          </table:table-cell>
          <table:table-cell table:style-name="ce15" office:value-type="string">
            <text:p>36 rue des Rossignols</text:p>
          </table:table-cell>
          <table:table-cell office:value-type="string">
            <text:p>05 53 06 12 97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FORNARI</text:p>
          </table:table-cell>
          <table:table-cell table:style-name="ce5" office:value-type="string">
            <text:p>Maryline</text:p>
          </table:table-cell>
          <table:table-cell office:value-type="string">
            <text:p>1996/1997</text:p>
          </table:table-cell>
          <table:table-cell table:style-name="ce10" office:value-type="string">
            <text:p>47400 Tonneins</text:p>
          </table:table-cell>
          <table:table-cell table:style-name="ce15" office:value-type="string">
            <text:p>6 avenue M. Laborde</text:p>
          </table:table-cell>
          <table:table-cell office:value-type="string">
            <text:p>06 03 16 40 1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FORTIN</text:p>
          </table:table-cell>
          <table:table-cell table:style-name="ce5" office:value-type="string">
            <text:p>Arthur</text:p>
          </table:table-cell>
          <table:table-cell office:value-type="string">
            <text:p>2005/2006</text:p>
          </table:table-cell>
          <table:table-cell table:style-name="ce10" office:value-type="string">
            <text:p>33300 Bordeaux</text:p>
          </table:table-cell>
          <table:table-cell table:style-name="ce15" office:value-type="string">
            <text:p>16 rue de Leybardie</text:p>
          </table:table-cell>
          <table:table-cell office:value-type="string">
            <text:p>05 56 50 06 30</text:p>
          </table:table-cell>
          <table:table-cell office:value-type="string">
            <text:p>USA</text:p>
          </table:table-cell>
          <table:table-cell table:style-name="ce13" office:value-type="string">
            <text:p>yudelaly@msn.com</text:p>
          </table:table-cell>
          <table:table-cell table:style-name="ce35" office:value-type="string">
            <text:p>BORDEAUX SUD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FORZY</text:p>
          </table:table-cell>
          <table:table-cell table:style-name="ce5" office:value-type="string">
            <text:p>Erika</text:p>
          </table:table-cell>
          <table:table-cell office:value-type="string">
            <text:p>1987/1988</text:p>
          </table:table-cell>
          <table:table-cell table:style-name="ce10" office:value-type="string">
            <text:p>London NS1 (England)</text:p>
          </table:table-cell>
          <table:table-cell table:style-name="ce15" office:value-type="string">
            <text:p>178 Highbury Hill</text:p>
          </table:table-cell>
          <table:table-cell office:value-type="string">
            <text:p>044 207 32 39 933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FOSSE</text:p>
          </table:table-cell>
          <table:table-cell table:style-name="ce5" office:value-type="string">
            <text:p>Lauren</text:p>
          </table:table-cell>
          <table:table-cell office:value-type="string">
            <text:p>2005/2006</text:p>
          </table:table-cell>
          <table:table-cell table:style-name="ce10" office:value-type="string">
            <text:p>40600 Biscarrosse</text:p>
          </table:table-cell>
          <table:table-cell table:style-name="ce15" office:value-type="string">
            <text:p>104 rue Jean Mermoz</text:p>
          </table:table-cell>
          <table:table-cell office:value-type="string">
            <text:p>05 58 78 23 47</text:p>
          </table:table-cell>
          <table:table-cell office:value-type="string">
            <text:p>Equateur</text:p>
          </table:table-cell>
          <table:table-cell table:style-name="ce13" office:value-type="string">
            <text:p><text:span text:style-name="T2"><text:a xlink:href="mailto:jolafille@hotmail.com">jolafille@hotmail.com</text:a></text:span></text:p>
          </table:table-cell>
          <table:table-cell table:style-name="ce35" office:value-type="string">
            <text:p>PARENTIS PAYS DE BOR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FOSSE</text:p>
          </table:table-cell>
          <table:table-cell table:style-name="ce5" office:value-type="string">
            <text:p>Tiphaine</text:p>
          </table:table-cell>
          <table:table-cell office:value-type="string">
            <text:p>2003/2004</text:p>
          </table:table-cell>
          <table:table-cell table:style-name="ce10" office:value-type="string">
            <text:p>40600 Biscarrosse</text:p>
          </table:table-cell>
          <table:table-cell table:style-name="ce15" office:value-type="string">
            <text:p>104 rue Jean Mermoz</text:p>
          </table:table-cell>
          <table:table-cell office:value-type="string">
            <text:p>05 58 78 23 47</text:p>
          </table:table-cell>
          <table:table-cell office:value-type="string">
            <text:p>Australie</text:p>
          </table:table-cell>
          <table:table-cell table:style-name="ce13"/>
          <table:table-cell table:style-name="ce35" office:value-type="string">
            <text:p>PARENTIS PAYS DE BORN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FOUCAULT</text:p>
          </table:table-cell>
          <table:table-cell table:style-name="ce5" office:value-type="string">
            <text:p>Denis</text:p>
          </table:table-cell>
          <table:table-cell office:value-type="string">
            <text:p>1993/1994</text:p>
          </table:table-cell>
          <table:table-cell table:style-name="ce10" office:value-type="string">
            <text:p>16100 Cognac</text:p>
          </table:table-cell>
          <table:table-cell table:style-name="ce15" office:value-type="string">
            <text:p>21 boulevard Delignié</text:p>
          </table:table-cell>
          <table:table-cell office:value-type="string">
            <text:p>05 45 32 12 40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FOUCAULT</text:p>
          </table:table-cell>
          <table:table-cell table:style-name="ce5" office:value-type="string">
            <text:p>Pierre</text:p>
          </table:table-cell>
          <table:table-cell office:value-type="string">
            <text:p>1998/1999</text:p>
          </table:table-cell>
          <table:table-cell table:style-name="ce10" office:value-type="string">
            <text:p>16100 Cognac</text:p>
          </table:table-cell>
          <table:table-cell table:style-name="ce15" office:value-type="string">
            <text:p>21 boulevard Delignié</text:p>
          </table:table-cell>
          <table:table-cell office:value-type="string">
            <text:p>05 45 32 12 40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FOUGERIT</text:p>
          </table:table-cell>
          <table:table-cell table:style-name="ce5" office:value-type="string">
            <text:p>Véronique</text:p>
          </table:table-cell>
          <table:table-cell office:value-type="string">
            <text:p>1983/1984</text:p>
          </table:table-cell>
          <table:table-cell table:style-name="ce10" office:value-type="string">
            <text:p>17220 La Jarrie</text:p>
          </table:table-cell>
          <table:table-cell table:style-name="ce15" office:value-type="string">
            <text:p>10 rue des 4 chevaliers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FOURMAUX-LAINÉ</text:p>
          </table:table-cell>
          <table:table-cell table:style-name="ce5" office:value-type="string">
            <text:p>Clément</text:p>
          </table:table-cell>
          <table:table-cell office:value-type="string">
            <text:p>2001/2002</text:p>
          </table:table-cell>
          <table:table-cell table:style-name="ce10" office:value-type="string">
            <text:p>16230 Nanclars</text:p>
          </table:table-cell>
          <table:table-cell table:style-name="ce15" office:value-type="string">
            <text:p>Le Bourg</text:p>
          </table:table-cell>
          <table:table-cell office:value-type="string">
            <text:p>05 45 20 74 06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FOURNIER</text:p>
          </table:table-cell>
          <table:table-cell table:style-name="ce5" office:value-type="string">
            <text:p>Justine</text:p>
          </table:table-cell>
          <table:table-cell office:value-type="string">
            <text:p>2004/2005</text:p>
          </table:table-cell>
          <table:table-cell table:style-name="ce10" office:value-type="string">
            <text:p>17139 Dompierre sur Mer</text:p>
          </table:table-cell>
          <table:table-cell table:style-name="ce15" office:value-type="string">
            <text:p>10 rue Pierre et Marie Curie</text:p>
          </table:table-cell>
          <table:table-cell office:value-type="string">
            <text:p>05 46 35 41 76</text:p>
          </table:table-cell>
          <table:table-cell office:value-type="string">
            <text:p>Equateur</text:p>
          </table:table-cell>
          <table:table-cell table:style-name="ce13"/>
          <table:table-cell table:number-columns-repeated="4"/>
          <table:table-cell office:value-type="string">
            <text:p>NON ATTRIBUE</text:p>
          </table:table-cell>
          <table:table-cell table:number-columns-repeated="243"/>
        </table:table-row>
        <table:table-row table:style-name="ro2" table:visibility="filter">
          <table:table-cell table:style-name="ce2" office:value-type="string">
            <text:p>FOURNIER</text:p>
          </table:table-cell>
          <table:table-cell table:style-name="ce5" office:value-type="string">
            <text:p>Marie-Line</text:p>
          </table:table-cell>
          <table:table-cell office:value-type="string">
            <text:p>1997/1998</text:p>
          </table:table-cell>
          <table:table-cell table:style-name="ce10" office:value-type="string">
            <text:p>69009 Cyon</text:p>
          </table:table-cell>
          <table:table-cell table:style-name="ce15" office:value-type="string">
            <text:p>16 rue Cothin</text:p>
          </table:table-cell>
          <table:table-cell office:value-type="string">
            <text:p>06 76 49 95 04</text:p>
          </table:table-cell>
          <table:table-cell/>
          <table:table-cell table:style-name="ce27" office:value-type="string">
            <text:p>moimeme79@hotmail.com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>
            <text:p>FOURNIER</text:p>
          </table:table-cell>
          <table:table-cell table:style-name="ce5" office:value-type="string">
            <text:p>Nicolas</text:p>
          </table:table-cell>
          <table:table-cell office:value-type="string">
            <text:p>1993/1994</text:p>
          </table:table-cell>
          <table:table-cell table:style-name="ce10" office:value-type="string">
            <text:p>64200 Bassussarry</text:p>
          </table:table-cell>
          <table:table-cell table:style-name="ce15" office:value-type="string">
            <text:p>route des Pins</text:p>
          </table:table-cell>
          <table:table-cell office:value-type="string">
            <text:p>05 59 43 09 95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FRANCOIS</text:p>
          </table:table-cell>
          <table:table-cell table:style-name="ce5" office:value-type="string">
            <text:p>ARTHUR</text:p>
          </table:table-cell>
          <table:table-cell office:value-type="string">
            <text:p>2008/2009</text:p>
          </table:table-cell>
          <table:table-cell table:style-name="ce10" office:value-type="string">
            <text:p>17690 ANGOULINS</text:p>
          </table:table-cell>
          <table:table-cell table:style-name="ce15" office:value-type="string">
            <text:p>10, rue des tamaris</text:p>
          </table:table-cell>
          <table:table-cell office:value-type="string">
            <text:p>05 46 56 85 77</text:p>
          </table:table-cell>
          <table:table-cell office:value-type="string">
            <text:p>Australie</text:p>
          </table:table-cell>
          <table:table-cell table:style-name="ce13" office:value-type="string">
            <text:p>arthurfrancois@hotmail.fr</text:p>
          </table:table-cell>
          <table:table-cell office:value-type="string">
            <text:p>LA ROCHELLE</text:p>
          </table:table-cell>
          <table:table-cell table:style-name="ce6" office:value-type="string">
            <text:p>Myrtleford</text:p>
          </table:table-cell>
          <table:table-cell table:style-name="ce61" office:value-type="float" office:value="9790">
            <text:p>9790</text:p>
          </table:table-cell>
          <table:table-cell table:style-name="ce61"/>
          <table:table-cell table:number-columns-repeated="244"/>
        </table:table-row>
        <table:table-row table:style-name="ro2" table:visibility="filter">
          <table:table-cell table:style-name="ce2" office:value-type="string">
            <text:p>FREMAUX</text:p>
          </table:table-cell>
          <table:table-cell table:style-name="ce5" office:value-type="string">
            <text:p>Claire</text:p>
          </table:table-cell>
          <table:table-cell office:value-type="string">
            <text:p>1982/1983</text:p>
          </table:table-cell>
          <table:table-cell table:style-name="ce10" office:value-type="string">
            <text:p>64000 Pau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FROC</text:p>
          </table:table-cell>
          <table:table-cell table:style-name="ce5" office:value-type="string">
            <text:p>MAËLLE</text:p>
          </table:table-cell>
          <table:table-cell office:value-type="string">
            <text:p>2008/2009</text:p>
          </table:table-cell>
          <table:table-cell table:style-name="ce10" office:value-type="string">
            <text:p>17320 MARENNES</text:p>
          </table:table-cell>
          <table:table-cell table:style-name="ce15" office:value-type="string">
            <text:p>4 a rue marceau</text:p>
          </table:table-cell>
          <table:table-cell office:value-type="string">
            <text:p>05 46 85 47 69</text:p>
          </table:table-cell>
          <table:table-cell office:value-type="string">
            <text:p>Mexique</text:p>
          </table:table-cell>
          <table:table-cell table:style-name="ce13" office:value-type="string">
            <text:p>maelle_08_maren@hotmail.com</text:p>
          </table:table-cell>
          <table:table-cell office:value-type="string">
            <text:p>MARENNES OLERON</text:p>
          </table:table-cell>
          <table:table-cell table:style-name="ce6" office:value-type="string">
            <text:p>Tepic</text:p>
          </table:table-cell>
          <table:table-cell table:style-name="ce61" office:value-type="float" office:value="4150">
            <text:p>4150</text:p>
          </table:table-cell>
          <table:table-cell table:style-name="ce61"/>
          <table:table-cell table:number-columns-repeated="244"/>
        </table:table-row>
        <table:table-row table:style-name="ro2">
          <table:table-cell table:style-name="ce2" office:value-type="string">
            <text:p>GABORIAUD</text:p>
          </table:table-cell>
          <table:table-cell table:style-name="ce5" office:value-type="string">
            <text:p>Emilie</text:p>
          </table:table-cell>
          <table:table-cell office:value-type="string">
            <text:p>2000/2001</text:p>
          </table:table-cell>
          <table:table-cell table:style-name="ce10" office:value-type="string">
            <text:p>33650 La Brède</text:p>
          </table:table-cell>
          <table:table-cell table:style-name="ce15" office:value-type="string">
            <text:p>24 allée Pré de la Rosière</text:p>
          </table:table-cell>
          <table:table-cell office:value-type="string">
            <text:p>05 56 20 35 60</text:p>
          </table:table-cell>
          <table:table-cell office:value-type="string">
            <text:p>Taïwan</text:p>
          </table:table-cell>
          <table:table-cell table:style-name="ce13" office:value-type="string">
            <text:p><text:span text:style-name="T2"><text:a xlink:href="mailto:emiliegaboriaud@hotmail,com">emiliegaboriaud@hotmail,com</text:a></text:span></text:p>
          </table:table-cell>
          <table:table-cell office:value-type="string">
            <text:p>TALENCE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GABORIEAU</text:p>
          </table:table-cell>
          <table:table-cell table:style-name="ce5" office:value-type="string">
            <text:p>Isabelle</text:p>
          </table:table-cell>
          <table:table-cell office:value-type="string">
            <text:p>1983/1984</text:p>
          </table:table-cell>
          <table:table-cell table:style-name="ce10" office:value-type="string">
            <text:p>64200 Biarritz</text:p>
          </table:table-cell>
          <table:table-cell table:style-name="ce15" office:value-type="string">
            <text:p>35 Avenue de la Reine Victoria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GACHÉ</text:p>
          </table:table-cell>
          <table:table-cell table:style-name="ce5" office:value-type="string">
            <text:p>ADRIANE</text:p>
          </table:table-cell>
          <table:table-cell office:value-type="string">
            <text:p>2008/2009</text:p>
          </table:table-cell>
          <table:table-cell table:style-name="ce10" office:value-type="string">
            <text:p>33200 BORDEAUX</text:p>
          </table:table-cell>
          <table:table-cell table:style-name="ce15" office:value-type="string">
            <text:p>1 rue jean de la fontaine</text:p>
          </table:table-cell>
          <table:table-cell office:value-type="string">
            <text:p>05 57 22 08 31</text:p>
          </table:table-cell>
          <table:table-cell office:value-type="string">
            <text:p>Australie</text:p>
          </table:table-cell>
          <table:table-cell table:style-name="ce13" office:value-type="string">
            <text:p>adriane.gache@hotmail.fr</text:p>
          </table:table-cell>
          <table:table-cell office:value-type="string">
            <text:p>TALENCE</text:p>
          </table:table-cell>
          <table:table-cell table:style-name="ce44" office:value-type="string">
            <text:p>Fortitude Valley</text:p>
          </table:table-cell>
          <table:table-cell table:style-name="ce61" office:value-type="float" office:value="9600">
            <text:p>9600</text:p>
          </table:table-cell>
          <table:table-cell table:style-name="ce61"/>
          <table:table-cell table:number-columns-repeated="244"/>
        </table:table-row>
        <table:table-row table:style-name="ro2" table:visibility="filter">
          <table:table-cell table:style-name="ce2" office:value-type="string">
            <text:p>GACHET épouse BRAVI</text:p>
          </table:table-cell>
          <table:table-cell table:style-name="ce5" office:value-type="string">
            <text:p>Charlotte</text:p>
          </table:table-cell>
          <table:table-cell office:value-type="string">
            <text:p>1986/1987</text:p>
          </table:table-cell>
          <table:table-cell table:style-name="ce10" office:value-type="string">
            <text:p>31400 Toulouse</text:p>
          </table:table-cell>
          <table:table-cell table:style-name="ce15" office:value-type="string">
            <text:p>9 rue Henry Montaut</text:p>
          </table:table-cell>
          <table:table-cell office:value-type="string">
            <text:p>05 61 52 93 12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GACHET épouse DAUREL</text:p>
          </table:table-cell>
          <table:table-cell table:style-name="ce5" office:value-type="string">
            <text:p>Julie</text:p>
          </table:table-cell>
          <table:table-cell office:value-type="string">
            <text:p>1981/1982</text:p>
          </table:table-cell>
          <table:table-cell table:style-name="ce10" office:value-type="string">
            <text:p>40140 Soustons</text:p>
          </table:table-cell>
          <table:table-cell table:style-name="ce15" office:value-type="string">
            <text:p>15 avenue du lac</text:p>
          </table:table-cell>
          <table:table-cell office:value-type="string">
            <text:p>05 58 41 26 35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GACS</text:p>
          </table:table-cell>
          <table:table-cell table:style-name="ce5" office:value-type="string">
            <text:p>Alexandra</text:p>
          </table:table-cell>
          <table:table-cell office:value-type="string">
            <text:p>1991/1992</text:p>
          </table:table-cell>
          <table:table-cell table:style-name="ce10" office:value-type="string">
            <text:p>33400 Talence</text:p>
          </table:table-cell>
          <table:table-cell table:style-name="ce15" office:value-type="string">
            <text:p>73 boulevard du Pdt Franklin Roosevelt</text:p>
          </table:table-cell>
          <table:table-cell office:value-type="string">
            <text:p>05 56 04 17 79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GALLEGO-SANCHEZ</text:p>
          </table:table-cell>
          <table:table-cell table:style-name="ce5" office:value-type="string">
            <text:p>Pierre</text:p>
          </table:table-cell>
          <table:table-cell office:value-type="string">
            <text:p>1996/1997</text:p>
          </table:table-cell>
          <table:table-cell table:style-name="ce10" office:value-type="string">
            <text:p>01000 Bourg en Bresse</text:p>
          </table:table-cell>
          <table:table-cell table:style-name="ce15" office:value-type="string">
            <text:p>15 rue des Graves</text:p>
          </table:table-cell>
          <table:table-cell office:value-type="string">
            <text:p>04 74 52 13 74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GAMELIN</text:p>
          </table:table-cell>
          <table:table-cell table:style-name="ce5" office:value-type="string">
            <text:p>Fanny</text:p>
          </table:table-cell>
          <table:table-cell office:value-type="string">
            <text:p>2003/2004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6 82 50 23 56</text:p>
          </table:table-cell>
          <table:table-cell/>
          <table:table-cell table:style-name="ce13"/>
          <table:table-cell table:style-name="ce35" office:value-type="string">
            <text:p>LA ROCHELLE ATLAN.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GANDOUET</text:p>
          </table:table-cell>
          <table:table-cell table:style-name="ce5" office:value-type="string">
            <text:p>Caroline</text:p>
          </table:table-cell>
          <table:table-cell office:value-type="string">
            <text:p>1993/1994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61 rue Montmirail</text:p>
          </table:table-cell>
          <table:table-cell office:value-type="string">
            <text:p>05 46 43 04 43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GANDOUET</text:p>
          </table:table-cell>
          <table:table-cell table:style-name="ce5" office:value-type="string">
            <text:p>Violaine</text:p>
          </table:table-cell>
          <table:table-cell office:value-type="string">
            <text:p>1996/1997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61 rue Montmirail</text:p>
          </table:table-cell>
          <table:table-cell office:value-type="string">
            <text:p>06 66 99 85 66</text:p>
          </table:table-cell>
          <table:table-cell office:value-type="string">
            <text:p>USA</text:p>
          </table:table-cell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GARCIA</text:p>
          </table:table-cell>
          <table:table-cell table:style-name="ce5" office:value-type="string">
            <text:p>MAUD</text:p>
          </table:table-cell>
          <table:table-cell office:value-type="string">
            <text:p>2007/2008</text:p>
          </table:table-cell>
          <table:table-cell table:style-name="ce10" office:value-type="string">
            <text:p>33200 Bordeaux</text:p>
          </table:table-cell>
          <table:table-cell table:style-name="ce15" office:value-type="string">
            <text:p>23 avenue d'ares</text:p>
          </table:table-cell>
          <table:table-cell office:value-type="string">
            <text:p>06 85 02 03 07</text:p>
          </table:table-cell>
          <table:table-cell office:value-type="string">
            <text:p>USA</text:p>
          </table:table-cell>
          <table:table-cell table:style-name="ce13" office:value-type="string">
            <text:p>maudlatope@hotmail.fr</text:p>
          </table:table-cell>
          <table:table-cell table:style-name="ce35" office:value-type="string">
            <text:p>BORDEAUX</text:p>
          </table:table-cell>
          <table:table-cell table:style-name="ce40" office:value-type="string">
            <text:p>St Andrew/Charleston</text:p>
          </table:table-cell>
          <table:table-cell office:value-type="float" office:value="7770">
            <text:p>7770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GAREZ</text:p>
          </table:table-cell>
          <table:table-cell table:style-name="ce5" office:value-type="string">
            <text:p>Blandine</text:p>
          </table:table-cell>
          <table:table-cell office:value-type="string">
            <text:p>2006/2007</text:p>
          </table:table-cell>
          <table:table-cell table:style-name="ce10" office:value-type="string">
            <text:p>47160 Buzet sur Baïse</text:p>
          </table:table-cell>
          <table:table-cell table:style-name="ce15" office:value-type="string">
            <text:p>Pécarrère</text:p>
          </table:table-cell>
          <table:table-cell office:value-type="string">
            <text:p>05 53 84 76 04</text:p>
          </table:table-cell>
          <table:table-cell office:value-type="string">
            <text:p>USA</text:p>
          </table:table-cell>
          <table:table-cell table:style-name="ce13" office:value-type="string">
            <text:p>leelou1606@hotmail.com</text:p>
          </table:table-cell>
          <table:table-cell table:style-name="ce34" office:value-type="string">
            <text:p>NERAC</text:p>
          </table:table-cell>
          <table:table-cell table:style-name="ce37"/>
          <table:table-cell office:value-type="float" office:value="5190">
            <text:p>5190</text:p>
          </table:table-cell>
          <table:table-cell table:number-columns-repeated="245"/>
        </table:table-row>
        <table:table-row table:style-name="ro3" table:visibility="filter">
          <table:table-cell table:style-name="ce2" office:value-type="string">
            <text:p>GAREZ</text:p>
          </table:table-cell>
          <table:table-cell table:style-name="ce5" office:value-type="string">
            <text:p>Charles</text:p>
          </table:table-cell>
          <table:table-cell office:value-type="string">
            <text:p>1999/2000</text:p>
          </table:table-cell>
          <table:table-cell table:style-name="ce10" office:value-type="string">
            <text:p>47160 Buzet sur Baïse</text:p>
          </table:table-cell>
          <table:table-cell table:style-name="ce15" office:value-type="string">
            <text:p>Pécarrère</text:p>
          </table:table-cell>
          <table:table-cell office:value-type="string">
            <text:p>05 53 84 76 04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charles_garez@hotmail.com">charles_garez@hotmail.com</text:a></text:span>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GAREZ</text:p>
          </table:table-cell>
          <table:table-cell table:style-name="ce5" office:value-type="string">
            <text:p>Hélène</text:p>
          </table:table-cell>
          <table:table-cell office:value-type="string">
            <text:p>2005/2006</text:p>
          </table:table-cell>
          <table:table-cell table:style-name="ce10" office:value-type="string">
            <text:p>47190 Aiguillon</text:p>
          </table:table-cell>
          <table:table-cell table:style-name="ce15" office:value-type="string">
            <text:p>Ramon</text:p>
          </table:table-cell>
          <table:table-cell office:value-type="string">
            <text:p>05 53 88 11 88</text:p>
          </table:table-cell>
          <table:table-cell office:value-type="string">
            <text:p>Norvège</text:p>
          </table:table-cell>
          <table:table-cell table:style-name="ce13" office:value-type="string">
            <text:p>fermederamon@wanadoo.fr</text:p>
          </table:table-cell>
          <table:table-cell table:style-name="ce35" office:value-type="string">
            <text:p>TONNEINS</text:p>
          </table:table-cell>
          <table:table-cell table:number-columns-repeated="247"/>
        </table:table-row>
        <table:table-row table:style-name="ro3">
          <table:table-cell table:style-name="ce2" office:value-type="string">
            <text:p>GAREZ</text:p>
          </table:table-cell>
          <table:table-cell table:style-name="ce5" office:value-type="string">
            <text:p>Olivier</text:p>
          </table:table-cell>
          <table:table-cell office:value-type="string">
            <text:p>2004/2005</text:p>
          </table:table-cell>
          <table:table-cell table:style-name="ce10" office:value-type="string">
            <text:p>47160 Buzet sur Baïse</text:p>
          </table:table-cell>
          <table:table-cell table:style-name="ce15" office:value-type="string">
            <text:p>Pécarrère</text:p>
          </table:table-cell>
          <table:table-cell office:value-type="string">
            <text:p>05 53 84 76 04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olivier.garez@insa-rouen.fr">olivier.garez@insa-rouen.fr</text:a></text:span></text:p>
          </table:table-cell>
          <table:table-cell office:value-type="string">
            <text:p>NERAC</text:p>
          </table:table-cell>
          <table:table-cell table:number-columns-repeated="2"/>
          <table:table-cell office:value-type="string">
            <text:p>06 21 86 15 69</text:p>
          </table:table-cell>
          <table:table-cell table:number-columns-repeated="244"/>
        </table:table-row>
        <table:table-row table:style-name="ro3" table:visibility="filter">
          <table:table-cell table:style-name="ce2" office:value-type="string">
            <text:p>GAREZ</text:p>
          </table:table-cell>
          <table:table-cell table:style-name="ce5" office:value-type="string">
            <text:p>Pierre</text:p>
          </table:table-cell>
          <table:table-cell office:value-type="string">
            <text:p>2001/2002</text:p>
          </table:table-cell>
          <table:table-cell table:style-name="ce10" office:value-type="string">
            <text:p>47160 Buzet sur Baïse</text:p>
          </table:table-cell>
          <table:table-cell table:style-name="ce15" office:value-type="string">
            <text:p>Pécarrère</text:p>
          </table:table-cell>
          <table:table-cell office:value-type="string">
            <text:p>05 53 84 76 04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GAROS</text:p>
          </table:table-cell>
          <table:table-cell table:style-name="ce5" office:value-type="string">
            <text:p>Jade</text:p>
          </table:table-cell>
          <table:table-cell office:value-type="string">
            <text:p>2003/2004</text:p>
          </table:table-cell>
          <table:table-cell table:style-name="ce10" office:value-type="string">
            <text:p>33320 Eysines</text:p>
          </table:table-cell>
          <table:table-cell table:style-name="ce15" office:value-type="string">
            <text:p>1 allée des Hortensias</text:p>
          </table:table-cell>
          <table:table-cell office:value-type="string">
            <text:p>05 56 28 79 72</text:p>
          </table:table-cell>
          <table:table-cell/>
          <table:table-cell table:style-name="ce13"/>
          <table:table-cell table:style-name="ce35" office:value-type="string">
            <text:p>PESSAC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GARROT-LOUSTEAU ep MIGNOT</text:p>
          </table:table-cell>
          <table:table-cell table:style-name="ce5" office:value-type="string">
            <text:p>Catherine</text:p>
          </table:table-cell>
          <table:table-cell office:value-type="string">
            <text:p>1979/1980</text:p>
          </table:table-cell>
          <table:table-cell table:style-name="ce10" office:value-type="string">
            <text:p>33470 Gujan-Mestras</text:p>
          </table:table-cell>
          <table:table-cell table:style-name="ce15" office:value-type="string">
            <text:p>73 bis Allée Cazaux</text:p>
          </table:table-cell>
          <table:table-cell office:value-type="string">
            <text:p>05 56 66 57 8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GAUCHE</text:p>
          </table:table-cell>
          <table:table-cell table:style-name="ce5" office:value-type="string">
            <text:p>Véronique</text:p>
          </table:table-cell>
          <table:table-cell office:value-type="string">
            <text:p>2004/2005</text:p>
          </table:table-cell>
          <table:table-cell table:style-name="ce10" office:value-type="string">
            <text:p>64200 Bassussarry</text:p>
          </table:table-cell>
          <table:table-cell table:style-name="ce15" office:value-type="string">
            <text:p>Luzean - chemin Etchessahar</text:p>
          </table:table-cell>
          <table:table-cell office:value-type="string">
            <text:p>05 59 03 54 71</text:p>
          </table:table-cell>
          <table:table-cell office:value-type="string">
            <text:p>Australie</text:p>
          </table:table-cell>
          <table:table-cell table:style-name="ce13" office:value-type="string">
            <text:p><text:span text:style-name="T2"><text:a xlink:href="mailto:vero_64g@msn.com">vero_64g@msn.com</text:a></text:span></text:p>
          </table:table-cell>
          <table:table-cell office:value-type="string">
            <text:p>MAULEON</text:p>
          </table:table-cell>
          <table:table-cell table:number-columns-repeated="2"/>
          <table:table-cell office:value-type="string">
            <text:p>06 74 03 16 05</text:p>
          </table:table-cell>
          <table:table-cell table:number-columns-repeated="244"/>
        </table:table-row>
        <table:table-row table:style-name="ro2" table:visibility="filter">
          <table:table-cell table:style-name="ce2" office:value-type="string">
            <text:p>GAUCHET</text:p>
          </table:table-cell>
          <table:table-cell table:style-name="ce5" office:value-type="string">
            <text:p>Thomas</text:p>
          </table:table-cell>
          <table:table-cell office:value-type="string">
            <text:p>2001/2002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La Loge - Route de l'Houmeau</text:p>
          </table:table-cell>
          <table:table-cell office:value-type="string">
            <text:p>05 46 67 95 62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GAUDIN</text:p>
          </table:table-cell>
          <table:table-cell table:style-name="ce5" office:value-type="string">
            <text:p>Thierry</text:p>
          </table:table-cell>
          <table:table-cell office:value-type="string">
            <text:p>1989/1990</text:p>
          </table:table-cell>
          <table:table-cell table:style-name="ce10" office:value-type="string">
            <text:p>75011 Paris</text:p>
          </table:table-cell>
          <table:table-cell table:style-name="ce15" office:value-type="string">
            <text:p>85-87 rue St Maur - Appt 238</text:p>
          </table:table-cell>
          <table:table-cell office:value-type="string">
            <text:p>06 07 34 33 1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GAULIN</text:p>
          </table:table-cell>
          <table:table-cell table:style-name="ce5" office:value-type="string">
            <text:p>Hubert</text:p>
          </table:table-cell>
          <table:table-cell office:value-type="string">
            <text:p>1989/1990</text:p>
          </table:table-cell>
          <table:table-cell table:style-name="ce10" office:value-type="string">
            <text:p>47000 Agen</text:p>
          </table:table-cell>
          <table:table-cell table:style-name="ce15" office:value-type="string">
            <text:p>5bis <text:s/>Boulevard de la République</text:p>
          </table:table-cell>
          <table:table-cell office:value-type="string">
            <text:p>06 70 48 87 58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GAUTRON</text:p>
          </table:table-cell>
          <table:table-cell table:style-name="ce5" office:value-type="string">
            <text:p>Frédéric</text:p>
          </table:table-cell>
          <table:table-cell office:value-type="string">
            <text:p>1996/1997</text:p>
          </table:table-cell>
          <table:table-cell table:style-name="ce10" office:value-type="string">
            <text:p>33710 Gauriac</text:p>
          </table:table-cell>
          <table:table-cell table:style-name="ce15" office:value-type="string">
            <text:p>19 Roque de Thau</text:p>
          </table:table-cell>
          <table:table-cell office:value-type="string">
            <text:p>06 60 87 56 38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BLAYE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GAUVRIT</text:p>
          </table:table-cell>
          <table:table-cell table:style-name="ce5" office:value-type="string">
            <text:p>Emeline</text:p>
          </table:table-cell>
          <table:table-cell office:value-type="string">
            <text:p>2001/2002</text:p>
          </table:table-cell>
          <table:table-cell table:style-name="ce10" office:value-type="string">
            <text:p>64270 Salies de Béarn</text:p>
          </table:table-cell>
          <table:table-cell table:style-name="ce15" office:value-type="string">
            <text:p>66 avenue de la Trinité</text:p>
          </table:table-cell>
          <table:table-cell office:value-type="string">
            <text:p>05 59 65 00 41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GAVIGNIAUX</text:p>
          </table:table-cell>
          <table:table-cell table:style-name="ce5" office:value-type="string">
            <text:p>Claire</text:p>
          </table:table-cell>
          <table:table-cell office:value-type="string">
            <text:p>2001/2002</text:p>
          </table:table-cell>
          <table:table-cell table:style-name="ce10" office:value-type="string">
            <text:p>17220 Sainte Soulle</text:p>
          </table:table-cell>
          <table:table-cell table:style-name="ce15" office:value-type="string">
            <text:p>28 rue de Chavagne</text:p>
          </table:table-cell>
          <table:table-cell office:value-type="string">
            <text:p>05 46 07 28 82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GAY</text:p>
          </table:table-cell>
          <table:table-cell table:style-name="ce5" office:value-type="string">
            <text:p>Geneviève</text:p>
          </table:table-cell>
          <table:table-cell office:value-type="string">
            <text:p>1976/1977</text:p>
          </table:table-cell>
          <table:table-cell table:style-name="ce10" office:value-type="string">
            <text:p>17800 Pons</text:p>
          </table:table-cell>
          <table:table-cell table:style-name="ce15" office:value-type="string">
            <text:p>La Fond des Jauds</text:p>
          </table:table-cell>
          <table:table-cell office:value-type="string">
            <text:p>05 46 91 22 62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GAYOT</text:p>
          </table:table-cell>
          <table:table-cell table:style-name="ce5" office:value-type="string">
            <text:p>MARION</text:p>
          </table:table-cell>
          <table:table-cell office:value-type="string">
            <text:p>2008/2009</text:p>
          </table:table-cell>
          <table:table-cell table:style-name="ce10" office:value-type="string">
            <text:p>17120 SEMUSSAC</text:p>
          </table:table-cell>
          <table:table-cell table:style-name="ce15" office:value-type="string">
            <text:p>48 rue de l'estuaire</text:p>
          </table:table-cell>
          <table:table-cell office:value-type="string">
            <text:p>05 46 05 65 27</text:p>
          </table:table-cell>
          <table:table-cell office:value-type="string">
            <text:p>Brésil</text:p>
          </table:table-cell>
          <table:table-cell table:style-name="ce13" office:value-type="string">
            <text:p>mariongayot24@hotmail.fr</text:p>
          </table:table-cell>
          <table:table-cell office:value-type="string">
            <text:p>MARENNES OLERON</text:p>
          </table:table-cell>
          <table:table-cell table:style-name="ce44" office:value-type="string">
            <text:p>Birigui Dezenove de Abril </text:p>
          </table:table-cell>
          <table:table-cell table:style-name="ce64" office:value-type="float" office:value="4470">
            <text:p>4470</text:p>
          </table:table-cell>
          <table:table-cell table:style-name="ce64"/>
          <table:table-cell table:number-columns-repeated="244"/>
        </table:table-row>
        <table:table-row table:style-name="ro2">
          <table:table-cell table:style-name="ce2" office:value-type="string">
            <text:p>GELEZ</text:p>
          </table:table-cell>
          <table:table-cell table:style-name="ce5" office:value-type="string">
            <text:p>Stephan</text:p>
          </table:table-cell>
          <table:table-cell office:value-type="string">
            <text:p>2005/2006</text:p>
          </table:table-cell>
          <table:table-cell table:style-name="ce10" office:value-type="string">
            <text:p>40150 Hossegor</text:p>
          </table:table-cell>
          <table:table-cell table:style-name="ce15" office:value-type="string">
            <text:p>155 avenue du Gardian</text:p>
          </table:table-cell>
          <table:table-cell office:value-type="string">
            <text:p>05 58 43 14 71</text:p>
          </table:table-cell>
          <table:table-cell office:value-type="string">
            <text:p>Mexique</text:p>
          </table:table-cell>
          <table:table-cell table:style-name="ce13"/>
          <table:table-cell table:style-name="ce35" office:value-type="string">
            <text:p>BDX ENTRE 2 MERS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GENCE (USA)</text:p>
          </table:table-cell>
          <table:table-cell table:style-name="ce5" office:value-type="string">
            <text:p>Corinne</text:p>
          </table:table-cell>
          <table:table-cell office:value-type="string">
            <text:p>1985/1986</text:p>
          </table:table-cell>
          <table:table-cell table:style-name="ce10" office:value-type="string">
            <text:p>84115 San Francisco CA</text:p>
          </table:table-cell>
          <table:table-cell table:style-name="ce15" office:value-type="string">
            <text:p>15-13 Baker Street</text:p>
          </table:table-cell>
          <table:table-cell office:value-type="string">
            <text:p>05 45 29 66 89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GENET</text:p>
          </table:table-cell>
          <table:table-cell table:style-name="ce5" office:value-type="string">
            <text:p>ADELE</text:p>
          </table:table-cell>
          <table:table-cell office:value-type="string">
            <text:p>2008/2009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7 rue aufredi</text:p>
          </table:table-cell>
          <table:table-cell office:value-type="string">
            <text:p>05 46 41 85 01</text:p>
          </table:table-cell>
          <table:table-cell office:value-type="string">
            <text:p>Argentine</text:p>
          </table:table-cell>
          <table:table-cell table:style-name="ce13" office:value-type="string">
            <text:p>adele.genet@wanadoo.fr</text:p>
          </table:table-cell>
          <table:table-cell table:style-name="ce35" office:value-type="string">
            <text:p>LA ROCHELLE ATLAN.</text:p>
          </table:table-cell>
          <table:table-cell table:style-name="ce6"/>
          <table:table-cell table:style-name="ce61" office:value-type="float" office:value="4790">
            <text:p>4790</text:p>
          </table:table-cell>
          <table:table-cell table:style-name="ce61"/>
          <table:table-cell table:number-columns-repeated="244"/>
        </table:table-row>
        <table:table-row table:style-name="ro3" table:visibility="filter">
          <table:table-cell table:style-name="ce2" office:value-type="string">
            <text:p>GENINET</text:p>
          </table:table-cell>
          <table:table-cell table:style-name="ce5" office:value-type="string">
            <text:p>Rozenn</text:p>
          </table:table-cell>
          <table:table-cell office:value-type="string">
            <text:p>1987/1988</text:p>
          </table:table-cell>
          <table:table-cell table:style-name="ce10" office:value-type="string">
            <text:p>33130 St-Aubin de Médoc</text:p>
          </table:table-cell>
          <table:table-cell table:style-name="ce15" office:value-type="string">
            <text:p>56 allée du Pas du Lièvre - Jolibois</text:p>
          </table:table-cell>
          <table:table-cell office:value-type="string">
            <text:p>05 56 05 33 19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GENTIS</text:p>
          </table:table-cell>
          <table:table-cell table:style-name="ce5" office:value-type="string">
            <text:p>Stéphanie</text:p>
          </table:table-cell>
          <table:table-cell office:value-type="string">
            <text:p>2003/2004</text:p>
          </table:table-cell>
          <table:table-cell table:style-name="ce10" office:value-type="string">
            <text:p>17600 Le Gua</text:p>
          </table:table-cell>
          <table:table-cell table:style-name="ce15" office:value-type="string">
            <text:p>46 rue Samuel Champlain</text:p>
          </table:table-cell>
          <table:table-cell office:value-type="string">
            <text:p>05 46 22 96 39</text:p>
          </table:table-cell>
          <table:table-cell/>
          <table:table-cell table:style-name="ce13"/>
          <table:table-cell table:style-name="ce35" office:value-type="string">
            <text:p>ROYA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GERON</text:p>
          </table:table-cell>
          <table:table-cell table:style-name="ce5" office:value-type="string">
            <text:p>NICOLAS</text:p>
          </table:table-cell>
          <table:table-cell office:value-type="string">
            <text:p>2007/2008</text:p>
          </table:table-cell>
          <table:table-cell table:style-name="ce10" office:value-type="string">
            <text:p>33500 Libourne</text:p>
          </table:table-cell>
          <table:table-cell table:style-name="ce15" office:value-type="string">
            <text:p>2 rue cantemerle</text:p>
          </table:table-cell>
          <table:table-cell office:value-type="string">
            <text:p>05 57 51 89 71</text:p>
          </table:table-cell>
          <table:table-cell office:value-type="string">
            <text:p>USA</text:p>
          </table:table-cell>
          <table:table-cell table:style-name="ce13" office:value-type="string">
            <text:p>nicoco_40@hotmail.fr</text:p>
          </table:table-cell>
          <table:table-cell table:style-name="ce35" office:value-type="string">
            <text:p>LIBOURNE ST EMILION</text:p>
          </table:table-cell>
          <table:table-cell table:style-name="ce40" office:value-type="string">
            <text:p>Thermopolis</text:p>
          </table:table-cell>
          <table:table-cell office:value-type="float" office:value="5440">
            <text:p>5440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GIPOULOU</text:p>
          </table:table-cell>
          <table:table-cell table:style-name="ce5" office:value-type="string">
            <text:p>Isabelle</text:p>
          </table:table-cell>
          <table:table-cell office:value-type="string">
            <text:p>1991/1992</text:p>
          </table:table-cell>
          <table:table-cell table:style-name="ce10" office:value-type="string">
            <text:p>47500 Montayral</text:p>
          </table:table-cell>
          <table:table-cell table:style-name="ce15" office:value-type="string">
            <text:p>Ladhuie</text:p>
          </table:table-cell>
          <table:table-cell office:value-type="string">
            <text:p>05 53 71 80 93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GIRARD</text:p>
          </table:table-cell>
          <table:table-cell table:style-name="ce5" office:value-type="string">
            <text:p>Mathilde</text:p>
          </table:table-cell>
          <table:table-cell office:value-type="string">
            <text:p>2002/2003</text:p>
          </table:table-cell>
          <table:table-cell table:style-name="ce10" office:value-type="string">
            <text:p>40600 Biscarrosse</text:p>
          </table:table-cell>
          <table:table-cell table:style-name="ce15" office:value-type="string">
            <text:p>200 route de Bordeaux</text:p>
          </table:table-cell>
          <table:table-cell office:value-type="string">
            <text:p>05 58 82 87 90</text:p>
          </table:table-cell>
          <table:table-cell/>
          <table:table-cell table:style-name="ce13"/>
          <table:table-cell table:number-columns-repeated="4"/>
          <table:table-cell table:style-name="ce37" office:value-type="string">
            <text:p>ne répond pas</text:p>
          </table:table-cell>
          <table:table-cell table:number-columns-repeated="243"/>
        </table:table-row>
        <table:table-row table:style-name="ro3" table:visibility="filter">
          <table:table-cell table:style-name="ce2" office:value-type="string">
            <text:p>GIRAUD épouse DIEMUNSCH</text:p>
          </table:table-cell>
          <table:table-cell table:style-name="ce5" office:value-type="string">
            <text:p>Sandrine</text:p>
          </table:table-cell>
          <table:table-cell office:value-type="string">
            <text:p>1980/1981</text:p>
          </table:table-cell>
          <table:table-cell table:style-name="ce10" office:value-type="string">
            <text:p>31570 Vallesville</text:p>
          </table:table-cell>
          <table:table-cell table:style-name="ce15" office:value-type="string">
            <text:p>Labat</text:p>
          </table:table-cell>
          <table:table-cell office:value-type="string">
            <text:p>06 07 50 25 17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GODAILLIER</text:p>
          </table:table-cell>
          <table:table-cell table:style-name="ce5" office:value-type="string">
            <text:p>Natacha</text:p>
          </table:table-cell>
          <table:table-cell office:value-type="string">
            <text:p>1996/1997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6 75 98 58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natacha.godaillier@laposte.net">natacha.godaillier@laposte.net</text:a></text:span>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>
            <text:p>GODARD</text:p>
          </table:table-cell>
          <table:table-cell table:style-name="ce5" office:value-type="string">
            <text:p>Rose-Marie</text:p>
          </table:table-cell>
          <table:table-cell office:value-type="string">
            <text:p>1981/1982</text:p>
          </table:table-cell>
          <table:table-cell table:style-name="ce10" office:value-type="string">
            <text:p>33000 Bordeaux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GOGUSEY</text:p>
          </table:table-cell>
          <table:table-cell table:style-name="ce5" office:value-type="string">
            <text:p>Anna</text:p>
          </table:table-cell>
          <table:table-cell office:value-type="string">
            <text:p>2006/2007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36 rue Desaguliers</text:p>
          </table:table-cell>
          <table:table-cell office:value-type="string">
            <text:p>05 46 44 76 60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anna.gogusey@hotmail.fr">anna.gogusey@hotmail.fr</text:a></text:span></text:p>
          </table:table-cell>
          <table:table-cell table:style-name="ce34" office:value-type="string">
            <text:p>LA ROCHELLE AUNIS</text:p>
          </table:table-cell>
          <table:table-cell table:style-name="ce37" office:value-type="string">
            <text:p>Boerne</text:p>
          </table:table-cell>
          <table:table-cell office:value-type="float" office:value="5840">
            <text:p>584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GOMEZ</text:p>
          </table:table-cell>
          <table:table-cell table:style-name="ce5" office:value-type="string">
            <text:p>Vanessa</text:p>
          </table:table-cell>
          <table:table-cell office:value-type="string">
            <text:p>2003/2004</text:p>
          </table:table-cell>
          <table:table-cell table:style-name="ce10" office:value-type="string">
            <text:p>16600 Ruelle</text:p>
          </table:table-cell>
          <table:table-cell table:style-name="ce15" office:value-type="string">
            <text:p>39 rue Charles Moraud</text:p>
          </table:table-cell>
          <table:table-cell office:value-type="string">
            <text:p>05 45 38 81 20</text:p>
          </table:table-cell>
          <table:table-cell/>
          <table:table-cell table:style-name="ce13"/>
          <table:table-cell table:style-name="ce35" office:value-type="string">
            <text:p>ANGOULEME LES E.C</text:p>
          </table:table-cell>
          <table:table-cell table:number-columns-repeated="247"/>
        </table:table-row>
        <table:table-row table:style-name="ro3">
          <table:table-cell table:style-name="ce2" office:value-type="string">
            <text:p>GOURBEYRE</text:p>
          </table:table-cell>
          <table:table-cell table:style-name="ce5" office:value-type="string">
            <text:p>Isabelle</text:p>
          </table:table-cell>
          <table:table-cell office:value-type="string">
            <text:p>1986/1987</text:p>
          </table:table-cell>
          <table:table-cell table:style-name="ce10" office:value-type="string">
            <text:p>33710 Bayon sur Gironde</text:p>
          </table:table-cell>
          <table:table-cell table:style-name="ce15" office:value-type="string">
            <text:p>5 Le Bourg</text:p>
          </table:table-cell>
          <table:table-cell office:value-type="string">
            <text:p>05 57 64 83 02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BLAYE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GOURVENNEC</text:p>
          </table:table-cell>
          <table:table-cell table:style-name="ce5" office:value-type="string">
            <text:p>Anne</text:p>
          </table:table-cell>
          <table:table-cell office:value-type="string">
            <text:p>2005/2006</text:p>
          </table:table-cell>
          <table:table-cell table:style-name="ce10" office:value-type="string">
            <text:p>33138 Lanton</text:p>
          </table:table-cell>
          <table:table-cell table:style-name="ce15" office:value-type="string">
            <text:p>18 avenue Daniel Hazéra</text:p>
          </table:table-cell>
          <table:table-cell office:value-type="string">
            <text:p>05 57 70 71 27</text:p>
          </table:table-cell>
          <table:table-cell office:value-type="string">
            <text:p>Mexique</text:p>
          </table:table-cell>
          <table:table-cell table:style-name="ce13" office:value-type="string">
            <text:p>sourianne@hotmail.com</text:p>
          </table:table-cell>
          <table:table-cell table:style-name="ce35" office:value-type="string">
            <text:p>NORD BASSIN ARCACHON</text:p>
          </table:table-cell>
          <table:table-cell table:number-columns-repeated="247"/>
        </table:table-row>
        <table:table-row table:style-name="ro3">
          <table:table-cell table:style-name="ce2" office:value-type="string">
            <text:p>GOURY</text:p>
          </table:table-cell>
          <table:table-cell table:style-name="ce5" office:value-type="string">
            <text:p>Sidney</text:p>
          </table:table-cell>
          <table:table-cell office:value-type="string">
            <text:p>2006/2007</text:p>
          </table:table-cell>
          <table:table-cell table:style-name="ce10" office:value-type="string">
            <text:p>16600 Ruelle sur Touvre</text:p>
          </table:table-cell>
          <table:table-cell table:style-name="ce15" office:value-type="string">
            <text:p>1777 Logis de Villement</text:p>
          </table:table-cell>
          <table:table-cell office:value-type="string">
            <text:p>05 45 38 32 09</text:p>
          </table:table-cell>
          <table:table-cell office:value-type="string">
            <text:p>Australie</text:p>
          </table:table-cell>
          <table:table-cell table:style-name="ce13" office:value-type="string">
            <text:p><text:span text:style-name="T2"><text:a xlink:href="mailto:sid_go2@hotmail.fr">sid_go2@hotmail.fr</text:a></text:span></text:p>
          </table:table-cell>
          <table:table-cell office:value-type="string">
            <text:p>ANGOULEME LES E.C</text:p>
          </table:table-cell>
          <table:table-cell table:style-name="ce37" office:value-type="string">
            <text:p>Balina</text:p>
          </table:table-cell>
          <table:table-cell office:value-type="float" office:value="9640">
            <text:p>9640</text:p>
          </table:table-cell>
          <table:table-cell table:number-columns-repeated="245"/>
        </table:table-row>
        <table:table-row table:style-name="ro3" table:visibility="filter">
          <table:table-cell table:style-name="ce2" office:value-type="string">
            <text:p>GOUST ép IZZEDINE (La Réunion)</text:p>
          </table:table-cell>
          <table:table-cell table:style-name="ce5" office:value-type="string">
            <text:p>Joanne</text:p>
          </table:table-cell>
          <table:table-cell office:value-type="string">
            <text:p>1990/1991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3 rue Guynemer</text:p>
          </table:table-cell>
          <table:table-cell office:value-type="string">
            <text:p>05 46 34 72 80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GRAMMATICO</text:p>
          </table:table-cell>
          <table:table-cell table:style-name="ce5" office:value-type="string">
            <text:p>Laetitia</text:p>
          </table:table-cell>
          <table:table-cell office:value-type="string">
            <text:p>1993/1994</text:p>
          </table:table-cell>
          <table:table-cell table:style-name="ce10" office:value-type="string">
            <text:p>366/1055 NB Amsterdam (NL)</text:p>
          </table:table-cell>
          <table:table-cell table:style-name="ce15" office:value-type="string">
            <text:p>Admiral 2 - Ruyterweg</text:p>
          </table:table-cell>
          <table:table-cell office:value-type="string">
            <text:p>316 162 589 17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GRANGER</text:p>
          </table:table-cell>
          <table:table-cell table:style-name="ce5" office:value-type="string">
            <text:p>Malvina</text:p>
          </table:table-cell>
          <table:table-cell office:value-type="string">
            <text:p>2002/2003</text:p>
          </table:table-cell>
          <table:table-cell table:style-name="ce10" office:value-type="string">
            <text:p>17110 St-Georges de Didonne</text:p>
          </table:table-cell>
          <table:table-cell table:style-name="ce15" office:value-type="string">
            <text:p>8 rue des Hirondelles</text:p>
          </table:table-cell>
          <table:table-cell office:value-type="string">
            <text:p>05 46 06 17 55</text:p>
          </table:table-cell>
          <table:table-cell office:value-type="string">
            <text:p>Brésil</text:p>
          </table:table-cell>
          <table:table-cell table:style-name="ce27"/>
          <table:table-cell table:style-name="ce35" office:value-type="string">
            <text:p>ROYAN</text:p>
          </table:table-cell>
          <table:table-cell/>
          <table:table-cell table:style-name="ce37" table:number-columns-repeated="2"/>
          <table:table-cell table:number-columns-repeated="244"/>
        </table:table-row>
        <table:table-row table:style-name="ro2">
          <table:table-cell table:style-name="ce2" office:value-type="string">
            <text:p>GRARE</text:p>
          </table:table-cell>
          <table:table-cell table:style-name="ce5" office:value-type="string">
            <text:p>Elsa</text:p>
          </table:table-cell>
          <table:table-cell office:value-type="string">
            <text:p>2003/2004</text:p>
          </table:table-cell>
          <table:table-cell table:style-name="ce10" office:value-type="string">
            <text:p>47600 Nérac</text:p>
          </table:table-cell>
          <table:table-cell table:style-name="ce15" office:value-type="string">
            <text:p>43 avenue du Maréchal Foch</text:p>
          </table:table-cell>
          <table:table-cell office:value-type="string">
            <text:p>05 53 65 74 63</text:p>
          </table:table-cell>
          <table:table-cell/>
          <table:table-cell table:style-name="ce13"/>
          <table:table-cell table:style-name="ce35" office:value-type="string">
            <text:p>NERAC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GRASSET</text:p>
          </table:table-cell>
          <table:table-cell table:style-name="ce5" office:value-type="string">
            <text:p>Catherine</text:p>
          </table:table-cell>
          <table:table-cell office:value-type="string">
            <text:p>1983/1984</text:p>
          </table:table-cell>
          <table:table-cell table:style-name="ce10" office:value-type="string">
            <text:p>16340 L'Isle d'Espagnac</text:p>
          </table:table-cell>
          <table:table-cell table:style-name="ce15" office:value-type="string">
            <text:p>Résidence Les Ecureuils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GRATECAP</text:p>
          </table:table-cell>
          <table:table-cell table:style-name="ce5" office:value-type="string">
            <text:p>Jean-Philippe</text:p>
          </table:table-cell>
          <table:table-cell office:value-type="string">
            <text:p>1982/1983</text:p>
          </table:table-cell>
          <table:table-cell table:style-name="ce10" office:value-type="string">
            <text:p>17000 La Rochelle-Mireuil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GRATIOLET</text:p>
          </table:table-cell>
          <table:table-cell table:style-name="ce5" office:value-type="string">
            <text:p>Laura</text:p>
          </table:table-cell>
          <table:table-cell office:value-type="string">
            <text:p>2002/2003</text:p>
          </table:table-cell>
          <table:table-cell table:style-name="ce10" office:value-type="string">
            <text:p>47600 Saumont</text:p>
          </table:table-cell>
          <table:table-cell table:style-name="ce15" office:value-type="string">
            <text:p>Grimace</text:p>
          </table:table-cell>
          <table:table-cell office:value-type="string">
            <text:p>05 53 97 13 81</text:p>
          </table:table-cell>
          <table:table-cell/>
          <table:table-cell table:style-name="ce13"/>
          <table:table-cell table:number-columns-repeated="4"/>
          <table:table-cell table:style-name="ce37" office:value-type="string">
            <text:p>ne répond pas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GRAVELLE</text:p>
          </table:table-cell>
          <table:table-cell table:style-name="ce5" office:value-type="string">
            <text:p>Marie</text:p>
          </table:table-cell>
          <table:table-cell office:value-type="string">
            <text:p>2004/2005</text:p>
          </table:table-cell>
          <table:table-cell table:style-name="ce10" office:value-type="string">
            <text:p>33700 Mérignac</text:p>
          </table:table-cell>
          <table:table-cell table:style-name="ce15" office:value-type="string">
            <text:p>20 impasse Edmond Rostand</text:p>
          </table:table-cell>
          <table:table-cell office:value-type="string">
            <text:p>05 56 12 39 95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gravellemarie@hotmail.com">gravellemarie@hotmail.com</text:a></text:span></text:p>
          </table:table-cell>
          <table:table-cell office:value-type="string">
            <text:p>ST MEDARD EN JALLES</text:p>
          </table:table-cell>
          <table:table-cell table:number-columns-repeated="2"/>
          <table:table-cell office:value-type="string">
            <text:p>06 13 49 93 14</text:p>
          </table:table-cell>
          <table:table-cell table:number-columns-repeated="244"/>
        </table:table-row>
        <table:table-row table:style-name="ro2" table:visibility="filter">
          <table:table-cell table:style-name="ce2" office:value-type="string">
            <text:p>GREGOIRE</text:p>
          </table:table-cell>
          <table:table-cell table:style-name="ce5" office:value-type="string">
            <text:p>Marie</text:p>
          </table:table-cell>
          <table:table-cell office:value-type="string">
            <text:p>2001/2002</text:p>
          </table:table-cell>
          <table:table-cell table:style-name="ce10" office:value-type="string">
            <text:p>33190 La Réole</text:p>
          </table:table-cell>
          <table:table-cell table:style-name="ce15" office:value-type="string">
            <text:p>Quartier Billotte</text:p>
          </table:table-cell>
          <table:table-cell office:value-type="string">
            <text:p>05 56 71 29 79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GRIET</text:p>
          </table:table-cell>
          <table:table-cell table:style-name="ce5" office:value-type="string">
            <text:p>SARAH</text:p>
          </table:table-cell>
          <table:table-cell office:value-type="string">
            <text:p>2008/2009</text:p>
          </table:table-cell>
          <table:table-cell table:style-name="ce10" office:value-type="string">
            <text:p>40090 GAILLERES</text:p>
          </table:table-cell>
          <table:table-cell table:style-name="ce15" office:value-type="string">
            <text:p>1 lotissement communal</text:p>
          </table:table-cell>
          <table:table-cell office:value-type="string">
            <text:p>05 58 93 95 07</text:p>
          </table:table-cell>
          <table:table-cell office:value-type="string">
            <text:p>Norvège</text:p>
          </table:table-cell>
          <table:table-cell table:style-name="ce13" office:value-type="string">
            <text:p>sarah_lucie_40@hotmail.fr</text:p>
          </table:table-cell>
          <table:table-cell office:value-type="string">
            <text:p>MONT DE MARSAN</text:p>
          </table:table-cell>
          <table:table-cell table:style-name="ce45" office:value-type="string">
            <text:p>Jarlsberg</text:p>
          </table:table-cell>
          <table:table-cell table:style-name="ce62" office:value-type="float" office:value="2290">
            <text:p>2290</text:p>
          </table:table-cell>
          <table:table-cell table:style-name="ce62"/>
          <table:table-cell table:number-columns-repeated="244"/>
        </table:table-row>
        <table:table-row table:style-name="ro2" table:visibility="filter">
          <table:table-cell table:style-name="ce2" office:value-type="string">
            <text:p>GRUET</text:p>
          </table:table-cell>
          <table:table-cell table:style-name="ce5" office:value-type="string">
            <text:p>Nicolas</text:p>
          </table:table-cell>
          <table:table-cell office:value-type="string">
            <text:p>1980/1981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14 rue Batailley</text:p>
          </table:table-cell>
          <table:table-cell office:value-type="string">
            <text:p>05 56 98 81 47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GRUGET</text:p>
          </table:table-cell>
          <table:table-cell table:style-name="ce5" office:value-type="string">
            <text:p>MALO</text:p>
          </table:table-cell>
          <table:table-cell office:value-type="string">
            <text:p>2008/2009</text:p>
          </table:table-cell>
          <table:table-cell table:style-name="ce10" office:value-type="string">
            <text:p>47000 AGEN</text:p>
          </table:table-cell>
          <table:table-cell table:style-name="ce15" office:value-type="string">
            <text:p>207 rue de la falaise</text:p>
          </table:table-cell>
          <table:table-cell office:value-type="string">
            <text:p>05 53 96 05 86</text:p>
          </table:table-cell>
          <table:table-cell office:value-type="string">
            <text:p>Afrique du Sud</text:p>
          </table:table-cell>
          <table:table-cell table:style-name="ce13" office:value-type="string">
            <text:p>malogruget@hotmail.com</text:p>
          </table:table-cell>
          <table:table-cell office:value-type="string">
            <text:p>AGEN LA GARENNE</text:p>
          </table:table-cell>
          <table:table-cell table:style-name="ce6" office:value-type="string">
            <text:p>Mandini</text:p>
          </table:table-cell>
          <table:table-cell table:style-name="ce61" office:value-type="float" office:value="9270">
            <text:p>9270</text:p>
          </table:table-cell>
          <table:table-cell table:style-name="ce61"/>
          <table:table-cell table:number-columns-repeated="244"/>
        </table:table-row>
        <table:table-row table:style-name="ro2">
          <table:table-cell table:style-name="ce2" office:value-type="string">
            <text:p>GRUGET</text:p>
          </table:table-cell>
          <table:table-cell table:style-name="ce5" office:value-type="string">
            <text:p>ROMAINE</text:p>
          </table:table-cell>
          <table:table-cell office:value-type="string">
            <text:p>2007/2008</text:p>
          </table:table-cell>
          <table:table-cell table:style-name="ce10" office:value-type="string">
            <text:p>47000 Agen</text:p>
          </table:table-cell>
          <table:table-cell table:style-name="ce15" office:value-type="string">
            <text:p>207 rue de la falaise</text:p>
          </table:table-cell>
          <table:table-cell office:value-type="string">
            <text:p>05 53 96 05 86</text:p>
          </table:table-cell>
          <table:table-cell office:value-type="string">
            <text:p>Japon</text:p>
          </table:table-cell>
          <table:table-cell table:style-name="ce13" office:value-type="string">
            <text:p>romngrug@hotmail.com</text:p>
          </table:table-cell>
          <table:table-cell table:style-name="ce35" office:value-type="string">
            <text:p>AGEN LA GARENNE</text:p>
          </table:table-cell>
          <table:table-cell table:style-name="ce6" office:value-type="string">
            <text:p>Nagoya Meieki</text:p>
          </table:table-cell>
          <table:table-cell office:value-type="float" office:value="2760">
            <text:p>2760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GUENANT</text:p>
          </table:table-cell>
          <table:table-cell table:style-name="ce5" office:value-type="string">
            <text:p>Amaury</text:p>
          </table:table-cell>
          <table:table-cell office:value-type="string">
            <text:p>1991/1992</text:p>
          </table:table-cell>
          <table:table-cell table:style-name="ce10" office:value-type="string">
            <text:p>33600 Pessac</text:p>
          </table:table-cell>
          <table:table-cell table:style-name="ce15" office:value-type="string">
            <text:p>15 rue Goya</text:p>
          </table:table-cell>
          <table:table-cell office:value-type="string">
            <text:p>05 56 46 09 80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GUERN épouse KURTZ</text:p>
          </table:table-cell>
          <table:table-cell table:style-name="ce5" office:value-type="string">
            <text:p>Marie</text:p>
          </table:table-cell>
          <table:table-cell office:value-type="string">
            <text:p>1988/1989</text:p>
          </table:table-cell>
          <table:table-cell table:style-name="ce10" office:value-type="string">
            <text:p>68420 Husseren les Chateaux</text:p>
          </table:table-cell>
          <table:table-cell table:style-name="ce15" office:value-type="string">
            <text:p>36 rue Principale</text:p>
          </table:table-cell>
          <table:table-cell office:value-type="string">
            <text:p>03 89 49 36 95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GUEROULT</text:p>
          </table:table-cell>
          <table:table-cell table:style-name="ce5" office:value-type="string">
            <text:p>Anne</text:p>
          </table:table-cell>
          <table:table-cell office:value-type="string">
            <text:p>2001/2002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9 24 38 57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GUEROULT</text:p>
          </table:table-cell>
          <table:table-cell table:style-name="ce5" office:value-type="string">
            <text:p>Yann</text:p>
          </table:table-cell>
          <table:table-cell office:value-type="string">
            <text:p>2006/2007</text:p>
          </table:table-cell>
          <table:table-cell table:style-name="ce10" office:value-type="string">
            <text:p>40530 Labenne</text:p>
          </table:table-cell>
          <table:table-cell table:style-name="ce15" office:value-type="string">
            <text:p>12 Quartier des Œillets</text:p>
          </table:table-cell>
          <table:table-cell office:value-type="string">
            <text:p>05 59 45 63 75</text:p>
          </table:table-cell>
          <table:table-cell office:value-type="string">
            <text:p>Taïwan</text:p>
          </table:table-cell>
          <table:table-cell table:style-name="ce13" office:value-type="string">
            <text:p>yannx_x@hotmail.fr</text:p>
          </table:table-cell>
          <table:table-cell table:style-name="ce34" office:value-type="string">
            <text:p>BAYONNE-BIARRITZ</text:p>
          </table:table-cell>
          <table:table-cell table:style-name="ce37" office:value-type="string">
            <text:p>Hsintien Vclub</text:p>
          </table:table-cell>
          <table:table-cell office:value-type="float" office:value="3480">
            <text:p>3480</text:p>
          </table:table-cell>
          <table:table-cell table:number-columns-repeated="245"/>
        </table:table-row>
        <table:table-row table:style-name="ro3" table:visibility="filter">
          <table:table-cell table:style-name="ce2" office:value-type="string">
            <text:p>GUIBILLON épouse ROUQUET</text:p>
          </table:table-cell>
          <table:table-cell table:style-name="ce5" office:value-type="string">
            <text:p>Marie</text:p>
          </table:table-cell>
          <table:table-cell office:value-type="string">
            <text:p>1993/1994</text:p>
          </table:table-cell>
          <table:table-cell table:style-name="ce10" office:value-type="string">
            <text:p>33290 Blanquefort</text:p>
          </table:table-cell>
          <table:table-cell table:style-name="ce15" office:value-type="string">
            <text:p>56 rue Delattre de Tassigny</text:p>
          </table:table-cell>
          <table:table-cell office:value-type="string">
            <text:p>06 13 05 22 34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GUIBILLON épouse SAIZ</text:p>
          </table:table-cell>
          <table:table-cell table:style-name="ce5" office:value-type="string">
            <text:p>Anne</text:p>
          </table:table-cell>
          <table:table-cell office:value-type="string">
            <text:p>1989/1990</text:p>
          </table:table-cell>
          <table:table-cell table:style-name="ce10" office:value-type="string">
            <text:p>47200 Virazeil</text:p>
          </table:table-cell>
          <table:table-cell table:style-name="ce15" office:value-type="string">
            <text:p>Virazeil</text:p>
          </table:table-cell>
          <table:table-cell office:value-type="string">
            <text:p>05 53 64 91 07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GUILLEMET</text:p>
          </table:table-cell>
          <table:table-cell table:style-name="ce5" office:value-type="string">
            <text:p>Nathalie</text:p>
          </table:table-cell>
          <table:table-cell office:value-type="string">
            <text:p>1980/1981</text:p>
          </table:table-cell>
          <table:table-cell table:style-name="ce10" office:value-type="string">
            <text:p>47300 Villeneuve sur Lot</text:p>
          </table:table-cell>
          <table:table-cell table:style-name="ce15" office:value-type="string">
            <text:p>24 rue Saint Etienne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GUILLON</text:p>
          </table:table-cell>
          <table:table-cell table:style-name="ce5" office:value-type="string">
            <text:p>Marielle</text:p>
          </table:table-cell>
          <table:table-cell office:value-type="string">
            <text:p>1980/1981</text:p>
          </table:table-cell>
          <table:table-cell table:style-name="ce10" office:value-type="string">
            <text:p>47200 Marmande</text:p>
          </table:table-cell>
          <table:table-cell table:style-name="ce15" office:value-type="string">
            <text:p>Sacristie - Beaupuy</text:p>
          </table:table-cell>
          <table:table-cell office:value-type="string">
            <text:p>05 53 64 32 97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GUILLOTEAU</text:p>
          </table:table-cell>
          <table:table-cell table:style-name="ce5" office:value-type="string">
            <text:p>Eric</text:p>
          </table:table-cell>
          <table:table-cell office:value-type="string">
            <text:p>1982/1983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56 rue Jourdan</text:p>
          </table:table-cell>
          <table:table-cell office:value-type="string">
            <text:p>05 46 34 83 9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GUJADHUR</text:p>
          </table:table-cell>
          <table:table-cell table:style-name="ce5" office:value-type="string">
            <text:p>Sabrina</text:p>
          </table:table-cell>
          <table:table-cell office:value-type="string">
            <text:p>2003/2004</text:p>
          </table:table-cell>
          <table:table-cell table:style-name="ce10" office:value-type="string">
            <text:p>33270 Floirac</text:p>
          </table:table-cell>
          <table:table-cell table:style-name="ce15" office:value-type="string">
            <text:p>25 rue Jean Bouin</text:p>
          </table:table-cell>
          <table:table-cell office:value-type="string">
            <text:p>05 56 40 38 19</text:p>
          </table:table-cell>
          <table:table-cell/>
          <table:table-cell table:style-name="ce13"/>
          <table:table-cell office:value-type="string">
            <text:p>ST MEDARD EN JALLES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HARAMBURU</text:p>
          </table:table-cell>
          <table:table-cell table:style-name="ce5" office:value-type="string">
            <text:p>Michèle</text:p>
          </table:table-cell>
          <table:table-cell office:value-type="string">
            <text:p>1978/1979</text:p>
          </table:table-cell>
          <table:table-cell table:style-name="ce10" office:value-type="string">
            <text:p>75018 Paris</text:p>
          </table:table-cell>
          <table:table-cell table:style-name="ce15" office:value-type="string">
            <text:p>5 rue Ruggieri</text:p>
          </table:table-cell>
          <table:table-cell office:value-type="string">
            <text:p>01 55 79 14 03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HARDY</text:p>
          </table:table-cell>
          <table:table-cell table:style-name="ce5" office:value-type="string">
            <text:p>Fanny</text:p>
          </table:table-cell>
          <table:table-cell office:value-type="string">
            <text:p>2002/2003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7 rue Dumonteil</text:p>
          </table:table-cell>
          <table:table-cell office:value-type="string">
            <text:p>05 56 98 58 18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mhardyfr@hotmail.com">mhardyfr@hotmail.com</text:a></text:span></text:p>
          </table:table-cell>
          <table:table-cell office:value-type="string">
            <text:p>TALENCE</text:p>
          </table:table-cell>
          <table:table-cell/>
          <table:table-cell table:style-name="ce37" table:number-columns-repeated="2"/>
          <table:table-cell table:number-columns-repeated="244"/>
        </table:table-row>
        <table:table-row table:style-name="ro2">
          <table:table-cell table:style-name="ce2" office:value-type="string">
            <text:p>HARDY</text:p>
          </table:table-cell>
          <table:table-cell table:style-name="ce5" office:value-type="string">
            <text:p>Martial</text:p>
          </table:table-cell>
          <table:table-cell office:value-type="string">
            <text:p>2004/2005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7 rue Dumonteil</text:p>
          </table:table-cell>
          <table:table-cell office:value-type="string">
            <text:p>05 56 98 58 18</text:p>
          </table:table-cell>
          <table:table-cell office:value-type="string">
            <text:p>Canada / USA</text:p>
          </table:table-cell>
          <table:table-cell table:style-name="ce13" office:value-type="string">
            <text:p><text:span text:style-name="T2"><text:a xlink:href="mailto:mhardyfr@hotmail.com">mhardyfr@hotmail.com</text:a></text:span></text:p>
          </table:table-cell>
          <table:table-cell office:value-type="string">
            <text:p>BORDEAUX SUD</text:p>
          </table:table-cell>
          <table:table-cell table:number-columns-repeated="2"/>
          <table:table-cell office:value-type="string">
            <text:p>06 74 51 26 30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HAUSELMANN</text:p>
          </table:table-cell>
          <table:table-cell table:style-name="ce5" office:value-type="string">
            <text:p>CAMILLE</text:p>
          </table:table-cell>
          <table:table-cell office:value-type="string">
            <text:p>2007/2008</text:p>
          </table:table-cell>
          <table:table-cell table:style-name="ce10" office:value-type="string">
            <text:p>17600 Sablonceaux</text:p>
          </table:table-cell>
          <table:table-cell table:style-name="ce15" office:value-type="string">
            <text:p>4 chemin de la chauvilliere</text:p>
          </table:table-cell>
          <table:table-cell office:value-type="string">
            <text:p>05 46 94 40 88</text:p>
          </table:table-cell>
          <table:table-cell office:value-type="string">
            <text:p>USA</text:p>
          </table:table-cell>
          <table:table-cell table:style-name="ce13" office:value-type="string">
            <text:p>cam1314@hotmail.fr</text:p>
          </table:table-cell>
          <table:table-cell table:style-name="ce35" office:value-type="string">
            <text:p>ROYAN</text:p>
          </table:table-cell>
          <table:table-cell table:style-name="ce44" office:value-type="string">
            <text:p>Kerrville </text:p>
          </table:table-cell>
          <table:table-cell office:value-type="float" office:value="5840">
            <text:p>5840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HELINE</text:p>
          </table:table-cell>
          <table:table-cell table:style-name="ce5" office:value-type="string">
            <text:p>Carl</text:p>
          </table:table-cell>
          <table:table-cell office:value-type="string">
            <text:p>1996/1997</text:p>
          </table:table-cell>
          <table:table-cell table:style-name="ce10" office:value-type="string">
            <text:p>75020 Paris</text:p>
          </table:table-cell>
          <table:table-cell table:style-name="ce15" office:value-type="string">
            <text:p>84 rue de Buzenval</text:p>
          </table:table-cell>
          <table:table-cell office:value-type="string">
            <text:p>06 08 72 66 81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HEMMERLÉ</text:p>
          </table:table-cell>
          <table:table-cell table:style-name="ce5" office:value-type="string">
            <text:p>Emmanuel</text:p>
          </table:table-cell>
          <table:table-cell office:value-type="string">
            <text:p>1985/1986</text:p>
          </table:table-cell>
          <table:table-cell table:style-name="ce10" office:value-type="string">
            <text:p>40180 Dax</text:p>
          </table:table-cell>
          <table:table-cell table:style-name="ce15" office:value-type="string">
            <text:p>Villa Astana - Heugas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HENNEQUIN</text:p>
          </table:table-cell>
          <table:table-cell table:style-name="ce5" office:value-type="string">
            <text:p>Fanny</text:p>
          </table:table-cell>
          <table:table-cell office:value-type="string">
            <text:p>2007/2008</text:p>
          </table:table-cell>
          <table:table-cell table:style-name="ce10" office:value-type="string">
            <text:p>33200 Bordeaux</text:p>
          </table:table-cell>
          <table:table-cell table:style-name="ce15" office:value-type="string">
            <text:p>62 rue poujeau</text:p>
          </table:table-cell>
          <table:table-cell office:value-type="string">
            <text:p>05 56 02 24 82</text:p>
          </table:table-cell>
          <table:table-cell office:value-type="string">
            <text:p>Australie</text:p>
          </table:table-cell>
          <table:table-cell table:style-name="ce13" office:value-type="string">
            <text:p>fanny90_4@hotmail.fr</text:p>
          </table:table-cell>
          <table:table-cell table:style-name="ce35" office:value-type="string">
            <text:p>BDX ENTRE 2 MERS</text:p>
          </table:table-cell>
          <table:table-cell table:style-name="ce40" office:value-type="string">
            <text:p>Benalla</text:p>
          </table:table-cell>
          <table:table-cell office:value-type="float" office:value="9790">
            <text:p>9790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HENNEQUIN</text:p>
          </table:table-cell>
          <table:table-cell table:style-name="ce5" office:value-type="string">
            <text:p>Valérie</text:p>
          </table:table-cell>
          <table:table-cell office:value-type="string">
            <text:p>1988/1989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101 rue Lecoq</text:p>
          </table:table-cell>
          <table:table-cell office:value-type="string">
            <text:p>05 56 98 21 39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HENNION</text:p>
          </table:table-cell>
          <table:table-cell table:style-name="ce5" office:value-type="string">
            <text:p>Cédric</text:p>
          </table:table-cell>
          <table:table-cell office:value-type="string">
            <text:p>2001/2002</text:p>
          </table:table-cell>
          <table:table-cell table:style-name="ce10" office:value-type="string">
            <text:p>17160 Bagnizeau</text:p>
          </table:table-cell>
          <table:table-cell table:style-name="ce15" office:value-type="string">
            <text:p>1 impasse de l'Eglise</text:p>
          </table:table-cell>
          <table:table-cell office:value-type="string">
            <text:p>05 46 58 52 23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HERMINEAUD</text:p>
          </table:table-cell>
          <table:table-cell table:style-name="ce5" office:value-type="string">
            <text:p>Bénédicte</text:p>
          </table:table-cell>
          <table:table-cell office:value-type="string">
            <text:p>1999/2000</text:p>
          </table:table-cell>
          <table:table-cell table:style-name="ce10" office:value-type="string">
            <text:p>17200 Royan</text:p>
          </table:table-cell>
          <table:table-cell table:style-name="ce15" office:value-type="string">
            <text:p>11 bis avenue de Limoges</text:p>
          </table:table-cell>
          <table:table-cell office:value-type="string">
            <text:p>05 46 39 07 95</text:p>
          </table:table-cell>
          <table:table-cell office:value-type="string">
            <text:p>Brésil</text:p>
          </table:table-cell>
          <table:table-cell table:style-name="ce13" office:value-type="string">
            <text:p>benedicte20@hotmail.com</text:p>
          </table:table-cell>
          <table:table-cell office:value-type="string">
            <text:p>ROYA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HERMINEAUD</text:p>
          </table:table-cell>
          <table:table-cell table:style-name="ce5" office:value-type="string">
            <text:p>Guillaume</text:p>
          </table:table-cell>
          <table:table-cell office:value-type="string">
            <text:p>1997/1998</text:p>
          </table:table-cell>
          <table:table-cell table:style-name="ce10" office:value-type="string">
            <text:p>17200 Royan</text:p>
          </table:table-cell>
          <table:table-cell table:style-name="ce15" office:value-type="string">
            <text:p>11 bis avenue de Limoges</text:p>
          </table:table-cell>
          <table:table-cell office:value-type="string">
            <text:p>05 46 39 07 95</text:p>
          </table:table-cell>
          <table:table-cell office:value-type="string">
            <text:p>Canada <text:s/></text:p>
          </table:table-cell>
          <table:table-cell table:style-name="ce28" office:value-type="string">
            <text:p><text:span text:style-name="T2"><text:a xlink:href="mailto:pulpfictions@hotmail.com">pulpfictions@hotmail.com    </text:a></text:span></text:p>
          </table:table-cell>
          <table:table-cell office:value-type="string">
            <text:p>ROYA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HETROY</text:p>
          </table:table-cell>
          <table:table-cell table:style-name="ce5" office:value-type="string">
            <text:p>EMELINE</text:p>
          </table:table-cell>
          <table:table-cell office:value-type="string">
            <text:p>2008/2009</text:p>
          </table:table-cell>
          <table:table-cell table:style-name="ce10" office:value-type="string">
            <text:p>33190 LA REOLE</text:p>
          </table:table-cell>
          <table:table-cell table:style-name="ce15" office:value-type="string">
            <text:p>1 rue jean renou</text:p>
          </table:table-cell>
          <table:table-cell office:value-type="string">
            <text:p>05 56 61 04 97</text:p>
          </table:table-cell>
          <table:table-cell office:value-type="string">
            <text:p>Brésil</text:p>
          </table:table-cell>
          <table:table-cell table:style-name="ce13" office:value-type="string">
            <text:p>emelinehetroy@voila.fr</text:p>
          </table:table-cell>
          <table:table-cell office:value-type="string">
            <text:p>MARMANDE</text:p>
          </table:table-cell>
          <table:table-cell table:style-name="ce44" office:value-type="string">
            <text:p>Araçatuba Bandeirantes</text:p>
          </table:table-cell>
          <table:table-cell table:style-name="ce64" office:value-type="float" office:value="4470">
            <text:p>4470</text:p>
          </table:table-cell>
          <table:table-cell table:style-name="ce64"/>
          <table:table-cell table:number-columns-repeated="244"/>
        </table:table-row>
        <table:table-row table:style-name="ro2" table:visibility="filter">
          <table:table-cell table:style-name="ce2" office:value-type="string">
            <text:p>HILLERET</text:p>
          </table:table-cell>
          <table:table-cell table:style-name="ce5" office:value-type="string">
            <text:p>Laurence</text:p>
          </table:table-cell>
          <table:table-cell office:value-type="string">
            <text:p>1983/1984</text:p>
          </table:table-cell>
          <table:table-cell table:style-name="ce10" office:value-type="string">
            <text:p>86510 Chaunay</text:p>
          </table:table-cell>
          <table:table-cell table:style-name="ce15" office:value-type="string">
            <text:p>Brux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HONTHAAS (La Réunion)</text:p>
          </table:table-cell>
          <table:table-cell table:style-name="ce5" office:value-type="string">
            <text:p>Sandra</text:p>
          </table:table-cell>
          <table:table-cell office:value-type="string">
            <text:p>1995/1996</text:p>
          </table:table-cell>
          <table:table-cell table:style-name="ce10" office:value-type="string">
            <text:p>97434 Saint-Gilles</text:p>
          </table:table-cell>
          <table:table-cell table:style-name="ce15" office:value-type="string">
            <text:p>Les Terrasses du Boucan Appt 90 - 10 rue du gd Hotel</text:p>
          </table:table-cell>
          <table:table-cell office:value-type="string">
            <text:p>06 92 06 18 27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HOSTEIN</text:p>
          </table:table-cell>
          <table:table-cell table:style-name="ce5" office:value-type="string">
            <text:p>Patricia</text:p>
          </table:table-cell>
          <table:table-cell office:value-type="string">
            <text:p>1973/1974</text:p>
          </table:table-cell>
          <table:table-cell table:style-name="ce10" office:value-type="string">
            <text:p>33290 Blanquefort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HOSTIER</text:p>
          </table:table-cell>
          <table:table-cell table:style-name="ce5" office:value-type="string">
            <text:p>Gwenaelle</text:p>
          </table:table-cell>
          <table:table-cell office:value-type="string">
            <text:p>1995/1996</text:p>
          </table:table-cell>
          <table:table-cell table:style-name="ce10" office:value-type="string">
            <text:p>16700 Les Adjots</text:p>
          </table:table-cell>
          <table:table-cell table:style-name="ce15" office:value-type="string">
            <text:p>Le Logis de la Cour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HUMBERT</text:p>
          </table:table-cell>
          <table:table-cell table:style-name="ce5" office:value-type="string">
            <text:p>Emmanuelle</text:p>
          </table:table-cell>
          <table:table-cell office:value-type="string">
            <text:p>1980/1981</text:p>
          </table:table-cell>
          <table:table-cell table:style-name="ce10" office:value-type="string">
            <text:p>33390 Blaye</text:p>
          </table:table-cell>
          <table:table-cell table:style-name="ce15" office:value-type="string">
            <text:p>13 rue Gosperrin</text:p>
          </table:table-cell>
          <table:table-cell/>
          <table:table-cell office:value-type="string">
            <text:p>USA</text:p>
          </table:table-cell>
          <table:table-cell table:style-name="ce13"/>
          <table:table-cell office:value-type="string">
            <text:p>BLAYE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HUMBERT</text:p>
          </table:table-cell>
          <table:table-cell table:style-name="ce5" office:value-type="string">
            <text:p>Violette</text:p>
          </table:table-cell>
          <table:table-cell office:value-type="string">
            <text:p>1986/1987</text:p>
          </table:table-cell>
          <table:table-cell table:style-name="ce10" office:value-type="string">
            <text:p>75018 Paris</text:p>
          </table:table-cell>
          <table:table-cell table:style-name="ce15" office:value-type="string">
            <text:p>108 rue Ordener</text:p>
          </table:table-cell>
          <table:table-cell office:value-type="string">
            <text:p>01 42 23 00 44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IMBERT</text:p>
          </table:table-cell>
          <table:table-cell table:style-name="ce5" office:value-type="string">
            <text:p>Sébastien</text:p>
          </table:table-cell>
          <table:table-cell office:value-type="string">
            <text:p>2006/2007</text:p>
          </table:table-cell>
          <table:table-cell table:style-name="ce10" office:value-type="string">
            <text:p>33500 Libourne</text:p>
          </table:table-cell>
          <table:table-cell table:style-name="ce15" office:value-type="string">
            <text:p>313 Résidence Claude Moreaud Bât. C</text:p>
          </table:table-cell>
          <table:table-cell office:value-type="string">
            <text:p>05 57 51 28 46</text:p>
          </table:table-cell>
          <table:table-cell office:value-type="string">
            <text:p>Finlande</text:p>
          </table:table-cell>
          <table:table-cell table:style-name="ce13" office:value-type="string">
            <text:p>jackbauer53@hotmail.com</text:p>
          </table:table-cell>
          <table:table-cell table:style-name="ce35" office:value-type="string">
            <text:p>LIBOURNE ST EMILION</text:p>
          </table:table-cell>
          <table:table-cell table:style-name="ce37" office:value-type="string">
            <text:p>Imatra</text:p>
          </table:table-cell>
          <table:table-cell office:value-type="float" office:value="1430">
            <text:p>1430</text:p>
          </table:table-cell>
          <table:table-cell table:number-columns-repeated="245"/>
        </table:table-row>
        <table:table-row table:style-name="ro3" table:visibility="filter">
          <table:table-cell table:style-name="ce2" office:value-type="string">
            <text:p>IMBERT</text:p>
          </table:table-cell>
          <table:table-cell table:style-name="ce5" office:value-type="string">
            <text:p>Stéphanie</text:p>
          </table:table-cell>
          <table:table-cell office:value-type="string">
            <text:p>2001/2002</text:p>
          </table:table-cell>
          <table:table-cell table:style-name="ce10" office:value-type="string">
            <text:p>17490 Beauvais sur Matha</text:p>
          </table:table-cell>
          <table:table-cell table:style-name="ce15" office:value-type="string">
            <text:p>4 rue des Horts</text:p>
          </table:table-cell>
          <table:table-cell office:value-type="string">
            <text:p>05 46 26 14 86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IMBERTY</text:p>
          </table:table-cell>
          <table:table-cell table:style-name="ce5" office:value-type="string">
            <text:p>Magali</text:p>
          </table:table-cell>
          <table:table-cell office:value-type="string">
            <text:p>2003/2004</text:p>
          </table:table-cell>
          <table:table-cell table:style-name="ce10" office:value-type="string">
            <text:p>47500 Monsempron-Libos</text:p>
          </table:table-cell>
          <table:table-cell table:style-name="ce15" office:value-type="string">
            <text:p>16 résidence Cussac</text:p>
          </table:table-cell>
          <table:table-cell office:value-type="string">
            <text:p>05 53 71 57 94</text:p>
          </table:table-cell>
          <table:table-cell/>
          <table:table-cell table:style-name="ce13"/>
          <table:table-cell table:style-name="ce35" office:value-type="string">
            <text:p>FUMEL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INDART</text:p>
          </table:table-cell>
          <table:table-cell table:style-name="ce5" office:value-type="string">
            <text:p>Julie</text:p>
          </table:table-cell>
          <table:table-cell office:value-type="string">
            <text:p>2005/2006</text:p>
          </table:table-cell>
          <table:table-cell table:style-name="ce10" office:value-type="string">
            <text:p>64120 Saint-Palais</text:p>
          </table:table-cell>
          <table:table-cell table:style-name="ce15" office:value-type="string">
            <text:p>2 Lotissement Lagarrague</text:p>
          </table:table-cell>
          <table:table-cell office:value-type="string">
            <text:p>05 59 66 81 78</text:p>
          </table:table-cell>
          <table:table-cell office:value-type="string">
            <text:p>Mexique</text:p>
          </table:table-cell>
          <table:table-cell table:style-name="ce13"/>
          <table:table-cell table:style-name="ce35" office:value-type="string">
            <text:p>MAULEON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INQUIMBERT ép LE MARCHAND</text:p>
          </table:table-cell>
          <table:table-cell table:style-name="ce5" office:value-type="string">
            <text:p>Aryele</text:p>
          </table:table-cell>
          <table:table-cell office:value-type="string">
            <text:p>1983/1984</text:p>
          </table:table-cell>
          <table:table-cell table:style-name="ce10" office:value-type="string">
            <text:p>47500 Fumel</text:p>
          </table:table-cell>
          <table:table-cell table:style-name="ce15" office:value-type="string">
            <text:p>Avenue Charles De Gaulle</text:p>
          </table:table-cell>
          <table:table-cell office:value-type="string">
            <text:p>05 53 49 34 09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IOB</text:p>
          </table:table-cell>
          <table:table-cell table:style-name="ce5" office:value-type="string">
            <text:p>Emilie</text:p>
          </table:table-cell>
          <table:table-cell office:value-type="string">
            <text:p>2002/2003</text:p>
          </table:table-cell>
          <table:table-cell table:style-name="ce10" office:value-type="string">
            <text:p>47400 Tonneins</text:p>
          </table:table-cell>
          <table:table-cell table:style-name="ce15" office:value-type="string">
            <text:p>Labourdette Sud</text:p>
          </table:table-cell>
          <table:table-cell office:value-type="string">
            <text:p>05 53 79 21 06</text:p>
          </table:table-cell>
          <table:table-cell office:value-type="string">
            <text:p>Thaïlande</text:p>
          </table:table-cell>
          <table:table-cell table:style-name="ce13" office:value-type="string">
            <text:p><text:span text:style-name="T2"><text:a xlink:href="mailto:emilieiob@hotmail.com">emilieiob@hotmail.com</text:a></text:span></text:p>
          </table:table-cell>
          <table:table-cell office:value-type="string">
            <text:p>TONNEINS</text:p>
          </table:table-cell>
          <table:table-cell/>
          <table:table-cell table:style-name="ce37" table:number-columns-repeated="2"/>
          <table:table-cell table:number-columns-repeated="244"/>
        </table:table-row>
        <table:table-row table:style-name="ro2" table:visibility="filter">
          <table:table-cell table:style-name="ce2" office:value-type="string">
            <text:p>ITTAH</text:p>
          </table:table-cell>
          <table:table-cell table:style-name="ce5" office:value-type="string">
            <text:p>Emmanuelle</text:p>
          </table:table-cell>
          <table:table-cell office:value-type="string">
            <text:p>1992/1993</text:p>
          </table:table-cell>
          <table:table-cell table:style-name="ce10" office:value-type="string">
            <text:p>75015 Paris</text:p>
          </table:table-cell>
          <table:table-cell table:style-name="ce15" office:value-type="string">
            <text:p>7 rue Falguiere</text:p>
          </table:table-cell>
          <table:table-cell office:value-type="string">
            <text:p>06 03 33 11 42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IZAMBARD épouse BIROT</text:p>
          </table:table-cell>
          <table:table-cell table:style-name="ce5" office:value-type="string">
            <text:p>Muriel</text:p>
          </table:table-cell>
          <table:table-cell office:value-type="string">
            <text:p>1989/1990</text:p>
          </table:table-cell>
          <table:table-cell table:style-name="ce10" office:value-type="string">
            <text:p>17100 Saintes</text:p>
          </table:table-cell>
          <table:table-cell table:style-name="ce15" office:value-type="string">
            <text:p>2 rue Emile Zola</text:p>
          </table:table-cell>
          <table:table-cell office:value-type="string">
            <text:p>06 74 35 09 1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IZQUIERDO</text:p>
          </table:table-cell>
          <table:table-cell table:style-name="ce5" office:value-type="string">
            <text:p>Florence</text:p>
          </table:table-cell>
          <table:table-cell office:value-type="string">
            <text:p>1990/1991</text:p>
          </table:table-cell>
          <table:table-cell table:style-name="ce10" office:value-type="string">
            <text:p>64200 Biarritz</text:p>
          </table:table-cell>
          <table:table-cell table:style-name="ce15" office:value-type="string">
            <text:p>27 rue Ph Veyrin</text:p>
          </table:table-cell>
          <table:table-cell office:value-type="string">
            <text:p>06 08 51 81 10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JACQUES</text:p>
          </table:table-cell>
          <table:table-cell table:style-name="ce5" office:value-type="string">
            <text:p>Laurence</text:p>
          </table:table-cell>
          <table:table-cell office:value-type="string">
            <text:p>1984/1985</text:p>
          </table:table-cell>
          <table:table-cell table:style-name="ce10" office:value-type="string">
            <text:p>64200 Biarritz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JAFFRÉ</text:p>
          </table:table-cell>
          <table:table-cell table:style-name="ce5" office:value-type="string">
            <text:p>Soizick</text:p>
          </table:table-cell>
          <table:table-cell office:value-type="string">
            <text:p>1996/1997</text:p>
          </table:table-cell>
          <table:table-cell table:style-name="ce10" office:value-type="string">
            <text:p>91711 Clarmont CA (Californie)</text:p>
          </table:table-cell>
          <table:table-cell table:style-name="ce15" office:value-type="string">
            <text:p>Box 1077 - Scritts College - 1030 Columbia Avenue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JAGOURS</text:p>
          </table:table-cell>
          <table:table-cell table:style-name="ce5" office:value-type="string">
            <text:p>Marie-Catherine</text:p>
          </table:table-cell>
          <table:table-cell office:value-type="string">
            <text:p>1973/1974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6 58 87 88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JAMBON</text:p>
          </table:table-cell>
          <table:table-cell table:style-name="ce5" office:value-type="string">
            <text:p>Véronique</text:p>
          </table:table-cell>
          <table:table-cell office:value-type="string">
            <text:p>1995/1996</text:p>
          </table:table-cell>
          <table:table-cell table:style-name="ce10" office:value-type="string">
            <text:p>16440 Mouthiers sur Boeme</text:p>
          </table:table-cell>
          <table:table-cell table:style-name="ce15" office:value-type="string">
            <text:p>11 place du Champ de Foire</text:p>
          </table:table-cell>
          <table:table-cell office:value-type="string">
            <text:p>06 80 26 26 69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JAMMES</text:p>
          </table:table-cell>
          <table:table-cell table:style-name="ce5" office:value-type="string">
            <text:p>Joana</text:p>
          </table:table-cell>
          <table:table-cell office:value-type="string">
            <text:p>1989/1990</text:p>
          </table:table-cell>
          <table:table-cell table:style-name="ce10" office:value-type="string">
            <text:p>47300 Ste Colombe</text:p>
          </table:table-cell>
          <table:table-cell table:style-name="ce15" office:value-type="string">
            <text:p>Roque de Tessel</text:p>
          </table:table-cell>
          <table:table-cell office:value-type="string">
            <text:p>05 53 70 10 63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JANIS épouse COLLONGUES</text:p>
          </table:table-cell>
          <table:table-cell table:style-name="ce5" office:value-type="string">
            <text:p>Véronique</text:p>
          </table:table-cell>
          <table:table-cell office:value-type="string">
            <text:p>1990/1991</text:p>
          </table:table-cell>
          <table:table-cell table:style-name="ce10" office:value-type="string">
            <text:p>H4A3J4 Montréal Canada</text:p>
          </table:table-cell>
          <table:table-cell table:style-name="ce15" office:value-type="string">
            <text:p>3571 Boulevard Decarie</text:p>
          </table:table-cell>
          <table:table-cell office:value-type="float" office:value="5144868894">
            <text:p>5144868894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JOANNE</text:p>
          </table:table-cell>
          <table:table-cell table:style-name="ce5" office:value-type="string">
            <text:p>Blandine</text:p>
          </table:table-cell>
          <table:table-cell office:value-type="string">
            <text:p>1990/1991</text:p>
          </table:table-cell>
          <table:table-cell table:style-name="ce10" office:value-type="string">
            <text:p>33000 Bordeaux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JOLLY</text:p>
          </table:table-cell>
          <table:table-cell table:style-name="ce5" office:value-type="string">
            <text:p>François</text:p>
          </table:table-cell>
          <table:table-cell office:value-type="string">
            <text:p>1982/1983</text:p>
          </table:table-cell>
          <table:table-cell table:style-name="ce10" office:value-type="string">
            <text:p>64000 Pau</text:p>
          </table:table-cell>
          <table:table-cell table:style-name="ce15" office:value-type="string">
            <text:p>2 avenue de Barèges</text:p>
          </table:table-cell>
          <table:table-cell office:value-type="string">
            <text:p>05 59 92 43 46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JOUBERT épouse Mc INTIRE</text:p>
          </table:table-cell>
          <table:table-cell table:style-name="ce5" office:value-type="string">
            <text:p>Adelaide</text:p>
          </table:table-cell>
          <table:table-cell office:value-type="string">
            <text:p>1989/1990</text:p>
          </table:table-cell>
          <table:table-cell table:style-name="ce10" office:value-type="string">
            <text:p>02740 MA (USA)</text:p>
          </table:table-cell>
          <table:table-cell table:style-name="ce15" office:value-type="string">
            <text:p>271 Hawthorn Street - New Belfort</text:p>
          </table:table-cell>
          <table:table-cell office:value-type="string">
            <text:p>508 990 01 42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JOUFFROY</text:p>
          </table:table-cell>
          <table:table-cell table:style-name="ce5" office:value-type="string">
            <text:p>Bruno</text:p>
          </table:table-cell>
          <table:table-cell office:value-type="string">
            <text:p>1995/1996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7 rue du stade - Bat F - Appt 32 - Res La Clairière</text:p>
          </table:table-cell>
          <table:table-cell office:value-type="string">
            <text:p>05 46 56 63 05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JOUSSAUME</text:p>
          </table:table-cell>
          <table:table-cell table:style-name="ce5" office:value-type="string">
            <text:p>Fabien</text:p>
          </table:table-cell>
          <table:table-cell office:value-type="string">
            <text:p>1992/1993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Res Le Capitaine Bat GH - 20 Cité Joseph Le Brix</text:p>
          </table:table-cell>
          <table:table-cell office:value-type="string">
            <text:p>05 56 99 40 82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JUCLA</text:p>
          </table:table-cell>
          <table:table-cell table:style-name="ce5" office:value-type="string">
            <text:p>Jean-Sébastien</text:p>
          </table:table-cell>
          <table:table-cell office:value-type="string">
            <text:p>1988/1989</text:p>
          </table:table-cell>
          <table:table-cell table:style-name="ce10" office:value-type="string">
            <text:p>47400 Tonneins</text:p>
          </table:table-cell>
          <table:table-cell table:style-name="ce15" office:value-type="string">
            <text:p>Meublena route de Bordeaux</text:p>
          </table:table-cell>
          <table:table-cell office:value-type="string">
            <text:p>05 53 79 16 87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JUCLA (Rome)</text:p>
          </table:table-cell>
          <table:table-cell table:style-name="ce5" office:value-type="string">
            <text:p>Myriam</text:p>
          </table:table-cell>
          <table:table-cell office:value-type="string">
            <text:p>1986/1987</text:p>
          </table:table-cell>
          <table:table-cell table:style-name="ce10" office:value-type="string">
            <text:p>47400 Tonneins</text:p>
          </table:table-cell>
          <table:table-cell table:style-name="ce15" office:value-type="string">
            <text:p>Meublena route de Bordeaux</text:p>
          </table:table-cell>
          <table:table-cell office:value-type="string">
            <text:p>05 53 79 16 87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JUTAU</text:p>
          </table:table-cell>
          <table:table-cell table:style-name="ce5" office:value-type="string">
            <text:p>Mathieu</text:p>
          </table:table-cell>
          <table:table-cell office:value-type="string">
            <text:p>2006/2007</text:p>
          </table:table-cell>
          <table:table-cell table:style-name="ce10" office:value-type="string">
            <text:p>33270 Floirac</text:p>
          </table:table-cell>
          <table:table-cell table:style-name="ce15" office:value-type="string">
            <text:p>18 rue Célestin Passet</text:p>
          </table:table-cell>
          <table:table-cell office:value-type="string">
            <text:p>05 56 86 69 95</text:p>
          </table:table-cell>
          <table:table-cell office:value-type="string">
            <text:p>Japon</text:p>
          </table:table-cell>
          <table:table-cell table:style-name="ce13" office:value-type="string">
            <text:p>mathieu.jutau@hotmail.com</text:p>
          </table:table-cell>
          <table:table-cell table:style-name="ce34" office:value-type="string">
            <text:p>BORDEAUX SUD</text:p>
          </table:table-cell>
          <table:table-cell table:style-name="ce37" office:value-type="string">
            <text:p>Tsuruta.</text:p>
          </table:table-cell>
          <table:table-cell office:value-type="float" office:value="2830">
            <text:p>2830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KACED épouse GIRARD</text:p>
          </table:table-cell>
          <table:table-cell table:style-name="ce5" office:value-type="string">
            <text:p>Célia</text:p>
          </table:table-cell>
          <table:table-cell office:value-type="string">
            <text:p>1982/1983</text:p>
          </table:table-cell>
          <table:table-cell table:style-name="ce10" office:value-type="string">
            <text:p>47700 Casteljaloux</text:p>
          </table:table-cell>
          <table:table-cell table:style-name="ce15" office:value-type="string">
            <text:p>Gassac</text:p>
          </table:table-cell>
          <table:table-cell office:value-type="string">
            <text:p>05 53 89 09 16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KAUFFER ép DUBARRY de L.</text:p>
          </table:table-cell>
          <table:table-cell table:style-name="ce5" office:value-type="string">
            <text:p>Sophie</text:p>
          </table:table-cell>
          <table:table-cell office:value-type="string">
            <text:p>1979/1980</text:p>
          </table:table-cell>
          <table:table-cell table:style-name="ce10" office:value-type="string">
            <text:p>45000 Orleans</text:p>
          </table:table-cell>
          <table:table-cell table:style-name="ce15" office:value-type="string">
            <text:p>57 rue D'Illiers</text:p>
          </table:table-cell>
          <table:table-cell office:value-type="string">
            <text:p>02 38 53 49 09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KAUFFER épouse DILLARD</text:p>
          </table:table-cell>
          <table:table-cell table:style-name="ce5" office:value-type="string">
            <text:p>Nathalie</text:p>
          </table:table-cell>
          <table:table-cell office:value-type="string">
            <text:p>1978/1979</text:p>
          </table:table-cell>
          <table:table-cell table:style-name="ce10" office:value-type="string">
            <text:p>35400 Saint Malo</text:p>
          </table:table-cell>
          <table:table-cell table:style-name="ce15" office:value-type="string">
            <text:p>48 boulevard de Rochebonne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KESZLER</text:p>
          </table:table-cell>
          <table:table-cell table:style-name="ce5" office:value-type="string">
            <text:p>Marie-Caroline</text:p>
          </table:table-cell>
          <table:table-cell office:value-type="string">
            <text:p>1995/1996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40 quai Louis Durand</text:p>
          </table:table-cell>
          <table:table-cell office:value-type="string">
            <text:p>05 46 41 35 30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KLEIN</text:p>
          </table:table-cell>
          <table:table-cell table:style-name="ce5" office:value-type="string">
            <text:p>Ludivine</text:p>
          </table:table-cell>
          <table:table-cell office:value-type="string">
            <text:p>1998/1999</text:p>
          </table:table-cell>
          <table:table-cell table:style-name="ce10" office:value-type="string">
            <text:p>17200 Jaffe</text:p>
          </table:table-cell>
          <table:table-cell table:style-name="ce15" office:value-type="string">
            <text:p>37 route de la lande</text:p>
          </table:table-cell>
          <table:table-cell office:value-type="string">
            <text:p>05 46 23 07 92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KOTHE</text:p>
          </table:table-cell>
          <table:table-cell table:style-name="ce5" office:value-type="string">
            <text:p>Gérald</text:p>
          </table:table-cell>
          <table:table-cell office:value-type="string">
            <text:p>1985/1986</text:p>
          </table:table-cell>
          <table:table-cell table:style-name="ce10" office:value-type="string">
            <text:p>64140 Billère</text:p>
          </table:table-cell>
          <table:table-cell table:style-name="ce15" office:value-type="string">
            <text:p>127 rue Louis Barthou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KRUPNIK</text:p>
          </table:table-cell>
          <table:table-cell table:style-name="ce5" office:value-type="string">
            <text:p>Antoine</text:p>
          </table:table-cell>
          <table:table-cell office:value-type="string">
            <text:p>2006/2007</text:p>
          </table:table-cell>
          <table:table-cell table:style-name="ce10" office:value-type="string">
            <text:p>64140 Lons</text:p>
          </table:table-cell>
          <table:table-cell table:style-name="ce15" office:value-type="string">
            <text:p>3 rue des Chênes</text:p>
          </table:table-cell>
          <table:table-cell office:value-type="string">
            <text:p>05 59 62 24 94</text:p>
          </table:table-cell>
          <table:table-cell office:value-type="string">
            <text:p>Mexique</text:p>
          </table:table-cell>
          <table:table-cell table:style-name="ce13" office:value-type="string">
            <text:p>antoine_krupnik@hotmail.fr</text:p>
          </table:table-cell>
          <table:table-cell table:style-name="ce34" office:value-type="string">
            <text:p>PAU BEARN</text:p>
          </table:table-cell>
          <table:table-cell table:style-name="ce37"/>
          <table:table-cell office:value-type="float" office:value="4100">
            <text:p>410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KUBISCH</text:p>
          </table:table-cell>
          <table:table-cell table:style-name="ce5" office:value-type="string">
            <text:p>Eric</text:p>
          </table:table-cell>
          <table:table-cell office:value-type="string">
            <text:p>2002/2003</text:p>
          </table:table-cell>
          <table:table-cell table:style-name="ce10" office:value-type="string">
            <text:p>40660 Messanges</text:p>
          </table:table-cell>
          <table:table-cell table:style-name="ce15" office:value-type="string">
            <text:p>Quartier Barrails</text:p>
          </table:table-cell>
          <table:table-cell office:value-type="string">
            <text:p>05 58 48 07 82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eric.kubisch@gmail.com">eric.kubisch@gmail.com</text:a></text:span></text:p>
          </table:table-cell>
          <table:table-cell office:value-type="string">
            <text:p>HOSSEGOR</text:p>
          </table:table-cell>
          <table:table-cell/>
          <table:table-cell table:style-name="ce37" table:number-columns-repeated="2"/>
          <table:table-cell table:number-columns-repeated="244"/>
        </table:table-row>
        <table:table-row table:style-name="ro2" table:visibility="filter">
          <table:table-cell table:style-name="ce2" office:value-type="string">
            <text:p>LABADIE</text:p>
          </table:table-cell>
          <table:table-cell table:style-name="ce5" office:value-type="string">
            <text:p>Jennie</text:p>
          </table:table-cell>
          <table:table-cell office:value-type="string">
            <text:p>1998/1999</text:p>
          </table:table-cell>
          <table:table-cell table:style-name="ce10" office:value-type="string">
            <text:p>64300 Orthez</text:p>
          </table:table-cell>
          <table:table-cell table:style-name="ce15" office:value-type="string">
            <text:p>Chemin du Mouret</text:p>
          </table:table-cell>
          <table:table-cell office:value-type="string">
            <text:p>05 59 67 11 37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LABARTHE</text:p>
          </table:table-cell>
          <table:table-cell table:style-name="ce5" office:value-type="string">
            <text:p>Thibault</text:p>
          </table:table-cell>
          <table:table-cell office:value-type="string">
            <text:p>2002/2003</text:p>
          </table:table-cell>
          <table:table-cell table:style-name="ce10" office:value-type="string">
            <text:p>40000 Mont de Marsan</text:p>
          </table:table-cell>
          <table:table-cell table:style-name="ce15" office:value-type="string">
            <text:p>14 Allée Mora</text:p>
          </table:table-cell>
          <table:table-cell office:value-type="string">
            <text:p>05 58 46 24 96</text:p>
          </table:table-cell>
          <table:table-cell office:value-type="string">
            <text:p>Taïwan</text:p>
          </table:table-cell>
          <table:table-cell table:style-name="ce13" office:value-type="string">
            <text:p><text:span text:style-name="T2"><text:a xlink:href="mailto:thibaultlabarthe@hotmail.com">thibaultlabarthe@hotmail.com</text:a></text:span></text:p>
          </table:table-cell>
          <table:table-cell office:value-type="string">
            <text:p>MONT DE MARSAN</text:p>
          </table:table-cell>
          <table:table-cell/>
          <table:table-cell table:style-name="ce37" table:number-columns-repeated="2"/>
          <table:table-cell table:number-columns-repeated="244"/>
        </table:table-row>
        <table:table-row table:style-name="ro2">
          <table:table-cell table:style-name="ce2" office:value-type="string">
            <text:p>LABAT</text:p>
          </table:table-cell>
          <table:table-cell table:style-name="ce5" office:value-type="string">
            <text:p>Charlotte</text:p>
          </table:table-cell>
          <table:table-cell office:value-type="string">
            <text:p>2005/2006</text:p>
          </table:table-cell>
          <table:table-cell table:style-name="ce10" office:value-type="string">
            <text:p>33760 Targon</text:p>
          </table:table-cell>
          <table:table-cell table:style-name="ce15" office:value-type="string">
            <text:p>33 route de Cadillac</text:p>
          </table:table-cell>
          <table:table-cell office:value-type="string">
            <text:p>05 56 23 67 57</text:p>
          </table:table-cell>
          <table:table-cell office:value-type="string">
            <text:p>Mexique</text:p>
          </table:table-cell>
          <table:table-cell table:style-name="ce13"/>
          <table:table-cell table:style-name="ce35" office:value-type="string">
            <text:p>LA REOLE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LABAT</text:p>
          </table:table-cell>
          <table:table-cell table:style-name="ce5" office:value-type="string">
            <text:p>Claire</text:p>
          </table:table-cell>
          <table:table-cell office:value-type="string">
            <text:p>2005/2006</text:p>
          </table:table-cell>
          <table:table-cell table:style-name="ce10" office:value-type="string">
            <text:p>47400 Hautesvignes</text:p>
          </table:table-cell>
          <table:table-cell table:style-name="ce15" office:value-type="string">
            <text:p>Gorce Nègre</text:p>
          </table:table-cell>
          <table:table-cell office:value-type="string">
            <text:p>05 53 88 91 34</text:p>
          </table:table-cell>
          <table:table-cell office:value-type="string">
            <text:p>USA</text:p>
          </table:table-cell>
          <table:table-cell table:style-name="ce13"/>
          <table:table-cell table:style-name="ce35" office:value-type="string">
            <text:p>TONNEINS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LABORDE</text:p>
          </table:table-cell>
          <table:table-cell table:style-name="ce5" office:value-type="string">
            <text:p>Charline</text:p>
          </table:table-cell>
          <table:table-cell office:value-type="string">
            <text:p>2001/2002</text:p>
          </table:table-cell>
          <table:table-cell table:style-name="ce10" office:value-type="string">
            <text:p>33390 Plassac</text:p>
          </table:table-cell>
          <table:table-cell table:style-name="ce15" office:value-type="string">
            <text:p>14 - Beaumont</text:p>
          </table:table-cell>
          <table:table-cell office:value-type="string">
            <text:p>05 57 42 25 73</text:p>
          </table:table-cell>
          <table:table-cell office:value-type="string">
            <text:p>Equateur</text:p>
          </table:table-cell>
          <table:table-cell table:style-name="ce13"/>
          <table:table-cell office:value-type="string">
            <text:p>BLAYE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LABORDE</text:p>
          </table:table-cell>
          <table:table-cell table:style-name="ce5" office:value-type="string">
            <text:p>Laetitia</text:p>
          </table:table-cell>
          <table:table-cell office:value-type="string">
            <text:p>1985/1986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6 83 17 22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LACAZE épouse FLORES</text:p>
          </table:table-cell>
          <table:table-cell table:style-name="ce5" office:value-type="string">
            <text:p>Peggy</text:p>
          </table:table-cell>
          <table:table-cell office:value-type="string">
            <text:p>1994/1995</text:p>
          </table:table-cell>
          <table:table-cell table:style-name="ce10" office:value-type="string">
            <text:p>47370 Saint Georges</text:p>
          </table:table-cell>
          <table:table-cell table:style-name="ce15" office:value-type="string">
            <text:p>Lapronquière Basse</text:p>
          </table:table-cell>
          <table:table-cell office:value-type="string">
            <text:p>05 53 41 75 98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ACHARMOISE</text:p>
          </table:table-cell>
          <table:table-cell table:style-name="ce5" office:value-type="string">
            <text:p>Tiphaine</text:p>
          </table:table-cell>
          <table:table-cell office:value-type="string">
            <text:p>1986/1987</text:p>
          </table:table-cell>
          <table:table-cell table:style-name="ce10" office:value-type="string">
            <text:p>47500 Fumel</text:p>
          </table:table-cell>
          <table:table-cell table:style-name="ce15" office:value-type="string">
            <text:p>5 avenue de Villeneuve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ACOMBE</text:p>
          </table:table-cell>
          <table:table-cell table:style-name="ce5" office:value-type="string">
            <text:p>Anne-Laure</text:p>
          </table:table-cell>
          <table:table-cell office:value-type="string">
            <text:p>1997/1998</text:p>
          </table:table-cell>
          <table:table-cell table:style-name="ce10" office:value-type="string">
            <text:p>33180 Saint Estèphe</text:p>
          </table:table-cell>
          <table:table-cell table:style-name="ce15" office:value-type="string">
            <text:p>9 avenue de l'estuaire</text:p>
          </table:table-cell>
          <table:table-cell office:value-type="string">
            <text:p>05 56 59 76 87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LACOSTE</text:p>
          </table:table-cell>
          <table:table-cell table:style-name="ce5" office:value-type="string">
            <text:p>Francis</text:p>
          </table:table-cell>
          <table:table-cell office:value-type="string">
            <text:p>1976/1977</text:p>
          </table:table-cell>
          <table:table-cell table:style-name="ce10" office:value-type="string">
            <text:p>64360 Monein bas Canteloup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ACROIX</text:p>
          </table:table-cell>
          <table:table-cell table:style-name="ce5" office:value-type="string">
            <text:p>Alexandra</text:p>
          </table:table-cell>
          <table:table-cell office:value-type="string">
            <text:p>2004/2005</text:p>
          </table:table-cell>
          <table:table-cell table:style-name="ce10" office:value-type="string">
            <text:p>16000 Angoulème</text:p>
          </table:table-cell>
          <table:table-cell table:style-name="ce15" office:value-type="string">
            <text:p>107 rue de Basseau</text:p>
          </table:table-cell>
          <table:table-cell office:value-type="string">
            <text:p>05 45 60 82 69</text:p>
          </table:table-cell>
          <table:table-cell office:value-type="string">
            <text:p>Australie</text:p>
          </table:table-cell>
          <table:table-cell table:style-name="ce13" office:value-type="string">
            <text:p><text:span text:style-name="T2"><text:a xlink:href="mailto:ptite_mouse@hotmail.com">ptite_mouse@hotmail.com</text:a></text:span></text:p>
          </table:table-cell>
          <table:table-cell office:value-type="string">
            <text:p>ANGOULEME LES E.C</text:p>
          </table:table-cell>
          <table:table-cell table:number-columns-repeated="2"/>
          <table:table-cell office:value-type="string">
            <text:p>06 89 13 64 59</text:p>
          </table:table-cell>
          <table:table-cell table:number-columns-repeated="244"/>
        </table:table-row>
        <table:table-row table:style-name="ro3" table:visibility="filter">
          <table:table-cell table:style-name="ce2" office:value-type="string">
            <text:p>LACROIX</text:p>
          </table:table-cell>
          <table:table-cell table:style-name="ce5" office:value-type="string">
            <text:p>Christine</text:p>
          </table:table-cell>
          <table:table-cell office:value-type="string">
            <text:p>1979/1980</text:p>
          </table:table-cell>
          <table:table-cell table:style-name="ce10" office:value-type="string">
            <text:p>65200 Bagnères de Bigorre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LACROUX</text:p>
          </table:table-cell>
          <table:table-cell table:style-name="ce5" office:value-type="string">
            <text:p>Déborah</text:p>
          </table:table-cell>
          <table:table-cell office:value-type="string">
            <text:p>1990/1991</text:p>
          </table:table-cell>
          <table:table-cell table:style-name="ce10" office:value-type="string">
            <text:p>HP 20 1BX Bucks (UK)</text:p>
          </table:table-cell>
          <table:table-cell table:style-name="ce15" office:value-type="string">
            <text:p>42 Park Street - Aylesbury</text:p>
          </table:table-cell>
          <table:table-cell office:value-type="string">
            <text:p>44 12 96 337 107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LAFARGUE</text:p>
          </table:table-cell>
          <table:table-cell table:style-name="ce5" office:value-type="string">
            <text:p>Lisa</text:p>
          </table:table-cell>
          <table:table-cell office:value-type="string">
            <text:p>2004/2005</text:p>
          </table:table-cell>
          <table:table-cell table:style-name="ce10" office:value-type="string">
            <text:p>64400 Oloron Ste Marie</text:p>
          </table:table-cell>
          <table:table-cell table:style-name="ce15" office:value-type="string">
            <text:p>40 rue Camou</text:p>
          </table:table-cell>
          <table:table-cell office:value-type="string">
            <text:p>05 59 39 88 85</text:p>
          </table:table-cell>
          <table:table-cell office:value-type="string">
            <text:p>USA</text:p>
          </table:table-cell>
          <table:table-cell table:style-name="ce13" office:value-type="string">
            <text:p>lisa_lafargue@yahoo.fr</text:p>
          </table:table-cell>
          <table:table-cell table:style-name="ce35" office:value-type="string">
            <text:p>OLORON SAINTE MARIE</text:p>
          </table:table-cell>
          <table:table-cell table:number-columns-repeated="3"/>
          <table:table-cell office:value-type="string">
            <text:p>ABSENT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LAFFARGUE</text:p>
          </table:table-cell>
          <table:table-cell table:style-name="ce5" office:value-type="string">
            <text:p>Laurène</text:p>
          </table:table-cell>
          <table:table-cell office:value-type="string">
            <text:p>2005/2006</text:p>
          </table:table-cell>
          <table:table-cell table:style-name="ce10" office:value-type="string">
            <text:p>40270 Saint-Maurice</text:p>
          </table:table-cell>
          <table:table-cell table:style-name="ce15" office:value-type="string">
            <text:p>216 rue du Centre</text:p>
          </table:table-cell>
          <table:table-cell office:value-type="string">
            <text:p>05 58 45 99 28</text:p>
          </table:table-cell>
          <table:table-cell office:value-type="string">
            <text:p>USA</text:p>
          </table:table-cell>
          <table:table-cell table:style-name="ce29"/>
          <table:table-cell table:style-name="ce35" office:value-type="string">
            <text:p>MONT DE MARSAN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LAFFITTE</text:p>
          </table:table-cell>
          <table:table-cell table:style-name="ce5" office:value-type="string">
            <text:p>Nathalie</text:p>
          </table:table-cell>
          <table:table-cell office:value-type="string">
            <text:p>1991/1992</text:p>
          </table:table-cell>
          <table:table-cell table:style-name="ce10" office:value-type="string">
            <text:p>64400 Oloron Ste Marie</text:p>
          </table:table-cell>
          <table:table-cell table:style-name="ce15" office:value-type="string">
            <text:p>3 rue des Lilas</text:p>
          </table:table-cell>
          <table:table-cell office:value-type="string">
            <text:p>05 59 39 47 20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AFFITTE</text:p>
          </table:table-cell>
          <table:table-cell table:style-name="ce5" office:value-type="string">
            <text:p>Nelly</text:p>
          </table:table-cell>
          <table:table-cell office:value-type="string">
            <text:p>1980/1981</text:p>
          </table:table-cell>
          <table:table-cell table:style-name="ce10" office:value-type="string">
            <text:p>47000 Agen</text:p>
          </table:table-cell>
          <table:table-cell table:style-name="ce15" office:value-type="string">
            <text:p>38 rue Louis Vivent</text:p>
          </table:table-cell>
          <table:table-cell office:value-type="string">
            <text:p>05 53 66 73 21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AFFORGUE</text:p>
          </table:table-cell>
          <table:table-cell table:style-name="ce5" office:value-type="string">
            <text:p>Sophie</text:p>
          </table:table-cell>
          <table:table-cell office:value-type="string">
            <text:p>1987/1988</text:p>
          </table:table-cell>
          <table:table-cell table:style-name="ce10" office:value-type="string">
            <text:p>40280 Benquet</text:p>
          </table:table-cell>
          <table:table-cell table:style-name="ce15" office:value-type="string">
            <text:p>181 route de la gare</text:p>
          </table:table-cell>
          <table:table-cell office:value-type="string">
            <text:p>05 58 71 08 36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LAFON</text:p>
          </table:table-cell>
          <table:table-cell table:style-name="ce5" office:value-type="string">
            <text:p>François</text:p>
          </table:table-cell>
          <table:table-cell office:value-type="string">
            <text:p>2001/2002</text:p>
          </table:table-cell>
          <table:table-cell table:style-name="ce10" office:value-type="string">
            <text:p>47340 Hautefage Latour</text:p>
          </table:table-cell>
          <table:table-cell table:style-name="ce15" office:value-type="string">
            <text:p>Bonneval</text:p>
          </table:table-cell>
          <table:table-cell office:value-type="string">
            <text:p>05 53 70 75 99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AFONT</text:p>
          </table:table-cell>
          <table:table-cell table:style-name="ce5" office:value-type="string">
            <text:p>Caroline</text:p>
          </table:table-cell>
          <table:table-cell office:value-type="string">
            <text:p>1976/1977</text:p>
          </table:table-cell>
          <table:table-cell table:style-name="ce10" office:value-type="string">
            <text:p>47600 Nérac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AGARDE</text:p>
          </table:table-cell>
          <table:table-cell table:style-name="ce5" office:value-type="string">
            <text:p>J-Philippe</text:p>
          </table:table-cell>
          <table:table-cell office:value-type="string">
            <text:p>2001/2002</text:p>
          </table:table-cell>
          <table:table-cell table:style-name="ce10" office:value-type="string">
            <text:p>47170 Andiran</text:p>
          </table:table-cell>
          <table:table-cell table:style-name="ce15" office:value-type="string">
            <text:p>Lévignan</text:p>
          </table:table-cell>
          <table:table-cell office:value-type="string">
            <text:p>05 53 97 01 68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LAGRABETTE</text:p>
          </table:table-cell>
          <table:table-cell table:style-name="ce5" office:value-type="string">
            <text:p>Séverine</text:p>
          </table:table-cell>
          <table:table-cell office:value-type="string">
            <text:p>1993/1994</text:p>
          </table:table-cell>
          <table:table-cell table:style-name="ce10" office:value-type="string">
            <text:p>1071 RZ Amsterdam (Pays Bas)</text:p>
          </table:table-cell>
          <table:table-cell table:style-name="ce15" office:value-type="string">
            <text:p>Frans Van Mierisstraat 884</text:p>
          </table:table-cell>
          <table:table-cell office:value-type="string">
            <text:p>31 20 664 34 89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AGRANGE</text:p>
          </table:table-cell>
          <table:table-cell table:style-name="ce5" office:value-type="string">
            <text:p>Philippe</text:p>
          </table:table-cell>
          <table:table-cell office:value-type="string">
            <text:p>1976/1977</text:p>
          </table:table-cell>
          <table:table-cell table:style-name="ce10" office:value-type="string">
            <text:p>64310 Ascain</text:p>
          </table:table-cell>
          <table:table-cell table:style-name="ce15" office:value-type="string">
            <text:p><text:s text:c="2"/>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AINÉ</text:p>
          </table:table-cell>
          <table:table-cell table:style-name="ce5" office:value-type="string">
            <text:p>Dominique</text:p>
          </table:table-cell>
          <table:table-cell office:value-type="string">
            <text:p>1990/1991</text:p>
          </table:table-cell>
          <table:table-cell table:style-name="ce10" office:value-type="string">
            <text:p>94000 Créteil</text:p>
          </table:table-cell>
          <table:table-cell table:style-name="ce15" office:value-type="string">
            <text:p>2 rue Jean Mermoz</text:p>
          </table:table-cell>
          <table:table-cell office:value-type="string">
            <text:p>06 16 45 22 35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AJOUS</text:p>
          </table:table-cell>
          <table:table-cell table:style-name="ce5" office:value-type="string">
            <text:p>Béatrice</text:p>
          </table:table-cell>
          <table:table-cell office:value-type="string">
            <text:p>2003/2004</text:p>
          </table:table-cell>
          <table:table-cell table:style-name="ce10" office:value-type="string">
            <text:p>33115 Pyla sur Mer</text:p>
          </table:table-cell>
          <table:table-cell table:style-name="ce15" office:value-type="string">
            <text:p>1 avenue des Gémeaux</text:p>
          </table:table-cell>
          <table:table-cell office:value-type="string">
            <text:p>05 56 22 59 73</text:p>
          </table:table-cell>
          <table:table-cell/>
          <table:table-cell table:style-name="ce13"/>
          <table:table-cell table:style-name="ce35" office:value-type="string">
            <text:p>ARCACHON</text:p>
          </table:table-cell>
          <table:table-cell table:number-columns-repeated="247"/>
        </table:table-row>
        <table:table-row table:style-name="ro5">
          <table:table-cell table:style-name="ce2" office:value-type="string">
            <text:p>LALANNE</text:p>
          </table:table-cell>
          <table:table-cell table:style-name="ce5" office:value-type="string">
            <text:p>Pauline</text:p>
          </table:table-cell>
          <table:table-cell office:value-type="string">
            <text:p>2005/2006</text:p>
          </table:table-cell>
          <table:table-cell table:style-name="ce10" office:value-type="string">
            <text:p>40600 Biscarrosse</text:p>
          </table:table-cell>
          <table:table-cell table:style-name="ce15" office:value-type="string">
            <text:p>320 avenue du Marais</text:p>
          </table:table-cell>
          <table:table-cell office:value-type="string">
            <text:p>05 58 82 84 00</text:p>
          </table:table-cell>
          <table:table-cell office:value-type="string">
            <text:p>USA</text:p>
          </table:table-cell>
          <table:table-cell table:style-name="ce29" office:value-type="string">
            <text:p>anny.deguilhem@wanadoo.fr</text:p>
          </table:table-cell>
          <table:table-cell table:style-name="ce35" office:value-type="string">
            <text:p>BORDEAUX OUEST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LALAURIE</text:p>
          </table:table-cell>
          <table:table-cell table:style-name="ce5" office:value-type="string">
            <text:p>Julie</text:p>
          </table:table-cell>
          <table:table-cell office:value-type="string">
            <text:p>2003/2004</text:p>
          </table:table-cell>
          <table:table-cell table:style-name="ce10" office:value-type="string">
            <text:p>47200 Marmande</text:p>
          </table:table-cell>
          <table:table-cell table:style-name="ce15" office:value-type="string">
            <text:p>33 rue Amédée de Sigalas</text:p>
          </table:table-cell>
          <table:table-cell office:value-type="string">
            <text:p>05 53 20 85 52</text:p>
          </table:table-cell>
          <table:table-cell/>
          <table:table-cell table:style-name="ce13"/>
          <table:table-cell table:style-name="ce35" office:value-type="string">
            <text:p>TALENCE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LALUQUE</text:p>
          </table:table-cell>
          <table:table-cell table:style-name="ce5" office:value-type="string">
            <text:p>Agnès</text:p>
          </table:table-cell>
          <table:table-cell office:value-type="string">
            <text:p>1997/1998</text:p>
          </table:table-cell>
          <table:table-cell table:style-name="ce10" office:value-type="string">
            <text:p>40160 Parentis</text:p>
          </table:table-cell>
          <table:table-cell table:style-name="ce15" office:value-type="string">
            <text:p>1 rue de bergeron</text:p>
          </table:table-cell>
          <table:table-cell office:value-type="string">
            <text:p>05 58 78 40 14</text:p>
          </table:table-cell>
          <table:table-cell office:value-type="string">
            <text:p>USA</text:p>
          </table:table-cell>
          <table:table-cell table:style-name="ce27" office:value-type="string">
            <text:p>alaluque@hotmail.com</text:p>
          </table:table-cell>
          <table:table-cell table:style-name="ce35" office:value-type="string">
            <text:p>PARENTIS PAYS DE BORN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LAMANT</text:p>
          </table:table-cell>
          <table:table-cell table:style-name="ce5" office:value-type="string">
            <text:p>Clothilde</text:p>
          </table:table-cell>
          <table:table-cell office:value-type="string">
            <text:p>1987/1988</text:p>
          </table:table-cell>
          <table:table-cell table:style-name="ce10" office:value-type="string">
            <text:p>73260 La Léchère</text:p>
          </table:table-cell>
          <table:table-cell table:style-name="ce15" office:value-type="string">
            <text:p>Château Feuillet</text:p>
          </table:table-cell>
          <table:table-cell office:value-type="string">
            <text:p>04 79 22 63 99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AMARLERE</text:p>
          </table:table-cell>
          <table:table-cell table:style-name="ce5" office:value-type="string">
            <text:p>Sarah</text:p>
          </table:table-cell>
          <table:table-cell office:value-type="string">
            <text:p>2000/2001</text:p>
          </table:table-cell>
          <table:table-cell table:style-name="ce10" office:value-type="string">
            <text:p>33210 Toulenne</text:p>
          </table:table-cell>
          <table:table-cell table:style-name="ce15" office:value-type="string">
            <text:p>5 allée de l'Ecureuil</text:p>
          </table:table-cell>
          <table:table-cell office:value-type="string">
            <text:p>05 56 62 39 77</text:p>
          </table:table-cell>
          <table:table-cell office:value-type="string">
            <text:p>Mexique</text:p>
          </table:table-cell>
          <table:table-cell table:style-name="ce13"/>
          <table:table-cell office:value-type="string">
            <text:p>LANGON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LAMARQUE</text:p>
          </table:table-cell>
          <table:table-cell table:style-name="ce5" office:value-type="string">
            <text:p>Didier</text:p>
          </table:table-cell>
          <table:table-cell office:value-type="string">
            <text:p>1984/1985</text:p>
          </table:table-cell>
          <table:table-cell table:style-name="ce10" office:value-type="string">
            <text:p>47160 Damazan</text:p>
          </table:table-cell>
          <table:table-cell table:style-name="ce15" office:value-type="string">
            <text:p>route des Landes</text:p>
          </table:table-cell>
          <table:table-cell office:value-type="string">
            <text:p>05 53 79 40 33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AMARQUE</text:p>
          </table:table-cell>
          <table:table-cell table:style-name="ce5" office:value-type="string">
            <text:p>Fabienne</text:p>
          </table:table-cell>
          <table:table-cell office:value-type="string">
            <text:p>1979/1980</text:p>
          </table:table-cell>
          <table:table-cell table:style-name="ce10" office:value-type="string">
            <text:p>47160 Damazan</text:p>
          </table:table-cell>
          <table:table-cell table:style-name="ce15" office:value-type="string">
            <text:p>route des Landes</text:p>
          </table:table-cell>
          <table:table-cell office:value-type="string">
            <text:p>05 53 79 40 33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AMAZIERE</text:p>
          </table:table-cell>
          <table:table-cell table:style-name="ce5" office:value-type="string">
            <text:p>LOUIS</text:p>
          </table:table-cell>
          <table:table-cell office:value-type="string">
            <text:p>2008/2009</text:p>
          </table:table-cell>
          <table:table-cell table:style-name="ce10" office:value-type="string">
            <text:p>16230 LUXE</text:p>
          </table:table-cell>
          <table:table-cell table:style-name="ce15" office:value-type="string">
            <text:p>impasse des roses</text:p>
          </table:table-cell>
          <table:table-cell office:value-type="string">
            <text:p>05 45 39 02 54</text:p>
          </table:table-cell>
          <table:table-cell office:value-type="string">
            <text:p>USA</text:p>
          </table:table-cell>
          <table:table-cell table:style-name="ce13" office:value-type="string">
            <text:p>toploulou360@wanadoo.fr</text:p>
          </table:table-cell>
          <table:table-cell office:value-type="string">
            <text:p>MANSLE BONNIEURE</text:p>
          </table:table-cell>
          <table:table-cell table:style-name="ce6" office:value-type="string">
            <text:p>Leamington</text:p>
          </table:table-cell>
          <table:table-cell table:style-name="ce65" office:value-type="float" office:value="6400">
            <text:p>6400</text:p>
          </table:table-cell>
          <table:table-cell table:style-name="ce65"/>
          <table:table-cell table:number-columns-repeated="244"/>
        </table:table-row>
        <table:table-row table:style-name="ro3" table:visibility="filter">
          <table:table-cell table:style-name="ce2" office:value-type="string">
            <text:p>LAMBERT</text:p>
          </table:table-cell>
          <table:table-cell table:style-name="ce5" office:value-type="string">
            <text:p>Delphine</text:p>
          </table:table-cell>
          <table:table-cell office:value-type="string">
            <text:p>1992/1993</text:p>
          </table:table-cell>
          <table:table-cell table:style-name="ce10" office:value-type="string">
            <text:p>16370 Cherves Richemont</text:p>
          </table:table-cell>
          <table:table-cell table:style-name="ce15" office:value-type="string">
            <text:p>10 place du Champ de Foire</text:p>
          </table:table-cell>
          <table:table-cell office:value-type="string">
            <text:p>05 45 83 24 3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AMBERT</text:p>
          </table:table-cell>
          <table:table-cell table:style-name="ce5" office:value-type="string">
            <text:p>Luc</text:p>
          </table:table-cell>
          <table:table-cell office:value-type="string">
            <text:p>1991/1992</text:p>
          </table:table-cell>
          <table:table-cell table:style-name="ce10" office:value-type="string">
            <text:p>64200 Biarritz</text:p>
          </table:table-cell>
          <table:table-cell table:style-name="ce15" office:value-type="string">
            <text:p>7 rue Antoine Lalanne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AMBERT</text:p>
          </table:table-cell>
          <table:table-cell table:style-name="ce5" office:value-type="string">
            <text:p>Noémie</text:p>
          </table:table-cell>
          <table:table-cell office:value-type="string">
            <text:p>2000/2001</text:p>
          </table:table-cell>
          <table:table-cell table:style-name="ce10" office:value-type="string">
            <text:p>16700 Ruffec</text:p>
          </table:table-cell>
          <table:table-cell table:style-name="ce15" office:value-type="string">
            <text:p>29 place du Marché</text:p>
          </table:table-cell>
          <table:table-cell office:value-type="string">
            <text:p>05 45 31 28 34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AMOR</text:p>
          </table:table-cell>
          <table:table-cell table:style-name="ce5" office:value-type="string">
            <text:p>Marianne</text:p>
          </table:table-cell>
          <table:table-cell office:value-type="string">
            <text:p>1974/1975</text:p>
          </table:table-cell>
          <table:table-cell table:style-name="ce10" office:value-type="string">
            <text:p>31700 Moutonville</text:p>
          </table:table-cell>
          <table:table-cell table:style-name="ce15" office:value-type="string">
            <text:p>Chemin de Cantagril</text:p>
          </table:table-cell>
          <table:table-cell office:value-type="string">
            <text:p>05 61 85 29 54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AMOTHE</text:p>
          </table:table-cell>
          <table:table-cell table:style-name="ce5" office:value-type="string">
            <text:p>Nathalie</text:p>
          </table:table-cell>
          <table:table-cell office:value-type="string">
            <text:p>1990/1991</text:p>
          </table:table-cell>
          <table:table-cell table:style-name="ce10" office:value-type="string">
            <text:p>33330 Saint Emilion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ANDABOURE</text:p>
          </table:table-cell>
          <table:table-cell table:style-name="ce5" office:value-type="string">
            <text:p>Sylvie</text:p>
          </table:table-cell>
          <table:table-cell office:value-type="string">
            <text:p>1980/1981</text:p>
          </table:table-cell>
          <table:table-cell table:style-name="ce10" office:value-type="string">
            <text:p>64100 Bayonne</text:p>
          </table:table-cell>
          <table:table-cell table:style-name="ce15" office:value-type="string">
            <text:p>11 avenue de Marhum</text:p>
          </table:table-cell>
          <table:table-cell office:value-type="string">
            <text:p>06 12 48 51 7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ANDRY</text:p>
          </table:table-cell>
          <table:table-cell table:style-name="ce5" office:value-type="string">
            <text:p>AUDREY</text:p>
          </table:table-cell>
          <table:table-cell office:value-type="string">
            <text:p>2008/2009</text:p>
          </table:table-cell>
          <table:table-cell table:style-name="ce10" office:value-type="string">
            <text:p>16590 BRIE</text:p>
          </table:table-cell>
          <table:table-cell table:style-name="ce15" office:value-type="string">
            <text:p>la jauvigere</text:p>
          </table:table-cell>
          <table:table-cell office:value-type="string">
            <text:p>05 45 69 80 90</text:p>
          </table:table-cell>
          <table:table-cell office:value-type="string">
            <text:p>Australie</text:p>
          </table:table-cell>
          <table:table-cell table:style-name="ce13" office:value-type="string">
            <text:p>bu-lette@hotmail.fr</text:p>
          </table:table-cell>
          <table:table-cell office:value-type="string">
            <text:p>ANGOULEME LES E.C</text:p>
          </table:table-cell>
          <table:table-cell table:style-name="ce48" office:value-type="string">
            <text:p>Illawarra Sunrise</text:p>
          </table:table-cell>
          <table:table-cell table:style-name="ce61" office:value-type="float" office:value="9750">
            <text:p>9750</text:p>
          </table:table-cell>
          <table:table-cell table:style-name="ce61"/>
          <table:table-cell table:number-columns-repeated="244"/>
        </table:table-row>
        <table:table-row table:style-name="ro3" table:visibility="filter">
          <table:table-cell table:style-name="ce2" office:value-type="string">
            <text:p>LANDRY</text:p>
          </table:table-cell>
          <table:table-cell table:style-name="ce5" office:value-type="string">
            <text:p>Patrick</text:p>
          </table:table-cell>
          <table:table-cell office:value-type="string">
            <text:p>1981/1982</text:p>
          </table:table-cell>
          <table:table-cell table:style-name="ce10" office:value-type="string">
            <text:p>47350 Montignac Toupinerie</text:p>
          </table:table-cell>
          <table:table-cell table:style-name="ce15" office:value-type="string">
            <text:p>Ruisseau Neuf</text:p>
          </table:table-cell>
          <table:table-cell office:value-type="string">
            <text:p>05 53 20 77 52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ANDUREAU</text:p>
          </table:table-cell>
          <table:table-cell table:style-name="ce5" office:value-type="string">
            <text:p>Florence</text:p>
          </table:table-cell>
          <table:table-cell office:value-type="string">
            <text:p>1974/1975</text:p>
          </table:table-cell>
          <table:table-cell table:style-name="ce10" office:value-type="string">
            <text:p>33390 Blaye</text:p>
          </table:table-cell>
          <table:table-cell table:style-name="ce15"/>
          <table:table-cell table:number-columns-repeated="2"/>
          <table:table-cell table:style-name="ce13"/>
          <table:table-cell office:value-type="string">
            <text:p>MEDOC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LANNES</text:p>
          </table:table-cell>
          <table:table-cell table:style-name="ce5" office:value-type="string">
            <text:p>Aude</text:p>
          </table:table-cell>
          <table:table-cell office:value-type="string">
            <text:p>1995/1996</text:p>
          </table:table-cell>
          <table:table-cell table:style-name="ce10" office:value-type="string">
            <text:p>33610 Cestas</text:p>
          </table:table-cell>
          <table:table-cell table:style-name="ce15" office:value-type="string">
            <text:p>9 avenue St Hubert St Roch</text:p>
          </table:table-cell>
          <table:table-cell office:value-type="string">
            <text:p>05 56 78 15 19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LANNOY</text:p>
          </table:table-cell>
          <table:table-cell table:style-name="ce5" office:value-type="string">
            <text:p>Franck</text:p>
          </table:table-cell>
          <table:table-cell office:value-type="string">
            <text:p>1991/1992</text:p>
          </table:table-cell>
          <table:table-cell table:style-name="ce10" office:value-type="string">
            <text:p>SE1 2EB Londres (UK)</text:p>
          </table:table-cell>
          <table:table-cell table:style-name="ce15" office:value-type="string">
            <text:p>Providence Square 83 George Row</text:p>
          </table:table-cell>
          <table:table-cell office:value-type="string">
            <text:p>44 20 755 2528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APIERRE</text:p>
          </table:table-cell>
          <table:table-cell table:style-name="ce5" office:value-type="string">
            <text:p>Christine</text:p>
          </table:table-cell>
          <table:table-cell office:value-type="string">
            <text:p>1986/1987</text:p>
          </table:table-cell>
          <table:table-cell table:style-name="ce10" office:value-type="string">
            <text:p>47230 Lavardac</text:p>
          </table:table-cell>
          <table:table-cell table:style-name="ce15" office:value-type="string">
            <text:p>Estussan</text:p>
          </table:table-cell>
          <table:table-cell office:value-type="string">
            <text:p>05 53 65 95 78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APORTE</text:p>
          </table:table-cell>
          <table:table-cell table:style-name="ce5" office:value-type="string">
            <text:p>Alex</text:p>
          </table:table-cell>
          <table:table-cell office:value-type="string">
            <text:p>1995/1996</text:p>
          </table:table-cell>
          <table:table-cell table:style-name="ce10" office:value-type="string">
            <text:p>46700 Touzac</text:p>
          </table:table-cell>
          <table:table-cell table:style-name="ce15" office:value-type="string">
            <text:p>La Barbière</text:p>
          </table:table-cell>
          <table:table-cell office:value-type="string">
            <text:p>06 82 07 94 64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APORTE</text:p>
          </table:table-cell>
          <table:table-cell table:style-name="ce5" office:value-type="string">
            <text:p>Corinne</text:p>
          </table:table-cell>
          <table:table-cell office:value-type="string">
            <text:p>1993/1994</text:p>
          </table:table-cell>
          <table:table-cell table:style-name="ce10" office:value-type="string">
            <text:p>47000 Agen</text:p>
          </table:table-cell>
          <table:table-cell table:style-name="ce15" office:value-type="string">
            <text:p>17 rue d'Anton</text:p>
          </table:table-cell>
          <table:table-cell office:value-type="string">
            <text:p>05 53 66 82 70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ARDIERE</text:p>
          </table:table-cell>
          <table:table-cell table:style-name="ce5" office:value-type="string">
            <text:p>Olivier</text:p>
          </table:table-cell>
          <table:table-cell office:value-type="string">
            <text:p>1990/1991</text:p>
          </table:table-cell>
          <table:table-cell table:style-name="ce10" office:value-type="string">
            <text:p>32460 Le Houga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AROCHE</text:p>
          </table:table-cell>
          <table:table-cell table:style-name="ce5" office:value-type="string">
            <text:p>Anne-Catherine</text:p>
          </table:table-cell>
          <table:table-cell office:value-type="string">
            <text:p>1998/1999</text:p>
          </table:table-cell>
          <table:table-cell table:style-name="ce10" office:value-type="string">
            <text:p>33390 Blaye</text:p>
          </table:table-cell>
          <table:table-cell table:style-name="ce15" office:value-type="string">
            <text:p>24 rue de l'hopital</text:p>
          </table:table-cell>
          <table:table-cell office:value-type="string">
            <text:p>05 57 42 04 25</text:p>
          </table:table-cell>
          <table:table-cell office:value-type="string">
            <text:p>Japon</text:p>
          </table:table-cell>
          <table:table-cell table:style-name="ce13"/>
          <table:table-cell office:value-type="string">
            <text:p>BLAYE</text:p>
          </table:table-cell>
          <table:table-cell office:value-type="string">
            <text:p>Tokyo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LARREGAIN</text:p>
          </table:table-cell>
          <table:table-cell table:style-name="ce5" office:value-type="string">
            <text:p>Sophie</text:p>
          </table:table-cell>
          <table:table-cell office:value-type="string">
            <text:p>2006/2007</text:p>
          </table:table-cell>
          <table:table-cell table:style-name="ce10" office:value-type="string">
            <text:p>33980 Audenge</text:p>
          </table:table-cell>
          <table:table-cell table:style-name="ce15" office:value-type="string">
            <text:p>6 rue des tilleuls</text:p>
          </table:table-cell>
          <table:table-cell office:value-type="string">
            <text:p>05 56 26 9243</text:p>
          </table:table-cell>
          <table:table-cell office:value-type="string">
            <text:p>Mexique</text:p>
          </table:table-cell>
          <table:table-cell table:style-name="ce13" office:value-type="string">
            <text:p>moutonne33@hotmail.fr</text:p>
          </table:table-cell>
          <table:table-cell table:style-name="ce34" office:value-type="string">
            <text:p>NORD BASSIN ARCACHON</text:p>
          </table:table-cell>
          <table:table-cell table:style-name="ce37" office:value-type="string">
            <text:p>PUEBLA</text:p>
          </table:table-cell>
          <table:table-cell office:value-type="float" office:value="4180">
            <text:p>4180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LARRIPA</text:p>
          </table:table-cell>
          <table:table-cell table:style-name="ce5" office:value-type="string">
            <text:p>Adrien</text:p>
          </table:table-cell>
          <table:table-cell office:value-type="string">
            <text:p>2001/2002</text:p>
          </table:table-cell>
          <table:table-cell table:style-name="ce10" office:value-type="string">
            <text:p>64600 Anglet</text:p>
          </table:table-cell>
          <table:table-cell table:style-name="ce15" office:value-type="string">
            <text:p>Villa Trikaldi 1 et 2 impasse du Yème</text:p>
          </table:table-cell>
          <table:table-cell office:value-type="string">
            <text:p>05 59 52 27 58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ARRIPA</text:p>
          </table:table-cell>
          <table:table-cell table:style-name="ce5" office:value-type="string">
            <text:p>Cécile</text:p>
          </table:table-cell>
          <table:table-cell office:value-type="string">
            <text:p>2000/2001</text:p>
          </table:table-cell>
          <table:table-cell table:style-name="ce10" office:value-type="string">
            <text:p>64600 Anglet</text:p>
          </table:table-cell>
          <table:table-cell table:style-name="ce15" office:value-type="string">
            <text:p>Villa Trikaldi 1 et 2 impasse du Yème</text:p>
          </table:table-cell>
          <table:table-cell office:value-type="string">
            <text:p>05 59 52 27 58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ARRIPA</text:p>
          </table:table-cell>
          <table:table-cell table:style-name="ce5" office:value-type="string">
            <text:p>MAXIME</text:p>
          </table:table-cell>
          <table:table-cell office:value-type="string">
            <text:p>2007/2008</text:p>
          </table:table-cell>
          <table:table-cell table:style-name="ce10" office:value-type="string">
            <text:p>64600 Anglet</text:p>
          </table:table-cell>
          <table:table-cell table:style-name="ce15" office:value-type="string">
            <text:p>10 rue du yeme</text:p>
          </table:table-cell>
          <table:table-cell office:value-type="string">
            <text:p>05 59 52 27 58</text:p>
          </table:table-cell>
          <table:table-cell office:value-type="string">
            <text:p>Nvelle Zélande</text:p>
          </table:table-cell>
          <table:table-cell table:style-name="ce13" office:value-type="string">
            <text:p>larry.64@hotmail.fr</text:p>
          </table:table-cell>
          <table:table-cell table:style-name="ce34" office:value-type="string">
            <text:p>BAYONNE BIARRITZ ADO</text:p>
          </table:table-cell>
          <table:table-cell table:style-name="ce40" office:value-type="string">
            <text:p>Hutt City</text:p>
          </table:table-cell>
          <table:table-cell office:value-type="float" office:value="9940">
            <text:p>9940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LARROUY</text:p>
          </table:table-cell>
          <table:table-cell table:style-name="ce5" office:value-type="string">
            <text:p>Béatrice</text:p>
          </table:table-cell>
          <table:table-cell office:value-type="string">
            <text:p>1997/1998</text:p>
          </table:table-cell>
          <table:table-cell table:style-name="ce10" office:value-type="string">
            <text:p>64400 Bidos</text:p>
          </table:table-cell>
          <table:table-cell table:style-name="ce15" office:value-type="string">
            <text:p>3 avenue d'Espagne</text:p>
          </table:table-cell>
          <table:table-cell office:value-type="string">
            <text:p>06 82 91 80 79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ASCARAY</text:p>
          </table:table-cell>
          <table:table-cell table:style-name="ce5" office:value-type="string">
            <text:p>Virginie</text:p>
          </table:table-cell>
          <table:table-cell office:value-type="string">
            <text:p>1978/1979</text:p>
          </table:table-cell>
          <table:table-cell table:style-name="ce10" office:value-type="string">
            <text:p>40100 Dax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ASSALLE</text:p>
          </table:table-cell>
          <table:table-cell table:style-name="ce5" office:value-type="string">
            <text:p>Aurélia</text:p>
          </table:table-cell>
          <table:table-cell office:value-type="string">
            <text:p>1997/1998</text:p>
          </table:table-cell>
          <table:table-cell table:style-name="ce10" office:value-type="string">
            <text:p>64700 Hendaye</text:p>
          </table:table-cell>
          <table:table-cell table:style-name="ce15" office:value-type="string">
            <text:p>1 rue des Rosiers</text:p>
          </table:table-cell>
          <table:table-cell office:value-type="string">
            <text:p>05 59 20 03 89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LASSALLE ep WULLEPUTTE</text:p>
          </table:table-cell>
          <table:table-cell table:style-name="ce5" office:value-type="string">
            <text:p>Martine</text:p>
          </table:table-cell>
          <table:table-cell office:value-type="string">
            <text:p>1980/1981</text:p>
          </table:table-cell>
          <table:table-cell table:style-name="ce10" office:value-type="string">
            <text:p>94500 Champigny sur Marne</text:p>
          </table:table-cell>
          <table:table-cell table:style-name="ce15" office:value-type="string">
            <text:p>104 rue Diderot</text:p>
          </table:table-cell>
          <table:table-cell office:value-type="string">
            <text:p>01 49 83 69 33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ASSALLE épouse ERNOT</text:p>
          </table:table-cell>
          <table:table-cell table:style-name="ce5" office:value-type="string">
            <text:p>Béatrice</text:p>
          </table:table-cell>
          <table:table-cell office:value-type="string">
            <text:p>1979/1980</text:p>
          </table:table-cell>
          <table:table-cell table:style-name="ce10" office:value-type="string">
            <text:p>49000 Angers</text:p>
          </table:table-cell>
          <table:table-cell table:style-name="ce15" office:value-type="string">
            <text:p>4 rue Commère</text:p>
          </table:table-cell>
          <table:table-cell office:value-type="string">
            <text:p>02 41 68 16 26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LASSARTESSE ép PROUZET</text:p>
          </table:table-cell>
          <table:table-cell table:style-name="ce5" office:value-type="string">
            <text:p>Laurence</text:p>
          </table:table-cell>
          <table:table-cell office:value-type="string">
            <text:p>1981/1982</text:p>
          </table:table-cell>
          <table:table-cell table:style-name="ce10" office:value-type="string">
            <text:p>47270 St-Jean de Thurac</text:p>
          </table:table-cell>
          <table:table-cell table:style-name="ce15" office:value-type="string">
            <text:p>Lacoste</text:p>
          </table:table-cell>
          <table:table-cell office:value-type="string">
            <text:p>05 53 87 33 0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ATANÉ-DUFFAU</text:p>
          </table:table-cell>
          <table:table-cell table:style-name="ce5" office:value-type="string">
            <text:p>Patricia</text:p>
          </table:table-cell>
          <table:table-cell office:value-type="string">
            <text:p>1986/1987</text:p>
          </table:table-cell>
          <table:table-cell table:style-name="ce10" office:value-type="string">
            <text:p>31300 Toulouse</text:p>
          </table:table-cell>
          <table:table-cell table:style-name="ce15" office:value-type="string">
            <text:p>28 rue Adolphe Coll</text:p>
          </table:table-cell>
          <table:table-cell office:value-type="string">
            <text:p>05 61 42 63 00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ATAPY</text:p>
          </table:table-cell>
          <table:table-cell table:style-name="ce5" office:value-type="string">
            <text:p>Emelyne</text:p>
          </table:table-cell>
          <table:table-cell office:value-type="string">
            <text:p>1992/1993</text:p>
          </table:table-cell>
          <table:table-cell table:style-name="ce10"/>
          <table:table-cell table:style-name="ce15" office:value-type="string">
            <text:p>NPAI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ATRILLE</text:p>
          </table:table-cell>
          <table:table-cell table:style-name="ce5" office:value-type="string">
            <text:p>Benoit</text:p>
          </table:table-cell>
          <table:table-cell office:value-type="string">
            <text:p>1979/1980</text:p>
          </table:table-cell>
          <table:table-cell table:style-name="ce10" office:value-type="string">
            <text:p>78280 Guyancourt</text:p>
          </table:table-cell>
          <table:table-cell table:style-name="ce15" office:value-type="string">
            <text:p>25 rue de la Mare de Troux</text:p>
          </table:table-cell>
          <table:table-cell office:value-type="string">
            <text:p>01 30 64 01 24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ATRILLE épouse CHIDIAC</text:p>
          </table:table-cell>
          <table:table-cell table:style-name="ce5" office:value-type="string">
            <text:p>Virginie</text:p>
          </table:table-cell>
          <table:table-cell office:value-type="string">
            <text:p>1978/1979</text:p>
          </table:table-cell>
          <table:table-cell table:style-name="ce10" office:value-type="string">
            <text:p>37000 Tours</text:p>
          </table:table-cell>
          <table:table-cell table:style-name="ce15" office:value-type="string">
            <text:p>15 rue Boylesve</text:p>
          </table:table-cell>
          <table:table-cell office:value-type="string">
            <text:p>02 47 64 64 10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LAURICISQUE</text:p>
          </table:table-cell>
          <table:table-cell table:style-name="ce5" office:value-type="string">
            <text:p>Bénédicte</text:p>
          </table:table-cell>
          <table:table-cell office:value-type="string">
            <text:p>1998/1999</text:p>
          </table:table-cell>
          <table:table-cell table:style-name="ce10" office:value-type="string">
            <text:p>47230 Buzet sur Baise</text:p>
          </table:table-cell>
          <table:table-cell table:style-name="ce15" office:value-type="string">
            <text:p>Le Rouge</text:p>
          </table:table-cell>
          <table:table-cell office:value-type="string">
            <text:p>05 53 84 70 30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AUZIN épouse ROY</text:p>
          </table:table-cell>
          <table:table-cell table:style-name="ce5" office:value-type="string">
            <text:p>Dominique</text:p>
          </table:table-cell>
          <table:table-cell office:value-type="string">
            <text:p>1980/1981</text:p>
          </table:table-cell>
          <table:table-cell table:style-name="ce10" office:value-type="string">
            <text:p>47000 Agen</text:p>
          </table:table-cell>
          <table:table-cell table:style-name="ce15" office:value-type="string">
            <text:p>13 rue Henri-Martin</text:p>
          </table:table-cell>
          <table:table-cell office:value-type="string">
            <text:p>05 53 66 98 29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AVERDURE</text:p>
          </table:table-cell>
          <table:table-cell table:style-name="ce5" office:value-type="string">
            <text:p>Gaelle</text:p>
          </table:table-cell>
          <table:table-cell office:value-type="string">
            <text:p>2004/2005</text:p>
          </table:table-cell>
          <table:table-cell table:style-name="ce10" office:value-type="string">
            <text:p>40500 Saint-Sever</text:p>
          </table:table-cell>
          <table:table-cell table:style-name="ce15" office:value-type="string">
            <text:p>29 lotissement Pipoulan</text:p>
          </table:table-cell>
          <table:table-cell office:value-type="string">
            <text:p>05 58 76 38 08</text:p>
          </table:table-cell>
          <table:table-cell office:value-type="string">
            <text:p>Mexique</text:p>
          </table:table-cell>
          <table:table-cell table:style-name="ce13" office:value-type="string">
            <text:p><text:span text:style-name="T2"><text:a xlink:href="mailto:gaelita40@hotmail.com">gaelita40@hotmail.com</text:a></text:span></text:p>
          </table:table-cell>
          <table:table-cell office:value-type="string">
            <text:p>MONT DE MARSAN</text:p>
          </table:table-cell>
          <table:table-cell table:number-columns-repeated="2"/>
          <table:table-cell office:value-type="string">
            <text:p>06 73 17 31 77</text:p>
          </table:table-cell>
          <table:table-cell table:number-columns-repeated="244"/>
        </table:table-row>
        <table:table-row table:style-name="ro3" table:visibility="filter">
          <table:table-cell table:style-name="ce2" office:value-type="string">
            <text:p>LAVIGNE</text:p>
          </table:table-cell>
          <table:table-cell table:style-name="ce5" office:value-type="string">
            <text:p>Inès</text:p>
          </table:table-cell>
          <table:table-cell office:value-type="string">
            <text:p>1997/1998</text:p>
          </table:table-cell>
          <table:table-cell table:style-name="ce10" office:value-type="string">
            <text:p>64600 Anglet</text:p>
          </table:table-cell>
          <table:table-cell table:style-name="ce15" office:value-type="string">
            <text:p>Res des 5 Cantons - Bat B - 2 rue Saubadine</text:p>
          </table:table-cell>
          <table:table-cell office:value-type="string">
            <text:p>05 59 74 15 23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AVIGNE</text:p>
          </table:table-cell>
          <table:table-cell table:style-name="ce5" office:value-type="string">
            <text:p>Jérome</text:p>
          </table:table-cell>
          <table:table-cell office:value-type="string">
            <text:p>1998/1999</text:p>
          </table:table-cell>
          <table:table-cell table:style-name="ce10" office:value-type="string">
            <text:p>40330 Arsague</text:p>
          </table:table-cell>
          <table:table-cell table:style-name="ce15" office:value-type="string">
            <text:p>Maison Bellocq</text:p>
          </table:table-cell>
          <table:table-cell office:value-type="string">
            <text:p>06 03 11 31 30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AVILLE</text:p>
          </table:table-cell>
          <table:table-cell table:style-name="ce5" office:value-type="string">
            <text:p>Claire</text:p>
          </table:table-cell>
          <table:table-cell office:value-type="string">
            <text:p>1999/2000</text:p>
          </table:table-cell>
          <table:table-cell table:style-name="ce10" office:value-type="string">
            <text:p>33230 Coutras</text:p>
          </table:table-cell>
          <table:table-cell table:style-name="ce15" office:value-type="string">
            <text:p>3 rue Jean Jaures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E BELENGER</text:p>
          </table:table-cell>
          <table:table-cell table:style-name="ce5" office:value-type="string">
            <text:p>Audrey</text:p>
          </table:table-cell>
          <table:table-cell office:value-type="string">
            <text:p>2000/2001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???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LE DESCHAULT de MONREDON</text:p>
          </table:table-cell>
          <table:table-cell table:style-name="ce5" office:value-type="string">
            <text:p>Stéphanie</text:p>
          </table:table-cell>
          <table:table-cell office:value-type="string">
            <text:p>1988/1989</text:p>
          </table:table-cell>
          <table:table-cell table:style-name="ce10" office:value-type="string">
            <text:p>64300 Orthez</text:p>
          </table:table-cell>
          <table:table-cell table:style-name="ce15" office:value-type="string">
            <text:p>10 rue du Goundet</text:p>
          </table:table-cell>
          <table:table-cell office:value-type="string">
            <text:p>05 59 69 06 28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E GALUDEC</text:p>
          </table:table-cell>
          <table:table-cell table:style-name="ce5" office:value-type="string">
            <text:p>Pauline</text:p>
          </table:table-cell>
          <table:table-cell office:value-type="string">
            <text:p>2001/2002</text:p>
          </table:table-cell>
          <table:table-cell table:style-name="ce10" office:value-type="string">
            <text:p>33480 Listrac Médoc</text:p>
          </table:table-cell>
          <table:table-cell table:style-name="ce15" office:value-type="string">
            <text:p>307 La Potence</text:p>
          </table:table-cell>
          <table:table-cell office:value-type="string">
            <text:p>05 56 58 08 39</text:p>
          </table:table-cell>
          <table:table-cell/>
          <table:table-cell table:style-name="ce13" office:value-type="string">
            <text:p><text:span text:style-name="T2"><text:a xlink:href="mailto:pauline.le-galudec@wanadoo.fr">pauline.le-galudec@wanadoo.fr</text:a></text:span></text:p>
          </table:table-cell>
          <table:table-cell table:number-columns-repeated="248"/>
        </table:table-row>
        <table:table-row table:style-name="ro3">
          <table:table-cell table:style-name="ce2" office:value-type="string">
            <text:p>LE POTTIER</text:p>
          </table:table-cell>
          <table:table-cell table:style-name="ce5" office:value-type="string">
            <text:p>Gaelle</text:p>
          </table:table-cell>
          <table:table-cell office:value-type="string">
            <text:p>1988/1989</text:p>
          </table:table-cell>
          <table:table-cell table:style-name="ce10" office:value-type="string">
            <text:p>Beirut Liban</text:p>
          </table:table-cell>
          <table:table-cell table:style-name="ce15" office:value-type="string">
            <text:p>American University of Beirut - C.B.R. Nicely 201</text:p>
          </table:table-cell>
          <table:table-cell/>
          <table:table-cell office:value-type="string">
            <text:p>USA</text:p>
          </table:table-cell>
          <table:table-cell table:style-name="ce13"/>
          <table:table-cell office:value-type="string">
            <text:p>BLAYE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LE ROUX</text:p>
          </table:table-cell>
          <table:table-cell table:style-name="ce5" office:value-type="string">
            <text:p>Amandine</text:p>
          </table:table-cell>
          <table:table-cell office:value-type="string">
            <text:p>2004/2005</text:p>
          </table:table-cell>
          <table:table-cell table:style-name="ce10" office:value-type="string">
            <text:p>33360 Latresne</text:p>
          </table:table-cell>
          <table:table-cell table:style-name="ce15" office:value-type="string">
            <text:p>13 domaine de Haute Terre</text:p>
          </table:table-cell>
          <table:table-cell office:value-type="string">
            <text:p>05 56 20 08 84</text:p>
          </table:table-cell>
          <table:table-cell office:value-type="string">
            <text:p>Japon</text:p>
          </table:table-cell>
          <table:table-cell table:style-name="ce13" office:value-type="string">
            <text:p><text:span text:style-name="T2"><text:a xlink:href="mailto:nihonjin713@yahoo.com">nihonjin713@yahoo.com</text:a></text:span></text:p>
          </table:table-cell>
          <table:table-cell office:value-type="string">
            <text:p>BDX ENTRE 2 MERS</text:p>
          </table:table-cell>
          <table:table-cell office:value-type="string">
            <text:p>KOBE NAKA</text:p>
          </table:table-cell>
          <table:table-cell office:value-type="float" office:value="2680">
            <text:p>2680</text:p>
          </table:table-cell>
          <table:table-cell office:value-type="string">
            <text:p>06 31 61 33 26</text:p>
          </table:table-cell>
          <table:table-cell table:number-columns-repeated="244"/>
        </table:table-row>
        <table:table-row table:style-name="ro3" table:visibility="filter">
          <table:table-cell table:style-name="ce2" office:value-type="string">
            <text:p>LEBERRE épouse BERTOLINO</text:p>
          </table:table-cell>
          <table:table-cell table:style-name="ce5" office:value-type="string">
            <text:p>Frédérique</text:p>
          </table:table-cell>
          <table:table-cell office:value-type="string">
            <text:p>1987/1988</text:p>
          </table:table-cell>
          <table:table-cell table:style-name="ce10" office:value-type="string">
            <text:p>40000 Mont de Marsan</text:p>
          </table:table-cell>
          <table:table-cell table:style-name="ce15" office:value-type="string">
            <text:p>6 rue François Layan</text:p>
          </table:table-cell>
          <table:table-cell office:value-type="string">
            <text:p>05 58 85 27 69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LECERF épouse SAUTEREAU</text:p>
          </table:table-cell>
          <table:table-cell table:style-name="ce5" office:value-type="string">
            <text:p>Pascale</text:p>
          </table:table-cell>
          <table:table-cell office:value-type="string">
            <text:p>1982/1983</text:p>
          </table:table-cell>
          <table:table-cell table:style-name="ce10" office:value-type="string">
            <text:p>64270 Bellocq</text:p>
          </table:table-cell>
          <table:table-cell table:style-name="ce15" office:value-type="string">
            <text:p>6 route de Puyoo</text:p>
          </table:table-cell>
          <table:table-cell office:value-type="string">
            <text:p>05 59 65 13 03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ECHEMIA</text:p>
          </table:table-cell>
          <table:table-cell table:style-name="ce5" office:value-type="string">
            <text:p>Béatrice</text:p>
          </table:table-cell>
          <table:table-cell office:value-type="string">
            <text:p>1977/1978</text:p>
          </table:table-cell>
          <table:table-cell table:style-name="ce10" office:value-type="string">
            <text:p>64200 Biarritz</text:p>
          </table:table-cell>
          <table:table-cell table:style-name="ce15" office:value-type="string">
            <text:p>12 avenue du Maréchal Foch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ECLERC</text:p>
          </table:table-cell>
          <table:table-cell table:style-name="ce5" office:value-type="string">
            <text:p>Thomas</text:p>
          </table:table-cell>
          <table:table-cell office:value-type="string">
            <text:p>1989/1990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18 rue S/Les Murs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EFORT</text:p>
          </table:table-cell>
          <table:table-cell table:style-name="ce5" office:value-type="string">
            <text:p>Françoise</text:p>
          </table:table-cell>
          <table:table-cell office:value-type="string">
            <text:p>1979/1980</text:p>
          </table:table-cell>
          <table:table-cell table:style-name="ce10" office:value-type="string">
            <text:p>47600 Nérac</text:p>
          </table:table-cell>
          <table:table-cell table:style-name="ce15" office:value-type="string">
            <text:p>Chemin des Clarisses</text:p>
          </table:table-cell>
          <table:table-cell office:value-type="string">
            <text:p>05 53 65 01 62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EGENDRE</text:p>
          </table:table-cell>
          <table:table-cell table:style-name="ce5" office:value-type="string">
            <text:p>Marjorie</text:p>
          </table:table-cell>
          <table:table-cell office:value-type="string">
            <text:p>1998/1999</text:p>
          </table:table-cell>
          <table:table-cell table:style-name="ce10" office:value-type="string">
            <text:p>33850 Léognan</text:p>
          </table:table-cell>
          <table:table-cell table:style-name="ce15" office:value-type="string">
            <text:p>17 chemin des Bucherons</text:p>
          </table:table-cell>
          <table:table-cell office:value-type="string">
            <text:p>05 56 64 01 65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LEGRAND</text:p>
          </table:table-cell>
          <table:table-cell table:style-name="ce5" office:value-type="string">
            <text:p>Pierre-Antoine</text:p>
          </table:table-cell>
          <table:table-cell office:value-type="string">
            <text:p>2000/2001</text:p>
          </table:table-cell>
          <table:table-cell table:style-name="ce10" office:value-type="string">
            <text:p>17200 St-Sulpice de Royan</text:p>
          </table:table-cell>
          <table:table-cell table:style-name="ce15" office:value-type="string">
            <text:p>Les Groies</text:p>
          </table:table-cell>
          <table:table-cell office:value-type="string">
            <text:p>05 46 39 22 58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EGRAND</text:p>
          </table:table-cell>
          <table:table-cell table:style-name="ce5" office:value-type="string">
            <text:p>Séverine</text:p>
          </table:table-cell>
          <table:table-cell office:value-type="string">
            <text:p>1990/1991</text:p>
          </table:table-cell>
          <table:table-cell table:style-name="ce10" office:value-type="string">
            <text:p>87000 Limoges</text:p>
          </table:table-cell>
          <table:table-cell table:style-name="ce15" office:value-type="string">
            <text:p>19 rue Duployé</text:p>
          </table:table-cell>
          <table:table-cell office:value-type="string">
            <text:p>05 55 37 46 45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EHEMBRE</text:p>
          </table:table-cell>
          <table:table-cell table:style-name="ce5" office:value-type="string">
            <text:p>Alexandre</text:p>
          </table:table-cell>
          <table:table-cell office:value-type="string">
            <text:p>1998/1999</text:p>
          </table:table-cell>
          <table:table-cell table:style-name="ce10" office:value-type="string">
            <text:p>17600 Medis</text:p>
          </table:table-cell>
          <table:table-cell table:style-name="ce15" office:value-type="string">
            <text:p>La Plaudrie</text:p>
          </table:table-cell>
          <table:table-cell office:value-type="string">
            <text:p>05 46 05 68 76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LEMETAYER épouse GUENON</text:p>
          </table:table-cell>
          <table:table-cell table:style-name="ce5" office:value-type="string">
            <text:p>Françoise</text:p>
          </table:table-cell>
          <table:table-cell office:value-type="string">
            <text:p>1984/1985</text:p>
          </table:table-cell>
          <table:table-cell table:style-name="ce10" office:value-type="string">
            <text:p>14780 Lion sur Mer</text:p>
          </table:table-cell>
          <table:table-cell table:style-name="ce15" office:value-type="string">
            <text:p>22 rue du Champ Fleury</text:p>
          </table:table-cell>
          <table:table-cell office:value-type="string">
            <text:p>02 31 36 09 94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ENY</text:p>
          </table:table-cell>
          <table:table-cell table:style-name="ce5" office:value-type="string">
            <text:p>EDWIN</text:p>
          </table:table-cell>
          <table:table-cell office:value-type="string">
            <text:p>2007/2008</text:p>
          </table:table-cell>
          <table:table-cell table:style-name="ce10" office:value-type="string">
            <text:p>33110 Le Bouscat</text:p>
          </table:table-cell>
          <table:table-cell table:style-name="ce15" office:value-type="string">
            <text:p>58 avenue lakanal</text:p>
          </table:table-cell>
          <table:table-cell office:value-type="string">
            <text:p>05 56 17 04 07</text:p>
          </table:table-cell>
          <table:table-cell office:value-type="string">
            <text:p>Mexique</text:p>
          </table:table-cell>
          <table:table-cell table:style-name="ce13" office:value-type="string">
            <text:p>grosbof_bdx@hotmail.com</text:p>
          </table:table-cell>
          <table:table-cell table:style-name="ce35" office:value-type="string">
            <text:p>BORDEAUX OUEST</text:p>
          </table:table-cell>
          <table:table-cell table:style-name="ce40" office:value-type="string">
            <text:p>Aguascalientes Industrial</text:p>
          </table:table-cell>
          <table:table-cell office:value-type="float" office:value="4110">
            <text:p>4110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LEPARMENTIER</text:p>
          </table:table-cell>
          <table:table-cell table:style-name="ce5" office:value-type="string">
            <text:p>Anne-Sophie</text:p>
          </table:table-cell>
          <table:table-cell office:value-type="string">
            <text:p>1986/1987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6 08 40 11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EPARMENTIER</text:p>
          </table:table-cell>
          <table:table-cell table:style-name="ce5" office:value-type="string">
            <text:p>Catherine</text:p>
          </table:table-cell>
          <table:table-cell office:value-type="string">
            <text:p>1980/1981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6 64 36 87 76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LERAY</text:p>
          </table:table-cell>
          <table:table-cell table:style-name="ce5" office:value-type="string">
            <text:p>ANNE-CHARLOTTE</text:p>
          </table:table-cell>
          <table:table-cell office:value-type="string">
            <text:p>2008/2009</text:p>
          </table:table-cell>
          <table:table-cell table:style-name="ce10" office:value-type="string">
            <text:p>33910 SAINT DENIS DE PILE</text:p>
          </table:table-cell>
          <table:table-cell table:style-name="ce15" office:value-type="string">
            <text:p>18 bossuet</text:p>
          </table:table-cell>
          <table:table-cell office:value-type="string">
            <text:p>05 57 84 79 79</text:p>
          </table:table-cell>
          <table:table-cell office:value-type="string">
            <text:p>Japon</text:p>
          </table:table-cell>
          <table:table-cell table:style-name="ce13" office:value-type="string">
            <text:p>annecharlotte.france@hotmail.fr</text:p>
          </table:table-cell>
          <table:table-cell table:style-name="ce35" office:value-type="string">
            <text:p>LIBOURNE ST EMILION</text:p>
          </table:table-cell>
          <table:table-cell table:style-name="ce6" office:value-type="string">
            <text:p>Nagoya Naka</text:p>
          </table:table-cell>
          <table:table-cell table:style-name="ce61" office:value-type="float" office:value="2760">
            <text:p>2760</text:p>
          </table:table-cell>
          <table:table-cell table:style-name="ce61"/>
          <table:table-cell table:number-columns-repeated="244"/>
        </table:table-row>
        <table:table-row table:style-name="ro3" table:visibility="filter">
          <table:table-cell table:style-name="ce2" office:value-type="string">
            <text:p>LEROUX</text:p>
          </table:table-cell>
          <table:table-cell table:style-name="ce5" office:value-type="string">
            <text:p>Ophélie</text:p>
          </table:table-cell>
          <table:table-cell office:value-type="string">
            <text:p>2002/2003</text:p>
          </table:table-cell>
          <table:table-cell table:style-name="ce10" office:value-type="string">
            <text:p>16100 Boutiers St-Trojan</text:p>
          </table:table-cell>
          <table:table-cell table:style-name="ce15" office:value-type="string">
            <text:p>4 Petit Chemin</text:p>
          </table:table-cell>
          <table:table-cell office:value-type="string">
            <text:p>05 45 32 56 02</text:p>
          </table:table-cell>
          <table:table-cell/>
          <table:table-cell table:style-name="ce13"/>
          <table:table-cell table:number-columns-repeated="4"/>
          <table:table-cell table:style-name="ce37" office:value-type="string">
            <text:p>ne répond pas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LESBATS</text:p>
          </table:table-cell>
          <table:table-cell table:style-name="ce5" office:value-type="string">
            <text:p>SALLY</text:p>
          </table:table-cell>
          <table:table-cell office:value-type="string">
            <text:p>2008/2009</text:p>
          </table:table-cell>
          <table:table-cell table:style-name="ce10" office:value-type="string">
            <text:p>40150 ANGRESSE</text:p>
          </table:table-cell>
          <table:table-cell table:style-name="ce15" office:value-type="string">
            <text:p>1015 route de tyrosse</text:p>
          </table:table-cell>
          <table:table-cell office:value-type="string">
            <text:p>05 58 43 65 83</text:p>
          </table:table-cell>
          <table:table-cell office:value-type="string">
            <text:p>USA</text:p>
          </table:table-cell>
          <table:table-cell table:style-name="ce13" office:value-type="string">
            <text:p>sally_landesenforce@hotmail.com</text:p>
          </table:table-cell>
          <table:table-cell office:value-type="string">
            <text:p>HOSSEGOR COTE SUD</text:p>
          </table:table-cell>
          <table:table-cell table:style-name="ce6" office:value-type="string">
            <text:p>Ojai West</text:p>
          </table:table-cell>
          <table:table-cell table:style-name="ce61" table:number-columns-repeated="2"/>
          <table:table-cell table:number-columns-repeated="244"/>
        </table:table-row>
        <table:table-row table:style-name="ro3" table:visibility="filter">
          <table:table-cell table:style-name="ce2" office:value-type="string">
            <text:p>LESCA épouse MALENFANT</text:p>
          </table:table-cell>
          <table:table-cell table:style-name="ce5" office:value-type="string">
            <text:p>Sylvie</text:p>
          </table:table-cell>
          <table:table-cell office:value-type="string">
            <text:p>1991/1992</text:p>
          </table:table-cell>
          <table:table-cell table:style-name="ce10" office:value-type="string">
            <text:p>75012 Paris</text:p>
          </table:table-cell>
          <table:table-cell table:style-name="ce15" office:value-type="string">
            <text:p>223 rue de Bercy</text:p>
          </table:table-cell>
          <table:table-cell office:value-type="string">
            <text:p>01 43 44 33 7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ESCORCE</text:p>
          </table:table-cell>
          <table:table-cell table:style-name="ce5" office:value-type="string">
            <text:p>Hélène</text:p>
          </table:table-cell>
          <table:table-cell office:value-type="string">
            <text:p>1983/1984</text:p>
          </table:table-cell>
          <table:table-cell table:style-name="ce10" office:value-type="string">
            <text:p>33600 Pessac</text:p>
          </table:table-cell>
          <table:table-cell table:style-name="ce15" office:value-type="string">
            <text:p>2 allée des pensées</text:p>
          </table:table-cell>
          <table:table-cell office:value-type="string">
            <text:p>05 56 15 07 67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ESCURE</text:p>
          </table:table-cell>
          <table:table-cell table:style-name="ce5" office:value-type="string">
            <text:p>Julie</text:p>
          </table:table-cell>
          <table:table-cell office:value-type="string">
            <text:p>1996/1997</text:p>
          </table:table-cell>
          <table:table-cell table:style-name="ce10" office:value-type="string">
            <text:p>69003 Lyon</text:p>
          </table:table-cell>
          <table:table-cell table:style-name="ce15" office:value-type="string">
            <text:p>100 C Cours Lafayette</text:p>
          </table:table-cell>
          <table:table-cell office:value-type="string">
            <text:p>04 78 62 64 59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ESIEUR</text:p>
          </table:table-cell>
          <table:table-cell table:style-name="ce5" office:value-type="string">
            <text:p>Julie</text:p>
          </table:table-cell>
          <table:table-cell office:value-type="string">
            <text:p>1999/2000</text:p>
          </table:table-cell>
          <table:table-cell table:style-name="ce10" office:value-type="string">
            <text:p>64000 Pau</text:p>
          </table:table-cell>
          <table:table-cell table:style-name="ce15" office:value-type="string">
            <text:p>47 rue de l'abbé Brémond</text:p>
          </table:table-cell>
          <table:table-cell office:value-type="string">
            <text:p>06 59 32 35 68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LESNIER</text:p>
          </table:table-cell>
          <table:table-cell table:style-name="ce5" office:value-type="string">
            <text:p>Florence</text:p>
          </table:table-cell>
          <table:table-cell office:value-type="string">
            <text:p>1994/1995</text:p>
          </table:table-cell>
          <table:table-cell table:style-name="ce10" office:value-type="string">
            <text:p>33440 St-Vincent de Paul</text:p>
          </table:table-cell>
          <table:table-cell table:style-name="ce15" office:value-type="string">
            <text:p>Le Grand Campsec</text:p>
          </table:table-cell>
          <table:table-cell office:value-type="string">
            <text:p>05 56 38 92 6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ESPES</text:p>
          </table:table-cell>
          <table:table-cell table:style-name="ce5" office:value-type="string">
            <text:p>Valérie</text:p>
          </table:table-cell>
          <table:table-cell office:value-type="string">
            <text:p>1990/1991</text:p>
          </table:table-cell>
          <table:table-cell table:style-name="ce10" office:value-type="string">
            <text:p>73590 Crest-Voland</text:p>
          </table:table-cell>
          <table:table-cell table:style-name="ce15" office:value-type="string">
            <text:p>Route du Paravis - Le Moulin</text:p>
          </table:table-cell>
          <table:table-cell office:value-type="string">
            <text:p>04 79 31 87 29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LESTRILLE ép BOUROUFFALA</text:p>
          </table:table-cell>
          <table:table-cell table:style-name="ce5" office:value-type="string">
            <text:p>Sophie</text:p>
          </table:table-cell>
          <table:table-cell office:value-type="string">
            <text:p>1985/1986</text:p>
          </table:table-cell>
          <table:table-cell table:style-name="ce10" office:value-type="string">
            <text:p>33770 Salles</text:p>
          </table:table-cell>
          <table:table-cell table:style-name="ce15" office:value-type="string">
            <text:p>1 chemin du Porge</text:p>
          </table:table-cell>
          <table:table-cell office:value-type="string">
            <text:p>05 56 88 37 67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ETOUZÉ</text:p>
          </table:table-cell>
          <table:table-cell table:style-name="ce5" office:value-type="string">
            <text:p>Jean-Baptiste</text:p>
          </table:table-cell>
          <table:table-cell office:value-type="string">
            <text:p>1999/2000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207 rue Judaique</text:p>
          </table:table-cell>
          <table:table-cell office:value-type="string">
            <text:p>05 56 96 19 93</text:p>
          </table:table-cell>
          <table:table-cell office:value-type="string">
            <text:p>Canada</text:p>
          </table:table-cell>
          <table:table-cell table:style-name="ce13" office:value-type="string">
            <text:p><text:span text:style-name="T2"><text:a xlink:href="mailto:jbletouze@hotmail.com">jbletouze@hotmail.com</text:a></text:span>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>
            <text:p>LETOUZÉ épouse CESARI</text:p>
          </table:table-cell>
          <table:table-cell table:style-name="ce5" office:value-type="string">
            <text:p>Anne</text:p>
          </table:table-cell>
          <table:table-cell office:value-type="string">
            <text:p>1993/1994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207 rue Judaique</text:p>
          </table:table-cell>
          <table:table-cell office:value-type="string">
            <text:p>05 56 96 19 93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LEVASSEUR-COSTIL</text:p>
          </table:table-cell>
          <table:table-cell table:style-name="ce5" office:value-type="string">
            <text:p>Maia</text:p>
          </table:table-cell>
          <table:table-cell office:value-type="string">
            <text:p>2000/2001</text:p>
          </table:table-cell>
          <table:table-cell table:style-name="ce10" office:value-type="string">
            <text:p>64470 Sauguis St-Etienne</text:p>
          </table:table-cell>
          <table:table-cell table:style-name="ce15" office:value-type="string">
            <text:p>Maison Salaberria</text:p>
          </table:table-cell>
          <table:table-cell office:value-type="string">
            <text:p>05 59 28 57 67</text:p>
          </table:table-cell>
          <table:table-cell office:value-type="string">
            <text:p>Japon</text:p>
          </table:table-cell>
          <table:table-cell table:style-name="ce13" office:value-type="string">
            <text:p><text:span text:style-name="T2"><text:a xlink:href="mailto:maialc@hotmail,fr">maialc@hotmail,fr</text:a></text:span></text:p>
          </table:table-cell>
          <table:table-cell office:value-type="string">
            <text:p>MAULEON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LEVEQUE</text:p>
          </table:table-cell>
          <table:table-cell table:style-name="ce5" office:value-type="string">
            <text:p>Samantha</text:p>
          </table:table-cell>
          <table:table-cell office:value-type="string">
            <text:p>1999/2000</text:p>
          </table:table-cell>
          <table:table-cell table:style-name="ce10" office:value-type="string">
            <text:p>16000 Angoulème</text:p>
          </table:table-cell>
          <table:table-cell table:style-name="ce15" office:value-type="string">
            <text:p>7 place Henri Dunant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EVEQUE</text:p>
          </table:table-cell>
          <table:table-cell table:style-name="ce5" office:value-type="string">
            <text:p>Thomas</text:p>
          </table:table-cell>
          <table:table-cell office:value-type="string">
            <text:p>1999/2000</text:p>
          </table:table-cell>
          <table:table-cell table:style-name="ce10" office:value-type="string">
            <text:p>46700 Cassagnes</text:p>
          </table:table-cell>
          <table:table-cell table:style-name="ce17" office:value-type="string">
            <text:p>Le Bardat : <text:span text:style-name="T1">adresse parents</text:span></text:p>
          </table:table-cell>
          <table:table-cell office:value-type="string">
            <text:p>05 65 36 67 29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EWANDOWSKI</text:p>
          </table:table-cell>
          <table:table-cell table:style-name="ce5" office:value-type="string">
            <text:p>Alexandre</text:p>
          </table:table-cell>
          <table:table-cell office:value-type="string">
            <text:p>2002/2003</text:p>
          </table:table-cell>
          <table:table-cell table:style-name="ce10" office:value-type="string">
            <text:p>64140 Lons</text:p>
          </table:table-cell>
          <table:table-cell table:style-name="ce15" office:value-type="string">
            <text:p>5 allée du Clos des Rosiers</text:p>
          </table:table-cell>
          <table:table-cell office:value-type="string">
            <text:p>05 59 32 85 61</text:p>
          </table:table-cell>
          <table:table-cell/>
          <table:table-cell table:style-name="ce13"/>
          <table:table-cell table:number-columns-repeated="4"/>
          <table:table-cell table:style-name="ce37" office:value-type="string">
            <text:p>ne répond pas</text:p>
          </table:table-cell>
          <table:table-cell table:number-columns-repeated="243"/>
        </table:table-row>
        <table:table-row table:style-name="ro2" table:visibility="filter">
          <table:table-cell table:style-name="ce2" office:value-type="string">
            <text:p>LEYGUE</text:p>
          </table:table-cell>
          <table:table-cell table:style-name="ce5" office:value-type="string">
            <text:p>Marie-Clothilde</text:p>
          </table:table-cell>
          <table:table-cell office:value-type="string">
            <text:p>1998/1999</text:p>
          </table:table-cell>
          <table:table-cell table:style-name="ce10" office:value-type="string">
            <text:p>47500 Cuzorn</text:p>
          </table:table-cell>
          <table:table-cell table:style-name="ce15" office:value-type="string">
            <text:p>Jean Borie</text:p>
          </table:table-cell>
          <table:table-cell office:value-type="string">
            <text:p>05 53 40 93 03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LEZAUN épouse LEO</text:p>
          </table:table-cell>
          <table:table-cell table:style-name="ce5" office:value-type="string">
            <text:p>Maité</text:p>
          </table:table-cell>
          <table:table-cell office:value-type="string">
            <text:p>1984/1985</text:p>
          </table:table-cell>
          <table:table-cell table:style-name="ce10" office:value-type="string">
            <text:p>20015 NW Washington (USA)</text:p>
          </table:table-cell>
          <table:table-cell table:style-name="ce15" office:value-type="string">
            <text:p>6270 - 29th Street</text:p>
          </table:table-cell>
          <table:table-cell office:value-type="string">
            <text:p>001 202 23 78 3 37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'HOMMEDÉ</text:p>
          </table:table-cell>
          <table:table-cell table:style-name="ce5" office:value-type="string">
            <text:p>Adrien</text:p>
          </table:table-cell>
          <table:table-cell office:value-type="string">
            <text:p>2002/2003</text:p>
          </table:table-cell>
          <table:table-cell table:style-name="ce10" office:value-type="string">
            <text:p>17220 Salles sur mer</text:p>
          </table:table-cell>
          <table:table-cell table:style-name="ce15" office:value-type="string">
            <text:p>4 rue des sept cheminées</text:p>
          </table:table-cell>
          <table:table-cell office:value-type="string">
            <text:p>05 46 56 44 20</text:p>
          </table:table-cell>
          <table:table-cell office:value-type="string">
            <text:p>Mexique</text:p>
          </table:table-cell>
          <table:table-cell table:style-name="ce13" office:value-type="string">
            <text:p><text:span text:style-name="T2"><text:a xlink:href="mailto:dechssi@msn.com">dechssi@msn.com</text:a></text:span></text:p>
          </table:table-cell>
          <table:table-cell office:value-type="string">
            <text:p>la rochelle</text:p>
          </table:table-cell>
          <table:table-cell table:number-columns-repeated="3"/>
          <table:table-cell table:style-name="ce37" office:value-type="string">
            <text:p>ne sait pas quel club sur la rochelle</text:p>
          </table:table-cell>
          <table:table-cell table:number-columns-repeated="243"/>
        </table:table-row>
        <table:table-row table:style-name="ro2" table:visibility="filter">
          <table:table-cell table:style-name="ce2" office:value-type="string">
            <text:p>L'HOMMEDÉ</text:p>
          </table:table-cell>
          <table:table-cell table:style-name="ce5" office:value-type="string">
            <text:p>Arnaud</text:p>
          </table:table-cell>
          <table:table-cell office:value-type="string">
            <text:p>2000/2001</text:p>
          </table:table-cell>
          <table:table-cell table:style-name="ce10" office:value-type="string">
            <text:p>17220 Salles sur mer</text:p>
          </table:table-cell>
          <table:table-cell table:style-name="ce15" office:value-type="string">
            <text:p>4 rue des sept cheminées</text:p>
          </table:table-cell>
          <table:table-cell office:value-type="string">
            <text:p>05 46 56 44 20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IEF</text:p>
          </table:table-cell>
          <table:table-cell table:style-name="ce5" office:value-type="string">
            <text:p>Emmanuelle</text:p>
          </table:table-cell>
          <table:table-cell office:value-type="string">
            <text:p>1990/1991</text:p>
          </table:table-cell>
          <table:table-cell table:style-name="ce10" office:value-type="string">
            <text:p>33600 Pessac</text:p>
          </table:table-cell>
          <table:table-cell table:style-name="ce15" office:value-type="string">
            <text:p>12 avenue Roger Chaumet</text:p>
          </table:table-cell>
          <table:table-cell office:value-type="string">
            <text:p>06 81 74 13 50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LIVENAIS</text:p>
          </table:table-cell>
          <table:table-cell table:style-name="ce5" office:value-type="string">
            <text:p>Juliette</text:p>
          </table:table-cell>
          <table:table-cell office:value-type="string">
            <text:p>1994/1995</text:p>
          </table:table-cell>
          <table:table-cell table:style-name="ce10" office:value-type="string">
            <text:p>17310 St-Pierre d'Oléron</text:p>
          </table:table-cell>
          <table:table-cell table:style-name="ce15" office:value-type="string">
            <text:p>6 route du Fief Norteau</text:p>
          </table:table-cell>
          <table:table-cell office:value-type="string">
            <text:p>05 46 47 12 05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LOMPRET</text:p>
          </table:table-cell>
          <table:table-cell table:style-name="ce5" office:value-type="string">
            <text:p>Jean</text:p>
          </table:table-cell>
          <table:table-cell office:value-type="string">
            <text:p>2004/2005</text:p>
          </table:table-cell>
          <table:table-cell table:style-name="ce10" office:value-type="string">
            <text:p>33470 Gujan-Mestras</text:p>
          </table:table-cell>
          <table:table-cell table:style-name="ce15" office:value-type="string">
            <text:p>28 impasse Moulin de Boisset</text:p>
          </table:table-cell>
          <table:table-cell/>
          <table:table-cell office:value-type="string">
            <text:p>Mexique</text:p>
          </table:table-cell>
          <table:table-cell table:style-name="ce13"/>
          <table:table-cell office:value-type="string">
            <text:p>ARCACHON</text:p>
          </table:table-cell>
          <table:table-cell table:number-columns-repeated="3"/>
          <table:table-cell office:value-type="string">
            <text:p>NON ATTRIBUE</text:p>
          </table:table-cell>
          <table:table-cell table:number-columns-repeated="243"/>
        </table:table-row>
        <table:table-row table:style-name="ro2" table:visibility="filter">
          <table:table-cell table:style-name="ce2" office:value-type="string">
            <text:p>LONG (USA)</text:p>
          </table:table-cell>
          <table:table-cell table:style-name="ce5" office:value-type="string">
            <text:p>Isabelle</text:p>
          </table:table-cell>
          <table:table-cell office:value-type="string">
            <text:p>1981/1982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48 rue Eugène Delacroix</text:p>
          </table:table-cell>
          <table:table-cell office:value-type="string">
            <text:p>05 46 67 31 83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OPEZ</text:p>
          </table:table-cell>
          <table:table-cell table:style-name="ce5" office:value-type="string">
            <text:p>Hugo</text:p>
          </table:table-cell>
          <table:table-cell office:value-type="string">
            <text:p>2003/2004</text:p>
          </table:table-cell>
          <table:table-cell table:style-name="ce10" office:value-type="string">
            <text:p>40230 Tyrosse</text:p>
          </table:table-cell>
          <table:table-cell table:style-name="ce15" office:value-type="string">
            <text:p>132 avenue Nationale</text:p>
          </table:table-cell>
          <table:table-cell office:value-type="string">
            <text:p>05 58 77 26 16</text:p>
          </table:table-cell>
          <table:table-cell/>
          <table:table-cell table:style-name="ce13"/>
          <table:table-cell table:style-name="ce35" office:value-type="string">
            <text:p>HOSSEGOR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LOPEZ</text:p>
          </table:table-cell>
          <table:table-cell table:style-name="ce5" office:value-type="string">
            <text:p>Mélanie</text:p>
          </table:table-cell>
          <table:table-cell office:value-type="string">
            <text:p>1992/1993</text:p>
          </table:table-cell>
          <table:table-cell table:style-name="ce10" office:value-type="string">
            <text:p>40100 Dax</text:p>
          </table:table-cell>
          <table:table-cell table:style-name="ce15" office:value-type="string">
            <text:p>5 rue des Lazaristes</text:p>
          </table:table-cell>
          <table:table-cell office:value-type="string">
            <text:p>05 58 74 39 00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OPEZ</text:p>
          </table:table-cell>
          <table:table-cell table:style-name="ce5" office:value-type="string">
            <text:p>Myriam</text:p>
          </table:table-cell>
          <table:table-cell office:value-type="string">
            <text:p>1982/1983</text:p>
          </table:table-cell>
          <table:table-cell table:style-name="ce10" office:value-type="string">
            <text:p>47240 Bon Encontre</text:p>
          </table:table-cell>
          <table:table-cell table:style-name="ce15" office:value-type="string">
            <text:p>Avenue du Docteur Noguès</text:p>
          </table:table-cell>
          <table:table-cell office:value-type="string">
            <text:p>05 53 68 25 08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LOPEZ</text:p>
          </table:table-cell>
          <table:table-cell table:style-name="ce5" office:value-type="string">
            <text:p>SOPHIE</text:p>
          </table:table-cell>
          <table:table-cell office:value-type="string">
            <text:p>2008/2009</text:p>
          </table:table-cell>
          <table:table-cell table:style-name="ce10" office:value-type="string">
            <text:p>17137 NIEUL SUR MER</text:p>
          </table:table-cell>
          <table:table-cell table:style-name="ce15" office:value-type="string">
            <text:p>21 bis avenue de la rochelle</text:p>
          </table:table-cell>
          <table:table-cell office:value-type="string">
            <text:p>05 46 56 57 15</text:p>
          </table:table-cell>
          <table:table-cell office:value-type="string">
            <text:p>Equateur</text:p>
          </table:table-cell>
          <table:table-cell table:style-name="ce13" office:value-type="string">
            <text:p>lopez_sophie@hotmail.fr</text:p>
          </table:table-cell>
          <table:table-cell table:style-name="ce35" office:value-type="string">
            <text:p>LA ROCHELLE AUNIS</text:p>
          </table:table-cell>
          <table:table-cell table:style-name="ce6" office:value-type="string">
            <text:p>San Gregorio</text:p>
          </table:table-cell>
          <table:table-cell table:style-name="ce64" office:value-type="float" office:value="4400">
            <text:p>4400</text:p>
          </table:table-cell>
          <table:table-cell table:style-name="ce64"/>
          <table:table-cell table:number-columns-repeated="244"/>
        </table:table-row>
        <table:table-row table:style-name="ro2">
          <table:table-cell table:style-name="ce2" office:value-type="string">
            <text:p>LORENTE</text:p>
          </table:table-cell>
          <table:table-cell table:style-name="ce5" office:value-type="string">
            <text:p>Isabelle</text:p>
          </table:table-cell>
          <table:table-cell office:value-type="string">
            <text:p>2003/2004</text:p>
          </table:table-cell>
          <table:table-cell table:style-name="ce10" office:value-type="string">
            <text:p>64600 Anglet</text:p>
          </table:table-cell>
          <table:table-cell table:style-name="ce15" office:value-type="string">
            <text:p>55 allée Bordenave</text:p>
          </table:table-cell>
          <table:table-cell office:value-type="string">
            <text:p>05 59 42 36 61</text:p>
          </table:table-cell>
          <table:table-cell/>
          <table:table-cell table:style-name="ce13"/>
          <table:table-cell table:style-name="ce35" office:value-type="string">
            <text:p>BAYONNE-BIARRITZ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LORIDON</text:p>
          </table:table-cell>
          <table:table-cell table:style-name="ce5" office:value-type="string">
            <text:p>Thomas</text:p>
          </table:table-cell>
          <table:table-cell office:value-type="string">
            <text:p>2006/2007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50 rue de Lachassaigne</text:p>
          </table:table-cell>
          <table:table-cell office:value-type="string">
            <text:p>05 56 99 12 06</text:p>
          </table:table-cell>
          <table:table-cell office:value-type="string">
            <text:p>USA</text:p>
          </table:table-cell>
          <table:table-cell table:style-name="ce13" office:value-type="string">
            <text:p>thomas_loridon@hotmail.com</text:p>
          </table:table-cell>
          <table:table-cell office:value-type="string">
            <text:p>ST MEDARD EN JALLES</text:p>
          </table:table-cell>
          <table:table-cell table:style-name="ce37" office:value-type="string">
            <text:p>Delh</text:p>
          </table:table-cell>
          <table:table-cell office:value-type="float" office:value="7170">
            <text:p>7170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LOTTI</text:p>
          </table:table-cell>
          <table:table-cell table:style-name="ce5" office:value-type="string">
            <text:p>Isabelle</text:p>
          </table:table-cell>
          <table:table-cell office:value-type="string">
            <text:p>1973/1974</text:p>
          </table:table-cell>
          <table:table-cell table:style-name="ce10" office:value-type="float" office:value="33">
            <text:p>33</text:p>
          </table:table-cell>
          <table:table-cell table:style-name="ce15"/>
          <table:table-cell office:value-type="string">
            <text:p><text:s/>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OUSTALET</text:p>
          </table:table-cell>
          <table:table-cell table:style-name="ce5" office:value-type="string">
            <text:p>Marie</text:p>
          </table:table-cell>
          <table:table-cell office:value-type="string">
            <text:p>2003/2004</text:p>
          </table:table-cell>
          <table:table-cell table:style-name="ce10" office:value-type="string">
            <text:p>64000 Pau</text:p>
          </table:table-cell>
          <table:table-cell table:style-name="ce15" office:value-type="string">
            <text:p>10 rue Francis Planté</text:p>
          </table:table-cell>
          <table:table-cell office:value-type="string">
            <text:p>05 59 32 04 51</text:p>
          </table:table-cell>
          <table:table-cell/>
          <table:table-cell table:style-name="ce13"/>
          <table:table-cell table:style-name="ce35" office:value-type="string">
            <text:p>PAU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LOUVRIER</text:p>
          </table:table-cell>
          <table:table-cell table:style-name="ce5" office:value-type="string">
            <text:p>Catherine</text:p>
          </table:table-cell>
          <table:table-cell office:value-type="string">
            <text:p>1999/2000</text:p>
          </table:table-cell>
          <table:table-cell table:style-name="ce10" office:value-type="string">
            <text:p>64230 Lescar</text:p>
          </table:table-cell>
          <table:table-cell table:style-name="ce15" office:value-type="string">
            <text:p>Dubai</text:p>
          </table:table-cell>
          <table:table-cell office:value-type="string">
            <text:p>05 59 81 26 56</text:p>
          </table:table-cell>
          <table:table-cell office:value-type="string">
            <text:p>Taïwan</text:p>
          </table:table-cell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OZAS</text:p>
          </table:table-cell>
          <table:table-cell table:style-name="ce5" office:value-type="string">
            <text:p>Caroline</text:p>
          </table:table-cell>
          <table:table-cell office:value-type="string">
            <text:p>1981/1982</text:p>
          </table:table-cell>
          <table:table-cell table:style-name="ce10" office:value-type="string">
            <text:p>33000 Bordeaux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LUC</text:p>
          </table:table-cell>
          <table:table-cell table:style-name="ce5" office:value-type="string">
            <text:p>Stéphanie</text:p>
          </table:table-cell>
          <table:table-cell office:value-type="string">
            <text:p>1991/1992</text:p>
          </table:table-cell>
          <table:table-cell table:style-name="ce10" office:value-type="string">
            <text:p>33190 Mongauzy</text:p>
          </table:table-cell>
          <table:table-cell table:style-name="ce15" office:value-type="string">
            <text:p>Mongauzy</text:p>
          </table:table-cell>
          <table:table-cell office:value-type="string">
            <text:p>05 56 61 70 14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LUCAS</text:p>
          </table:table-cell>
          <table:table-cell table:style-name="ce5" office:value-type="string">
            <text:p>Frédérique</text:p>
          </table:table-cell>
          <table:table-cell office:value-type="string">
            <text:p>1985/1986</text:p>
          </table:table-cell>
          <table:table-cell table:style-name="ce10" office:value-type="string">
            <text:p>16600 Mornac</text:p>
          </table:table-cell>
          <table:table-cell table:style-name="ce15" office:value-type="string">
            <text:p>31 route de la combe du Cormier Gièvre</text:p>
          </table:table-cell>
          <table:table-cell office:value-type="string">
            <text:p>05 45 65 74 18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LUCBEREILH</text:p>
          </table:table-cell>
          <table:table-cell table:style-name="ce5" office:value-type="string">
            <text:p>Fabienne</text:p>
          </table:table-cell>
          <table:table-cell office:value-type="string">
            <text:p>1987/1988</text:p>
          </table:table-cell>
          <table:table-cell table:style-name="ce10" office:value-type="string">
            <text:p>64400 Oloron Ste Marie</text:p>
          </table:table-cell>
          <table:table-cell table:style-name="ce15" office:value-type="string">
            <text:p>42 rue Révol</text:p>
          </table:table-cell>
          <table:table-cell office:value-type="string">
            <text:p>05 59 39 12 88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LUCBEREILH</text:p>
          </table:table-cell>
          <table:table-cell table:style-name="ce5" office:value-type="string">
            <text:p>Régis</text:p>
          </table:table-cell>
          <table:table-cell office:value-type="string">
            <text:p>1983/1984</text:p>
          </table:table-cell>
          <table:table-cell table:style-name="ce10" office:value-type="string">
            <text:p>64400 Oloron Ste Marie</text:p>
          </table:table-cell>
          <table:table-cell table:style-name="ce15" office:value-type="string">
            <text:p>42 rue Révol</text:p>
          </table:table-cell>
          <table:table-cell office:value-type="string">
            <text:p>05 59 39 64 37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LUQUET</text:p>
          </table:table-cell>
          <table:table-cell table:style-name="ce5" office:value-type="string">
            <text:p>Marion</text:p>
          </table:table-cell>
          <table:table-cell office:value-type="string">
            <text:p>2004/2005</text:p>
          </table:table-cell>
          <table:table-cell table:style-name="ce10" office:value-type="string">
            <text:p>33610 Canéjean</text:p>
          </table:table-cell>
          <table:table-cell table:style-name="ce15" office:value-type="string">
            <text:p>5 allée de Compostelle</text:p>
          </table:table-cell>
          <table:table-cell office:value-type="string">
            <text:p>05 56 75 26 37</text:p>
          </table:table-cell>
          <table:table-cell office:value-type="string">
            <text:p>USA </text:p>
          </table:table-cell>
          <table:table-cell table:style-name="ce13" office:value-type="string">
            <text:p><text:span text:style-name="T2"><text:a xlink:href="mailto:marion.luquet@hotmail.fr">marion.luquet@hotmail.fr</text:a></text:span></text:p>
          </table:table-cell>
          <table:table-cell office:value-type="string">
            <text:p>TALENCE</text:p>
          </table:table-cell>
          <table:table-cell table:number-columns-repeated="2"/>
          <table:table-cell office:value-type="string">
            <text:p>06 77 19 07 30</text:p>
          </table:table-cell>
          <table:table-cell office:value-type="string">
            <text:p>projet partir a Londres</text:p>
          </table:table-cell>
          <table:table-cell table:number-columns-repeated="243"/>
        </table:table-row>
        <table:table-row table:style-name="ro2" table:visibility="filter">
          <table:table-cell table:style-name="ce2" office:value-type="string">
            <text:p>MACÉ épouse PLASSART</text:p>
          </table:table-cell>
          <table:table-cell table:style-name="ce5" office:value-type="string">
            <text:p>Elisabeth</text:p>
          </table:table-cell>
          <table:table-cell office:value-type="string">
            <text:p>1981/1982</text:p>
          </table:table-cell>
          <table:table-cell table:style-name="ce10" office:value-type="string">
            <text:p>49300 Cholet</text:p>
          </table:table-cell>
          <table:table-cell table:style-name="ce15" office:value-type="string">
            <text:p>48 rue de L'Yser</text:p>
          </table:table-cell>
          <table:table-cell office:value-type="string">
            <text:p>02 41 29 26 62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MACOIN</text:p>
          </table:table-cell>
          <table:table-cell table:style-name="ce5" office:value-type="string">
            <text:p>Anahi</text:p>
          </table:table-cell>
          <table:table-cell office:value-type="string">
            <text:p>1988/1989</text:p>
          </table:table-cell>
          <table:table-cell table:style-name="ce10" office:value-type="string">
            <text:p>33700 Mérignac</text:p>
          </table:table-cell>
          <table:table-cell table:style-name="ce15" office:value-type="string">
            <text:p>4 rue Lartigue</text:p>
          </table:table-cell>
          <table:table-cell office:value-type="string">
            <text:p>05 56 47 91 69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MAËS</text:p>
          </table:table-cell>
          <table:table-cell table:style-name="ce5" office:value-type="string">
            <text:p>BÉNÉDICTE</text:p>
          </table:table-cell>
          <table:table-cell office:value-type="string">
            <text:p>2008/2009</text:p>
          </table:table-cell>
          <table:table-cell table:style-name="ce10" office:value-type="string">
            <text:p>47160 ST PIERRE DE BUZET</text:p>
          </table:table-cell>
          <table:table-cell table:style-name="ce15" office:value-type="string">
            <text:p>le bourg</text:p>
          </table:table-cell>
          <table:table-cell office:value-type="string">
            <text:p>05 53 84 35 86</text:p>
          </table:table-cell>
          <table:table-cell office:value-type="string">
            <text:p>Taïwan</text:p>
          </table:table-cell>
          <table:table-cell table:style-name="ce13" office:value-type="string">
            <text:p>benedictemaes@orange.fr</text:p>
          </table:table-cell>
          <table:table-cell office:value-type="string">
            <text:p>TONNEINS</text:p>
          </table:table-cell>
          <table:table-cell table:style-name="ce6" office:value-type="string">
            <text:p>Yung Ho East Taiwan ROC</text:p>
          </table:table-cell>
          <table:table-cell table:style-name="ce64" office:value-type="float" office:value="3480">
            <text:p>3480</text:p>
          </table:table-cell>
          <table:table-cell table:style-name="ce64"/>
          <table:table-cell table:number-columns-repeated="244"/>
        </table:table-row>
        <table:table-row table:style-name="ro3">
          <table:table-cell table:style-name="ce2" office:value-type="string">
            <text:p>MAGDELEINE</text:p>
          </table:table-cell>
          <table:table-cell table:style-name="ce5" office:value-type="string">
            <text:p>THEO</text:p>
          </table:table-cell>
          <table:table-cell office:value-type="string">
            <text:p>2008/2009</text:p>
          </table:table-cell>
          <table:table-cell table:style-name="ce10" office:value-type="string">
            <text:p>33160 ST MEDARD EN JALLES</text:p>
          </table:table-cell>
          <table:table-cell table:style-name="ce15" office:value-type="string">
            <text:p>13 bis rue jean henri fabre</text:p>
          </table:table-cell>
          <table:table-cell office:value-type="string">
            <text:p>05 56 05 86 55</text:p>
          </table:table-cell>
          <table:table-cell office:value-type="string">
            <text:p>Brésil</text:p>
          </table:table-cell>
          <table:table-cell table:style-name="ce13" office:value-type="string">
            <text:p>theo.magdeleine@orange.fr</text:p>
          </table:table-cell>
          <table:table-cell office:value-type="string">
            <text:p>ST MEDARD EN JALLES</text:p>
          </table:table-cell>
          <table:table-cell table:style-name="ce6" office:value-type="string">
            <text:p>Campo Grande</text:p>
          </table:table-cell>
          <table:table-cell table:style-name="ce64" office:value-type="float" office:value="4470">
            <text:p>4470</text:p>
          </table:table-cell>
          <table:table-cell table:style-name="ce64"/>
          <table:table-cell table:number-columns-repeated="244"/>
        </table:table-row>
        <table:table-row table:style-name="ro2" table:visibility="filter">
          <table:table-cell table:style-name="ce2" office:value-type="string">
            <text:p>MAGNAN</text:p>
          </table:table-cell>
          <table:table-cell table:style-name="ce5" office:value-type="string">
            <text:p>Marion</text:p>
          </table:table-cell>
          <table:table-cell office:value-type="string">
            <text:p>1997/1998</text:p>
          </table:table-cell>
          <table:table-cell table:style-name="ce10" office:value-type="string">
            <text:p>75011 Paris</text:p>
          </table:table-cell>
          <table:table-cell table:style-name="ce15" office:value-type="string">
            <text:p>72 rue Saint Maur - Appt 186</text:p>
          </table:table-cell>
          <table:table-cell office:value-type="string">
            <text:p>01 49 29 07 83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MAHINC</text:p>
          </table:table-cell>
          <table:table-cell table:style-name="ce5" office:value-type="string">
            <text:p>Sylvie</text:p>
          </table:table-cell>
          <table:table-cell office:value-type="string">
            <text:p>1985/1986</text:p>
          </table:table-cell>
          <table:table-cell table:style-name="ce10" office:value-type="string">
            <text:p>02186 Boston MA</text:p>
          </table:table-cell>
          <table:table-cell table:style-name="ce15" office:value-type="string">
            <text:p>75 Hallingsworth Road Milton</text:p>
          </table:table-cell>
          <table:table-cell office:value-type="float" office:value="6176983087">
            <text:p>6176983087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MAIGNE épouse STERLIN</text:p>
          </table:table-cell>
          <table:table-cell table:style-name="ce5" office:value-type="string">
            <text:p>Sophie</text:p>
          </table:table-cell>
          <table:table-cell office:value-type="string">
            <text:p>1985/1986</text:p>
          </table:table-cell>
          <table:table-cell table:style-name="ce10" office:value-type="string">
            <text:p>47600 Nérac</text:p>
          </table:table-cell>
          <table:table-cell table:style-name="ce15" office:value-type="string">
            <text:p>Nazareth</text:p>
          </table:table-cell>
          <table:table-cell office:value-type="string">
            <text:p>02 47 29 10 72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MAIGNE épouse STOCKER</text:p>
          </table:table-cell>
          <table:table-cell table:style-name="ce5" office:value-type="string">
            <text:p>Brigitte</text:p>
          </table:table-cell>
          <table:table-cell office:value-type="string">
            <text:p>1990/1991</text:p>
          </table:table-cell>
          <table:table-cell table:style-name="ce10" office:value-type="string">
            <text:p>92410 Ville d'Avray</text:p>
          </table:table-cell>
          <table:table-cell table:style-name="ce15" office:value-type="string">
            <text:p>1 allée des Chataigniers</text:p>
          </table:table-cell>
          <table:table-cell office:value-type="string">
            <text:p>01 47 09 65 31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MAILLARD</text:p>
          </table:table-cell>
          <table:table-cell table:style-name="ce5" office:value-type="string">
            <text:p>Virginie</text:p>
          </table:table-cell>
          <table:table-cell office:value-type="string">
            <text:p>1987/1988</text:p>
          </table:table-cell>
          <table:table-cell table:style-name="ce10" office:value-type="string">
            <text:p>64700 Hendaye</text:p>
          </table:table-cell>
          <table:table-cell table:style-name="ce15" office:value-type="string">
            <text:p>24 avenue Walt Disney</text:p>
          </table:table-cell>
          <table:table-cell office:value-type="string">
            <text:p>05 59 20 25 24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ALHERBE</text:p>
          </table:table-cell>
          <table:table-cell table:style-name="ce5" office:value-type="string">
            <text:p>Magali</text:p>
          </table:table-cell>
          <table:table-cell office:value-type="string">
            <text:p>2000/2001</text:p>
          </table:table-cell>
          <table:table-cell table:style-name="ce10" office:value-type="string">
            <text:p>64990 Villefranque</text:p>
          </table:table-cell>
          <table:table-cell table:style-name="ce15" office:value-type="string">
            <text:p>Quartier Bas</text:p>
          </table:table-cell>
          <table:table-cell office:value-type="string">
            <text:p>06 09 78 94 94 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BAYONNE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MALINVAUD épouse SEYSSET</text:p>
          </table:table-cell>
          <table:table-cell table:style-name="ce5" office:value-type="string">
            <text:p>Caroline</text:p>
          </table:table-cell>
          <table:table-cell office:value-type="string">
            <text:p>1989/1990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6 65 13 36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MANCEAU</text:p>
          </table:table-cell>
          <table:table-cell table:style-name="ce5" office:value-type="string">
            <text:p>Laure</text:p>
          </table:table-cell>
          <table:table-cell office:value-type="string">
            <text:p>1995/1996</text:p>
          </table:table-cell>
          <table:table-cell table:style-name="ce10" office:value-type="string">
            <text:p>17400 St-Denis du Pin</text:p>
          </table:table-cell>
          <table:table-cell table:style-name="ce15" office:value-type="string">
            <text:p>10 rue du Fourneau</text:p>
          </table:table-cell>
          <table:table-cell office:value-type="string">
            <text:p>05 46 32 44 20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MANENTI</text:p>
          </table:table-cell>
          <table:table-cell table:style-name="ce5" office:value-type="string">
            <text:p>Esther</text:p>
          </table:table-cell>
          <table:table-cell office:value-type="string">
            <text:p>1994/1995</text:p>
          </table:table-cell>
          <table:table-cell table:style-name="ce10" office:value-type="string">
            <text:p>33500 Libourne</text:p>
          </table:table-cell>
          <table:table-cell table:style-name="ce15" office:value-type="string">
            <text:p>38 rue Pierre et Marie Curie</text:p>
          </table:table-cell>
          <table:table-cell office:value-type="string">
            <text:p>05 57 25 28 22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MANNALIN</text:p>
          </table:table-cell>
          <table:table-cell table:style-name="ce5" office:value-type="string">
            <text:p>Ludovic</text:p>
          </table:table-cell>
          <table:table-cell office:value-type="string">
            <text:p>1998/1999</text:p>
          </table:table-cell>
          <table:table-cell table:style-name="ce10" office:value-type="string">
            <text:p>16200 Julienne</text:p>
          </table:table-cell>
          <table:table-cell table:style-name="ce15" office:value-type="string">
            <text:p>Julienne</text:p>
          </table:table-cell>
          <table:table-cell office:value-type="string">
            <text:p>05 45 81 94 02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AQUET</text:p>
          </table:table-cell>
          <table:table-cell table:style-name="ce5" office:value-type="string">
            <text:p>Sarah</text:p>
          </table:table-cell>
          <table:table-cell office:value-type="string">
            <text:p>2005/2006</text:p>
          </table:table-cell>
          <table:table-cell table:style-name="ce10" office:value-type="string">
            <text:p>16460 Valence</text:p>
          </table:table-cell>
          <table:table-cell table:style-name="ce15" office:value-type="string">
            <text:p>Goise</text:p>
          </table:table-cell>
          <table:table-cell office:value-type="string">
            <text:p>05 45 22 47 30</text:p>
          </table:table-cell>
          <table:table-cell office:value-type="string">
            <text:p>Equateur</text:p>
          </table:table-cell>
          <table:table-cell table:style-name="ce13"/>
          <table:table-cell office:value-type="string">
            <text:p>ANGOULEME LES E.C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MARANDET</text:p>
          </table:table-cell>
          <table:table-cell table:style-name="ce5" office:value-type="string">
            <text:p>Marjory</text:p>
          </table:table-cell>
          <table:table-cell office:value-type="string">
            <text:p>1998/1999</text:p>
          </table:table-cell>
          <table:table-cell table:style-name="ce10" office:value-type="string">
            <text:p>64200 Biarritz</text:p>
          </table:table-cell>
          <table:table-cell table:style-name="ce15" office:value-type="string">
            <text:p>19 impasse Muthil</text:p>
          </table:table-cell>
          <table:table-cell office:value-type="string">
            <text:p>05 59 41 00 08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MARES</text:p>
          </table:table-cell>
          <table:table-cell table:style-name="ce5" office:value-type="string">
            <text:p>Nicolas</text:p>
          </table:table-cell>
          <table:table-cell office:value-type="string">
            <text:p>1986/1987</text:p>
          </table:table-cell>
          <table:table-cell table:style-name="ce10" office:value-type="string">
            <text:p>06330 Roquefort les Pins</text:p>
          </table:table-cell>
          <table:table-cell table:style-name="ce15" office:value-type="string">
            <text:p>Le Mas du Mouis Le petit Colombier</text:p>
          </table:table-cell>
          <table:table-cell office:value-type="string">
            <text:p>04 93 09 67 98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MARIE</text:p>
          </table:table-cell>
          <table:table-cell table:style-name="ce5" office:value-type="string">
            <text:p>Sandrine</text:p>
          </table:table-cell>
          <table:table-cell office:value-type="string">
            <text:p>1982/1983</text:p>
          </table:table-cell>
          <table:table-cell table:style-name="ce10" office:value-type="string">
            <text:p>51000 Chalons en Champagne</text:p>
          </table:table-cell>
          <table:table-cell table:style-name="ce15"/>
          <table:table-cell/>
          <table:table-cell office:value-type="string">
            <text:p>USA</text:p>
          </table:table-cell>
          <table:table-cell table:style-name="ce13"/>
          <table:table-cell office:value-type="string">
            <text:p>PARENTIS PAYS DE BORN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MARIEN épouse LEFOUR</text:p>
          </table:table-cell>
          <table:table-cell table:style-name="ce5" office:value-type="string">
            <text:p>Valérie</text:p>
          </table:table-cell>
          <table:table-cell office:value-type="string">
            <text:p>1989/1990</text:p>
          </table:table-cell>
          <table:table-cell table:style-name="ce10" office:value-type="string">
            <text:p>64000 Pau</text:p>
          </table:table-cell>
          <table:table-cell table:style-name="ce15" office:value-type="string">
            <text:p>32 rue de Méon</text:p>
          </table:table-cell>
          <table:table-cell office:value-type="string">
            <text:p>05 59 32 59 19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MARIONNET</text:p>
          </table:table-cell>
          <table:table-cell table:style-name="ce5" office:value-type="string">
            <text:p>Julien</text:p>
          </table:table-cell>
          <table:table-cell office:value-type="string">
            <text:p>1997/1998</text:p>
          </table:table-cell>
          <table:table-cell table:style-name="ce10" office:value-type="string">
            <text:p>33700 Mérignac</text:p>
          </table:table-cell>
          <table:table-cell table:style-name="ce15" office:value-type="string">
            <text:p>Résidence San Michèle Bat 4 - 5 rue Thuyas</text:p>
          </table:table-cell>
          <table:table-cell office:value-type="string">
            <text:p>05 56 12 07 08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MARLE</text:p>
          </table:table-cell>
          <table:table-cell table:style-name="ce5" office:value-type="string">
            <text:p>CONSTANCE</text:p>
          </table:table-cell>
          <table:table-cell office:value-type="string">
            <text:p>2007/2008</text:p>
          </table:table-cell>
          <table:table-cell table:style-name="ce10" office:value-type="string">
            <text:p>64400 Oloron Ste Marie</text:p>
          </table:table-cell>
          <table:table-cell table:style-name="ce15" office:value-type="string">
            <text:p>10 avenue charles moureu</text:p>
          </table:table-cell>
          <table:table-cell office:value-type="string">
            <text:p>05 59 36 12 62</text:p>
          </table:table-cell>
          <table:table-cell office:value-type="string">
            <text:p>Australie</text:p>
          </table:table-cell>
          <table:table-cell table:style-name="ce13" office:value-type="string">
            <text:p>conss_@hotmail.com</text:p>
          </table:table-cell>
          <table:table-cell table:style-name="ce35" office:value-type="string">
            <text:p>OLORON SAINTE MARIE</text:p>
          </table:table-cell>
          <table:table-cell table:style-name="ce41" office:value-type="string">
            <text:p>Geelong Central</text:p>
          </table:table-cell>
          <table:table-cell office:value-type="float" office:value="9780">
            <text:p>9780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MARLE</text:p>
          </table:table-cell>
          <table:table-cell table:style-name="ce5" office:value-type="string">
            <text:p>Jeanne</text:p>
          </table:table-cell>
          <table:table-cell office:value-type="string">
            <text:p>2005/2006</text:p>
          </table:table-cell>
          <table:table-cell table:style-name="ce10" office:value-type="string">
            <text:p>64400 Oloron Ste Marie</text:p>
          </table:table-cell>
          <table:table-cell table:style-name="ce15" office:value-type="string">
            <text:p>10 avenue Charles Moureu</text:p>
          </table:table-cell>
          <table:table-cell office:value-type="string">
            <text:p>05 59 36 12 62</text:p>
          </table:table-cell>
          <table:table-cell office:value-type="string">
            <text:p>Australie</text:p>
          </table:table-cell>
          <table:table-cell table:style-name="ce29" office:value-type="string">
            <text:p>jeanne_marle@hotmail.com</text:p>
          </table:table-cell>
          <table:table-cell table:style-name="ce35" office:value-type="string">
            <text:p>OLORON SAINTE MARIE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MARLIAC</text:p>
          </table:table-cell>
          <table:table-cell table:style-name="ce5" office:value-type="string">
            <text:p>Séverine</text:p>
          </table:table-cell>
          <table:table-cell office:value-type="string">
            <text:p>1990/1991</text:p>
          </table:table-cell>
          <table:table-cell table:style-name="ce10" office:value-type="string">
            <text:p>47370 Bourlens</text:p>
          </table:table-cell>
          <table:table-cell table:style-name="ce15" office:value-type="string">
            <text:p>Bourlens</text:p>
          </table:table-cell>
          <table:table-cell office:value-type="string">
            <text:p>05 53 40 70 46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MARSAC</text:p>
          </table:table-cell>
          <table:table-cell table:style-name="ce5" office:value-type="string">
            <text:p>Laure</text:p>
          </table:table-cell>
          <table:table-cell office:value-type="string">
            <text:p>2005/2006</text:p>
          </table:table-cell>
          <table:table-cell table:style-name="ce10" office:value-type="string">
            <text:p>17670 La Couarde sur Mer</text:p>
          </table:table-cell>
          <table:table-cell table:style-name="ce15" office:value-type="string">
            <text:p>8 route du Bois</text:p>
          </table:table-cell>
          <table:table-cell office:value-type="string">
            <text:p>05 46 37 37 28</text:p>
          </table:table-cell>
          <table:table-cell office:value-type="string">
            <text:p>USA</text:p>
          </table:table-cell>
          <table:table-cell table:style-name="ce29" office:value-type="string">
            <text:p>m_laure2@hotmail.com</text:p>
          </table:table-cell>
          <table:table-cell table:style-name="ce35" office:value-type="string">
            <text:p>LA ROCHELLE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MARSAULT</text:p>
          </table:table-cell>
          <table:table-cell table:style-name="ce5" office:value-type="string">
            <text:p>Bénédicte</text:p>
          </table:table-cell>
          <table:table-cell office:value-type="string">
            <text:p>1999/2000</text:p>
          </table:table-cell>
          <table:table-cell table:style-name="ce10" office:value-type="string">
            <text:p>33460 Arsac</text:p>
          </table:table-cell>
          <table:table-cell table:style-name="ce17" office:value-type="string">
            <text:p>4 allée du vieux Chene : <text:span text:style-name="T1">adresse parents</text:span></text:p>
          </table:table-cell>
          <table:table-cell office:value-type="string">
            <text:p>05 56 58 87 24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benouchemontay@hotmail.com">benouchemontay@hotmail.com</text:a></text:span></text:p>
          </table:table-cell>
          <table:table-cell table:number-columns-repeated="248"/>
        </table:table-row>
        <table:table-row table:style-name="ro2">
          <table:table-cell table:style-name="ce2" office:value-type="string">
            <text:p>MARTIN</text:p>
          </table:table-cell>
          <table:table-cell table:style-name="ce5" office:value-type="string">
            <text:p>Julie</text:p>
          </table:table-cell>
          <table:table-cell office:value-type="string">
            <text:p>2005/2006</text:p>
          </table:table-cell>
          <table:table-cell table:style-name="ce10" office:value-type="string">
            <text:p>47500 Fumel</text:p>
          </table:table-cell>
          <table:table-cell table:style-name="ce15" office:value-type="string">
            <text:p>32 rue du Barry</text:p>
          </table:table-cell>
          <table:table-cell office:value-type="string">
            <text:p>05 53 40 88 07</text:p>
          </table:table-cell>
          <table:table-cell office:value-type="string">
            <text:p>USA</text:p>
          </table:table-cell>
          <table:table-cell table:style-name="ce13"/>
          <table:table-cell table:style-name="ce35" office:value-type="string">
            <text:p>FUMEL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MARTIN</text:p>
          </table:table-cell>
          <table:table-cell table:style-name="ce5" office:value-type="string">
            <text:p>Laurence</text:p>
          </table:table-cell>
          <table:table-cell office:value-type="string">
            <text:p>1981/1982</text:p>
          </table:table-cell>
          <table:table-cell table:style-name="ce10" office:value-type="string">
            <text:p>47600 Nérac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MARTIN épouse CAPPONI</text:p>
          </table:table-cell>
          <table:table-cell table:style-name="ce5" office:value-type="string">
            <text:p>Elisabeth</text:p>
          </table:table-cell>
          <table:table-cell office:value-type="string">
            <text:p>1987/1988</text:p>
          </table:table-cell>
          <table:table-cell table:style-name="ce10" office:value-type="string">
            <text:p>24100 Bergerac</text:p>
          </table:table-cell>
          <table:table-cell table:style-name="ce15" office:value-type="string">
            <text:p>23 route de Ste Foy des Vignes</text:p>
          </table:table-cell>
          <table:table-cell office:value-type="string">
            <text:p>05 53 22 98 50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MARTINET épouse RADAELLI</text:p>
          </table:table-cell>
          <table:table-cell table:style-name="ce5" office:value-type="string">
            <text:p>Nathalie</text:p>
          </table:table-cell>
          <table:table-cell office:value-type="string">
            <text:p>1982/1983</text:p>
          </table:table-cell>
          <table:table-cell table:style-name="ce10" office:value-type="string">
            <text:p>07044 Verona NJ</text:p>
          </table:table-cell>
          <table:table-cell table:style-name="ce15" office:value-type="string">
            <text:p>20 Mountain View Road</text:p>
          </table:table-cell>
          <table:table-cell office:value-type="float" office:value="9735710643">
            <text:p>9735710643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MARTY</text:p>
          </table:table-cell>
          <table:table-cell table:style-name="ce5" office:value-type="string">
            <text:p>Coralie</text:p>
          </table:table-cell>
          <table:table-cell office:value-type="string">
            <text:p>1984/1985</text:p>
          </table:table-cell>
          <table:table-cell table:style-name="ce10" office:value-type="string">
            <text:p>28270 Colmenarejo (Espagne)</text:p>
          </table:table-cell>
          <table:table-cell table:style-name="ce15" office:value-type="string">
            <text:p>Urbanisation Los Alamos - Bloque 1 - Premier D</text:p>
          </table:table-cell>
          <table:table-cell office:value-type="string">
            <text:p>34 650 38 5089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ASIF</text:p>
          </table:table-cell>
          <table:table-cell table:style-name="ce5" office:value-type="string">
            <text:p>Agathe</text:p>
          </table:table-cell>
          <table:table-cell office:value-type="string">
            <text:p>2006/2007</text:p>
          </table:table-cell>
          <table:table-cell table:style-name="ce10" office:value-type="string">
            <text:p>16440 Nersac</text:p>
          </table:table-cell>
          <table:table-cell table:style-name="ce15" office:value-type="string">
            <text:p>Ile sous garde</text:p>
          </table:table-cell>
          <table:table-cell office:value-type="string">
            <text:p>05 45 90 60 30</text:p>
          </table:table-cell>
          <table:table-cell office:value-type="string">
            <text:p>Australie</text:p>
          </table:table-cell>
          <table:table-cell table:style-name="ce13" office:value-type="string">
            <text:p>panouille@aol.com</text:p>
          </table:table-cell>
          <table:table-cell office:value-type="string">
            <text:p>MANSLE BONNIEURE</text:p>
          </table:table-cell>
          <table:table-cell table:style-name="ce37" office:value-type="string">
            <text:p>BALMORAL</text:p>
          </table:table-cell>
          <table:table-cell office:value-type="float" office:value="9630">
            <text:p>963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MASSÉ</text:p>
          </table:table-cell>
          <table:table-cell table:style-name="ce5" office:value-type="string">
            <text:p>Julien</text:p>
          </table:table-cell>
          <table:table-cell office:value-type="string">
            <text:p>1998/1999</text:p>
          </table:table-cell>
          <table:table-cell table:style-name="ce10" office:value-type="string">
            <text:p>33390 Cartelégue</text:p>
          </table:table-cell>
          <table:table-cell table:style-name="ce15" office:value-type="string">
            <text:p>19 Lacroix</text:p>
          </table:table-cell>
          <table:table-cell office:value-type="string">
            <text:p>05 57 64 67 06</text:p>
          </table:table-cell>
          <table:table-cell office:value-type="string">
            <text:p>Inde</text:p>
          </table:table-cell>
          <table:table-cell table:style-name="ce13"/>
          <table:table-cell office:value-type="string">
            <text:p>BLAYE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MASSOUTY</text:p>
          </table:table-cell>
          <table:table-cell table:style-name="ce5" office:value-type="string">
            <text:p>Franck</text:p>
          </table:table-cell>
          <table:table-cell office:value-type="string">
            <text:p>1989/1990</text:p>
          </table:table-cell>
          <table:table-cell table:style-name="ce10"/>
          <table:table-cell table:style-name="ce15" office:value-type="string">
            <text:p>NPAI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ATUCHET</text:p>
          </table:table-cell>
          <table:table-cell table:style-name="ce5" office:value-type="string">
            <text:p>Elodie</text:p>
          </table:table-cell>
          <table:table-cell office:value-type="string">
            <text:p>2004/2005</text:p>
          </table:table-cell>
          <table:table-cell table:style-name="ce10" office:value-type="string">
            <text:p>17870 Breuil Magné</text:p>
          </table:table-cell>
          <table:table-cell table:style-name="ce15" office:value-type="string">
            <text:p>19 route du Bois du Four</text:p>
          </table:table-cell>
          <table:table-cell/>
          <table:table-cell office:value-type="string">
            <text:p>Brésil</text:p>
          </table:table-cell>
          <table:table-cell table:style-name="ce13"/>
          <table:table-cell office:value-type="string">
            <text:p>MARENNES OLERON</text:p>
          </table:table-cell>
          <table:table-cell table:number-columns-repeated="3"/>
          <table:table-cell office:value-type="string">
            <text:p>NON ATTRIBUE</text:p>
          </table:table-cell>
          <table:table-cell table:number-columns-repeated="243"/>
        </table:table-row>
        <table:table-row table:style-name="ro2" table:visibility="filter">
          <table:table-cell table:style-name="ce2" office:value-type="string">
            <text:p>MAURIN épouse ANDRIEU</text:p>
          </table:table-cell>
          <table:table-cell table:style-name="ce5" office:value-type="string">
            <text:p>Sophie</text:p>
          </table:table-cell>
          <table:table-cell office:value-type="string">
            <text:p>1987/1988</text:p>
          </table:table-cell>
          <table:table-cell table:style-name="ce10" office:value-type="string">
            <text:p>47000 Agen</text:p>
          </table:table-cell>
          <table:table-cell table:style-name="ce15" office:value-type="string">
            <text:p>175 Boulevard Carnot</text:p>
          </table:table-cell>
          <table:table-cell office:value-type="string">
            <text:p>05 53 47 55 28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MAURY-LASCOUX</text:p>
          </table:table-cell>
          <table:table-cell table:style-name="ce5" office:value-type="string">
            <text:p>Delphine</text:p>
          </table:table-cell>
          <table:table-cell office:value-type="string">
            <text:p>1987/1988</text:p>
          </table:table-cell>
          <table:table-cell table:style-name="ce10" office:value-type="string">
            <text:p>40280 St-Pierre du Mont</text:p>
          </table:table-cell>
          <table:table-cell table:style-name="ce15" office:value-type="string">
            <text:p>64 rue Savorgnan de Brazza</text:p>
          </table:table-cell>
          <table:table-cell office:value-type="string">
            <text:p>05 58 75 50 70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MAURY-LASCOUX</text:p>
          </table:table-cell>
          <table:table-cell table:style-name="ce5" office:value-type="string">
            <text:p>Nancy</text:p>
          </table:table-cell>
          <table:table-cell office:value-type="string">
            <text:p>1981/1982</text:p>
          </table:table-cell>
          <table:table-cell table:style-name="ce10" office:value-type="string">
            <text:p>09120 Loubens</text:p>
          </table:table-cell>
          <table:table-cell table:style-name="ce15" office:value-type="string">
            <text:p>Le Barou</text:p>
          </table:table-cell>
          <table:table-cell office:value-type="string">
            <text:p>05 61 03 05 33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AYNIAL</text:p>
          </table:table-cell>
          <table:table-cell table:style-name="ce5" office:value-type="string">
            <text:p>Alicia</text:p>
          </table:table-cell>
          <table:table-cell office:value-type="string">
            <text:p>2006/2007</text:p>
          </table:table-cell>
          <table:table-cell table:style-name="ce10" office:value-type="string">
            <text:p>33300 Bordeaux</text:p>
          </table:table-cell>
          <table:table-cell table:style-name="ce15" office:value-type="string">
            <text:p>52 rue Victor Schoelcher</text:p>
          </table:table-cell>
          <table:table-cell office:value-type="string">
            <text:p>05 56 29 17 36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laptitelilie17@hotmail.fr">laptitelilie17@hotmail.fr</text:a></text:span></text:p>
          </table:table-cell>
          <table:table-cell table:style-name="ce34" office:value-type="string">
            <text:p>BORDEAUX</text:p>
          </table:table-cell>
          <table:table-cell table:style-name="ce49" office:value-type="string">
            <text:p>Hilton Head Island</text:p>
          </table:table-cell>
          <table:table-cell office:value-type="string">
            <text:p>South Carolina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MAZELIÉ</text:p>
          </table:table-cell>
          <table:table-cell table:style-name="ce5" office:value-type="string">
            <text:p>Vanessa</text:p>
          </table:table-cell>
          <table:table-cell office:value-type="string">
            <text:p>1997/1998</text:p>
          </table:table-cell>
          <table:table-cell table:style-name="ce10" office:value-type="string">
            <text:p>40600 Biscarrosse</text:p>
          </table:table-cell>
          <table:table-cell table:style-name="ce15" office:value-type="string">
            <text:p>10 rue du Roitelet</text:p>
          </table:table-cell>
          <table:table-cell office:value-type="string">
            <text:p>05 58 78 16 11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MAZQUIARAN</text:p>
          </table:table-cell>
          <table:table-cell table:style-name="ce5" office:value-type="string">
            <text:p>Christel</text:p>
          </table:table-cell>
          <table:table-cell office:value-type="string">
            <text:p>1997/1998</text:p>
          </table:table-cell>
          <table:table-cell table:style-name="ce10" office:value-type="string">
            <text:p>64130 Mauleon</text:p>
          </table:table-cell>
          <table:table-cell table:style-name="ce15" office:value-type="string">
            <text:p>Quartier Salgate</text:p>
          </table:table-cell>
          <table:table-cell office:value-type="string">
            <text:p>05 59 28 40 35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MAZZONI</text:p>
          </table:table-cell>
          <table:table-cell table:style-name="ce5" office:value-type="string">
            <text:p>Céline</text:p>
          </table:table-cell>
          <table:table-cell office:value-type="string">
            <text:p>1999/2000</text:p>
          </table:table-cell>
          <table:table-cell table:style-name="ce10" office:value-type="string">
            <text:p>47240 Castelculier</text:p>
          </table:table-cell>
          <table:table-cell table:style-name="ce15" office:value-type="string">
            <text:p>Les Cavailles Hautes</text:p>
          </table:table-cell>
          <table:table-cell office:value-type="string">
            <text:p>05 53 68 50 61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MELLAC épouse LUISI</text:p>
          </table:table-cell>
          <table:table-cell table:style-name="ce5" office:value-type="string">
            <text:p>Anne</text:p>
          </table:table-cell>
          <table:table-cell office:value-type="string">
            <text:p>1975/1976</text:p>
          </table:table-cell>
          <table:table-cell table:style-name="ce10" office:value-type="string">
            <text:p>31700 Blagnac</text:p>
          </table:table-cell>
          <table:table-cell table:style-name="ce15" office:value-type="string">
            <text:p>16 rue du château d'Uzou</text:p>
          </table:table-cell>
          <table:table-cell office:value-type="string">
            <text:p>05 61 71 63 99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MENETRIER</text:p>
          </table:table-cell>
          <table:table-cell table:style-name="ce5" office:value-type="string">
            <text:p>Cécile</text:p>
          </table:table-cell>
          <table:table-cell office:value-type="string">
            <text:p>1978/1979</text:p>
          </table:table-cell>
          <table:table-cell table:style-name="ce10" office:value-type="string">
            <text:p>47400 Tonneins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ENIVAL</text:p>
          </table:table-cell>
          <table:table-cell table:style-name="ce5" office:value-type="string">
            <text:p>Nathalie</text:p>
          </table:table-cell>
          <table:table-cell office:value-type="string">
            <text:p>2000/2001</text:p>
          </table:table-cell>
          <table:table-cell table:style-name="ce10" office:value-type="string">
            <text:p>33580 Neuffons</text:p>
          </table:table-cell>
          <table:table-cell table:style-name="ce15" office:value-type="string">
            <text:p>Les Moureaux</text:p>
          </table:table-cell>
          <table:table-cell office:value-type="string">
            <text:p>05 56 71 40 59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nathalie_fr83@hotmail,com">nathalie_fr83@hotmail,com</text:a></text:span></text:p>
          </table:table-cell>
          <table:table-cell office:value-type="string">
            <text:p>LA REOLE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MERCIER</text:p>
          </table:table-cell>
          <table:table-cell table:style-name="ce5" office:value-type="string">
            <text:p>Sylvie</text:p>
          </table:table-cell>
          <table:table-cell office:value-type="string">
            <text:p>1980/1981</text:p>
          </table:table-cell>
          <table:table-cell table:style-name="ce10" office:value-type="string">
            <text:p>16800 Soyaux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ERIGEAULT</text:p>
          </table:table-cell>
          <table:table-cell table:style-name="ce5" office:value-type="string">
            <text:p>ADELINE</text:p>
          </table:table-cell>
          <table:table-cell office:value-type="string">
            <text:p>2007/2008</text:p>
          </table:table-cell>
          <table:table-cell table:style-name="ce10" office:value-type="string">
            <text:p>17440 Aytré</text:p>
          </table:table-cell>
          <table:table-cell table:style-name="ce15" office:value-type="string">
            <text:p>100 bis rue de verdun</text:p>
          </table:table-cell>
          <table:table-cell office:value-type="string">
            <text:p>05 46 45 34 77</text:p>
          </table:table-cell>
          <table:table-cell office:value-type="string">
            <text:p>Taïwan</text:p>
          </table:table-cell>
          <table:table-cell table:style-name="ce13" office:value-type="string">
            <text:p>am_17@msn.com</text:p>
          </table:table-cell>
          <table:table-cell table:style-name="ce35" office:value-type="string">
            <text:p>LA ROCHELLE AUNIS</text:p>
          </table:table-cell>
          <table:table-cell table:style-name="ce43" office:value-type="string">
            <text:p>Taipei Kengfok</text:p>
          </table:table-cell>
          <table:table-cell office:value-type="float" office:value="3480">
            <text:p>3480</text:p>
          </table:table-cell>
          <table:table-cell table:number-columns-repeated="245"/>
        </table:table-row>
        <table:table-row table:style-name="ro3" table:visibility="filter">
          <table:table-cell table:style-name="ce2" office:value-type="string">
            <text:p>MERLOS</text:p>
          </table:table-cell>
          <table:table-cell table:style-name="ce5" office:value-type="string">
            <text:p>Anne-Marie</text:p>
          </table:table-cell>
          <table:table-cell office:value-type="string">
            <text:p>1989/1990</text:p>
          </table:table-cell>
          <table:table-cell table:style-name="ce10" office:value-type="string">
            <text:p>64400 Oloron Ste Marie</text:p>
          </table:table-cell>
          <table:table-cell table:style-name="ce15" office:value-type="string">
            <text:p>53 rue Sègues</text:p>
          </table:table-cell>
          <table:table-cell office:value-type="string">
            <text:p>05 59 39 62 02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ETAYER</text:p>
          </table:table-cell>
          <table:table-cell table:style-name="ce5" office:value-type="string">
            <text:p>Nina</text:p>
          </table:table-cell>
          <table:table-cell office:value-type="string">
            <text:p>2004/2005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23 rue Saint-François</text:p>
          </table:table-cell>
          <table:table-cell/>
          <table:table-cell office:value-type="string">
            <text:p>Mexique</text:p>
          </table:table-cell>
          <table:table-cell table:style-name="ce13"/>
          <table:table-cell table:style-name="ce35" office:value-type="string">
            <text:p>LA ROCHELLE ATLAN.</text:p>
          </table:table-cell>
          <table:table-cell table:number-columns-repeated="2"/>
          <table:table-cell office:value-type="string">
            <text:p>06 30 91 96 74</text:p>
          </table:table-cell>
          <table:table-cell office:value-type="string">
            <text:p>ABSENT PORTABLE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MEUNIER</text:p>
          </table:table-cell>
          <table:table-cell table:style-name="ce5" office:value-type="string">
            <text:p>Michael</text:p>
          </table:table-cell>
          <table:table-cell office:value-type="string">
            <text:p>1995/1996</text:p>
          </table:table-cell>
          <table:table-cell table:style-name="ce10" office:value-type="string">
            <text:p>75012 Paris</text:p>
          </table:table-cell>
          <table:table-cell table:style-name="ce15" office:value-type="string">
            <text:p>6 rue du Rendez-Vous</text:p>
          </table:table-cell>
          <table:table-cell office:value-type="string">
            <text:p>01 43 46 91 87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PONS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MIAUX</text:p>
          </table:table-cell>
          <table:table-cell table:style-name="ce5" office:value-type="string">
            <text:p>Gautier</text:p>
          </table:table-cell>
          <table:table-cell office:value-type="string">
            <text:p>2001/2002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84 rue Marius Lacroix - C 265</text:p>
          </table:table-cell>
          <table:table-cell office:value-type="string">
            <text:p>05 46 41 62 81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MICHEAUD</text:p>
          </table:table-cell>
          <table:table-cell table:style-name="ce5" office:value-type="string">
            <text:p>Nicolas</text:p>
          </table:table-cell>
          <table:table-cell office:value-type="string">
            <text:p>1995/1996</text:p>
          </table:table-cell>
          <table:table-cell table:style-name="ce10" office:value-type="string">
            <text:p>13620 Carry Le Rouet</text:p>
          </table:table-cell>
          <table:table-cell table:style-name="ce15" office:value-type="string">
            <text:p>2 Montée de la Grotte - Les Terrasses de la Plage</text:p>
          </table:table-cell>
          <table:table-cell office:value-type="string">
            <text:p>06 76 73 65 92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ICHEL</text:p>
          </table:table-cell>
          <table:table-cell table:style-name="ce5" office:value-type="string">
            <text:p>Lorraine</text:p>
          </table:table-cell>
          <table:table-cell office:value-type="string">
            <text:p>2006/2007</text:p>
          </table:table-cell>
          <table:table-cell table:style-name="ce10" office:value-type="string">
            <text:p>16000 Angoulème</text:p>
          </table:table-cell>
          <table:table-cell table:style-name="ce15" office:value-type="string">
            <text:p>3 ter rue Waldeck Rousseau</text:p>
          </table:table-cell>
          <table:table-cell office:value-type="string">
            <text:p>05 45 92 79 42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citron.cannelle@hotmail.fr">citron.cannelle@hotmail.fr</text:a></text:span></text:p>
          </table:table-cell>
          <table:table-cell table:style-name="ce34" office:value-type="string">
            <text:p>ANGOULEME DOYEN</text:p>
          </table:table-cell>
          <table:table-cell table:style-name="ce37" office:value-type="string">
            <text:p>Cheyenne</text:p>
          </table:table-cell>
          <table:table-cell office:value-type="float" office:value="5440">
            <text:p>5440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MICHELENA</text:p>
          </table:table-cell>
          <table:table-cell table:style-name="ce5" office:value-type="string">
            <text:p>Sophie</text:p>
          </table:table-cell>
          <table:table-cell office:value-type="string">
            <text:p>1995/1996</text:p>
          </table:table-cell>
          <table:table-cell table:style-name="ce10" office:value-type="string">
            <text:p>40230 Tosse</text:p>
          </table:table-cell>
          <table:table-cell table:style-name="ce15" office:value-type="string">
            <text:p>1 rue Labruquère</text:p>
          </table:table-cell>
          <table:table-cell office:value-type="string">
            <text:p>05 58 43 00 51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MIKOLAJCZAK</text:p>
          </table:table-cell>
          <table:table-cell table:style-name="ce5" office:value-type="string">
            <text:p>PAULINE</text:p>
          </table:table-cell>
          <table:table-cell office:value-type="string">
            <text:p>2007/2008</text:p>
          </table:table-cell>
          <table:table-cell table:style-name="ce10" office:value-type="string">
            <text:p>16290 Asnières sur Nouère</text:p>
          </table:table-cell>
          <table:table-cell table:style-name="ce15" office:value-type="string">
            <text:p>cidex 109</text:p>
          </table:table-cell>
          <table:table-cell office:value-type="string">
            <text:p>05 45 90 91 50</text:p>
          </table:table-cell>
          <table:table-cell office:value-type="string">
            <text:p>Nvelle Zélande</text:p>
          </table:table-cell>
          <table:table-cell table:style-name="ce13" office:value-type="string">
            <text:p>pauline18_5@hotmail.com</text:p>
          </table:table-cell>
          <table:table-cell office:value-type="string">
            <text:p>ANGOULEME LES E.C</text:p>
          </table:table-cell>
          <table:table-cell table:style-name="ce40" office:value-type="string">
            <text:p>Christchurch South</text:p>
          </table:table-cell>
          <table:table-cell office:value-type="float" office:value="9970">
            <text:p>9970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MILLIER</text:p>
          </table:table-cell>
          <table:table-cell table:style-name="ce5" office:value-type="string">
            <text:p>Sarah</text:p>
          </table:table-cell>
          <table:table-cell office:value-type="string">
            <text:p>1996/1997</text:p>
          </table:table-cell>
          <table:table-cell table:style-name="ce10" office:value-type="string">
            <text:p>33600 Pessac</text:p>
          </table:table-cell>
          <table:table-cell table:style-name="ce15" office:value-type="string">
            <text:p>19 avenue de Saige</text:p>
          </table:table-cell>
          <table:table-cell office:value-type="string">
            <text:p>05 56 45 11 67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sarahmillier@yahoo.fr">sarahmillier@yahoo.fr</text:a></text:span>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>
            <text:p>MIRTIN</text:p>
          </table:table-cell>
          <table:table-cell table:style-name="ce5" office:value-type="string">
            <text:p>Cécile</text:p>
          </table:table-cell>
          <table:table-cell office:value-type="string">
            <text:p>2001/2002</text:p>
          </table:table-cell>
          <table:table-cell table:style-name="ce10" office:value-type="string">
            <text:p>40160 Parentis</text:p>
          </table:table-cell>
          <table:table-cell table:style-name="ce15" office:value-type="string">
            <text:p>2 rue du Chicoy</text:p>
          </table:table-cell>
          <table:table-cell office:value-type="string">
            <text:p>05 58 78 52 87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IZZI</text:p>
          </table:table-cell>
          <table:table-cell table:style-name="ce5" office:value-type="string">
            <text:p>SIMON</text:p>
          </table:table-cell>
          <table:table-cell office:value-type="string">
            <text:p>2008/2009</text:p>
          </table:table-cell>
          <table:table-cell table:style-name="ce10" office:value-type="string">
            <text:p>33700 MERIGNAC</text:p>
          </table:table-cell>
          <table:table-cell table:style-name="ce15" office:value-type="string">
            <text:p>17 rue du clos des charmes</text:p>
          </table:table-cell>
          <table:table-cell office:value-type="string">
            <text:p>05 56 34 27 59</text:p>
          </table:table-cell>
          <table:table-cell office:value-type="string">
            <text:p>Thaïlande</text:p>
          </table:table-cell>
          <table:table-cell table:style-name="ce13" office:value-type="string">
            <text:p>simon.mizzi@hotmail.fr</text:p>
          </table:table-cell>
          <table:table-cell office:value-type="string">
            <text:p>BORDEAUX BOUSCAT</text:p>
          </table:table-cell>
          <table:table-cell table:style-name="ce6" office:value-type="string">
            <text:p>Yannawa </text:p>
          </table:table-cell>
          <table:table-cell table:style-name="ce22" office:value-type="float" office:value="3350">
            <text:p>3350</text:p>
          </table:table-cell>
          <table:table-cell table:style-name="ce22"/>
          <table:table-cell table:number-columns-repeated="244"/>
        </table:table-row>
        <table:table-row table:style-name="ro2" table:visibility="filter">
          <table:table-cell table:style-name="ce2" office:value-type="string">
            <text:p>MOLLET</text:p>
          </table:table-cell>
          <table:table-cell table:style-name="ce5" office:value-type="string">
            <text:p>François</text:p>
          </table:table-cell>
          <table:table-cell office:value-type="string">
            <text:p>1999/2000</text:p>
          </table:table-cell>
          <table:table-cell table:style-name="ce10" office:value-type="string">
            <text:p>34820 Teyran</text:p>
          </table:table-cell>
          <table:table-cell table:style-name="ce17" office:value-type="string">
            <text:p>4 rue St Hubert : <text:span text:style-name="T1">adresse grd-parents</text:span></text:p>
          </table:table-cell>
          <table:table-cell office:value-type="string">
            <text:p>04 67 70 36 53</text:p>
          </table:table-cell>
          <table:table-cell table:style-name="ce26" office:value-type="string">
            <text:p>Australie</text:p>
          </table:table-cell>
          <table:table-cell table:style-name="ce13" office:value-type="string">
            <text:p><text:span text:style-name="T2"><text:a xlink:href="mailto:francoismollet@hotmail.com">francoismollet@hotmail.com</text:a></text:span>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>
            <text:p>MOLLET</text:p>
          </table:table-cell>
          <table:table-cell table:style-name="ce5" office:value-type="string">
            <text:p>Sophie</text:p>
          </table:table-cell>
          <table:table-cell office:value-type="string">
            <text:p>1994/1995</text:p>
          </table:table-cell>
          <table:table-cell table:style-name="ce10" office:value-type="string">
            <text:p>34820 Teyran</text:p>
          </table:table-cell>
          <table:table-cell table:style-name="ce15" office:value-type="string">
            <text:p>4 rue St Hubert</text:p>
          </table:table-cell>
          <table:table-cell office:value-type="string">
            <text:p>04 67 70 36 53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MONCUQUET ép. MEYER</text:p>
          </table:table-cell>
          <table:table-cell table:style-name="ce5" office:value-type="string">
            <text:p>Amélie</text:p>
          </table:table-cell>
          <table:table-cell office:value-type="string">
            <text:p>1990/1991</text:p>
          </table:table-cell>
          <table:table-cell table:style-name="ce10" office:value-type="string">
            <text:p>78540 Vernouillet</text:p>
          </table:table-cell>
          <table:table-cell table:style-name="ce15" office:value-type="string">
            <text:p>37bis rue Paul Doumer</text:p>
          </table:table-cell>
          <table:table-cell office:value-type="string">
            <text:p>06 13 08 18 32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MONTAUT</text:p>
          </table:table-cell>
          <table:table-cell table:style-name="ce5" office:value-type="string">
            <text:p>Lucille</text:p>
          </table:table-cell>
          <table:table-cell office:value-type="string">
            <text:p>2004/2005</text:p>
          </table:table-cell>
          <table:table-cell table:style-name="ce10" office:value-type="string">
            <text:p>33390 St-Martin Lacaussade</text:p>
          </table:table-cell>
          <table:table-cell table:style-name="ce15" office:value-type="string">
            <text:p>8 chemin des Trois Moulins</text:p>
          </table:table-cell>
          <table:table-cell office:value-type="string">
            <text:p>05 57 42 20 38</text:p>
          </table:table-cell>
          <table:table-cell office:value-type="string">
            <text:p>Australie</text:p>
          </table:table-cell>
          <table:table-cell table:style-name="ce13"/>
          <table:table-cell office:value-type="string">
            <text:p>BLAYE</text:p>
          </table:table-cell>
          <table:table-cell table:number-columns-repeated="3"/>
          <table:table-cell office:value-type="string">
            <text:p>DONNER ADRESSE ROTEX A LA MERE</text:p>
          </table:table-cell>
          <table:table-cell table:number-columns-repeated="243"/>
        </table:table-row>
        <table:table-row table:style-name="ro3" table:visibility="filter">
          <table:table-cell table:style-name="ce2" office:value-type="string">
            <text:p>MORATILLE ép. BOUROT</text:p>
          </table:table-cell>
          <table:table-cell table:style-name="ce5" office:value-type="string">
            <text:p>Catherine</text:p>
          </table:table-cell>
          <table:table-cell office:value-type="string">
            <text:p>1998/1999</text:p>
          </table:table-cell>
          <table:table-cell table:style-name="ce10" office:value-type="string">
            <text:p>16470 Saint Michel</text:p>
          </table:table-cell>
          <table:table-cell table:style-name="ce15" office:value-type="string">
            <text:p>Residence Puygrelier - App 22 - 36 rue de l'égalité</text:p>
          </table:table-cell>
          <table:table-cell office:value-type="string">
            <text:p>05 45 25 09 31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MOREAU</text:p>
          </table:table-cell>
          <table:table-cell table:style-name="ce5" office:value-type="string">
            <text:p>Sophie</text:p>
          </table:table-cell>
          <table:table-cell office:value-type="string">
            <text:p>1999/2000</text:p>
          </table:table-cell>
          <table:table-cell table:style-name="ce10" office:value-type="string">
            <text:p>86000 Poitiers</text:p>
          </table:table-cell>
          <table:table-cell table:style-name="ce17" office:value-type="string">
            <text:p>28 rue du Bois Dousset App 937 :<text:span text:style-name="T1"> adresse parents</text:span></text:p>
          </table:table-cell>
          <table:table-cell office:value-type="string">
            <text:p>05 45 67 95 35</text:p>
          </table:table-cell>
          <table:table-cell office:value-type="string">
            <text:p>USA</text:p>
          </table:table-cell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MOREIRA</text:p>
          </table:table-cell>
          <table:table-cell table:style-name="ce5" office:value-type="string">
            <text:p>Emanuela</text:p>
          </table:table-cell>
          <table:table-cell office:value-type="string">
            <text:p>2000/2001</text:p>
          </table:table-cell>
          <table:table-cell table:style-name="ce10" office:value-type="string">
            <text:p>16730 Fléac</text:p>
          </table:table-cell>
          <table:table-cell table:style-name="ce15" office:value-type="string">
            <text:p>53 route de Moulède - Le Lugeat</text:p>
          </table:table-cell>
          <table:table-cell office:value-type="string">
            <text:p>05 45 25 46 41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ORELL</text:p>
          </table:table-cell>
          <table:table-cell table:style-name="ce5" office:value-type="string">
            <text:p>Hélène</text:p>
          </table:table-cell>
          <table:table-cell office:value-type="string">
            <text:p>2006/2007</text:p>
          </table:table-cell>
          <table:table-cell table:style-name="ce10" office:value-type="string">
            <text:p>47320 Clairac</text:p>
          </table:table-cell>
          <table:table-cell table:style-name="ce15" office:value-type="string">
            <text:p>2 Lotissement Bellevue</text:p>
          </table:table-cell>
          <table:table-cell office:value-type="string">
            <text:p>05 53 84 02 71</text:p>
          </table:table-cell>
          <table:table-cell office:value-type="string">
            <text:p>USA</text:p>
          </table:table-cell>
          <table:table-cell table:style-name="ce13" office:value-type="string">
            <text:p>helenemorell@hotmail.fr</text:p>
          </table:table-cell>
          <table:table-cell table:style-name="ce34" office:value-type="string">
            <text:p>TONNEINS</text:p>
          </table:table-cell>
          <table:table-cell table:style-name="ce37" office:value-type="string">
            <text:p>Plattsburg </text:p>
          </table:table-cell>
          <table:table-cell office:value-type="string">
            <text:p><text:s text:c="4"/>New-York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MORENVILLEZ</text:p>
          </table:table-cell>
          <table:table-cell table:style-name="ce5" office:value-type="string">
            <text:p>Claire</text:p>
          </table:table-cell>
          <table:table-cell office:value-type="string">
            <text:p>2000/2001</text:p>
          </table:table-cell>
          <table:table-cell table:style-name="ce10" office:value-type="string">
            <text:p>16000 Angoulème</text:p>
          </table:table-cell>
          <table:table-cell table:style-name="ce15" office:value-type="string">
            <text:p>10 allée des Genévriers</text:p>
          </table:table-cell>
          <table:table-cell office:value-type="string">
            <text:p>05 45 61 28 02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MORTEMOUSQUE</text:p>
          </table:table-cell>
          <table:table-cell table:style-name="ce5" office:value-type="string">
            <text:p>Pierre</text:p>
          </table:table-cell>
          <table:table-cell office:value-type="string">
            <text:p>1985/1986</text:p>
          </table:table-cell>
          <table:table-cell table:style-name="ce10" office:value-type="string">
            <text:p>69006 Lyon</text:p>
          </table:table-cell>
          <table:table-cell table:style-name="ce15" office:value-type="string">
            <text:p>37 rue Duquesne</text:p>
          </table:table-cell>
          <table:table-cell office:value-type="string">
            <text:p>04 78 17 71 04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OTARD</text:p>
          </table:table-cell>
          <table:table-cell table:style-name="ce5" office:value-type="string">
            <text:p>Frédéric</text:p>
          </table:table-cell>
          <table:table-cell office:value-type="string">
            <text:p>1989/1990</text:p>
          </table:table-cell>
          <table:table-cell table:style-name="ce10" office:value-type="string">
            <text:p>33700 Mérignac</text:p>
          </table:table-cell>
          <table:table-cell table:style-name="ce15" office:value-type="string">
            <text:p>9 rue François Girardon</text:p>
          </table:table-cell>
          <table:table-cell office:value-type="string">
            <text:p>06 63 40 51 84</text:p>
          </table:table-cell>
          <table:table-cell office:value-type="string">
            <text:p>Canada</text:p>
          </table:table-cell>
          <table:table-cell table:style-name="ce13"/>
          <table:table-cell office:value-type="string">
            <text:p>BLAYE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MOTARD</text:p>
          </table:table-cell>
          <table:table-cell table:style-name="ce5" office:value-type="string">
            <text:p>Marie</text:p>
          </table:table-cell>
          <table:table-cell office:value-type="string">
            <text:p>1997/1998</text:p>
          </table:table-cell>
          <table:table-cell table:style-name="ce10" office:value-type="string">
            <text:p>16000 Angoulème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OTARD</text:p>
          </table:table-cell>
          <table:table-cell table:style-name="ce5" office:value-type="string">
            <text:p>Stéphane</text:p>
          </table:table-cell>
          <table:table-cell office:value-type="string">
            <text:p>1985/1986</text:p>
          </table:table-cell>
          <table:table-cell table:style-name="ce10" office:value-type="string">
            <text:p>92800 Puteaux</text:p>
          </table:table-cell>
          <table:table-cell table:style-name="ce15" office:value-type="string">
            <text:p>6 boulevard Richard Wallace</text:p>
          </table:table-cell>
          <table:table-cell office:value-type="string">
            <text:p>06 64 94 16 02</text:p>
          </table:table-cell>
          <table:table-cell office:value-type="string">
            <text:p>Canada</text:p>
          </table:table-cell>
          <table:table-cell table:style-name="ce13"/>
          <table:table-cell office:value-type="string">
            <text:p>BLAYE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MOULINET</text:p>
          </table:table-cell>
          <table:table-cell table:style-name="ce5" office:value-type="string">
            <text:p>Jean-Marie</text:p>
          </table:table-cell>
          <table:table-cell office:value-type="string">
            <text:p>1985/1986</text:p>
          </table:table-cell>
          <table:table-cell table:style-name="ce10" office:value-type="string">
            <text:p>79220 Cours</text:p>
          </table:table-cell>
          <table:table-cell table:style-name="ce15" office:value-type="string">
            <text:p>route de la grue</text:p>
          </table:table-cell>
          <table:table-cell office:value-type="string">
            <text:p>06 08 63 69 7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MOULINET</text:p>
          </table:table-cell>
          <table:table-cell table:style-name="ce5" office:value-type="string">
            <text:p>Sophie</text:p>
          </table:table-cell>
          <table:table-cell office:value-type="string">
            <text:p>1994/1995</text:p>
          </table:table-cell>
          <table:table-cell table:style-name="ce10" office:value-type="string">
            <text:p>33600 Pessac</text:p>
          </table:table-cell>
          <table:table-cell table:style-name="ce15"/>
          <table:table-cell office:value-type="string">
            <text:p>05 56 45 74 11 ?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OULLOT</text:p>
          </table:table-cell>
          <table:table-cell table:style-name="ce5" office:value-type="string">
            <text:p>Pauline</text:p>
          </table:table-cell>
          <table:table-cell office:value-type="string">
            <text:p>2005/2006</text:p>
          </table:table-cell>
          <table:table-cell table:style-name="ce10" office:value-type="string">
            <text:p>16000 Angoulème</text:p>
          </table:table-cell>
          <table:table-cell table:style-name="ce15" office:value-type="string">
            <text:p>87 rue Waldeck Rousseau</text:p>
          </table:table-cell>
          <table:table-cell office:value-type="string">
            <text:p>05 45 95 69 79</text:p>
          </table:table-cell>
          <table:table-cell office:value-type="string">
            <text:p>Australie</text:p>
          </table:table-cell>
          <table:table-cell table:style-name="ce29" office:value-type="string">
            <text:p>paupom@hotmail.com</text:p>
          </table:table-cell>
          <table:table-cell table:style-name="ce35" office:value-type="string">
            <text:p>ANGOULEME DOYEN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MOUNIER</text:p>
          </table:table-cell>
          <table:table-cell table:style-name="ce5" office:value-type="string">
            <text:p>Sylvain</text:p>
          </table:table-cell>
          <table:table-cell office:value-type="string">
            <text:p>1993/1994</text:p>
          </table:table-cell>
          <table:table-cell table:style-name="ce10" office:value-type="string">
            <text:p>87000 Limoges</text:p>
          </table:table-cell>
          <table:table-cell table:style-name="ce15" office:value-type="string">
            <text:p>16 rue Jean Nouailher</text:p>
          </table:table-cell>
          <table:table-cell office:value-type="string">
            <text:p>05 55 34 54 50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MOURMAN</text:p>
          </table:table-cell>
          <table:table-cell table:style-name="ce5" office:value-type="string">
            <text:p>Victoire</text:p>
          </table:table-cell>
          <table:table-cell office:value-type="string">
            <text:p>1997/1998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11 rue Paul-Emile Victor</text:p>
          </table:table-cell>
          <table:table-cell office:value-type="string">
            <text:p>05 46 41 32 2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MOUSSET</text:p>
          </table:table-cell>
          <table:table-cell table:style-name="ce5" office:value-type="string">
            <text:p>Aurore</text:p>
          </table:table-cell>
          <table:table-cell office:value-type="string">
            <text:p>2004/2005</text:p>
          </table:table-cell>
          <table:table-cell table:style-name="ce10" office:value-type="string">
            <text:p>17250 Geay</text:p>
          </table:table-cell>
          <table:table-cell table:style-name="ce15" office:value-type="string">
            <text:p>27 route des Iles</text:p>
          </table:table-cell>
          <table:table-cell office:value-type="string">
            <text:p>05 46 95 66 25</text:p>
          </table:table-cell>
          <table:table-cell office:value-type="string">
            <text:p>Mexique</text:p>
          </table:table-cell>
          <table:table-cell table:style-name="ce13" office:value-type="string">
            <text:p><text:span text:style-name="T2"><text:a xlink:href="mailto:pitufina17@hotmail.fr">pitufina17@hotmail.fr</text:a></text:span></text:p>
          </table:table-cell>
          <table:table-cell office:value-type="string">
            <text:p>ROCHEFORT</text:p>
          </table:table-cell>
          <table:table-cell table:number-columns-repeated="2"/>
          <table:table-cell office:value-type="string">
            <text:p>06 86 66 30 51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MROZIK</text:p>
          </table:table-cell>
          <table:table-cell table:style-name="ce5" office:value-type="string">
            <text:p>VICTOR</text:p>
          </table:table-cell>
          <table:table-cell office:value-type="string">
            <text:p>2007/2008</text:p>
          </table:table-cell>
          <table:table-cell table:style-name="ce10" office:value-type="string">
            <text:p>40260 Castets</text:p>
          </table:table-cell>
          <table:table-cell table:style-name="ce15" office:value-type="string">
            <text:p>montlarbier</text:p>
          </table:table-cell>
          <table:table-cell office:value-type="string">
            <text:p>05 58 55 04 85</text:p>
          </table:table-cell>
          <table:table-cell office:value-type="string">
            <text:p>Thaïlande</text:p>
          </table:table-cell>
          <table:table-cell table:style-name="ce13" office:value-type="string">
            <text:p>victormrozik@hotmail.com</text:p>
          </table:table-cell>
          <table:table-cell office:value-type="string">
            <text:p>DAX</text:p>
          </table:table-cell>
          <table:table-cell table:style-name="ce40" office:value-type="string">
            <text:p>Bangkok-Benjasiri</text:p>
          </table:table-cell>
          <table:table-cell office:value-type="float" office:value="3350">
            <text:p>335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MURRET-LABARTHE</text:p>
          </table:table-cell>
          <table:table-cell table:style-name="ce5" office:value-type="string">
            <text:p>Elodie</text:p>
          </table:table-cell>
          <table:table-cell office:value-type="string">
            <text:p>2001/2002</text:p>
          </table:table-cell>
          <table:table-cell table:style-name="ce10" office:value-type="string">
            <text:p>40600 Biscarrosse</text:p>
          </table:table-cell>
          <table:table-cell table:style-name="ce15" office:value-type="string">
            <text:p>36 rue de Saint-Vincent de Paul</text:p>
          </table:table-cell>
          <table:table-cell office:value-type="string">
            <text:p>05 58 78 82 90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PARENTIS PAYS DE BORN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MUSSET</text:p>
          </table:table-cell>
          <table:table-cell table:style-name="ce5" office:value-type="string">
            <text:p>Chantal</text:p>
          </table:table-cell>
          <table:table-cell office:value-type="string">
            <text:p>1975/1976</text:p>
          </table:table-cell>
          <table:table-cell table:style-name="ce10" office:value-type="string">
            <text:p>33250 Pauillac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MUSSO</text:p>
          </table:table-cell>
          <table:table-cell table:style-name="ce5" office:value-type="string">
            <text:p>Pascal</text:p>
          </table:table-cell>
          <table:table-cell office:value-type="string">
            <text:p>1986/1987</text:p>
          </table:table-cell>
          <table:table-cell table:style-name="ce10" office:value-type="string">
            <text:p>47800 Miramont de Guyenne</text:p>
          </table:table-cell>
          <table:table-cell table:style-name="ce15" office:value-type="string">
            <text:p>Le Bourg - Roumagne</text:p>
          </table:table-cell>
          <table:table-cell office:value-type="string">
            <text:p>05 53 93 24 8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NABZDYJAK</text:p>
          </table:table-cell>
          <table:table-cell table:style-name="ce5" office:value-type="string">
            <text:p>Grégory</text:p>
          </table:table-cell>
          <table:table-cell office:value-type="string">
            <text:p>1991/1992</text:p>
          </table:table-cell>
          <table:table-cell table:style-name="ce10" office:value-type="string">
            <text:p>17920 Breuillet</text:p>
          </table:table-cell>
          <table:table-cell table:style-name="ce15" office:value-type="string">
            <text:p>route du Montil</text:p>
          </table:table-cell>
          <table:table-cell office:value-type="string">
            <text:p>05 46 22 98 88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NACHER</text:p>
          </table:table-cell>
          <table:table-cell table:style-name="ce5" office:value-type="string">
            <text:p>Marwan</text:p>
          </table:table-cell>
          <table:table-cell office:value-type="string">
            <text:p>1994/1995</text:p>
          </table:table-cell>
          <table:table-cell table:style-name="ce10" office:value-type="string">
            <text:p>68200 Mulhouse</text:p>
          </table:table-cell>
          <table:table-cell table:style-name="ce15" office:value-type="string">
            <text:p>37 rue Schwilgue</text:p>
          </table:table-cell>
          <table:table-cell office:value-type="string">
            <text:p>03 89 42 46 37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NAEGELY</text:p>
          </table:table-cell>
          <table:table-cell table:style-name="ce5" office:value-type="string">
            <text:p>Fabien</text:p>
          </table:table-cell>
          <table:table-cell office:value-type="string">
            <text:p>1989/1990</text:p>
          </table:table-cell>
          <table:table-cell table:style-name="ce10" office:value-type="string">
            <text:p>47160 Damazan</text:p>
          </table:table-cell>
          <table:table-cell table:style-name="ce15" office:value-type="string">
            <text:p>Gendarmerie</text:p>
          </table:table-cell>
          <table:table-cell office:value-type="string">
            <text:p>05 53 79 40 17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NAVAILLES</text:p>
          </table:table-cell>
          <table:table-cell table:style-name="ce5" office:value-type="string">
            <text:p>Laurent</text:p>
          </table:table-cell>
          <table:table-cell office:value-type="string">
            <text:p>1989/1990</text:p>
          </table:table-cell>
          <table:table-cell table:style-name="ce10" office:value-type="string">
            <text:p>40280 Bretagne de Marsan</text:p>
          </table:table-cell>
          <table:table-cell table:style-name="ce15" office:value-type="string">
            <text:p>Chemin Bousquet</text:p>
          </table:table-cell>
          <table:table-cell office:value-type="string">
            <text:p>05 58 71 01 71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NEDELEC</text:p>
          </table:table-cell>
          <table:table-cell table:style-name="ce5" office:value-type="string">
            <text:p>Grégoire</text:p>
          </table:table-cell>
          <table:table-cell office:value-type="string">
            <text:p>1997/1998</text:p>
          </table:table-cell>
          <table:table-cell table:style-name="ce10" office:value-type="string">
            <text:p>17180 Périgny</text:p>
          </table:table-cell>
          <table:table-cell table:style-name="ce15" office:value-type="string">
            <text:p>16 rue de Chagnolet</text:p>
          </table:table-cell>
          <table:table-cell office:value-type="string">
            <text:p>05 46 44 12 11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NEDELEC</text:p>
          </table:table-cell>
          <table:table-cell table:style-name="ce5" office:value-type="string">
            <text:p>Marie-Claire</text:p>
          </table:table-cell>
          <table:table-cell office:value-type="string">
            <text:p>1998/1999</text:p>
          </table:table-cell>
          <table:table-cell table:style-name="ce10" office:value-type="string">
            <text:p>17180 Périgny</text:p>
          </table:table-cell>
          <table:table-cell table:style-name="ce15" office:value-type="string">
            <text:p>16 rue de Chagnolet</text:p>
          </table:table-cell>
          <table:table-cell office:value-type="string">
            <text:p>05 46 44 12 11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NERON</text:p>
          </table:table-cell>
          <table:table-cell table:style-name="ce5" office:value-type="string">
            <text:p>Christelle</text:p>
          </table:table-cell>
          <table:table-cell office:value-type="string">
            <text:p>1994/1995</text:p>
          </table:table-cell>
          <table:table-cell table:style-name="ce10" office:value-type="string">
            <text:p>16330 Vars</text:p>
          </table:table-cell>
          <table:table-cell table:style-name="ce15" office:value-type="string">
            <text:p>allée des Arbres</text:p>
          </table:table-cell>
          <table:table-cell office:value-type="string">
            <text:p>05 45 39 79 7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NGUYEN</text:p>
          </table:table-cell>
          <table:table-cell table:style-name="ce5" office:value-type="string">
            <text:p>Mai-Linh</text:p>
          </table:table-cell>
          <table:table-cell office:value-type="string">
            <text:p>1999/2000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54 bis rue du Moulin de la Mozey</text:p>
          </table:table-cell>
          <table:table-cell office:value-type="string">
            <text:p>05 46 34 32 39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NICOLEAU</text:p>
          </table:table-cell>
          <table:table-cell table:style-name="ce5" office:value-type="string">
            <text:p>Edouard</text:p>
          </table:table-cell>
          <table:table-cell office:value-type="string">
            <text:p>2002/2003</text:p>
          </table:table-cell>
          <table:table-cell table:style-name="ce10" office:value-type="string">
            <text:p>16700 Les Adjots</text:p>
          </table:table-cell>
          <table:table-cell table:style-name="ce15" office:value-type="string">
            <text:p>La Poterie</text:p>
          </table:table-cell>
          <table:table-cell office:value-type="string">
            <text:p>05 45 31 35 91</text:p>
          </table:table-cell>
          <table:table-cell office:value-type="string">
            <text:p>Thaïlande</text:p>
          </table:table-cell>
          <table:table-cell table:style-name="ce13" office:value-type="string">
            <text:p><text:span text:style-name="T2"><text:a xlink:href="mailto:doud09@gmail.com">doud09@gmail.com</text:a></text:span></text:p>
          </table:table-cell>
          <table:table-cell office:value-type="string">
            <text:p>ANGOULEME</text:p>
          </table:table-cell>
          <table:table-cell/>
          <table:table-cell table:style-name="ce37" table:number-columns-repeated="2"/>
          <table:table-cell table:number-columns-repeated="244"/>
        </table:table-row>
        <table:table-row table:style-name="ro2" table:visibility="filter">
          <table:table-cell table:style-name="ce2" office:value-type="string">
            <text:p>NICOLINI</text:p>
          </table:table-cell>
          <table:table-cell table:style-name="ce5" office:value-type="string">
            <text:p>Mickael</text:p>
          </table:table-cell>
          <table:table-cell office:value-type="string">
            <text:p>1996/1997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18 rue Gensan</text:p>
          </table:table-cell>
          <table:table-cell office:value-type="string">
            <text:p>05 56 31 88 56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NISON</text:p>
          </table:table-cell>
          <table:table-cell table:style-name="ce5" office:value-type="string">
            <text:p>Matthew</text:p>
          </table:table-cell>
          <table:table-cell office:value-type="string">
            <text:p>2005/2006</text:p>
          </table:table-cell>
          <table:table-cell table:style-name="ce10" office:value-type="string">
            <text:p>33980 Audenge</text:p>
          </table:table-cell>
          <table:table-cell table:style-name="ce15" office:value-type="string">
            <text:p>7 rue du Pas de Madame</text:p>
          </table:table-cell>
          <table:table-cell office:value-type="string">
            <text:p>05 57 76 26 63</text:p>
          </table:table-cell>
          <table:table-cell office:value-type="string">
            <text:p>Finlande</text:p>
          </table:table-cell>
          <table:table-cell table:style-name="ce13"/>
          <table:table-cell table:style-name="ce35" office:value-type="string">
            <text:p>NORD BASSIN ARCACHON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NOLLET</text:p>
          </table:table-cell>
          <table:table-cell table:style-name="ce5" office:value-type="string">
            <text:p>Félicie</text:p>
          </table:table-cell>
          <table:table-cell office:value-type="string">
            <text:p>1994/1995</text:p>
          </table:table-cell>
          <table:table-cell table:style-name="ce10" office:value-type="string">
            <text:p>47600 Nérac</text:p>
          </table:table-cell>
          <table:table-cell table:style-name="ce15" office:value-type="string">
            <text:p>Château Douazan</text:p>
          </table:table-cell>
          <table:table-cell office:value-type="string">
            <text:p>05 53 65 01 33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NORMAND</text:p>
          </table:table-cell>
          <table:table-cell table:style-name="ce5" office:value-type="string">
            <text:p>Jean-Sébastien</text:p>
          </table:table-cell>
          <table:table-cell office:value-type="string">
            <text:p>1993/1994</text:p>
          </table:table-cell>
          <table:table-cell table:style-name="ce10" office:value-type="string">
            <text:p>40280 St-Pierre du Mont</text:p>
          </table:table-cell>
          <table:table-cell table:style-name="ce15" office:value-type="string">
            <text:p>46 rue Cante Coucut</text:p>
          </table:table-cell>
          <table:table-cell office:value-type="string">
            <text:p>05 58 75 50 32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NORMANDIN</text:p>
          </table:table-cell>
          <table:table-cell table:style-name="ce5" office:value-type="string">
            <text:p>Audrey</text:p>
          </table:table-cell>
          <table:table-cell office:value-type="string">
            <text:p>1992/1993</text:p>
          </table:table-cell>
          <table:table-cell table:style-name="ce10" office:value-type="string">
            <text:p>17230 Dompierre sur mer</text:p>
          </table:table-cell>
          <table:table-cell table:style-name="ce15" office:value-type="string">
            <text:p>La Péraudière</text:p>
          </table:table-cell>
          <table:table-cell office:value-type="string">
            <text:p>05 46 68 00 65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NORMANDIN</text:p>
          </table:table-cell>
          <table:table-cell table:style-name="ce5" office:value-type="string">
            <text:p>Edouard</text:p>
          </table:table-cell>
          <table:table-cell office:value-type="string">
            <text:p>1995/1996</text:p>
          </table:table-cell>
          <table:table-cell table:style-name="ce10" office:value-type="string">
            <text:p>17230 Dompierre sur mer</text:p>
          </table:table-cell>
          <table:table-cell table:style-name="ce15" office:value-type="string">
            <text:p>La Péraudière</text:p>
          </table:table-cell>
          <table:table-cell office:value-type="string">
            <text:p>05 46 68 00 65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NOTARY</text:p>
          </table:table-cell>
          <table:table-cell table:style-name="ce5" office:value-type="string">
            <text:p>Sylvie</text:p>
          </table:table-cell>
          <table:table-cell office:value-type="string">
            <text:p>1989/1990</text:p>
          </table:table-cell>
          <table:table-cell table:style-name="ce10" office:value-type="string">
            <text:p>29000 Quimper</text:p>
          </table:table-cell>
          <table:table-cell table:style-name="ce15" office:value-type="string">
            <text:p>37 rue de Douarnenez</text:p>
          </table:table-cell>
          <table:table-cell office:value-type="string">
            <text:p>06 62 85 56 17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NOYON</text:p>
          </table:table-cell>
          <table:table-cell table:style-name="ce5" office:value-type="string">
            <text:p>Magalie</text:p>
          </table:table-cell>
          <table:table-cell office:value-type="string">
            <text:p>1999/2000</text:p>
          </table:table-cell>
          <table:table-cell table:style-name="ce10" office:value-type="string">
            <text:p>75016 Paris</text:p>
          </table:table-cell>
          <table:table-cell table:style-name="ce15" office:value-type="string">
            <text:p>La Villa Duret 13-17 rue Piccini</text:p>
          </table:table-cell>
          <table:table-cell office:value-type="string">
            <text:p>01 40 67 13 30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NOZIERES</text:p>
          </table:table-cell>
          <table:table-cell table:style-name="ce5" office:value-type="string">
            <text:p>Guillaume</text:p>
          </table:table-cell>
          <table:table-cell office:value-type="string">
            <text:p>1994/1995</text:p>
          </table:table-cell>
          <table:table-cell table:style-name="ce10" office:value-type="string">
            <text:p>40090 Mazerolles</text:p>
          </table:table-cell>
          <table:table-cell table:style-name="ce15" office:value-type="string">
            <text:p>2151 Route de Villeneuve</text:p>
          </table:table-cell>
          <table:table-cell office:value-type="string">
            <text:p>05 58 75 66 30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ODIN</text:p>
          </table:table-cell>
          <table:table-cell table:style-name="ce5" office:value-type="string">
            <text:p>Olivier</text:p>
          </table:table-cell>
          <table:table-cell office:value-type="string">
            <text:p>1998/1999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21 rue Claude Massé</text:p>
          </table:table-cell>
          <table:table-cell office:value-type="string">
            <text:p>05 46 00 42 09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OLIVE</text:p>
          </table:table-cell>
          <table:table-cell table:style-name="ce5" office:value-type="string">
            <text:p>Frédéric</text:p>
          </table:table-cell>
          <table:table-cell office:value-type="string">
            <text:p>1982/1983</text:p>
          </table:table-cell>
          <table:table-cell table:style-name="ce10" office:value-type="string">
            <text:p>16260 Chasseneuil</text:p>
          </table:table-cell>
          <table:table-cell table:style-name="ce15" office:value-type="string">
            <text:p><text:s/>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ORDONNEAU</text:p>
          </table:table-cell>
          <table:table-cell table:style-name="ce5" office:value-type="string">
            <text:p>STEPHANE</text:p>
          </table:table-cell>
          <table:table-cell office:value-type="string">
            <text:p>2007/2008</text:p>
          </table:table-cell>
          <table:table-cell table:style-name="ce10" office:value-type="string">
            <text:p>16000 Angoulème</text:p>
          </table:table-cell>
          <table:table-cell table:style-name="ce15" office:value-type="string">
            <text:p>4 rue larreguy</text:p>
          </table:table-cell>
          <table:table-cell office:value-type="string">
            <text:p>05 45 92 72 62</text:p>
          </table:table-cell>
          <table:table-cell office:value-type="string">
            <text:p>USA</text:p>
          </table:table-cell>
          <table:table-cell table:style-name="ce13" office:value-type="string">
            <text:p>stephaneordo@hotmail.fr</text:p>
          </table:table-cell>
          <table:table-cell office:value-type="string">
            <text:p>ANGOULEME LES E.C</text:p>
          </table:table-cell>
          <table:table-cell table:style-name="ce50" office:value-type="string">
            <text:p>Oneonta </text:p>
          </table:table-cell>
          <table:table-cell office:value-type="float" office:value="7170">
            <text:p>717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ORTOLAN</text:p>
          </table:table-cell>
          <table:table-cell table:style-name="ce5" office:value-type="string">
            <text:p>Pierre</text:p>
          </table:table-cell>
          <table:table-cell office:value-type="string">
            <text:p>2006/2007</text:p>
          </table:table-cell>
          <table:table-cell table:style-name="ce10" office:value-type="string">
            <text:p>47200 Marmande</text:p>
          </table:table-cell>
          <table:table-cell table:style-name="ce15" office:value-type="string">
            <text:p>6 rue Martignac</text:p>
          </table:table-cell>
          <table:table-cell office:value-type="string">
            <text:p>05 53 64 61 39</text:p>
          </table:table-cell>
          <table:table-cell office:value-type="string">
            <text:p>USA</text:p>
          </table:table-cell>
          <table:table-cell table:style-name="ce13" office:value-type="string">
            <text:p>peter_o@hotmail.fr</text:p>
          </table:table-cell>
          <table:table-cell table:style-name="ce34" office:value-type="string">
            <text:p>MARMANDE</text:p>
          </table:table-cell>
          <table:table-cell table:style-name="ce37" office:value-type="string">
            <text:p>Canton</text:p>
          </table:table-cell>
          <table:table-cell office:value-type="string">
            <text:p>Connecticut</text:p>
          </table:table-cell>
          <table:table-cell table:number-columns-repeated="245"/>
        </table:table-row>
        <table:table-row table:style-name="ro3" table:visibility="filter">
          <table:table-cell table:style-name="ce2" office:value-type="string">
            <text:p>PAGES ép. NEROT</text:p>
          </table:table-cell>
          <table:table-cell table:style-name="ce5" office:value-type="string">
            <text:p>Sandrine</text:p>
          </table:table-cell>
          <table:table-cell office:value-type="string">
            <text:p>1982/1983</text:p>
          </table:table-cell>
          <table:table-cell table:style-name="ce10" office:value-type="string">
            <text:p>77400 St Thibault des Vignes</text:p>
          </table:table-cell>
          <table:table-cell table:style-name="ce15" office:value-type="string">
            <text:p>20 bis rue de Lagny</text:p>
          </table:table-cell>
          <table:table-cell office:value-type="string">
            <text:p>01 64 30 49 53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PALU</text:p>
          </table:table-cell>
          <table:table-cell table:style-name="ce5" office:value-type="string">
            <text:p>Jean-Marie</text:p>
          </table:table-cell>
          <table:table-cell office:value-type="string">
            <text:p>1976/1977</text:p>
          </table:table-cell>
          <table:table-cell table:style-name="ce10" office:value-type="string">
            <text:p>92100 Boulogne</text:p>
          </table:table-cell>
          <table:table-cell table:style-name="ce15" office:value-type="string">
            <text:p>103 avenue André Morizet</text:p>
          </table:table-cell>
          <table:table-cell office:value-type="string">
            <text:p>06 76 94 88 45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PAPILLAUD</text:p>
          </table:table-cell>
          <table:table-cell table:style-name="ce5" office:value-type="string">
            <text:p>Anne</text:p>
          </table:table-cell>
          <table:table-cell office:value-type="string">
            <text:p>1988/1989</text:p>
          </table:table-cell>
          <table:table-cell table:style-name="ce10" office:value-type="string">
            <text:p>47230 Lavardac</text:p>
          </table:table-cell>
          <table:table-cell table:style-name="ce15" office:value-type="string">
            <text:p>Monplaisir</text:p>
          </table:table-cell>
          <table:table-cell office:value-type="string">
            <text:p>05 53 65 11 73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aspapillaud@gmail.com">aspapillaud@gmail.com</text:a></text:span></text:p>
          </table:table-cell>
          <table:table-cell office:value-type="string">
            <text:p>NERAC</text:p>
          </table:table-cell>
          <table:table-cell office:value-type="string">
            <text:p>Caroline Nord</text:p>
          </table:table-cell>
          <table:table-cell table:number-columns-repeated="246"/>
        </table:table-row>
        <table:table-row table:style-name="ro2">
          <table:table-cell table:style-name="ce2" office:value-type="string">
            <text:p>PAPILLAUD ep DESMET</text:p>
          </table:table-cell>
          <table:table-cell table:style-name="ce5" office:value-type="string">
            <text:p>Marie-Françoise</text:p>
          </table:table-cell>
          <table:table-cell office:value-type="string">
            <text:p>1977/1978</text:p>
          </table:table-cell>
          <table:table-cell table:style-name="ce10" office:value-type="string">
            <text:p>47230 Lavardac</text:p>
          </table:table-cell>
          <table:table-cell table:style-name="ce15" office:value-type="string">
            <text:p>Monplaisir</text:p>
          </table:table-cell>
          <table:table-cell office:value-type="string">
            <text:p>05 53 65 11 73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marie@elitis.fr">marie@elitis.fr</text:a></text:span></text:p>
          </table:table-cell>
          <table:table-cell office:value-type="string">
            <text:p>NERAC</text:p>
          </table:table-cell>
          <table:table-cell office:value-type="string">
            <text:p>NY</text:p>
          </table:table-cell>
          <table:table-cell table:number-columns-repeated="246"/>
        </table:table-row>
        <table:table-row table:style-name="ro3">
          <table:table-cell table:style-name="ce2" office:value-type="string">
            <text:p>PAPILLAUD ep LOORAM</text:p>
          </table:table-cell>
          <table:table-cell table:style-name="ce5" office:value-type="string">
            <text:p>Odile</text:p>
          </table:table-cell>
          <table:table-cell office:value-type="string">
            <text:p>1979/1980</text:p>
          </table:table-cell>
          <table:table-cell table:style-name="ce10" office:value-type="string">
            <text:p>Hochiminh City (Vietnam)</text:p>
          </table:table-cell>
          <table:table-cell table:style-name="ce15" office:value-type="string">
            <text:p>8 Dang Pat District</text:p>
          </table:table-cell>
          <table:table-cell office:value-type="string">
            <text:p>848 84 44 250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odile@hcm.fpt.vn">odile@hcm.fpt.vn</text:a></text:span></text:p>
          </table:table-cell>
          <table:table-cell office:value-type="string">
            <text:p>NERAC</text:p>
          </table:table-cell>
          <table:table-cell office:value-type="string">
            <text:p>Caroline Nord</text:p>
          </table:table-cell>
          <table:table-cell table:number-columns-repeated="246"/>
        </table:table-row>
        <table:table-row table:style-name="ro3" table:visibility="filter">
          <table:table-cell table:style-name="ce2" office:value-type="string">
            <text:p>PAREIGE</text:p>
          </table:table-cell>
          <table:table-cell table:style-name="ce5" office:value-type="string">
            <text:p>Corentin</text:p>
          </table:table-cell>
          <table:table-cell office:value-type="string">
            <text:p>2002/2003</text:p>
          </table:table-cell>
          <table:table-cell table:style-name="ce10" office:value-type="string">
            <text:p>40280 St-Pierre du Mont</text:p>
          </table:table-cell>
          <table:table-cell table:style-name="ce15" office:value-type="string">
            <text:p>268 rue Alfred Sisley</text:p>
          </table:table-cell>
          <table:table-cell office:value-type="string">
            <text:p>05 58 75 36 31</text:p>
          </table:table-cell>
          <table:table-cell/>
          <table:table-cell table:style-name="ce13"/>
          <table:table-cell table:number-columns-repeated="4"/>
          <table:table-cell table:style-name="ce37" office:value-type="string">
            <text:p>numéro pas attribué</text:p>
          </table:table-cell>
          <table:table-cell table:number-columns-repeated="243"/>
        </table:table-row>
        <table:table-row table:style-name="ro2" table:visibility="filter">
          <table:table-cell table:style-name="ce2" office:value-type="string">
            <text:p>PARENT</text:p>
          </table:table-cell>
          <table:table-cell table:style-name="ce5" office:value-type="string">
            <text:p>Vanessa</text:p>
          </table:table-cell>
          <table:table-cell office:value-type="string">
            <text:p>1987/1988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6 79 29 53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PARFAIT ép. OLIVEAU</text:p>
          </table:table-cell>
          <table:table-cell table:style-name="ce5" office:value-type="string">
            <text:p>Marie</text:p>
          </table:table-cell>
          <table:table-cell office:value-type="string">
            <text:p>1989/1990</text:p>
          </table:table-cell>
          <table:table-cell table:style-name="ce10" office:value-type="string">
            <text:p>17100 Saintes</text:p>
          </table:table-cell>
          <table:table-cell table:style-name="ce15" office:value-type="string">
            <text:p>11 rue des Jacobins</text:p>
          </table:table-cell>
          <table:table-cell office:value-type="string">
            <text:p>05 46 93 32 12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PARMA</text:p>
          </table:table-cell>
          <table:table-cell table:style-name="ce5" office:value-type="string">
            <text:p>Morgane</text:p>
          </table:table-cell>
          <table:table-cell office:value-type="string">
            <text:p>2004/2005</text:p>
          </table:table-cell>
          <table:table-cell table:style-name="ce10"/>
          <table:table-cell table:style-name="ce15" office:value-type="string">
            <text:p>NPAI</text:p>
          </table:table-cell>
          <table:table-cell/>
          <table:table-cell office:value-type="string">
            <text:p>Nvelle Zélande</text:p>
          </table:table-cell>
          <table:table-cell table:style-name="ce13"/>
          <table:table-cell office:value-type="string">
            <text:p>AGEN LA GARENNE</text:p>
          </table:table-cell>
          <table:table-cell table:number-columns-repeated="3"/>
          <table:table-cell office:value-type="string">
            <text:p>NON ATTRIBUE</text:p>
          </table:table-cell>
          <table:table-cell table:number-columns-repeated="243"/>
        </table:table-row>
        <table:table-row table:style-name="ro2" table:visibility="filter">
          <table:table-cell table:style-name="ce2" office:value-type="string">
            <text:p>PAUTY</text:p>
          </table:table-cell>
          <table:table-cell table:style-name="ce5" office:value-type="string">
            <text:p>Marion</text:p>
          </table:table-cell>
          <table:table-cell office:value-type="string">
            <text:p>1995/1996</text:p>
          </table:table-cell>
          <table:table-cell table:style-name="ce10" office:value-type="string">
            <text:p>33500 Arveyres</text:p>
          </table:table-cell>
          <table:table-cell table:style-name="ce15" office:value-type="string">
            <text:p>Chemin des Templiers</text:p>
          </table:table-cell>
          <table:table-cell office:value-type="string">
            <text:p>05 57 24 80 65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PAUTY ép. OOMS (Londres)</text:p>
          </table:table-cell>
          <table:table-cell table:style-name="ce5" office:value-type="string">
            <text:p>Fabienne</text:p>
          </table:table-cell>
          <table:table-cell office:value-type="string">
            <text:p>1988/1989</text:p>
          </table:table-cell>
          <table:table-cell table:style-name="ce10" office:value-type="string">
            <text:p>33500 Arveyres</text:p>
          </table:table-cell>
          <table:table-cell table:style-name="ce15" office:value-type="string">
            <text:p>Chemin des Templiers</text:p>
          </table:table-cell>
          <table:table-cell office:value-type="string">
            <text:p>05 57 24 80 65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PAVAGEAU</text:p>
          </table:table-cell>
          <table:table-cell table:style-name="ce5" office:value-type="string">
            <text:p>Cécile</text:p>
          </table:table-cell>
          <table:table-cell office:value-type="string">
            <text:p>1994/1995</text:p>
          </table:table-cell>
          <table:table-cell table:style-name="ce10" office:value-type="string">
            <text:p>17200 Royan</text:p>
          </table:table-cell>
          <table:table-cell table:style-name="ce15" office:value-type="string">
            <text:p>91 avenue des Semis</text:p>
          </table:table-cell>
          <table:table-cell office:value-type="string">
            <text:p>04 46 06 69 65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PAVAGEAU</text:p>
          </table:table-cell>
          <table:table-cell table:style-name="ce5" office:value-type="string">
            <text:p>Jean</text:p>
          </table:table-cell>
          <table:table-cell office:value-type="string">
            <text:p>2001/2002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4 46 06 69 65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PELLET</text:p>
          </table:table-cell>
          <table:table-cell table:style-name="ce5" office:value-type="string">
            <text:p>Clarisse</text:p>
          </table:table-cell>
          <table:table-cell office:value-type="string">
            <text:p>1983/1984</text:p>
          </table:table-cell>
          <table:table-cell table:style-name="ce10" office:value-type="string">
            <text:p>16290 Hiersac</text:p>
          </table:table-cell>
          <table:table-cell table:style-name="ce15" office:value-type="string">
            <text:p>Logis de Rouffignac - Moulidars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PELLET</text:p>
          </table:table-cell>
          <table:table-cell table:style-name="ce5" office:value-type="string">
            <text:p>Eric</text:p>
          </table:table-cell>
          <table:table-cell office:value-type="string">
            <text:p>1980/1981</text:p>
          </table:table-cell>
          <table:table-cell table:style-name="ce10" office:value-type="string">
            <text:p>16290 Hiersac</text:p>
          </table:table-cell>
          <table:table-cell table:style-name="ce15" office:value-type="string">
            <text:p>Logis de Rouffignac - Moulidars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PELTIER</text:p>
          </table:table-cell>
          <table:table-cell table:style-name="ce5" office:value-type="string">
            <text:p>Sandrine</text:p>
          </table:table-cell>
          <table:table-cell office:value-type="string">
            <text:p>1994/1995</text:p>
          </table:table-cell>
          <table:table-cell table:style-name="ce10" office:value-type="string">
            <text:p>64200 Biarritz</text:p>
          </table:table-cell>
          <table:table-cell table:style-name="ce15" office:value-type="string">
            <text:p>résidence Argia - 37 rue de Parme</text:p>
          </table:table-cell>
          <table:table-cell office:value-type="string">
            <text:p>05 59 43 94 9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PENA</text:p>
          </table:table-cell>
          <table:table-cell table:style-name="ce5" office:value-type="string">
            <text:p>Maria</text:p>
          </table:table-cell>
          <table:table-cell office:value-type="string">
            <text:p>1989/1990</text:p>
          </table:table-cell>
          <table:table-cell table:style-name="ce10" office:value-type="string">
            <text:p>16120 Chateauneuf</text:p>
          </table:table-cell>
          <table:table-cell table:style-name="ce15" office:value-type="string">
            <text:p>La Roche Carreau - Les Glacières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PENAUD</text:p>
          </table:table-cell>
          <table:table-cell table:style-name="ce5" office:value-type="string">
            <text:p>Véronique</text:p>
          </table:table-cell>
          <table:table-cell office:value-type="string">
            <text:p>1991/1992</text:p>
          </table:table-cell>
          <table:table-cell table:style-name="ce10" office:value-type="string">
            <text:p>33200 Bordeaux</text:p>
          </table:table-cell>
          <table:table-cell table:style-name="ce15" office:value-type="string">
            <text:p>Res. Cercy - Bat. C - App. 32 - 32 rue Bellus Mariellac</text:p>
          </table:table-cell>
          <table:table-cell office:value-type="string">
            <text:p>05 56 81 72 5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PERES</text:p>
          </table:table-cell>
          <table:table-cell table:style-name="ce5" office:value-type="string">
            <text:p>Jean</text:p>
          </table:table-cell>
          <table:table-cell office:value-type="string">
            <text:p>1979/1980</text:p>
          </table:table-cell>
          <table:table-cell table:style-name="ce10" office:value-type="string">
            <text:p>47170 Poudenas</text:p>
          </table:table-cell>
          <table:table-cell table:style-name="ce15" office:value-type="string">
            <text:p>rue de l'Eglise</text:p>
          </table:table-cell>
          <table:table-cell office:value-type="string">
            <text:p>05 53 65 75 90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PÉRES</text:p>
          </table:table-cell>
          <table:table-cell table:style-name="ce5" office:value-type="string">
            <text:p>Pierre</text:p>
          </table:table-cell>
          <table:table-cell office:value-type="string">
            <text:p>1980/1981</text:p>
          </table:table-cell>
          <table:table-cell table:style-name="ce10" office:value-type="string">
            <text:p>47170 Poudenas</text:p>
          </table:table-cell>
          <table:table-cell table:style-name="ce15" office:value-type="string">
            <text:p>rue de l'Eglise</text:p>
          </table:table-cell>
          <table:table-cell office:value-type="string">
            <text:p>05 53 65 75 9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PERGAND</text:p>
          </table:table-cell>
          <table:table-cell table:style-name="ce5" office:value-type="string">
            <text:p>PIERRE</text:p>
          </table:table-cell>
          <table:table-cell office:value-type="string">
            <text:p>2008/2009</text:p>
          </table:table-cell>
          <table:table-cell table:style-name="ce10" office:value-type="string">
            <text:p>17140 LAGORD</text:p>
          </table:table-cell>
          <table:table-cell table:style-name="ce15" office:value-type="string">
            <text:p>9 rue des métives</text:p>
          </table:table-cell>
          <table:table-cell office:value-type="string">
            <text:p>05 46 41 85 94</text:p>
          </table:table-cell>
          <table:table-cell office:value-type="string">
            <text:p>USA</text:p>
          </table:table-cell>
          <table:table-cell table:style-name="ce13" office:value-type="string">
            <text:p>ppergand@yahoo.fr</text:p>
          </table:table-cell>
          <table:table-cell office:value-type="string">
            <text:p>LA ROCHELLE</text:p>
          </table:table-cell>
          <table:table-cell table:style-name="ce30" office:value-type="string">
            <text:p>Estes Park (Col)</text:p>
          </table:table-cell>
          <table:table-cell table:style-name="ce61" office:value-type="float" office:value="5440">
            <text:p>5440</text:p>
          </table:table-cell>
          <table:table-cell table:style-name="ce61"/>
          <table:table-cell table:number-columns-repeated="244"/>
        </table:table-row>
        <table:table-row table:style-name="ro3" table:visibility="filter">
          <table:table-cell table:style-name="ce2" office:value-type="string">
            <text:p>PERINELLE</text:p>
          </table:table-cell>
          <table:table-cell table:style-name="ce5" office:value-type="string">
            <text:p>Pascal</text:p>
          </table:table-cell>
          <table:table-cell office:value-type="string">
            <text:p>1993/1994</text:p>
          </table:table-cell>
          <table:table-cell table:style-name="ce10" office:value-type="string">
            <text:p>33160 St-Aubin de Médoc</text:p>
          </table:table-cell>
          <table:table-cell table:style-name="ce15" office:value-type="string">
            <text:p>8 allée du Fontenoy</text:p>
          </table:table-cell>
          <table:table-cell office:value-type="string">
            <text:p>05 56 05 77 88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PERINELLE</text:p>
          </table:table-cell>
          <table:table-cell table:style-name="ce5" office:value-type="string">
            <text:p>Sarah</text:p>
          </table:table-cell>
          <table:table-cell office:value-type="string">
            <text:p>1999/2000</text:p>
          </table:table-cell>
          <table:table-cell table:style-name="ce10" office:value-type="string">
            <text:p>33160 St-Aubin de Médoc</text:p>
          </table:table-cell>
          <table:table-cell table:style-name="ce15" office:value-type="string">
            <text:p>8 allée du Fontenoy</text:p>
          </table:table-cell>
          <table:table-cell office:value-type="string">
            <text:p>05 56 05 77 88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PERMANN ép. METIER</text:p>
          </table:table-cell>
          <table:table-cell table:style-name="ce5" office:value-type="string">
            <text:p>Carole</text:p>
          </table:table-cell>
          <table:table-cell office:value-type="string">
            <text:p>1981/1982</text:p>
          </table:table-cell>
          <table:table-cell table:style-name="ce10" office:value-type="string">
            <text:p>92400 Courbevoie</text:p>
          </table:table-cell>
          <table:table-cell table:style-name="ce15" office:value-type="string">
            <text:p>3 rue Barbès </text:p>
          </table:table-cell>
          <table:table-cell office:value-type="string">
            <text:p>06 89 96 10 59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PERNET</text:p>
          </table:table-cell>
          <table:table-cell table:style-name="ce5" office:value-type="string">
            <text:p>Sandra</text:p>
          </table:table-cell>
          <table:table-cell office:value-type="string">
            <text:p>1991/1992</text:p>
          </table:table-cell>
          <table:table-cell table:style-name="ce10" office:value-type="string">
            <text:p>33470 Le Teich</text:p>
          </table:table-cell>
          <table:table-cell table:style-name="ce15" office:value-type="string">
            <text:p>12 allée du Burgat</text:p>
          </table:table-cell>
          <table:table-cell office:value-type="string">
            <text:p>05 56 22 81 45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PERRIER</text:p>
          </table:table-cell>
          <table:table-cell table:style-name="ce5" office:value-type="string">
            <text:p>DELPHINE</text:p>
          </table:table-cell>
          <table:table-cell office:value-type="string">
            <text:p>2008/2009</text:p>
          </table:table-cell>
          <table:table-cell table:style-name="ce10" office:value-type="string">
            <text:p>16470 SAINT MICHEL</text:p>
          </table:table-cell>
          <table:table-cell table:style-name="ce15" office:value-type="string">
            <text:p>09 rue du bois personnier</text:p>
          </table:table-cell>
          <table:table-cell office:value-type="string">
            <text:p>05 45 91 95 12</text:p>
          </table:table-cell>
          <table:table-cell office:value-type="string">
            <text:p>Brésil</text:p>
          </table:table-cell>
          <table:table-cell table:style-name="ce13" office:value-type="string">
            <text:p>delphine.perrier@wanadoo.fr</text:p>
          </table:table-cell>
          <table:table-cell office:value-type="string">
            <text:p>ANGOULEME LES E.C</text:p>
          </table:table-cell>
          <table:table-cell table:style-name="ce6" office:value-type="string">
            <text:p>Maringa Norte</text:p>
          </table:table-cell>
          <table:table-cell table:style-name="ce61" office:value-type="float" office:value="4630">
            <text:p>4630</text:p>
          </table:table-cell>
          <table:table-cell table:style-name="ce61"/>
          <table:table-cell table:number-columns-repeated="244"/>
        </table:table-row>
        <table:table-row table:style-name="ro3" table:visibility="filter">
          <table:table-cell table:style-name="ce2" office:value-type="string">
            <text:p>PERROT</text:p>
          </table:table-cell>
          <table:table-cell table:style-name="ce5" office:value-type="string">
            <text:p>Sandrine</text:p>
          </table:table-cell>
          <table:table-cell office:value-type="string">
            <text:p>1987/1988</text:p>
          </table:table-cell>
          <table:table-cell table:style-name="ce10" office:value-type="string">
            <text:p>33470 Gujan-Mestras</text:p>
          </table:table-cell>
          <table:table-cell table:style-name="ce15" office:value-type="string">
            <text:p>8 avenue de la Gare - Le Teich</text:p>
          </table:table-cell>
          <table:table-cell office:value-type="string">
            <text:p>05 56 22 88 81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PETITIER</text:p>
          </table:table-cell>
          <table:table-cell table:style-name="ce5" office:value-type="string">
            <text:p>Agnès</text:p>
          </table:table-cell>
          <table:table-cell office:value-type="string">
            <text:p>1974/1975</text:p>
          </table:table-cell>
          <table:table-cell table:style-name="ce10" office:value-type="string">
            <text:p>33400 Talence</text:p>
          </table:table-cell>
          <table:table-cell table:style-name="ce15" office:value-type="string">
            <text:p>11 rue du 4 Septembre</text:p>
          </table:table-cell>
          <table:table-cell office:value-type="string">
            <text:p>06 15 26 91 08</text:p>
          </table:table-cell>
          <table:table-cell/>
          <table:table-cell table:style-name="ce13"/>
          <table:table-cell table:number-columns-repeated="248"/>
        </table:table-row>
        <table:table-row table:style-name="ro6">
          <table:table-cell table:style-name="ce2" office:value-type="string">
            <text:p>PETITPIERRE</text:p>
          </table:table-cell>
          <table:table-cell table:style-name="ce5" office:value-type="string">
            <text:p>Julien</text:p>
          </table:table-cell>
          <table:table-cell office:value-type="string">
            <text:p>2006/2007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14 rue Charles Monselet</text:p>
          </table:table-cell>
          <table:table-cell office:value-type="string">
            <text:p>05 56 24 25 26</text:p>
          </table:table-cell>
          <table:table-cell office:value-type="string">
            <text:p>Japon</text:p>
          </table:table-cell>
          <table:table-cell table:style-name="ce13" office:value-type="string">
            <text:p>gribichex@hotmail.com</text:p>
          </table:table-cell>
          <table:table-cell table:style-name="ce34" office:value-type="string">
            <text:p>BORDEAUX OUEST</text:p>
          </table:table-cell>
          <table:table-cell table:style-name="ce37" office:value-type="string">
            <text:p>TAKAHARA</text:p>
            <text:p/>
          </table:table-cell>
          <table:table-cell office:value-type="float" office:value="2760">
            <text:p>2760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PETITPIERRE</text:p>
          </table:table-cell>
          <table:table-cell table:style-name="ce5" office:value-type="string">
            <text:p>Pierre-Antoine</text:p>
          </table:table-cell>
          <table:table-cell office:value-type="string">
            <text:p>1998/1999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14 rue Charles Monselet</text:p>
          </table:table-cell>
          <table:table-cell office:value-type="string">
            <text:p>05 56 24 25 26</text:p>
          </table:table-cell>
          <table:table-cell/>
          <table:table-cell table:style-name="ce13" office:value-type="string">
            <text:p>p_antoine13@hotmail.com </text:p>
          </table:table-cell>
          <table:table-cell table:number-columns-repeated="248"/>
        </table:table-row>
        <table:table-row table:style-name="ro2" table:visibility="filter">
          <table:table-cell table:style-name="ce2" office:value-type="string">
            <text:p>PETITPIERRE</text:p>
          </table:table-cell>
          <table:table-cell table:style-name="ce5" office:value-type="string">
            <text:p>Romain</text:p>
          </table:table-cell>
          <table:table-cell office:value-type="string">
            <text:p>1997/1998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14 rue Charles Monselet</text:p>
          </table:table-cell>
          <table:table-cell office:value-type="string">
            <text:p>05 56 24 25 2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PEYRICHOU</text:p>
          </table:table-cell>
          <table:table-cell table:style-name="ce5" office:value-type="string">
            <text:p>Jean</text:p>
          </table:table-cell>
          <table:table-cell office:value-type="string">
            <text:p>1982/1983</text:p>
          </table:table-cell>
          <table:table-cell table:style-name="ce10" office:value-type="string">
            <text:p>64000 Pau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PHELIPOT</text:p>
          </table:table-cell>
          <table:table-cell table:style-name="ce5" office:value-type="string">
            <text:p>Marie-Pierre</text:p>
          </table:table-cell>
          <table:table-cell office:value-type="string">
            <text:p>1979/1980</text:p>
          </table:table-cell>
          <table:table-cell table:style-name="ce10" office:value-type="string">
            <text:p>17570 La Palmyre</text:p>
          </table:table-cell>
          <table:table-cell table:style-name="ce15" office:value-type="string">
            <text:p>26 Allée des Jacinthes</text:p>
          </table:table-cell>
          <table:table-cell office:value-type="string">
            <text:p>05 46 22 54 10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PIC</text:p>
          </table:table-cell>
          <table:table-cell table:style-name="ce5" office:value-type="string">
            <text:p>Solène</text:p>
          </table:table-cell>
          <table:table-cell office:value-type="string">
            <text:p>2001/2002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15 rue Charles Monselet</text:p>
          </table:table-cell>
          <table:table-cell office:value-type="string">
            <text:p>05 56 98 43 17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PICOLET</text:p>
          </table:table-cell>
          <table:table-cell table:style-name="ce5" office:value-type="string">
            <text:p>Constance</text:p>
          </table:table-cell>
          <table:table-cell office:value-type="string">
            <text:p>1985/1986</text:p>
          </table:table-cell>
          <table:table-cell table:style-name="ce10" office:value-type="string">
            <text:p>40500 Saint Sever</text:p>
          </table:table-cell>
          <table:table-cell table:style-name="ce15" office:value-type="string">
            <text:p>Bordenave - Sarraziet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PIEBOIS</text:p>
          </table:table-cell>
          <table:table-cell table:style-name="ce5" office:value-type="string">
            <text:p>Hélène</text:p>
          </table:table-cell>
          <table:table-cell office:value-type="string">
            <text:p>1985/1986</text:p>
          </table:table-cell>
          <table:table-cell table:style-name="ce10" office:value-type="string">
            <text:p>79230 Vouillé</text:p>
          </table:table-cell>
          <table:table-cell table:style-name="ce15" office:value-type="string">
            <text:p>1 rue du Temple La Rivière</text:p>
          </table:table-cell>
          <table:table-cell office:value-type="string">
            <text:p>05 49 05 67 64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PIERRARD</text:p>
          </table:table-cell>
          <table:table-cell table:style-name="ce5" office:value-type="string">
            <text:p>Justine</text:p>
          </table:table-cell>
          <table:table-cell office:value-type="string">
            <text:p>1998/1999</text:p>
          </table:table-cell>
          <table:table-cell table:style-name="ce10" office:value-type="string">
            <text:p>17160 Matha</text:p>
          </table:table-cell>
          <table:table-cell table:style-name="ce15" office:value-type="string">
            <text:p>9 rue du Champ de Foire</text:p>
          </table:table-cell>
          <table:table-cell office:value-type="string">
            <text:p>05 46 58 23 62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PIERRE</text:p>
          </table:table-cell>
          <table:table-cell table:style-name="ce5" office:value-type="string">
            <text:p>Charlotte</text:p>
          </table:table-cell>
          <table:table-cell office:value-type="string">
            <text:p>1995/1996</text:p>
          </table:table-cell>
          <table:table-cell table:style-name="ce10" office:value-type="string">
            <text:p>33127 Martignas</text:p>
          </table:table-cell>
          <table:table-cell table:style-name="ce15" office:value-type="string">
            <text:p>9 rue Hector Berlioz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PINARELLO</text:p>
          </table:table-cell>
          <table:table-cell table:style-name="ce5" office:value-type="string">
            <text:p>David</text:p>
          </table:table-cell>
          <table:table-cell office:value-type="string">
            <text:p>1990/1991</text:p>
          </table:table-cell>
          <table:table-cell table:style-name="ce10" office:value-type="string">
            <text:p>47340 Laroque-Timbaut</text:p>
          </table:table-cell>
          <table:table-cell table:style-name="ce15" office:value-type="string">
            <text:p>Marencene</text:p>
          </table:table-cell>
          <table:table-cell office:value-type="string">
            <text:p>05 53 68 57 36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PINEAU</text:p>
          </table:table-cell>
          <table:table-cell table:style-name="ce5" office:value-type="string">
            <text:p>Grégoire</text:p>
          </table:table-cell>
          <table:table-cell office:value-type="string">
            <text:p>1987/1988</text:p>
          </table:table-cell>
          <table:table-cell table:style-name="ce10" office:value-type="string">
            <text:p>17160 Blanzac lès Matha</text:p>
          </table:table-cell>
          <table:table-cell table:style-name="ce15" office:value-type="string">
            <text:p>2 route de Matha</text:p>
          </table:table-cell>
          <table:table-cell office:value-type="string">
            <text:p>04 74 68 55 79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PINEAU ép. MACÉ</text:p>
          </table:table-cell>
          <table:table-cell table:style-name="ce5" office:value-type="string">
            <text:p>Marie-Pascale</text:p>
          </table:table-cell>
          <table:table-cell office:value-type="string">
            <text:p>1989/1990</text:p>
          </table:table-cell>
          <table:table-cell table:style-name="ce10" office:value-type="string">
            <text:p>83250 La Londe Les Maures</text:p>
          </table:table-cell>
          <table:table-cell table:style-name="ce15" office:value-type="string">
            <text:p>52 rue Georges Bizet</text:p>
          </table:table-cell>
          <table:table-cell office:value-type="string">
            <text:p>04 94 15 98 51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PINET</text:p>
          </table:table-cell>
          <table:table-cell table:style-name="ce5" office:value-type="string">
            <text:p>LOUIS</text:p>
          </table:table-cell>
          <table:table-cell office:value-type="string">
            <text:p>2007/2008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12 rue des gonthieres</text:p>
          </table:table-cell>
          <table:table-cell office:value-type="string">
            <text:p>05 46 55 10 95</text:p>
          </table:table-cell>
          <table:table-cell office:value-type="string">
            <text:p>Australie</text:p>
          </table:table-cell>
          <table:table-cell table:style-name="ce13" office:value-type="string">
            <text:p>louis-pinet@hotmail.fr</text:p>
          </table:table-cell>
          <table:table-cell table:style-name="ce35" office:value-type="string">
            <text:p>LA ROCHELLE</text:p>
          </table:table-cell>
          <table:table-cell table:style-name="ce44" office:value-type="string">
            <text:p>Tamborine Mountain </text:p>
          </table:table-cell>
          <table:table-cell office:value-type="float" office:value="9640">
            <text:p>964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PLARD</text:p>
          </table:table-cell>
          <table:table-cell table:style-name="ce5" office:value-type="string">
            <text:p>Ethienne</text:p>
          </table:table-cell>
          <table:table-cell office:value-type="string">
            <text:p>2003/2004</text:p>
          </table:table-cell>
          <table:table-cell table:style-name="ce10" office:value-type="string">
            <text:p>47400 Tonneins</text:p>
          </table:table-cell>
          <table:table-cell table:style-name="ce15" office:value-type="string">
            <text:p>2 rue du Milieu</text:p>
          </table:table-cell>
          <table:table-cell office:value-type="string">
            <text:p>05 53 79 05 48</text:p>
          </table:table-cell>
          <table:table-cell/>
          <table:table-cell table:style-name="ce13"/>
          <table:table-cell table:style-name="ce35" office:value-type="string">
            <text:p>TONNEINS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POIZAT</text:p>
          </table:table-cell>
          <table:table-cell table:style-name="ce5" office:value-type="string">
            <text:p>Aurélie</text:p>
          </table:table-cell>
          <table:table-cell office:value-type="string">
            <text:p>2002/2003</text:p>
          </table:table-cell>
          <table:table-cell table:style-name="ce10" office:value-type="string">
            <text:p>33390 Plassac</text:p>
          </table:table-cell>
          <table:table-cell table:style-name="ce15" office:value-type="string">
            <text:p>18 - Le Grit</text:p>
          </table:table-cell>
          <table:table-cell office:value-type="string">
            <text:p>05 57 42 13 04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BLAYE</text:p>
          </table:table-cell>
          <table:table-cell table:number-columns-repeated="3"/>
          <table:table-cell table:style-name="ce37" office:value-type="string">
            <text:p>ne répond pas</text:p>
          </table:table-cell>
          <table:table-cell table:number-columns-repeated="243"/>
        </table:table-row>
        <table:table-row table:style-name="ro2" table:visibility="filter">
          <table:table-cell table:style-name="ce2" office:value-type="string">
            <text:p>POUDEVIGNE</text:p>
          </table:table-cell>
          <table:table-cell table:style-name="ce5" office:value-type="string">
            <text:p>Marjorie</text:p>
          </table:table-cell>
          <table:table-cell office:value-type="string">
            <text:p>1997/1998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7 77 01 60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POULLENOT ép. GRAVOUIL</text:p>
          </table:table-cell>
          <table:table-cell table:style-name="ce5" office:value-type="string">
            <text:p>Soline</text:p>
          </table:table-cell>
          <table:table-cell office:value-type="string">
            <text:p>1990/1991</text:p>
          </table:table-cell>
          <table:table-cell table:style-name="ce10" office:value-type="string">
            <text:p>35760 Montgermont</text:p>
          </table:table-cell>
          <table:table-cell table:style-name="ce15" office:value-type="string">
            <text:p>7 Allée Paul Seval</text:p>
          </table:table-cell>
          <table:table-cell office:value-type="string">
            <text:p>02 99 23 77 07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POURRAT</text:p>
          </table:table-cell>
          <table:table-cell table:style-name="ce5" office:value-type="string">
            <text:p>Marine</text:p>
          </table:table-cell>
          <table:table-cell office:value-type="string">
            <text:p>1996/1997</text:p>
          </table:table-cell>
          <table:table-cell table:style-name="ce10" office:value-type="string">
            <text:p>33390 Cars</text:p>
          </table:table-cell>
          <table:table-cell table:style-name="ce15" office:value-type="string">
            <text:p>1 Pauzet</text:p>
          </table:table-cell>
          <table:table-cell office:value-type="string">
            <text:p>05 57 42 39 30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marinep1978@hotmail.com">marinep1978@hotmail.com</text:a></text:span></text:p>
          </table:table-cell>
          <table:table-cell office:value-type="string">
            <text:p>BLAYE</text:p>
          </table:table-cell>
          <table:table-cell table:number-columns-repeated="247"/>
        </table:table-row>
        <table:table-row table:style-name="ro3">
          <table:table-cell table:style-name="ce2" office:value-type="string">
            <text:p>POURRAT</text:p>
          </table:table-cell>
          <table:table-cell table:style-name="ce5" office:value-type="string">
            <text:p>Mathieu</text:p>
          </table:table-cell>
          <table:table-cell office:value-type="string">
            <text:p>1993/1994</text:p>
          </table:table-cell>
          <table:table-cell table:style-name="ce10" office:value-type="string">
            <text:p>06513 New Haven (USA)</text:p>
          </table:table-cell>
          <table:table-cell table:style-name="ce15" office:value-type="string">
            <text:p>300 Eastern St. Unit 282 Connecticut</text:p>
          </table:table-cell>
          <table:table-cell office:value-type="string">
            <text:p>05 57 42 39 30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BLAYE</text:p>
          </table:table-cell>
          <table:table-cell office:value-type="string">
            <text:p>Ontario</text:p>
          </table:table-cell>
          <table:table-cell table:number-columns-repeated="246"/>
        </table:table-row>
        <table:table-row table:style-name="ro2" table:visibility="filter">
          <table:table-cell table:style-name="ce2" office:value-type="string">
            <text:p>PRESTRELLE</text:p>
          </table:table-cell>
          <table:table-cell table:style-name="ce5" office:value-type="string">
            <text:p>Sophie</text:p>
          </table:table-cell>
          <table:table-cell office:value-type="string">
            <text:p>1988/1989</text:p>
          </table:table-cell>
          <table:table-cell table:style-name="ce10" office:value-type="string">
            <text:p>75011 Paris</text:p>
          </table:table-cell>
          <table:table-cell table:style-name="ce15" office:value-type="string">
            <text:p>60 avenue Philippe Auguste</text:p>
          </table:table-cell>
          <table:table-cell office:value-type="string">
            <text:p>01 43 48 04 59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PRIEUR</text:p>
          </table:table-cell>
          <table:table-cell table:style-name="ce5" office:value-type="string">
            <text:p>Sandrine</text:p>
          </table:table-cell>
          <table:table-cell office:value-type="string">
            <text:p>1989/1990</text:p>
          </table:table-cell>
          <table:table-cell table:style-name="ce10" office:value-type="string">
            <text:p>17870 Breuil Magné</text:p>
          </table:table-cell>
          <table:table-cell table:style-name="ce15" office:value-type="string">
            <text:p>12 route de Liron</text:p>
          </table:table-cell>
          <table:table-cell office:value-type="string">
            <text:p>05 46 84 48 38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PROCA</text:p>
          </table:table-cell>
          <table:table-cell table:style-name="ce5" office:value-type="string">
            <text:p>Laurent</text:p>
          </table:table-cell>
          <table:table-cell office:value-type="string">
            <text:p>1985/1986</text:p>
          </table:table-cell>
          <table:table-cell table:style-name="ce10" office:value-type="string">
            <text:p>33120 Arcachon</text:p>
          </table:table-cell>
          <table:table-cell table:style-name="ce15" office:value-type="string">
            <text:p>44 boulevard de la plage</text:p>
          </table:table-cell>
          <table:table-cell office:value-type="string">
            <text:p>05 56 83 79 76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QUENEUILLE</text:p>
          </table:table-cell>
          <table:table-cell table:style-name="ce5" office:value-type="string">
            <text:p>Thibaud</text:p>
          </table:table-cell>
          <table:table-cell office:value-type="string">
            <text:p>2000/2001</text:p>
          </table:table-cell>
          <table:table-cell table:style-name="ce10" office:value-type="string">
            <text:p>33150 Cenon</text:p>
          </table:table-cell>
          <table:table-cell table:style-name="ce15" office:value-type="string">
            <text:p>Lot de Camparian - 33 rue Jacques Rivière</text:p>
          </table:table-cell>
          <table:table-cell office:value-type="string">
            <text:p>05 56 40 58 60</text:p>
          </table:table-cell>
          <table:table-cell office:value-type="string">
            <text:p>Australie</text:p>
          </table:table-cell>
          <table:table-cell table:style-name="ce13" office:value-type="string">
            <text:p><text:span text:style-name="T2"><text:a xlink:href="mailto:tiboq@hotmail,com">tiboq@hotmail,com</text:a></text:span></text:p>
          </table:table-cell>
          <table:table-cell table:number-columns-repeated="248"/>
        </table:table-row>
        <table:table-row table:style-name="ro3">
          <table:table-cell table:style-name="ce2" office:value-type="string">
            <text:p>QUERE</text:p>
          </table:table-cell>
          <table:table-cell table:style-name="ce5" office:value-type="string">
            <text:p>ALICE</text:p>
          </table:table-cell>
          <table:table-cell office:value-type="string">
            <text:p>2008/2009</text:p>
          </table:table-cell>
          <table:table-cell table:style-name="ce10" office:value-type="string">
            <text:p>17770 AUTHON-EBEON</text:p>
          </table:table-cell>
          <table:table-cell table:style-name="ce15" office:value-type="string">
            <text:p>17 rue de jarnac</text:p>
          </table:table-cell>
          <table:table-cell office:value-type="string">
            <text:p>05 46 58 67 62</text:p>
          </table:table-cell>
          <table:table-cell office:value-type="string">
            <text:p>USA</text:p>
          </table:table-cell>
          <table:table-cell table:style-name="ce13" office:value-type="string">
            <text:p>alice.quere@laposte.net</text:p>
          </table:table-cell>
          <table:table-cell office:value-type="string">
            <text:p>SAINT JEAN D'ANGELY</text:p>
          </table:table-cell>
          <table:table-cell table:style-name="ce6" office:value-type="string">
            <text:p>San Antonio down town</text:p>
          </table:table-cell>
          <table:table-cell table:style-name="ce61" office:value-type="float" office:value="5840">
            <text:p>5840</text:p>
          </table:table-cell>
          <table:table-cell table:style-name="ce61"/>
          <table:table-cell table:number-columns-repeated="244"/>
        </table:table-row>
        <table:table-row table:style-name="ro2" table:visibility="filter">
          <table:table-cell table:style-name="ce2" office:value-type="string">
            <text:p>QUEREIX</text:p>
          </table:table-cell>
          <table:table-cell table:style-name="ce5" office:value-type="string">
            <text:p>Céline</text:p>
          </table:table-cell>
          <table:table-cell office:value-type="string">
            <text:p>1990/1991</text:p>
          </table:table-cell>
          <table:table-cell table:style-name="ce10" office:value-type="string">
            <text:p>33400 Talence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QUEROIS</text:p>
          </table:table-cell>
          <table:table-cell table:style-name="ce5" office:value-type="string">
            <text:p>Nathalie</text:p>
          </table:table-cell>
          <table:table-cell office:value-type="string">
            <text:p>1994/1995</text:p>
          </table:table-cell>
          <table:table-cell table:style-name="ce10" office:value-type="string">
            <text:p>16100 Cognac</text:p>
          </table:table-cell>
          <table:table-cell table:style-name="ce15" office:value-type="string">
            <text:p>33 rue Saint Pierre</text:p>
          </table:table-cell>
          <table:table-cell office:value-type="string">
            <text:p>05 45 35 35 42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QUEYROI</text:p>
          </table:table-cell>
          <table:table-cell table:style-name="ce5" office:value-type="string">
            <text:p>Thierry</text:p>
          </table:table-cell>
          <table:table-cell office:value-type="string">
            <text:p>2002/2003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40 avenue du Général Leclerc</text:p>
          </table:table-cell>
          <table:table-cell office:value-type="string">
            <text:p>05 46 34 01 74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PONS</text:p>
          </table:table-cell>
          <table:table-cell table:number-columns-repeated="3"/>
          <table:table-cell table:style-name="ce37" office:value-type="string">
            <text:p>ne répond pas</text:p>
          </table:table-cell>
          <table:table-cell table:number-columns-repeated="243"/>
        </table:table-row>
        <table:table-row table:style-name="ro3" table:visibility="filter">
          <table:table-cell table:style-name="ce2" office:value-type="string">
            <text:p>RABUSSIER</text:p>
          </table:table-cell>
          <table:table-cell table:style-name="ce5" office:value-type="string">
            <text:p>Samuel</text:p>
          </table:table-cell>
          <table:table-cell office:value-type="string">
            <text:p>1989/1990</text:p>
          </table:table-cell>
          <table:table-cell table:style-name="ce10" office:value-type="string">
            <text:p>86100 Chatellerault</text:p>
          </table:table-cell>
          <table:table-cell table:style-name="ce15" office:value-type="string">
            <text:p>10 rue du Chevalier de Ternay - Bat. 32 - App. 326</text:p>
          </table:table-cell>
          <table:table-cell office:value-type="string">
            <text:p>05 49 02 87 83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RAFFESTIN</text:p>
          </table:table-cell>
          <table:table-cell table:style-name="ce5" office:value-type="string">
            <text:p>Louis</text:p>
          </table:table-cell>
          <table:table-cell office:value-type="string">
            <text:p>2004/2005</text:p>
          </table:table-cell>
          <table:table-cell table:style-name="ce10" office:value-type="string">
            <text:p>64200 Biarritz</text:p>
          </table:table-cell>
          <table:table-cell table:style-name="ce15" office:value-type="string">
            <text:p>Résidence Bellevue-Clémenceau - Bat. C</text:p>
          </table:table-cell>
          <table:table-cell office:value-type="string">
            <text:p>05 59 24 79 81</text:p>
          </table:table-cell>
          <table:table-cell office:value-type="string">
            <text:p>Brésil</text:p>
          </table:table-cell>
          <table:table-cell table:style-name="ce28" office:value-type="string">
            <text:p><text:span text:style-name="T2"><text:a xlink:href="mailto:grippedupoulet@hotmail.com">grippedupoulet@hotmail.com</text:a></text:span></text:p>
          </table:table-cell>
          <table:table-cell office:value-type="string">
            <text:p>BAYONNE-BIARRITZ</text:p>
          </table:table-cell>
          <table:table-cell table:number-columns-repeated="3"/>
          <table:table-cell office:value-type="string">
            <text:p>Irlande</text:p>
          </table:table-cell>
          <table:table-cell table:number-columns-repeated="243"/>
        </table:table-row>
        <table:table-row table:style-name="ro3" table:visibility="filter">
          <table:table-cell table:style-name="ce2" office:value-type="string">
            <text:p>RAFFI</text:p>
          </table:table-cell>
          <table:table-cell table:style-name="ce5" office:value-type="string">
            <text:p>Elisabeth</text:p>
          </table:table-cell>
          <table:table-cell office:value-type="string">
            <text:p>1988/1989</text:p>
          </table:table-cell>
          <table:table-cell table:style-name="ce10" office:value-type="string">
            <text:p>47140 Penne d'Agenais</text:p>
          </table:table-cell>
          <table:table-cell table:style-name="ce15" office:value-type="string">
            <text:p>14 rue Notre Dame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RAFFIN</text:p>
          </table:table-cell>
          <table:table-cell table:style-name="ce5" office:value-type="string">
            <text:p>Jean-Marc</text:p>
          </table:table-cell>
          <table:table-cell office:value-type="string">
            <text:p>1976/1977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7 70 17 29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RAGER</text:p>
          </table:table-cell>
          <table:table-cell table:style-name="ce5" office:value-type="string">
            <text:p>Nathalie</text:p>
          </table:table-cell>
          <table:table-cell office:value-type="string">
            <text:p>1997/1998</text:p>
          </table:table-cell>
          <table:table-cell table:style-name="ce10" office:value-type="string">
            <text:p>33700 Mérignac</text:p>
          </table:table-cell>
          <table:table-cell table:style-name="ce15" office:value-type="string">
            <text:p>78 avenue de la Foret</text:p>
          </table:table-cell>
          <table:table-cell office:value-type="string">
            <text:p>05 56 97 60 74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RAGUIDEAU</text:p>
          </table:table-cell>
          <table:table-cell table:style-name="ce5" office:value-type="string">
            <text:p>Magali</text:p>
          </table:table-cell>
          <table:table-cell office:value-type="string">
            <text:p>1997/1998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136 avenue Denfert Rochereau</text:p>
          </table:table-cell>
          <table:table-cell office:value-type="string">
            <text:p>05 46 42 07 9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RAMONDOU</text:p>
          </table:table-cell>
          <table:table-cell table:style-name="ce5" office:value-type="string">
            <text:p>Elise</text:p>
          </table:table-cell>
          <table:table-cell office:value-type="string">
            <text:p>1986/1987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6 52 20 7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RAMONDOU</text:p>
          </table:table-cell>
          <table:table-cell table:style-name="ce5" office:value-type="string">
            <text:p>Marie-Agnès</text:p>
          </table:table-cell>
          <table:table-cell office:value-type="string">
            <text:p>1982/1983</text:p>
          </table:table-cell>
          <table:table-cell table:style-name="ce10" office:value-type="string">
            <text:p>31000 Toulouse</text:p>
          </table:table-cell>
          <table:table-cell table:style-name="ce15" office:value-type="string">
            <text:p>9 rue des Quêteurs</text:p>
          </table:table-cell>
          <table:table-cell office:value-type="string">
            <text:p>05 61 22 55 08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RAPIN</text:p>
          </table:table-cell>
          <table:table-cell table:style-name="ce5" office:value-type="string">
            <text:p>Yann</text:p>
          </table:table-cell>
          <table:table-cell office:value-type="string">
            <text:p>1986/1987</text:p>
          </table:table-cell>
          <table:table-cell table:style-name="ce10" office:value-type="string">
            <text:p>87290 Chateauponsac</text:p>
          </table:table-cell>
          <table:table-cell table:style-name="ce15" office:value-type="string">
            <text:p>Le petit Manchinal</text:p>
          </table:table-cell>
          <table:table-cell office:value-type="string">
            <text:p>05 55 76 67 9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RAYNAUD</text:p>
          </table:table-cell>
          <table:table-cell table:style-name="ce5" office:value-type="string">
            <text:p>Daphnée</text:p>
          </table:table-cell>
          <table:table-cell office:value-type="string">
            <text:p>2000/2001</text:p>
          </table:table-cell>
          <table:table-cell table:style-name="ce10" office:value-type="string">
            <text:p>16440 Nersac</text:p>
          </table:table-cell>
          <table:table-cell table:style-name="ce15" office:value-type="string">
            <text:p>1 route de Fleuranceaux</text:p>
          </table:table-cell>
          <table:table-cell office:value-type="string">
            <text:p>05 45 90 55 61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RAYNAUD</text:p>
          </table:table-cell>
          <table:table-cell table:style-name="ce5" office:value-type="string">
            <text:p>Natacha</text:p>
          </table:table-cell>
          <table:table-cell office:value-type="string">
            <text:p>2001/2002</text:p>
          </table:table-cell>
          <table:table-cell table:style-name="ce10" office:value-type="string">
            <text:p>16440 Nersac</text:p>
          </table:table-cell>
          <table:table-cell table:style-name="ce15" office:value-type="string">
            <text:p>1 route de Fleuranceaux</text:p>
          </table:table-cell>
          <table:table-cell office:value-type="string">
            <text:p>05 45 90 55 61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REBIER</text:p>
          </table:table-cell>
          <table:table-cell table:style-name="ce5" office:value-type="string">
            <text:p>Flora</text:p>
          </table:table-cell>
          <table:table-cell office:value-type="string">
            <text:p>2002/2003</text:p>
          </table:table-cell>
          <table:table-cell table:style-name="ce10" office:value-type="string">
            <text:p>33220 Pineuilh</text:p>
          </table:table-cell>
          <table:table-cell table:style-name="ce15" office:value-type="string">
            <text:p>12 avenue Paul Broca</text:p>
          </table:table-cell>
          <table:table-cell office:value-type="string">
            <text:p>05 57 46 40 85</text:p>
          </table:table-cell>
          <table:table-cell office:value-type="string">
            <text:p>Australie</text:p>
          </table:table-cell>
          <table:table-cell table:style-name="ce13" office:value-type="string">
            <text:p><text:span text:style-name="T2"><text:a xlink:href="mailto:flora_r@hotmail.fr">flora_r@hotmail.fr</text:a></text:span></text:p>
          </table:table-cell>
          <table:table-cell office:value-type="string">
            <text:p>STE FOY LA GRANDE</text:p>
          </table:table-cell>
          <table:table-cell/>
          <table:table-cell table:style-name="ce37" table:number-columns-repeated="2"/>
          <table:table-cell table:number-columns-repeated="244"/>
        </table:table-row>
        <table:table-row table:style-name="ro2">
          <table:table-cell table:style-name="ce2" office:value-type="string">
            <text:p>REGNAULD-LYSIAK</text:p>
          </table:table-cell>
          <table:table-cell table:style-name="ce5" office:value-type="string">
            <text:p>Laura</text:p>
          </table:table-cell>
          <table:table-cell office:value-type="string">
            <text:p>2004/2005</text:p>
          </table:table-cell>
          <table:table-cell table:style-name="ce10" office:value-type="string">
            <text:p>17340 Yves</text:p>
          </table:table-cell>
          <table:table-cell table:style-name="ce15" office:value-type="string">
            <text:p>12 route des Trois Canons</text:p>
          </table:table-cell>
          <table:table-cell office:value-type="string">
            <text:p>05 46 56 34 79</text:p>
          </table:table-cell>
          <table:table-cell office:value-type="string">
            <text:p>TAÏWAN</text:p>
          </table:table-cell>
          <table:table-cell table:style-name="ce13" office:value-type="string">
            <text:p><text:span text:style-name="T2"><text:a xlink:href="mailto:loloaflo@hotmail.com">loloaflo@hotmail.com</text:a></text:span></text:p>
          </table:table-cell>
          <table:table-cell office:value-type="string">
            <text:p>LA ROCHELLE</text:p>
          </table:table-cell>
          <table:table-cell table:number-columns-repeated="2"/>
          <table:table-cell office:value-type="string">
            <text:p>06 72 09 45 59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REJALOT</text:p>
          </table:table-cell>
          <table:table-cell table:style-name="ce5" office:value-type="string">
            <text:p>Jean-Baptiste</text:p>
          </table:table-cell>
          <table:table-cell office:value-type="string">
            <text:p>2004/2005</text:p>
          </table:table-cell>
          <table:table-cell table:style-name="ce10" office:value-type="string">
            <text:p>47160 Damazan</text:p>
          </table:table-cell>
          <table:table-cell table:style-name="ce15" office:value-type="string">
            <text:p>Rue Capuran</text:p>
          </table:table-cell>
          <table:table-cell office:value-type="string">
            <text:p>05 53 88 76 16</text:p>
          </table:table-cell>
          <table:table-cell office:value-type="string">
            <text:p>Japon</text:p>
          </table:table-cell>
          <table:table-cell table:style-name="ce13" office:value-type="string">
            <text:p><text:span text:style-name="T2"><text:a xlink:href="mailto:darkblade103@hotmail.com">darkblade103@hotmail.com</text:a></text:span></text:p>
          </table:table-cell>
          <table:table-cell office:value-type="string">
            <text:p>TONNEINS</text:p>
          </table:table-cell>
          <table:table-cell table:number-columns-repeated="2"/>
          <table:table-cell office:value-type="string">
            <text:p>06 89 60 91 79</text:p>
          </table:table-cell>
          <table:table-cell office:value-type="string">
            <text:p>COLOCATAIRE A BORDEAUX</text:p>
          </table:table-cell>
          <table:table-cell table:number-columns-repeated="243"/>
        </table:table-row>
        <table:table-row table:style-name="ro2" table:visibility="filter">
          <table:table-cell table:style-name="ce2" office:value-type="string">
            <text:p>RELIAUD</text:p>
          </table:table-cell>
          <table:table-cell table:style-name="ce5" office:value-type="string">
            <text:p>Cécile</text:p>
          </table:table-cell>
          <table:table-cell office:value-type="string">
            <text:p>1997/1998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19 rue Saint Laurent</text:p>
          </table:table-cell>
          <table:table-cell office:value-type="string">
            <text:p>05 56 52 06 63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RENOUX</text:p>
          </table:table-cell>
          <table:table-cell table:style-name="ce5" office:value-type="string">
            <text:p>Benoit</text:p>
          </table:table-cell>
          <table:table-cell office:value-type="string">
            <text:p>1996/1997</text:p>
          </table:table-cell>
          <table:table-cell table:style-name="ce10" office:value-type="string">
            <text:p>17240 St-Genis de Saintonge</text:p>
          </table:table-cell>
          <table:table-cell table:style-name="ce15" office:value-type="string">
            <text:p>6 avenue de Bordeaux</text:p>
          </table:table-cell>
          <table:table-cell office:value-type="string">
            <text:p>05 46 49 88 91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PONS</text:p>
          </table:table-cell>
          <table:table-cell table:number-columns-repeated="247"/>
        </table:table-row>
        <table:table-row table:style-name="ro3">
          <table:table-cell table:style-name="ce2" office:value-type="string">
            <text:p>RENOUX</text:p>
          </table:table-cell>
          <table:table-cell table:style-name="ce5" office:value-type="string">
            <text:p>Julie</text:p>
          </table:table-cell>
          <table:table-cell office:value-type="string">
            <text:p>1999/2000</text:p>
          </table:table-cell>
          <table:table-cell table:style-name="ce10" office:value-type="string">
            <text:p>17240 St-Genis de Saintonge</text:p>
          </table:table-cell>
          <table:table-cell table:style-name="ce17" office:value-type="string">
            <text:p>6 avenue de Bordeaux : <text:span text:style-name="T1">adresse parents</text:span></text:p>
          </table:table-cell>
          <table:table-cell office:value-type="string">
            <text:p>05 46 49 88 91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PONS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RENOUX</text:p>
          </table:table-cell>
          <table:table-cell table:style-name="ce5" office:value-type="string">
            <text:p>Mathieu</text:p>
          </table:table-cell>
          <table:table-cell office:value-type="string">
            <text:p>1993/1994</text:p>
          </table:table-cell>
          <table:table-cell table:style-name="ce10" office:value-type="string">
            <text:p>16000 Angoulème</text:p>
          </table:table-cell>
          <table:table-cell table:style-name="ce15" office:value-type="string">
            <text:p>14 rue Ulysse Gallion - Appt 2</text:p>
          </table:table-cell>
          <table:table-cell office:value-type="string">
            <text:p>05 45 90 15 95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PONS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RESCA</text:p>
          </table:table-cell>
          <table:table-cell table:style-name="ce5" office:value-type="string">
            <text:p>Jean-Philippe</text:p>
          </table:table-cell>
          <table:table-cell office:value-type="string">
            <text:p>1992/1993</text:p>
          </table:table-cell>
          <table:table-cell table:style-name="ce10" office:value-type="string">
            <text:p>92340 Bourg la Reine</text:p>
          </table:table-cell>
          <table:table-cell table:style-name="ce15" office:value-type="string">
            <text:p>21 Res du Pt Chambord 41 avenue de la Fontaine Grelot</text:p>
          </table:table-cell>
          <table:table-cell office:value-type="string">
            <text:p>01 46 15 65 19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REYT</text:p>
          </table:table-cell>
          <table:table-cell table:style-name="ce5" office:value-type="string">
            <text:p>Laurence</text:p>
          </table:table-cell>
          <table:table-cell office:value-type="string">
            <text:p>1989/1990</text:p>
          </table:table-cell>
          <table:table-cell table:style-name="ce10" office:value-type="string">
            <text:p>47000 Agen</text:p>
          </table:table-cell>
          <table:table-cell table:style-name="ce15" office:value-type="string">
            <text:p>24 Cours Washington</text:p>
          </table:table-cell>
          <table:table-cell office:value-type="string">
            <text:p>05 53 66 02 41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RICHARDOT</text:p>
          </table:table-cell>
          <table:table-cell table:style-name="ce5" office:value-type="string">
            <text:p>Emma</text:p>
          </table:table-cell>
          <table:table-cell office:value-type="string">
            <text:p>2005/2006</text:p>
          </table:table-cell>
          <table:table-cell table:style-name="ce10" office:value-type="string">
            <text:p>47600 Nérac</text:p>
          </table:table-cell>
          <table:table-cell table:style-name="ce15" office:value-type="string">
            <text:p>43 avenue du Maréchal Foch</text:p>
          </table:table-cell>
          <table:table-cell office:value-type="string">
            <text:p>05 53 65 38 37</text:p>
          </table:table-cell>
          <table:table-cell office:value-type="string">
            <text:p>Mexique</text:p>
          </table:table-cell>
          <table:table-cell table:style-name="ce13"/>
          <table:table-cell table:style-name="ce35" office:value-type="string">
            <text:p>NERAC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RIGON</text:p>
          </table:table-cell>
          <table:table-cell table:style-name="ce5" office:value-type="string">
            <text:p>Alice</text:p>
          </table:table-cell>
          <table:table-cell office:value-type="string">
            <text:p>1999/2000</text:p>
          </table:table-cell>
          <table:table-cell table:style-name="ce10" office:value-type="string">
            <text:p>17150 Nieul le Virouil</text:p>
          </table:table-cell>
          <table:table-cell table:style-name="ce17" office:value-type="string">
            <text:p>chez Gentet</text:p>
          </table:table-cell>
          <table:table-cell office:value-type="string">
            <text:p>05 46 48 40 10</text:p>
          </table:table-cell>
          <table:table-cell office:value-type="string">
            <text:p>Brésil</text:p>
          </table:table-cell>
          <table:table-cell table:style-name="ce13" office:value-type="string">
            <text:p><text:span text:style-name="T2"><text:a xlink:href="mailto:alice_rigon@yahoo.fr">alice_rigon@yahoo.fr</text:a></text:span></text:p>
          </table:table-cell>
          <table:table-cell office:value-type="string">
            <text:p>PONS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RIVES</text:p>
          </table:table-cell>
          <table:table-cell table:style-name="ce5" office:value-type="string">
            <text:p>Gaelle</text:p>
          </table:table-cell>
          <table:table-cell office:value-type="string">
            <text:p>1997/1998</text:p>
          </table:table-cell>
          <table:table-cell table:style-name="ce10" office:value-type="string">
            <text:p>86000 Poitiers</text:p>
          </table:table-cell>
          <table:table-cell table:style-name="ce15" office:value-type="string">
            <text:p>3 rue Saint Vincent de Paul - studio 4</text:p>
          </table:table-cell>
          <table:table-cell office:value-type="string">
            <text:p>06 86 93 84 38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RIVIERE</text:p>
          </table:table-cell>
          <table:table-cell table:style-name="ce5" office:value-type="string">
            <text:p>Françoise</text:p>
          </table:table-cell>
          <table:table-cell office:value-type="string">
            <text:p>1986/1987</text:p>
          </table:table-cell>
          <table:table-cell table:style-name="ce10" office:value-type="string">
            <text:p>33760 Romagne</text:p>
          </table:table-cell>
          <table:table-cell table:style-name="ce15" office:value-type="string">
            <text:p>11 rue Jacques Longueville</text:p>
          </table:table-cell>
          <table:table-cell office:value-type="string">
            <text:p>05 56 23 96 11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RIVOAL</text:p>
          </table:table-cell>
          <table:table-cell table:style-name="ce5" office:value-type="string">
            <text:p>Clothilde</text:p>
          </table:table-cell>
          <table:table-cell office:value-type="string">
            <text:p>2001/2002</text:p>
          </table:table-cell>
          <table:table-cell table:style-name="ce10" office:value-type="string">
            <text:p>16000 Angoulème</text:p>
          </table:table-cell>
          <table:table-cell table:style-name="ce15" office:value-type="string">
            <text:p>13 rue Tison d'Argence</text:p>
          </table:table-cell>
          <table:table-cell office:value-type="string">
            <text:p>05 45 92 12 5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RIVOLTELLA</text:p>
          </table:table-cell>
          <table:table-cell table:style-name="ce5" office:value-type="string">
            <text:p>Sandrine</text:p>
          </table:table-cell>
          <table:table-cell office:value-type="string">
            <text:p>1985/1986</text:p>
          </table:table-cell>
          <table:table-cell table:style-name="ce10" office:value-type="string">
            <text:p>40600 Biscarrosse</text:p>
          </table:table-cell>
          <table:table-cell table:style-name="ce15" office:value-type="string">
            <text:p>72 rue de Capagut</text:p>
          </table:table-cell>
          <table:table-cell office:value-type="string">
            <text:p>05 58 78 14 24</text:p>
          </table:table-cell>
          <table:table-cell/>
          <table:table-cell table:style-name="ce13"/>
          <table:table-cell office:value-type="string">
            <text:p>PARENTIS PAYS DE BORN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RMICH</text:p>
          </table:table-cell>
          <table:table-cell table:style-name="ce5" office:value-type="string">
            <text:p>Nora</text:p>
          </table:table-cell>
          <table:table-cell office:value-type="string">
            <text:p>1998/1999</text:p>
          </table:table-cell>
          <table:table-cell table:style-name="ce10" office:value-type="string">
            <text:p>33270 Floirac</text:p>
          </table:table-cell>
          <table:table-cell table:style-name="ce15" office:value-type="string">
            <text:p>3 chemin Cornier</text:p>
          </table:table-cell>
          <table:table-cell office:value-type="string">
            <text:p>05 56 32 29 34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ROBERT</text:p>
          </table:table-cell>
          <table:table-cell table:style-name="ce5" office:value-type="string">
            <text:p>Cécile</text:p>
          </table:table-cell>
          <table:table-cell office:value-type="string">
            <text:p>1994/1995</text:p>
          </table:table-cell>
          <table:table-cell table:style-name="ce10" office:value-type="string">
            <text:p>33148 Taussat</text:p>
          </table:table-cell>
          <table:table-cell table:style-name="ce15" office:value-type="string">
            <text:p>18 allée Tuilerie</text:p>
          </table:table-cell>
          <table:table-cell office:value-type="string">
            <text:p>05 56 82 32 77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ROBERT</text:p>
          </table:table-cell>
          <table:table-cell table:style-name="ce5" office:value-type="string">
            <text:p>Cécile</text:p>
          </table:table-cell>
          <table:table-cell office:value-type="string">
            <text:p>1995/1996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3 36 48 91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ROBERT</text:p>
          </table:table-cell>
          <table:table-cell table:style-name="ce5" office:value-type="string">
            <text:p>Elodie</text:p>
          </table:table-cell>
          <table:table-cell office:value-type="string">
            <text:p>1999/2000</text:p>
          </table:table-cell>
          <table:table-cell table:style-name="ce10" office:value-type="string">
            <text:p>51000 Reims</text:p>
          </table:table-cell>
          <table:table-cell table:style-name="ce15" office:value-type="string">
            <text:p>38 rue Branly</text:p>
          </table:table-cell>
          <table:table-cell table:style-name="ce22"/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ROBLOT</text:p>
          </table:table-cell>
          <table:table-cell table:style-name="ce5" office:value-type="string">
            <text:p>Olivier</text:p>
          </table:table-cell>
          <table:table-cell office:value-type="string">
            <text:p>1984/1985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6 15 73 73 68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ROCHE</text:p>
          </table:table-cell>
          <table:table-cell table:style-name="ce5" office:value-type="string">
            <text:p>Charlotte</text:p>
          </table:table-cell>
          <table:table-cell office:value-type="string">
            <text:p>2000/2001</text:p>
          </table:table-cell>
          <table:table-cell table:style-name="ce10" office:value-type="string">
            <text:p>33500 Arveyres</text:p>
          </table:table-cell>
          <table:table-cell table:style-name="ce15" office:value-type="string">
            <text:p>Pan Perdu - 3 rue de Tillède</text:p>
          </table:table-cell>
          <table:table-cell office:value-type="string">
            <text:p>???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ROCHIN épouse DECHERISY</text:p>
          </table:table-cell>
          <table:table-cell table:style-name="ce5" office:value-type="string">
            <text:p>Béatrice</text:p>
          </table:table-cell>
          <table:table-cell office:value-type="string">
            <text:p>1975/1976</text:p>
          </table:table-cell>
          <table:table-cell table:style-name="ce10" office:value-type="string">
            <text:p>92380 Garches</text:p>
          </table:table-cell>
          <table:table-cell table:style-name="ce15" office:value-type="string">
            <text:p>52 rue Georges Bergeon</text:p>
          </table:table-cell>
          <table:table-cell office:value-type="string">
            <text:p>01 47 01 10 37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RODRIGUEZ</text:p>
          </table:table-cell>
          <table:table-cell table:style-name="ce5" office:value-type="string">
            <text:p>Géraldine</text:p>
          </table:table-cell>
          <table:table-cell office:value-type="string">
            <text:p>1999/2000</text:p>
          </table:table-cell>
          <table:table-cell table:style-name="ce10" office:value-type="string">
            <text:p>33380 Marcheprime</text:p>
          </table:table-cell>
          <table:table-cell table:style-name="ce15" office:value-type="string">
            <text:p>17 allée des Bouleaux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ROGALLE</text:p>
          </table:table-cell>
          <table:table-cell table:style-name="ce5" office:value-type="string">
            <text:p>Jennifer</text:p>
          </table:table-cell>
          <table:table-cell office:value-type="string">
            <text:p>2004/2005</text:p>
          </table:table-cell>
          <table:table-cell table:style-name="ce10" office:value-type="string">
            <text:p>33510 Andernos</text:p>
          </table:table-cell>
          <table:table-cell table:style-name="ce15" office:value-type="string">
            <text:p>1 chemin des Lapins</text:p>
          </table:table-cell>
          <table:table-cell table:number-columns-repeated="2"/>
          <table:table-cell table:style-name="ce13"/>
          <table:table-cell office:value-type="string">
            <text:p>NORD BASSIN ARCACHO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ROGER</text:p>
          </table:table-cell>
          <table:table-cell table:style-name="ce5" office:value-type="string">
            <text:p>Anaïs</text:p>
          </table:table-cell>
          <table:table-cell office:value-type="string">
            <text:p>2006/2007</text:p>
          </table:table-cell>
          <table:table-cell table:style-name="ce10" office:value-type="string">
            <text:p>47520 Le Passage</text:p>
          </table:table-cell>
          <table:table-cell table:style-name="ce15" office:value-type="string">
            <text:p>12 rue Robert Schuman</text:p>
          </table:table-cell>
          <table:table-cell office:value-type="string">
            <text:p>05 40 40 30 16</text:p>
          </table:table-cell>
          <table:table-cell office:value-type="string">
            <text:p>USA</text:p>
          </table:table-cell>
          <table:table-cell table:style-name="ce13" office:value-type="string">
            <text:p>anai.s@hotmail.fr</text:p>
          </table:table-cell>
          <table:table-cell table:style-name="ce34" office:value-type="string">
            <text:p>AGEN DOYEN</text:p>
          </table:table-cell>
          <table:table-cell table:style-name="ce37"/>
          <table:table-cell office:value-type="float" office:value="6490">
            <text:p>649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ROLIN</text:p>
          </table:table-cell>
          <table:table-cell table:style-name="ce5" office:value-type="string">
            <text:p>SEGOLENE</text:p>
          </table:table-cell>
          <table:table-cell office:value-type="string">
            <text:p>2008/2009</text:p>
          </table:table-cell>
          <table:table-cell table:style-name="ce10" office:value-type="string">
            <text:p>33610 CESTAS</text:p>
          </table:table-cell>
          <table:table-cell table:style-name="ce15" office:value-type="string">
            <text:p>13 chemin saint sebastien</text:p>
          </table:table-cell>
          <table:table-cell office:value-type="string">
            <text:p>05 56 36 10 26</text:p>
          </table:table-cell>
          <table:table-cell office:value-type="string">
            <text:p>Australie</text:p>
          </table:table-cell>
          <table:table-cell table:style-name="ce13" office:value-type="string">
            <text:p>segolene_19@hotmail.com</text:p>
          </table:table-cell>
          <table:table-cell office:value-type="string">
            <text:p>BORDEAUX</text:p>
          </table:table-cell>
          <table:table-cell table:style-name="ce48" office:value-type="string">
            <text:p>Bordertown</text:p>
          </table:table-cell>
          <table:table-cell table:style-name="ce61" office:value-type="float" office:value="9780">
            <text:p>9780</text:p>
          </table:table-cell>
          <table:table-cell table:style-name="ce61"/>
          <table:table-cell table:number-columns-repeated="244"/>
        </table:table-row>
        <table:table-row table:style-name="ro2" table:visibility="filter">
          <table:table-cell table:style-name="ce2" office:value-type="string">
            <text:p>ROLLAND</text:p>
          </table:table-cell>
          <table:table-cell table:style-name="ce5" office:value-type="string">
            <text:p>Sophie</text:p>
          </table:table-cell>
          <table:table-cell office:value-type="string">
            <text:p>1994/1995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6 boulevard de Cognehors</text:p>
          </table:table-cell>
          <table:table-cell office:value-type="string">
            <text:p>05 46 51 40 53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ROLLET</text:p>
          </table:table-cell>
          <table:table-cell table:style-name="ce5" office:value-type="string">
            <text:p>Véronique</text:p>
          </table:table-cell>
          <table:table-cell office:value-type="string">
            <text:p>1980/1981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6 75 81 64 14</text:p>
          </table:table-cell>
          <table:table-cell office:value-type="string">
            <text:p>Canada</text:p>
          </table:table-cell>
          <table:table-cell table:style-name="ce13"/>
          <table:table-cell office:value-type="string">
            <text:p>PARENTIS PAYS DE BOR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ROLLET BERRAUTE</text:p>
          </table:table-cell>
          <table:table-cell table:style-name="ce5" office:value-type="string">
            <text:p>GAELLE</text:p>
          </table:table-cell>
          <table:table-cell office:value-type="string">
            <text:p>2007/2008</text:p>
          </table:table-cell>
          <table:table-cell table:style-name="ce10" office:value-type="string">
            <text:p>40230 Orx</text:p>
          </table:table-cell>
          <table:table-cell table:style-name="ce15" office:value-type="string">
            <text:p>212 chemin de coumets</text:p>
          </table:table-cell>
          <table:table-cell office:value-type="string">
            <text:p>08 70 73 79 68</text:p>
          </table:table-cell>
          <table:table-cell office:value-type="string">
            <text:p>Mexique</text:p>
          </table:table-cell>
          <table:table-cell table:style-name="ce13" office:value-type="string">
            <text:p>gaellou40@hotmail.fr</text:p>
          </table:table-cell>
          <table:table-cell table:style-name="ce35" office:value-type="string">
            <text:p>HOSSEGOR</text:p>
          </table:table-cell>
          <table:table-cell table:style-name="ce43" office:value-type="string">
            <text:p>Mazatlan AC</text:p>
          </table:table-cell>
          <table:table-cell office:value-type="float" office:value="4150">
            <text:p>4150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ROLLIN</text:p>
          </table:table-cell>
          <table:table-cell table:style-name="ce5" office:value-type="string">
            <text:p>Dominique</text:p>
          </table:table-cell>
          <table:table-cell office:value-type="string">
            <text:p>1975/1976</text:p>
          </table:table-cell>
          <table:table-cell table:style-name="ce10" office:value-type="string">
            <text:p>57000 Metz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RONDEAUX</text:p>
          </table:table-cell>
          <table:table-cell table:style-name="ce5" office:value-type="string">
            <text:p>Océane</text:p>
          </table:table-cell>
          <table:table-cell office:value-type="string">
            <text:p>2005/2006</text:p>
          </table:table-cell>
          <table:table-cell table:style-name="ce10" office:value-type="string">
            <text:p>40150 Angresse</text:p>
          </table:table-cell>
          <table:table-cell table:style-name="ce15" office:value-type="string">
            <text:p>102 allée des Sports</text:p>
          </table:table-cell>
          <table:table-cell office:value-type="string">
            <text:p>05 58 4397 04</text:p>
          </table:table-cell>
          <table:table-cell office:value-type="string">
            <text:p>Afrique du Sud</text:p>
          </table:table-cell>
          <table:table-cell table:style-name="ce13"/>
          <table:table-cell table:style-name="ce35" office:value-type="string">
            <text:p>HOSSEGOR</text:p>
          </table:table-cell>
          <table:table-cell table:number-columns-repeated="247"/>
        </table:table-row>
        <table:table-row table:style-name="ro3">
          <table:table-cell table:style-name="ce2" office:value-type="string">
            <text:p>RONGIER épouse BOUCHER</text:p>
          </table:table-cell>
          <table:table-cell table:style-name="ce5" office:value-type="string">
            <text:p>Karine</text:p>
          </table:table-cell>
          <table:table-cell office:value-type="string">
            <text:p>1990/1991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6 76 04 86 97</text:p>
          </table:table-cell>
          <table:table-cell/>
          <table:table-cell table:style-name="ce13"/>
          <table:table-cell office:value-type="string">
            <text:p>PARENTIS PAYS DE BORN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ROQUES</text:p>
          </table:table-cell>
          <table:table-cell table:style-name="ce5" office:value-type="string">
            <text:p>Christophe</text:p>
          </table:table-cell>
          <table:table-cell office:value-type="string">
            <text:p>1982/1983</text:p>
          </table:table-cell>
          <table:table-cell table:style-name="ce10" office:value-type="string">
            <text:p>13580 La Fare Les Oliviers</text:p>
          </table:table-cell>
          <table:table-cell table:style-name="ce15" office:value-type="string">
            <text:p>5 Res Le Favier I - 5 avenue Pavillon</text:p>
          </table:table-cell>
          <table:table-cell office:value-type="string">
            <text:p>04 90 42 41 00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ROQUES</text:p>
          </table:table-cell>
          <table:table-cell table:style-name="ce5" office:value-type="string">
            <text:p>CLEMENT</text:p>
          </table:table-cell>
          <table:table-cell office:value-type="string">
            <text:p>2007/2008</text:p>
          </table:table-cell>
          <table:table-cell table:style-name="ce10" office:value-type="string">
            <text:p>33600 Pessac</text:p>
          </table:table-cell>
          <table:table-cell table:style-name="ce15" office:value-type="string">
            <text:p>22 allee boiron</text:p>
          </table:table-cell>
          <table:table-cell office:value-type="string">
            <text:p>05 56 36 55 73</text:p>
          </table:table-cell>
          <table:table-cell office:value-type="string">
            <text:p>Japon</text:p>
          </table:table-cell>
          <table:table-cell table:style-name="ce13" office:value-type="string">
            <text:p>the_phantom80@hotmail.com</text:p>
          </table:table-cell>
          <table:table-cell table:style-name="ce35" office:value-type="string">
            <text:p>BORDEAUX</text:p>
          </table:table-cell>
          <table:table-cell table:style-name="ce40" office:value-type="string">
            <text:p>Rokkasho</text:p>
          </table:table-cell>
          <table:table-cell office:value-type="float" office:value="2830">
            <text:p>2830</text:p>
          </table:table-cell>
          <table:table-cell table:number-columns-repeated="245"/>
        </table:table-row>
        <table:table-row table:style-name="ro3" table:visibility="filter">
          <table:table-cell table:style-name="ce2" office:value-type="string">
            <text:p>ROQUES</text:p>
          </table:table-cell>
          <table:table-cell table:style-name="ce5" office:value-type="string">
            <text:p>Joel</text:p>
          </table:table-cell>
          <table:table-cell office:value-type="string">
            <text:p>1980/1981</text:p>
          </table:table-cell>
          <table:table-cell table:style-name="ce10" office:value-type="string">
            <text:p>78590 Noisy Le Roi</text:p>
          </table:table-cell>
          <table:table-cell table:style-name="ce15" office:value-type="string">
            <text:p>Domaine de la Tuilerie - Allée St Andrew</text:p>
          </table:table-cell>
          <table:table-cell office:value-type="string">
            <text:p>01 30 80 40 48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ROQUES</text:p>
          </table:table-cell>
          <table:table-cell table:style-name="ce5" office:value-type="string">
            <text:p>NOEMIE</text:p>
          </table:table-cell>
          <table:table-cell office:value-type="string">
            <text:p>2008/2009</text:p>
          </table:table-cell>
          <table:table-cell table:style-name="ce10" office:value-type="string">
            <text:p>47150 MONFLANQUIN</text:p>
          </table:table-cell>
          <table:table-cell table:style-name="ce15" office:value-type="string">
            <text:p>le lidon</text:p>
          </table:table-cell>
          <table:table-cell office:value-type="string">
            <text:p>05 53 36 52 26</text:p>
          </table:table-cell>
          <table:table-cell office:value-type="string">
            <text:p>Mexique</text:p>
          </table:table-cell>
          <table:table-cell table:style-name="ce13" office:value-type="string">
            <text:p>noemie_roques@hotmail.fr</text:p>
          </table:table-cell>
          <table:table-cell office:value-type="string">
            <text:p>FUMEL</text:p>
          </table:table-cell>
          <table:table-cell table:style-name="ce44" office:value-type="string">
            <text:p>Juarez Ejecutivo </text:p>
          </table:table-cell>
          <table:table-cell table:style-name="ce61" office:value-type="float" office:value="4110">
            <text:p>4110</text:p>
          </table:table-cell>
          <table:table-cell table:style-name="ce61"/>
          <table:table-cell table:number-columns-repeated="244"/>
        </table:table-row>
        <table:table-row table:style-name="ro3" table:visibility="filter">
          <table:table-cell table:style-name="ce2" office:value-type="string">
            <text:p>ROQUES</text:p>
          </table:table-cell>
          <table:table-cell table:style-name="ce5" office:value-type="string">
            <text:p>Philippe</text:p>
          </table:table-cell>
          <table:table-cell office:value-type="string">
            <text:p>1979/1980</text:p>
          </table:table-cell>
          <table:table-cell table:style-name="ce10" office:value-type="string">
            <text:p>Poughkeesie NY 12603 (USA)</text:p>
          </table:table-cell>
          <table:table-cell table:style-name="ce15" office:value-type="string">
            <text:p>77 Raymond Avenue A3</text:p>
          </table:table-cell>
          <table:table-cell office:value-type="float" office:value="8454859877">
            <text:p>8454859877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ROUBERTIE</text:p>
          </table:table-cell>
          <table:table-cell table:style-name="ce5" office:value-type="string">
            <text:p>Clovis</text:p>
          </table:table-cell>
          <table:table-cell office:value-type="string">
            <text:p>2005/2006</text:p>
          </table:table-cell>
          <table:table-cell table:style-name="ce10" office:value-type="string">
            <text:p>17110 Saint-Georges de Didonne</text:p>
          </table:table-cell>
          <table:table-cell table:style-name="ce15" office:value-type="string">
            <text:p>9 avenue des Libellules</text:p>
          </table:table-cell>
          <table:table-cell office:value-type="string">
            <text:p>05 46 22 70 48</text:p>
          </table:table-cell>
          <table:table-cell office:value-type="string">
            <text:p>Australie</text:p>
          </table:table-cell>
          <table:table-cell table:style-name="ce13"/>
          <table:table-cell table:style-name="ce35" office:value-type="string">
            <text:p>ROYAN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ROULLET-R ép JOSATIS (USA)</text:p>
          </table:table-cell>
          <table:table-cell table:style-name="ce5" office:value-type="string">
            <text:p>Cécile</text:p>
          </table:table-cell>
          <table:table-cell office:value-type="string">
            <text:p>1993/1994</text:p>
          </table:table-cell>
          <table:table-cell table:style-name="ce10" office:value-type="string">
            <text:p>16410 Garat</text:p>
          </table:table-cell>
          <table:table-cell table:style-name="ce15" office:value-type="string">
            <text:p>Le grand lac</text:p>
          </table:table-cell>
          <table:table-cell office:value-type="string">
            <text:p>05 45 60 62 63</text:p>
          </table:table-cell>
          <table:table-cell office:value-type="string">
            <text:p>USA</text:p>
          </table:table-cell>
          <table:table-cell table:style-name="ce30" office:value-type="string">
            <text:p>cecile_josaitis@hotmail.com</text:p>
          </table:table-cell>
          <table:table-cell/>
          <table:table-cell office:value-type="string">
            <text:p>Louisville</text:p>
          </table:table-cell>
          <table:table-cell table:number-columns-repeated="246"/>
        </table:table-row>
        <table:table-row table:style-name="ro2" table:visibility="filter">
          <table:table-cell table:style-name="ce2" office:value-type="string">
            <text:p>ROULLET-RENOLEAU</text:p>
          </table:table-cell>
          <table:table-cell table:style-name="ce5" office:value-type="string">
            <text:p>Marie</text:p>
          </table:table-cell>
          <table:table-cell office:value-type="string">
            <text:p>1994/1995</text:p>
          </table:table-cell>
          <table:table-cell table:style-name="ce10" office:value-type="string">
            <text:p>16410 Garat</text:p>
          </table:table-cell>
          <table:table-cell table:style-name="ce15" office:value-type="string">
            <text:p>Le grand lac</text:p>
          </table:table-cell>
          <table:table-cell office:value-type="string">
            <text:p>05 45 60 62 63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ROULON</text:p>
          </table:table-cell>
          <table:table-cell table:style-name="ce5" office:value-type="string">
            <text:p>Brigitte</text:p>
          </table:table-cell>
          <table:table-cell office:value-type="string">
            <text:p>1975/1976</text:p>
          </table:table-cell>
          <table:table-cell table:style-name="ce10" office:value-type="string">
            <text:p>47600 Nérac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ROUSSEAU</text:p>
          </table:table-cell>
          <table:table-cell table:style-name="ce5" office:value-type="string">
            <text:p>DELPHINE</text:p>
          </table:table-cell>
          <table:table-cell office:value-type="string">
            <text:p>2007/2008</text:p>
          </table:table-cell>
          <table:table-cell table:style-name="ce10" office:value-type="string">
            <text:p>33400 Talence</text:p>
          </table:table-cell>
          <table:table-cell table:style-name="ce15" office:value-type="string">
            <text:p>24 avenue poincare</text:p>
          </table:table-cell>
          <table:table-cell office:value-type="string">
            <text:p>05 56 84 93 25</text:p>
          </table:table-cell>
          <table:table-cell office:value-type="string">
            <text:p>Australie</text:p>
          </table:table-cell>
          <table:table-cell table:style-name="ce13" office:value-type="string">
            <text:p>delphine.rousseau@hotmail.fr</text:p>
          </table:table-cell>
          <table:table-cell table:style-name="ce35" office:value-type="string">
            <text:p>MERIGNAC</text:p>
          </table:table-cell>
          <table:table-cell table:style-name="ce41" office:value-type="string">
            <text:p>Townsville</text:p>
          </table:table-cell>
          <table:table-cell office:value-type="float" office:value="9550">
            <text:p>9550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ROUSSEAU</text:p>
          </table:table-cell>
          <table:table-cell table:style-name="ce5" office:value-type="string">
            <text:p>Pierre</text:p>
          </table:table-cell>
          <table:table-cell office:value-type="string">
            <text:p>1993/1994</text:p>
          </table:table-cell>
          <table:table-cell table:style-name="ce10" office:value-type="string">
            <text:p>75016 Paris</text:p>
          </table:table-cell>
          <table:table-cell table:style-name="ce15" office:value-type="string">
            <text:p>22 rue Bois le Vent</text:p>
          </table:table-cell>
          <table:table-cell office:value-type="string">
            <text:p>06 82 32 41 76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ROUSSEL</text:p>
          </table:table-cell>
          <table:table-cell table:style-name="ce5" office:value-type="string">
            <text:p>Auguste</text:p>
          </table:table-cell>
          <table:table-cell office:value-type="string">
            <text:p>1996/1997</text:p>
          </table:table-cell>
          <table:table-cell table:style-name="ce10" office:value-type="string">
            <text:p>17137 Marsilly</text:p>
          </table:table-cell>
          <table:table-cell table:style-name="ce15" office:value-type="string">
            <text:p>Zone Artisanale des Beauvoirs</text:p>
          </table:table-cell>
          <table:table-cell office:value-type="string">
            <text:p>05 46 01 35 73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ROUSSEL</text:p>
          </table:table-cell>
          <table:table-cell table:style-name="ce5" office:value-type="string">
            <text:p>Mathilde</text:p>
          </table:table-cell>
          <table:table-cell office:value-type="string">
            <text:p>1994/1995</text:p>
          </table:table-cell>
          <table:table-cell table:style-name="ce10" office:value-type="string">
            <text:p>17137 Marsilly</text:p>
          </table:table-cell>
          <table:table-cell table:style-name="ce15" office:value-type="string">
            <text:p>Zone Artisanale des Beauvoirs</text:p>
          </table:table-cell>
          <table:table-cell office:value-type="string">
            <text:p>05 46 01 35 73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ROUSSELLE</text:p>
          </table:table-cell>
          <table:table-cell table:style-name="ce5" office:value-type="string">
            <text:p>Yves</text:p>
          </table:table-cell>
          <table:table-cell office:value-type="string">
            <text:p>1990/1991</text:p>
          </table:table-cell>
          <table:table-cell table:style-name="ce10" office:value-type="string">
            <text:p>33610 Cestas</text:p>
          </table:table-cell>
          <table:table-cell table:style-name="ce15" office:value-type="string">
            <text:p>13 chemin de Cantelaude</text:p>
          </table:table-cell>
          <table:table-cell office:value-type="string">
            <text:p>05 57 83 58 29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ROUSSILLE</text:p>
          </table:table-cell>
          <table:table-cell table:style-name="ce5" office:value-type="string">
            <text:p>ALEXIA</text:p>
          </table:table-cell>
          <table:table-cell office:value-type="string">
            <text:p>2008/2009</text:p>
          </table:table-cell>
          <table:table-cell table:style-name="ce10" office:value-type="string">
            <text:p>47160 BUZET SUR BAÏSE</text:p>
          </table:table-cell>
          <table:table-cell table:style-name="ce15" office:value-type="string">
            <text:p>michelet</text:p>
          </table:table-cell>
          <table:table-cell office:value-type="string">
            <text:p>05 53 97 55 26</text:p>
          </table:table-cell>
          <table:table-cell office:value-type="string">
            <text:p>Taïwan</text:p>
          </table:table-cell>
          <table:table-cell table:style-name="ce13" office:value-type="string">
            <text:p>alex4722@hotmail.fr</text:p>
          </table:table-cell>
          <table:table-cell office:value-type="string">
            <text:p>NERAC</text:p>
          </table:table-cell>
          <table:table-cell table:style-name="ce6" office:value-type="string">
            <text:p>Taipei Orient</text:p>
          </table:table-cell>
          <table:table-cell table:style-name="ce61" office:value-type="float" office:value="3520">
            <text:p>3520</text:p>
          </table:table-cell>
          <table:table-cell table:style-name="ce61"/>
          <table:table-cell table:number-columns-repeated="244"/>
        </table:table-row>
        <table:table-row table:style-name="ro2" table:visibility="filter">
          <table:table-cell table:style-name="ce2" office:value-type="string">
            <text:p>ROUX</text:p>
          </table:table-cell>
          <table:table-cell table:style-name="ce5" office:value-type="string">
            <text:p>Françoise</text:p>
          </table:table-cell>
          <table:table-cell office:value-type="string">
            <text:p>1978/1979</text:p>
          </table:table-cell>
          <table:table-cell table:style-name="ce10" office:value-type="string">
            <text:p>47230 Lavardac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ROUX</text:p>
          </table:table-cell>
          <table:table-cell table:style-name="ce5" office:value-type="string">
            <text:p>Thomas</text:p>
          </table:table-cell>
          <table:table-cell office:value-type="string">
            <text:p>2003/2004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6 72 38 76</text:p>
          </table:table-cell>
          <table:table-cell/>
          <table:table-cell table:style-name="ce13"/>
          <table:table-cell table:style-name="ce35" office:value-type="string">
            <text:p>BORDEAUX SUD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ROUZEAU</text:p>
          </table:table-cell>
          <table:table-cell table:style-name="ce5" office:value-type="string">
            <text:p>ANNE</text:p>
          </table:table-cell>
          <table:table-cell office:value-type="string">
            <text:p>2007/2008</text:p>
          </table:table-cell>
          <table:table-cell table:style-name="ce10" office:value-type="string">
            <text:p>17290 Thairé</text:p>
          </table:table-cell>
          <table:table-cell table:style-name="ce15" office:value-type="string">
            <text:p>2 rue de la resistance</text:p>
          </table:table-cell>
          <table:table-cell office:value-type="string">
            <text:p>05 46 56 49 97</text:p>
          </table:table-cell>
          <table:table-cell office:value-type="string">
            <text:p>Taïwan</text:p>
          </table:table-cell>
          <table:table-cell table:style-name="ce13" office:value-type="string">
            <text:p>annenanou888@hotmail.fr</text:p>
          </table:table-cell>
          <table:table-cell table:style-name="ce35" office:value-type="string">
            <text:p>COGNAC</text:p>
          </table:table-cell>
          <table:table-cell table:style-name="ce44" office:value-type="string">
            <text:p>Tan-Hai</text:p>
          </table:table-cell>
          <table:table-cell office:value-type="float" office:value="3520">
            <text:p>3520</text:p>
          </table:table-cell>
          <table:table-cell table:number-columns-repeated="245"/>
        </table:table-row>
        <table:table-row table:style-name="ro3" table:visibility="filter">
          <table:table-cell table:style-name="ce2" office:value-type="string">
            <text:p>ROY</text:p>
          </table:table-cell>
          <table:table-cell table:style-name="ce5" office:value-type="string">
            <text:p>Joelle</text:p>
          </table:table-cell>
          <table:table-cell office:value-type="string">
            <text:p>1975/1976</text:p>
          </table:table-cell>
          <table:table-cell table:style-name="ce10" office:value-type="string">
            <text:p>33240 Saint André de Cubzac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ROZANT</text:p>
          </table:table-cell>
          <table:table-cell table:style-name="ce5" office:value-type="string">
            <text:p>Juliette</text:p>
          </table:table-cell>
          <table:table-cell office:value-type="string">
            <text:p>2005/2006</text:p>
          </table:table-cell>
          <table:table-cell table:style-name="ce10" office:value-type="string">
            <text:p>17210 Montlieu la Garde</text:p>
          </table:table-cell>
          <table:table-cell table:style-name="ce15" office:value-type="string">
            <text:p>Les Moulins</text:p>
          </table:table-cell>
          <table:table-cell office:value-type="string">
            <text:p>05 46 04 46 25</text:p>
          </table:table-cell>
          <table:table-cell office:value-type="string">
            <text:p>Mexique</text:p>
          </table:table-cell>
          <table:table-cell table:style-name="ce13"/>
          <table:table-cell table:style-name="ce35" office:value-type="string">
            <text:p>PONS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RUCH (Tokyo - Japon) </text:p>
          </table:table-cell>
          <table:table-cell table:style-name="ce5" office:value-type="string">
            <text:p>Rodolphe</text:p>
          </table:table-cell>
          <table:table-cell office:value-type="string">
            <text:p>1990/1991</text:p>
          </table:table-cell>
          <table:table-cell table:style-name="ce10" office:value-type="string">
            <text:p>33740 Arès</text:p>
          </table:table-cell>
          <table:table-cell table:style-name="ce15" office:value-type="string">
            <text:p>2 lotissement Hameau de la Scierie</text:p>
          </table:table-cell>
          <table:table-cell office:value-type="string">
            <text:p>05 56 60 23 89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SABOURIN</text:p>
          </table:table-cell>
          <table:table-cell table:style-name="ce5" office:value-type="string">
            <text:p>Charles</text:p>
          </table:table-cell>
          <table:table-cell office:value-type="string">
            <text:p>2006/2007</text:p>
          </table:table-cell>
          <table:table-cell table:style-name="ce10" office:value-type="string">
            <text:p>33390 Cars</text:p>
          </table:table-cell>
          <table:table-cell table:style-name="ce15" office:value-type="string">
            <text:p>Chantegrive</text:p>
          </table:table-cell>
          <table:table-cell office:value-type="string">
            <text:p>05 57 42 84 61</text:p>
          </table:table-cell>
          <table:table-cell office:value-type="string">
            <text:p>Canada</text:p>
          </table:table-cell>
          <table:table-cell table:style-name="ce13" office:value-type="string">
            <text:p><text:span text:style-name="T2"><text:a xlink:href="mailto:charles.sabourin@gmail.com">charles.sabourin@gmail.com</text:a></text:span></text:p>
          </table:table-cell>
          <table:table-cell table:style-name="ce34" office:value-type="string">
            <text:p>BLAYE</text:p>
          </table:table-cell>
          <table:table-cell table:style-name="ce51"/>
          <table:table-cell office:value-type="float" office:value="5040">
            <text:p>504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SABOURIN</text:p>
          </table:table-cell>
          <table:table-cell table:style-name="ce5" office:value-type="string">
            <text:p>Jérome</text:p>
          </table:table-cell>
          <table:table-cell office:value-type="string">
            <text:p>1972/1973</text:p>
          </table:table-cell>
          <table:table-cell table:style-name="ce10" office:value-type="string">
            <text:p>33390 Cars</text:p>
          </table:table-cell>
          <table:table-cell table:style-name="ce15" office:value-type="string">
            <text:p>Chantegrive</text:p>
          </table:table-cell>
          <table:table-cell office:value-type="string">
            <text:p>05 57 42 84 61</text:p>
          </table:table-cell>
          <table:table-cell office:value-type="string">
            <text:p>USA</text:p>
          </table:table-cell>
          <table:table-cell table:style-name="ce13" office:value-type="string">
            <text:p>jerome.sabourin@gmail.com</text:p>
          </table:table-cell>
          <table:table-cell table:style-name="ce34" office:value-type="string">
            <text:p>BLAYE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SABOURIN (DCD)</text:p>
          </table:table-cell>
          <table:table-cell table:style-name="ce5" office:value-type="string">
            <text:p>Ségolène</text:p>
          </table:table-cell>
          <table:table-cell office:value-type="string">
            <text:p>1974/1975</text:p>
          </table:table-cell>
          <table:table-cell table:style-name="ce10" office:value-type="string">
            <text:p>33390 Blaye</text:p>
          </table:table-cell>
          <table:table-cell table:style-name="ce15"/>
          <table:table-cell/>
          <table:table-cell office:value-type="string">
            <text:p>USA</text:p>
          </table:table-cell>
          <table:table-cell table:style-name="ce13"/>
          <table:table-cell office:value-type="string">
            <text:p>BLAYE</text:p>
          </table:table-cell>
          <table:table-cell table:number-columns-repeated="247"/>
        </table:table-row>
        <table:table-row table:style-name="ro3">
          <table:table-cell table:style-name="ce2" office:value-type="string">
            <text:p>SABOURIN épouse VIGNEAUX</text:p>
          </table:table-cell>
          <table:table-cell table:style-name="ce5" office:value-type="string">
            <text:p>Bénédicte</text:p>
          </table:table-cell>
          <table:table-cell office:value-type="string">
            <text:p>1978/1979</text:p>
          </table:table-cell>
          <table:table-cell table:style-name="ce10" office:value-type="string">
            <text:p>64100 Bayonne</text:p>
          </table:table-cell>
          <table:table-cell table:style-name="ce15" office:value-type="string">
            <text:p>11 avenue Truc de Moy</text:p>
          </table:table-cell>
          <table:table-cell office:value-type="string">
            <text:p>05 59 63 04 70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BLAYE</text:p>
          </table:table-cell>
          <table:table-cell table:style-name="ce52"/>
          <table:table-cell table:number-columns-repeated="246"/>
        </table:table-row>
        <table:table-row table:style-name="ro3" table:visibility="filter">
          <table:table-cell table:style-name="ce2" office:value-type="string">
            <text:p>SABY-MAUBESY ép ROBERT</text:p>
          </table:table-cell>
          <table:table-cell table:style-name="ce5" office:value-type="string">
            <text:p>Véronique</text:p>
          </table:table-cell>
          <table:table-cell office:value-type="string">
            <text:p>1979/1980</text:p>
          </table:table-cell>
          <table:table-cell table:style-name="ce10" office:value-type="string">
            <text:p>77170 Servon</text:p>
          </table:table-cell>
          <table:table-cell table:style-name="ce15" office:value-type="string">
            <text:p>4 rue Berthemont</text:p>
          </table:table-cell>
          <table:table-cell office:value-type="string">
            <text:p>01 60 62 21 64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SACRÉ</text:p>
          </table:table-cell>
          <table:table-cell table:style-name="ce5" office:value-type="string">
            <text:p>Perrine</text:p>
          </table:table-cell>
          <table:table-cell office:value-type="string">
            <text:p>1991/1992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21 rue La Noue</text:p>
          </table:table-cell>
          <table:table-cell office:value-type="string">
            <text:p>05 46 41 55 18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SAINT-MARTIN</text:p>
          </table:table-cell>
          <table:table-cell table:style-name="ce5" office:value-type="string">
            <text:p>Julie</text:p>
          </table:table-cell>
          <table:table-cell office:value-type="string">
            <text:p>1993/1994</text:p>
          </table:table-cell>
          <table:table-cell table:style-name="ce10" office:value-type="string">
            <text:p>47400 Tonneins</text:p>
          </table:table-cell>
          <table:table-cell table:style-name="ce15" office:value-type="string">
            <text:p>Conte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SALA</text:p>
          </table:table-cell>
          <table:table-cell table:style-name="ce5" office:value-type="string">
            <text:p>Peggy</text:p>
          </table:table-cell>
          <table:table-cell office:value-type="string">
            <text:p>1990/1991</text:p>
          </table:table-cell>
          <table:table-cell table:style-name="ce10" office:value-type="string">
            <text:p>16200 Triac-Lautrait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SALACE</text:p>
          </table:table-cell>
          <table:table-cell table:style-name="ce5" office:value-type="string">
            <text:p>Anne-Claire</text:p>
          </table:table-cell>
          <table:table-cell office:value-type="string">
            <text:p>1990/1991</text:p>
          </table:table-cell>
          <table:table-cell table:style-name="ce10" office:value-type="string">
            <text:p>33500 Libourne</text:p>
          </table:table-cell>
          <table:table-cell table:style-name="ce15" office:value-type="string">
            <text:p>151 avenue Foch</text:p>
          </table:table-cell>
          <table:table-cell office:value-type="string">
            <text:p>05 57 51 55 34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aclaire.salace@laposte.net">aclaire.salace@laposte.net</text:a></text:span></text:p>
          </table:table-cell>
          <table:table-cell office:value-type="string">
            <text:p>LIBOURNE ST EMILIO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SALACE</text:p>
          </table:table-cell>
          <table:table-cell table:style-name="ce5" office:value-type="string">
            <text:p>Hervé</text:p>
          </table:table-cell>
          <table:table-cell office:value-type="string">
            <text:p>1989/1990</text:p>
          </table:table-cell>
          <table:table-cell table:style-name="ce10" office:value-type="string">
            <text:p>33500 Libourne</text:p>
          </table:table-cell>
          <table:table-cell table:style-name="ce15" office:value-type="string">
            <text:p>151 avenue Foch</text:p>
          </table:table-cell>
          <table:table-cell office:value-type="string">
            <text:p>05 57 51 55 34</text:p>
          </table:table-cell>
          <table:table-cell office:value-type="string">
            <text:p>USA</text:p>
          </table:table-cell>
          <table:table-cell table:style-name="ce13" office:value-type="string">
            <text:p>rvsalace@yahoo.fr</text:p>
          </table:table-cell>
          <table:table-cell office:value-type="string">
            <text:p>LIBOURNE ST EMILION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SALACE</text:p>
          </table:table-cell>
          <table:table-cell table:style-name="ce5" office:value-type="string">
            <text:p>Marion</text:p>
          </table:table-cell>
          <table:table-cell office:value-type="string">
            <text:p>1993/1994</text:p>
          </table:table-cell>
          <table:table-cell table:style-name="ce10" office:value-type="string">
            <text:p>33500 Libourne</text:p>
          </table:table-cell>
          <table:table-cell table:style-name="ce15" office:value-type="string">
            <text:p>151 avenue Foch</text:p>
          </table:table-cell>
          <table:table-cell office:value-type="string">
            <text:p>05 57 51 55 34</text:p>
          </table:table-cell>
          <table:table-cell office:value-type="string">
            <text:p>USA</text:p>
          </table:table-cell>
          <table:table-cell table:style-name="ce13" office:value-type="string">
            <text:p>marionsalace@yahoo.fr</text:p>
          </table:table-cell>
          <table:table-cell office:value-type="string">
            <text:p>LIBOURNE ST EMILION</text:p>
          </table:table-cell>
          <table:table-cell table:number-columns-repeated="247"/>
        </table:table-row>
        <table:table-row table:style-name="ro3" table:visibility="filter">
          <table:table-cell table:style-name="ce2" office:value-type="string">
            <text:p>SALHA</text:p>
          </table:table-cell>
          <table:table-cell table:style-name="ce5" office:value-type="string">
            <text:p>Stéphanie</text:p>
          </table:table-cell>
          <table:table-cell office:value-type="string">
            <text:p>1999/2000</text:p>
          </table:table-cell>
          <table:table-cell table:style-name="ce10" office:value-type="string">
            <text:p>64500 St-Jean de Luz</text:p>
          </table:table-cell>
          <table:table-cell table:style-name="ce17" office:value-type="string">
            <text:p>2 lotissement Ithur Baita :<text:span text:style-name="T1"> adresse parents</text:span></text:p>
          </table:table-cell>
          <table:table-cell office:value-type="string">
            <text:p>05 59 51 05 19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stephsalha@hotmail.com">stephsalha@hotmail.com</text:a></text:span></text:p>
          </table:table-cell>
          <table:table-cell table:number-columns-repeated="248"/>
        </table:table-row>
        <table:table-row table:style-name="ro3" table:visibility="filter">
          <table:table-cell table:style-name="ce2" office:value-type="string">
            <text:p>SANTERRE</text:p>
          </table:table-cell>
          <table:table-cell table:style-name="ce5" office:value-type="string">
            <text:p>Mathias</text:p>
          </table:table-cell>
          <table:table-cell office:value-type="string">
            <text:p>1992/1993</text:p>
          </table:table-cell>
          <table:table-cell table:style-name="ce10" office:value-type="string">
            <text:p>1750-059 Lisboa (Portugal)</text:p>
          </table:table-cell>
          <table:table-cell table:style-name="ce15" office:value-type="string">
            <text:p>Rua Bernarda De Lacerda n° 1 - 2° - Esq. </text:p>
          </table:table-cell>
          <table:table-cell office:value-type="string">
            <text:p>00 351 21 795 868 0</text:p>
          </table:table-cell>
          <table:table-cell office:value-type="string">
            <text:p><text:s/></text:p>
          </table:table-cell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SATGE</text:p>
          </table:table-cell>
          <table:table-cell table:style-name="ce5" office:value-type="string">
            <text:p>Julien</text:p>
          </table:table-cell>
          <table:table-cell office:value-type="string">
            <text:p>1998/1999</text:p>
          </table:table-cell>
          <table:table-cell table:style-name="ce10" office:value-type="string">
            <text:p>64110 Jurançon</text:p>
          </table:table-cell>
          <table:table-cell table:style-name="ce15"/>
          <table:table-cell office:value-type="string">
            <text:p>???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SAURET</text:p>
          </table:table-cell>
          <table:table-cell table:style-name="ce5" office:value-type="string">
            <text:p>Morgane</text:p>
          </table:table-cell>
          <table:table-cell office:value-type="string">
            <text:p>2001/2002</text:p>
          </table:table-cell>
          <table:table-cell table:style-name="ce10" office:value-type="string">
            <text:p>47130 Port Ste Marie</text:p>
          </table:table-cell>
          <table:table-cell table:style-name="ce15" office:value-type="string">
            <text:p>Lieu-Dit "Maubouchon"</text:p>
          </table:table-cell>
          <table:table-cell office:value-type="string">
            <text:p>05 53 67 47 50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SAUSSIÉ</text:p>
          </table:table-cell>
          <table:table-cell table:style-name="ce5" office:value-type="string">
            <text:p>Pantxika</text:p>
          </table:table-cell>
          <table:table-cell office:value-type="string">
            <text:p>1998/1999</text:p>
          </table:table-cell>
          <table:table-cell table:style-name="ce10" office:value-type="string">
            <text:p>64990 St-Pierre d'Irube</text:p>
          </table:table-cell>
          <table:table-cell table:style-name="ce15" office:value-type="string">
            <text:p>Pinaki - Chemin de Mispiracoîtz</text:p>
          </table:table-cell>
          <table:table-cell office:value-type="string">
            <text:p>06 64 22 09 19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SAUVIGNON épouse TILLAC</text:p>
          </table:table-cell>
          <table:table-cell table:style-name="ce5" office:value-type="string">
            <text:p>Caroline</text:p>
          </table:table-cell>
          <table:table-cell office:value-type="string">
            <text:p>1988/1989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6 20 76 64</text:p>
          </table:table-cell>
          <table:table-cell/>
          <table:table-cell table:style-name="ce13" office:value-type="string">
            <text:p>ac.tillac@voila.fr</text:p>
          </table:table-cell>
          <table:table-cell table:number-columns-repeated="248"/>
        </table:table-row>
        <table:table-row table:style-name="ro3">
          <table:table-cell table:style-name="ce2" office:value-type="string">
            <text:p>SCHIEBER</text:p>
          </table:table-cell>
          <table:table-cell table:style-name="ce5" office:value-type="string">
            <text:p>Alban</text:p>
          </table:table-cell>
          <table:table-cell office:value-type="string">
            <text:p>2005/2006</text:p>
          </table:table-cell>
          <table:table-cell table:style-name="ce10" office:value-type="string">
            <text:p>33400 Talence</text:p>
          </table:table-cell>
          <table:table-cell table:style-name="ce15" office:value-type="string">
            <text:p>17ter avenue du Maréchal de Lattre de Tassigny</text:p>
          </table:table-cell>
          <table:table-cell office:value-type="string">
            <text:p>05 56 84 14 39</text:p>
          </table:table-cell>
          <table:table-cell office:value-type="string">
            <text:p>Australie</text:p>
          </table:table-cell>
          <table:table-cell table:style-name="ce13" office:value-type="string">
            <text:p><text:span text:style-name="T2"><text:a xlink:href="mailto:alban-schieber@hotmail.fr">alban-schieber@hotmail.fr</text:a></text:span></text:p>
          </table:table-cell>
          <table:table-cell table:style-name="ce35" office:value-type="string">
            <text:p>MERIGNAC</text:p>
          </table:table-cell>
          <table:table-cell office:value-type="string">
            <text:p>Mount Gambier West &amp; Millicent</text:p>
          </table:table-cell>
          <table:table-cell office:value-type="float" office:value="9780">
            <text:p>9780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SCHIEBER</text:p>
          </table:table-cell>
          <table:table-cell table:style-name="ce5" office:value-type="string">
            <text:p>Coraline</text:p>
          </table:table-cell>
          <table:table-cell office:value-type="string">
            <text:p>2006/2007</text:p>
          </table:table-cell>
          <table:table-cell table:style-name="ce10" office:value-type="string">
            <text:p>33400 Talence</text:p>
          </table:table-cell>
          <table:table-cell table:style-name="ce15" office:value-type="string">
            <text:p>17ter avenue du Maréchal de Lattre de Tassigny</text:p>
          </table:table-cell>
          <table:table-cell office:value-type="string">
            <text:p>05 56 84 14 39</text:p>
          </table:table-cell>
          <table:table-cell office:value-type="string">
            <text:p>USA</text:p>
          </table:table-cell>
          <table:table-cell table:style-name="ce13" office:value-type="string">
            <text:p>coco33s@msn.com</text:p>
          </table:table-cell>
          <table:table-cell table:style-name="ce34" office:value-type="string">
            <text:p>BORDEAUX EST</text:p>
          </table:table-cell>
          <table:table-cell table:style-name="ce49" office:value-type="string">
            <text:p>Teton Valley</text:p>
          </table:table-cell>
          <table:table-cell office:value-type="float" office:value="5440">
            <text:p>5440</text:p>
          </table:table-cell>
          <table:table-cell table:number-columns-repeated="245"/>
        </table:table-row>
        <table:table-row table:style-name="ro2" table:visibility="filter">
          <table:table-cell table:style-name="ce2" office:value-type="string">
            <text:p>SCHMITZ</text:p>
          </table:table-cell>
          <table:table-cell table:style-name="ce5" office:value-type="string">
            <text:p>Jean-Charles</text:p>
          </table:table-cell>
          <table:table-cell office:value-type="string">
            <text:p>1992/1993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10 rue Jean Giono</text:p>
          </table:table-cell>
          <table:table-cell office:value-type="string">
            <text:p>05 46 44 30 13</text:p>
          </table:table-cell>
          <table:table-cell/>
          <table:table-cell table:style-name="ce13"/>
          <table:table-cell table:number-columns-repeated="248"/>
        </table:table-row>
        <table:table-row table:style-name="ro3">
          <table:table-cell table:style-name="ce2" office:value-type="string">
            <text:p>SCHWARTZ</text:p>
          </table:table-cell>
          <table:table-cell table:style-name="ce5" office:value-type="string">
            <text:p>EMMANUEL</text:p>
          </table:table-cell>
          <table:table-cell office:value-type="string">
            <text:p>2008/2009</text:p>
          </table:table-cell>
          <table:table-cell table:style-name="ce10" office:value-type="string">
            <text:p>40160 PARENTIS EN BORN</text:p>
          </table:table-cell>
          <table:table-cell table:style-name="ce15" office:value-type="string">
            <text:p>quartier seouze</text:p>
          </table:table-cell>
          <table:table-cell office:value-type="string">
            <text:p>05 58 78 58 57</text:p>
          </table:table-cell>
          <table:table-cell office:value-type="string">
            <text:p>Suède</text:p>
          </table:table-cell>
          <table:table-cell table:style-name="ce13" office:value-type="string">
            <text:p>schwartzman@hotmail.fr</text:p>
          </table:table-cell>
          <table:table-cell table:style-name="ce35" office:value-type="string">
            <text:p>PARENTIS PAYS DE BORN</text:p>
          </table:table-cell>
          <table:table-cell table:style-name="ce6" office:value-type="string">
            <text:p>Eskilstuna Rekarna</text:p>
          </table:table-cell>
          <table:table-cell table:style-name="ce62" table:number-columns-repeated="2"/>
          <table:table-cell table:number-columns-repeated="244"/>
        </table:table-row>
        <table:table-row table:style-name="ro2" table:visibility="filter">
          <table:table-cell table:style-name="ce2" office:value-type="string">
            <text:p>SEBASTIAN</text:p>
          </table:table-cell>
          <table:table-cell table:style-name="ce5" office:value-type="string">
            <text:p>Aurélie</text:p>
          </table:table-cell>
          <table:table-cell office:value-type="string">
            <text:p>2001/2002</text:p>
          </table:table-cell>
          <table:table-cell table:style-name="ce10" office:value-type="string">
            <text:p>40660 Messanges</text:p>
          </table:table-cell>
          <table:table-cell table:style-name="ce15" office:value-type="string">
            <text:p>Le Clos Fleuri</text:p>
          </table:table-cell>
          <table:table-cell office:value-type="string">
            <text:p>05 58 48 21 23</text:p>
          </table:table-cell>
          <table:table-cell/>
          <table:table-cell table:style-name="ce13"/>
          <table:table-cell/>
          <table:table-cell table:style-name="ce52"/>
          <table:table-cell table:number-columns-repeated="246"/>
        </table:table-row>
        <table:table-row table:style-name="ro2" table:visibility="filter">
          <table:table-cell table:style-name="ce2" office:value-type="string">
            <text:p>SEGUES</text:p>
          </table:table-cell>
          <table:table-cell table:style-name="ce5" office:value-type="string">
            <text:p>Marie-Christine</text:p>
          </table:table-cell>
          <table:table-cell office:value-type="string">
            <text:p>1978/1979</text:p>
          </table:table-cell>
          <table:table-cell table:style-name="ce10" office:value-type="string">
            <text:p>47000 Agen</text:p>
          </table:table-cell>
          <table:table-cell table:style-name="ce15"/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SEIGNEURAY</text:p>
          </table:table-cell>
          <table:table-cell table:style-name="ce5" office:value-type="string">
            <text:p>Natacha</text:p>
          </table:table-cell>
          <table:table-cell office:value-type="string">
            <text:p>1994/1995</text:p>
          </table:table-cell>
          <table:table-cell table:style-name="ce10" office:value-type="string">
            <text:p>17170 Benon</text:p>
          </table:table-cell>
          <table:table-cell table:style-name="ce15" office:value-type="string">
            <text:p>Le Relais de Benon</text:p>
          </table:table-cell>
          <table:table-cell office:value-type="string">
            <text:p>05 46 01 70 89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SEMMARTIN</text:p>
          </table:table-cell>
          <table:table-cell table:style-name="ce5" office:value-type="string">
            <text:p>Delphine</text:p>
          </table:table-cell>
          <table:table-cell office:value-type="string">
            <text:p>1995/1996</text:p>
          </table:table-cell>
          <table:table-cell table:style-name="ce10" office:value-type="string">
            <text:p>64500 St-Jean de Luz</text:p>
          </table:table-cell>
          <table:table-cell table:style-name="ce15" office:value-type="string">
            <text:p>31 rue Jules Amilhau</text:p>
          </table:table-cell>
          <table:table-cell office:value-type="string">
            <text:p>05 59 54 79 16</text:p>
          </table:table-cell>
          <table:table-cell/>
          <table:table-cell table:style-name="ce13"/>
          <table:table-cell/>
          <table:table-cell table:style-name="ce52"/>
          <table:table-cell table:number-columns-repeated="246"/>
        </table:table-row>
        <table:table-row table:style-name="ro2">
          <table:table-cell table:style-name="ce2" office:value-type="string">
            <text:p>SERMADIRAS</text:p>
          </table:table-cell>
          <table:table-cell table:style-name="ce5" office:value-type="string">
            <text:p>Valérie</text:p>
          </table:table-cell>
          <table:table-cell office:value-type="string">
            <text:p>2003/2004</text:p>
          </table:table-cell>
          <table:table-cell table:style-name="ce10" office:value-type="string">
            <text:p>33390 Blaye</text:p>
          </table:table-cell>
          <table:table-cell table:style-name="ce15" office:value-type="string">
            <text:p>1 Le Barriquot</text:p>
          </table:table-cell>
          <table:table-cell office:value-type="string">
            <text:p>05 57 64 36 99</text:p>
          </table:table-cell>
          <table:table-cell office:value-type="string">
            <text:p>Canada</text:p>
          </table:table-cell>
          <table:table-cell table:style-name="ce13"/>
          <table:table-cell table:style-name="ce35" office:value-type="string">
            <text:p>BLAYE</text:p>
          </table:table-cell>
          <table:table-cell table:number-columns-repeated="247"/>
        </table:table-row>
        <table:table-row table:style-name="ro2">
          <table:table-cell table:style-name="ce2" office:value-type="string">
            <text:p>SIGOILLOT</text:p>
          </table:table-cell>
          <table:table-cell table:style-name="ce5" office:value-type="string">
            <text:p>Elise</text:p>
          </table:table-cell>
          <table:table-cell office:value-type="string">
            <text:p>2000/2001</text:p>
          </table:table-cell>
          <table:table-cell table:style-name="ce10" office:value-type="string">
            <text:p>16100 Cognac</text:p>
          </table:table-cell>
          <table:table-cell table:style-name="ce15" office:value-type="string">
            <text:p>150 rue Henri Fichon</text:p>
          </table:table-cell>
          <table:table-cell office:value-type="string">
            <text:p>05 45 35 43 92</text:p>
          </table:table-cell>
          <table:table-cell office:value-type="string">
            <text:p>Equateur</text:p>
          </table:table-cell>
          <table:table-cell table:style-name="ce28" office:value-type="string">
            <text:p><text:span text:style-name="T2"><text:a xlink:href="mailto:sigelise@libertysurf.fr">sigelise@libertysurf.fr</text:a></text:span></text:p>
          </table:table-cell>
          <table:table-cell office:value-type="string">
            <text:p>Cognac</text:p>
          </table:table-cell>
          <table:table-cell office:value-type="string">
            <text:p>Quito Norte</text:p>
          </table:table-cell>
          <table:table-cell table:number-columns-repeated="246"/>
        </table:table-row>
        <table:table-row table:style-name="ro2" table:visibility="filter">
          <table:table-cell table:style-name="ce2" office:value-type="string">
            <text:p>SILGADO</text:p>
          </table:table-cell>
          <table:table-cell table:style-name="ce5" office:value-type="string">
            <text:p>Carole</text:p>
          </table:table-cell>
          <table:table-cell office:value-type="string">
            <text:p>1996/1997</text:p>
          </table:table-cell>
          <table:table-cell table:style-name="ce10" office:value-type="string">
            <text:p>47400 Tonneins</text:p>
          </table:table-cell>
          <table:table-cell table:style-name="ce15" office:value-type="string">
            <text:p>Ayet</text:p>
          </table:table-cell>
          <table:table-cell office:value-type="string">
            <text:p>05 53 84 56 21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SIMONIN</text:p>
          </table:table-cell>
          <table:table-cell table:style-name="ce5" office:value-type="string">
            <text:p>Julie</text:p>
          </table:table-cell>
          <table:table-cell office:value-type="string">
            <text:p>1999/2000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10 rue de Jericho</text:p>
          </table:table-cell>
          <table:table-cell office:value-type="string">
            <text:p>05 46 67 33 66</text:p>
          </table:table-cell>
          <table:table-cell/>
          <table:table-cell table:style-name="ce13"/>
          <table:table-cell/>
          <table:table-cell table:style-name="ce52"/>
          <table:table-cell table:number-columns-repeated="246"/>
        </table:table-row>
        <table:table-row table:style-name="ro2">
          <table:table-cell table:style-name="ce2" office:value-type="string">
            <text:p>SKRZYNIARZ</text:p>
          </table:table-cell>
          <table:table-cell table:style-name="ce5" office:value-type="string">
            <text:p>CAMILLE</text:p>
          </table:table-cell>
          <table:table-cell office:value-type="string">
            <text:p>2007/2008</text:p>
          </table:table-cell>
          <table:table-cell table:style-name="ce10" office:value-type="string">
            <text:p>33650 La Brède</text:p>
          </table:table-cell>
          <table:table-cell table:style-name="ce15" office:value-type="string">
            <text:p>8 chemin haut reynaut</text:p>
          </table:table-cell>
          <table:table-cell office:value-type="string">
            <text:p>05 56 78 42 60</text:p>
          </table:table-cell>
          <table:table-cell office:value-type="string">
            <text:p>Finlande</text:p>
          </table:table-cell>
          <table:table-cell table:style-name="ce31" office:value-type="string">
            <text:p>milka007@hotmail.fr </text:p>
          </table:table-cell>
          <table:table-cell table:style-name="ce35" office:value-type="string">
            <text:p>BORDEAUX SUD</text:p>
          </table:table-cell>
          <table:table-cell table:style-name="ce53" office:value-type="string">
            <text:p>Somero</text:p>
          </table:table-cell>
          <table:table-cell table:style-name="ce52" office:value-type="float" office:value="1410">
            <text:p>1410</text:p>
          </table:table-cell>
          <table:table-cell table:style-name="ce52"/>
          <table:table-cell table:number-columns-repeated="244"/>
        </table:table-row>
        <table:table-row table:style-name="ro2" table:visibility="filter">
          <table:table-cell table:style-name="ce2" office:value-type="string">
            <text:p>SOPHY-MONTFORT</text:p>
          </table:table-cell>
          <table:table-cell table:style-name="ce5" office:value-type="string">
            <text:p>Maguelone</text:p>
          </table:table-cell>
          <table:table-cell office:value-type="string">
            <text:p>1997/1998</text:p>
          </table:table-cell>
          <table:table-cell table:style-name="ce10" office:value-type="string">
            <text:p>31000 Toulouse</text:p>
          </table:table-cell>
          <table:table-cell table:style-name="ce15" office:value-type="string">
            <text:p>Rue Gabriel Péri</text:p>
          </table:table-cell>
          <table:table-cell office:value-type="string">
            <text:p>06 74 74 20 81</text:p>
          </table:table-cell>
          <table:table-cell/>
          <table:table-cell table:style-name="ce13"/>
          <table:table-cell/>
          <table:table-cell table:style-name="ce54"/>
          <table:table-cell table:style-name="ce52" table:number-columns-repeated="2"/>
          <table:table-cell table:number-columns-repeated="244"/>
        </table:table-row>
        <table:table-row table:style-name="ro2" table:visibility="filter">
          <table:table-cell table:style-name="ce2" office:value-type="string">
            <text:p>SOUBESTRE</text:p>
          </table:table-cell>
          <table:table-cell table:style-name="ce5" office:value-type="string">
            <text:p>Pierre</text:p>
          </table:table-cell>
          <table:table-cell office:value-type="string">
            <text:p>1976/1977</text:p>
          </table:table-cell>
          <table:table-cell table:style-name="ce10" office:value-type="string">
            <text:p>75020 Paris</text:p>
          </table:table-cell>
          <table:table-cell table:style-name="ce15" office:value-type="string">
            <text:p>328 rue de Belleville</text:p>
          </table:table-cell>
          <table:table-cell office:value-type="string">
            <text:p>01 40 30 24 04</text:p>
          </table:table-cell>
          <table:table-cell/>
          <table:table-cell table:style-name="ce13"/>
          <table:table-cell/>
          <table:table-cell table:style-name="ce54"/>
          <table:table-cell table:style-name="ce52" table:number-columns-repeated="2"/>
          <table:table-cell table:number-columns-repeated="244"/>
        </table:table-row>
        <table:table-row table:style-name="ro2" table:visibility="filter">
          <table:table-cell table:style-name="ce2" office:value-type="string">
            <text:p>SOUFFRONT</text:p>
          </table:table-cell>
          <table:table-cell table:style-name="ce5" office:value-type="string">
            <text:p>Thibault</text:p>
          </table:table-cell>
          <table:table-cell office:value-type="string">
            <text:p>1993/1994</text:p>
          </table:table-cell>
          <table:table-cell table:style-name="ce10" office:value-type="string">
            <text:p>75116 Paris</text:p>
          </table:table-cell>
          <table:table-cell table:style-name="ce15" office:value-type="string">
            <text:p>40 rue Pergolèse</text:p>
          </table:table-cell>
          <table:table-cell office:value-type="string">
            <text:p>01 45 00 43 39</text:p>
          </table:table-cell>
          <table:table-cell/>
          <table:table-cell table:style-name="ce13"/>
          <table:table-cell/>
          <table:table-cell table:style-name="ce52" table:number-columns-repeated="3"/>
          <table:table-cell table:number-columns-repeated="244"/>
        </table:table-row>
        <table:table-row table:style-name="ro2" table:visibility="filter">
          <table:table-cell table:style-name="ce2" office:value-type="string">
            <text:p>SPECOGNA</text:p>
          </table:table-cell>
          <table:table-cell table:style-name="ce5" office:value-type="string">
            <text:p>Sabine</text:p>
          </table:table-cell>
          <table:table-cell office:value-type="string">
            <text:p>1999/2000</text:p>
          </table:table-cell>
          <table:table-cell table:style-name="ce10" office:value-type="string">
            <text:p>47200 Marmande</text:p>
          </table:table-cell>
          <table:table-cell table:style-name="ce15" office:value-type="string">
            <text:p>19 résidence du Carroussel</text:p>
          </table:table-cell>
          <table:table-cell office:value-type="string">
            <text:p>05 53 84 48 79</text:p>
          </table:table-cell>
          <table:table-cell/>
          <table:table-cell table:style-name="ce13"/>
          <table:table-cell/>
          <table:table-cell table:style-name="ce52" table:number-columns-repeated="3"/>
          <table:table-cell table:number-columns-repeated="244"/>
        </table:table-row>
        <table:table-row table:style-name="ro3" table:visibility="filter">
          <table:table-cell table:style-name="ce2" office:value-type="string">
            <text:p>STEFANIK épouse JOUCLA</text:p>
          </table:table-cell>
          <table:table-cell table:style-name="ce5" office:value-type="string">
            <text:p>Valérie</text:p>
          </table:table-cell>
          <table:table-cell office:value-type="string">
            <text:p>1989/1990</text:p>
          </table:table-cell>
          <table:table-cell table:style-name="ce10" office:value-type="string">
            <text:p>31000 Toulouse</text:p>
          </table:table-cell>
          <table:table-cell table:style-name="ce15" office:value-type="string">
            <text:p>Jardin de Lucie - rue C. Rougenet</text:p>
          </table:table-cell>
          <table:table-cell office:value-type="string">
            <text:p>05 61 80 36 94</text:p>
          </table:table-cell>
          <table:table-cell/>
          <table:table-cell table:style-name="ce13"/>
          <table:table-cell/>
          <table:table-cell table:style-name="ce54"/>
          <table:table-cell table:style-name="ce52" table:number-columns-repeated="2"/>
          <table:table-cell table:number-columns-repeated="244"/>
        </table:table-row>
        <table:table-row table:style-name="ro2" table:visibility="filter">
          <table:table-cell table:style-name="ce2" office:value-type="string">
            <text:p>STOCKMAN</text:p>
          </table:table-cell>
          <table:table-cell table:style-name="ce5" office:value-type="string">
            <text:p>Gabrielle</text:p>
          </table:table-cell>
          <table:table-cell office:value-type="string">
            <text:p>1994/1995</text:p>
          </table:table-cell>
          <table:table-cell table:style-name="ce10" office:value-type="string">
            <text:p>33700 Mérignac</text:p>
          </table:table-cell>
          <table:table-cell table:style-name="ce15" office:value-type="string">
            <text:p>10 avenue Raymond Poincaré</text:p>
          </table:table-cell>
          <table:table-cell office:value-type="string">
            <text:p>05 56 97 02 69</text:p>
          </table:table-cell>
          <table:table-cell/>
          <table:table-cell table:style-name="ce13"/>
          <table:table-cell/>
          <table:table-cell table:style-name="ce54"/>
          <table:table-cell table:style-name="ce52" table:number-columns-repeated="2"/>
          <table:table-cell table:number-columns-repeated="244"/>
        </table:table-row>
        <table:table-row table:style-name="ro2" table:visibility="filter">
          <table:table-cell table:style-name="ce2" office:value-type="string">
            <text:p>SUBERVIE</text:p>
          </table:table-cell>
          <table:table-cell table:style-name="ce5" office:value-type="string">
            <text:p>William</text:p>
          </table:table-cell>
          <table:table-cell office:value-type="string">
            <text:p>2002/2003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5 59 31 53 24</text:p>
          </table:table-cell>
          <table:table-cell/>
          <table:table-cell table:style-name="ce13"/>
          <table:table-cell/>
          <table:table-cell table:style-name="ce52" table:number-columns-repeated="3"/>
          <table:table-cell table:style-name="ce37" office:value-type="string">
            <text:p>numéro pas attribué</text:p>
          </table:table-cell>
          <table:table-cell table:number-columns-repeated="243"/>
        </table:table-row>
        <table:table-row table:style-name="ro2" table:visibility="filter">
          <table:table-cell table:style-name="ce2" office:value-type="string">
            <text:p>SUDRE</text:p>
          </table:table-cell>
          <table:table-cell table:style-name="ce5" office:value-type="string">
            <text:p>Marina</text:p>
          </table:table-cell>
          <table:table-cell office:value-type="string">
            <text:p>1997/1998</text:p>
          </table:table-cell>
          <table:table-cell table:style-name="ce10" office:value-type="string">
            <text:p>16000 Angoulème</text:p>
          </table:table-cell>
          <table:table-cell table:style-name="ce15" office:value-type="string">
            <text:p>1 rue Neuve de Sillac</text:p>
          </table:table-cell>
          <table:table-cell office:value-type="string">
            <text:p>06 70 61 27 22</text:p>
          </table:table-cell>
          <table:table-cell/>
          <table:table-cell table:style-name="ce13"/>
          <table:table-cell/>
          <table:table-cell table:style-name="ce52" table:number-columns-repeated="3"/>
          <table:table-cell table:number-columns-repeated="244"/>
        </table:table-row>
        <table:table-row table:style-name="ro2">
          <table:table-cell table:style-name="ce2" office:value-type="string">
            <text:p>SUIRE</text:p>
          </table:table-cell>
          <table:table-cell table:style-name="ce5" office:value-type="string">
            <text:p>Marie</text:p>
          </table:table-cell>
          <table:table-cell office:value-type="string">
            <text:p>2004/2005</text:p>
          </table:table-cell>
          <table:table-cell table:style-name="ce10" office:value-type="string">
            <text:p>17250 Trizay</text:p>
          </table:table-cell>
          <table:table-cell table:style-name="ce15" office:value-type="string">
            <text:p>Hotel Les Jardins du Lac</text:p>
          </table:table-cell>
          <table:table-cell office:value-type="string">
            <text:p>05 46 82 03 56</text:p>
          </table:table-cell>
          <table:table-cell office:value-type="string">
            <text:p>Equateur</text:p>
          </table:table-cell>
          <table:table-cell table:style-name="ce13" office:value-type="string">
            <text:p><text:span text:style-name="T2"><text:a xlink:href="mailto:nenette_suire@hotmail.com">nenette_suire@hotmail.com</text:a></text:span></text:p>
          </table:table-cell>
          <table:table-cell office:value-type="string">
            <text:p>MARENNES OLERON</text:p>
          </table:table-cell>
          <table:table-cell table:style-name="ce52" table:number-columns-repeated="2"/>
          <table:table-cell table:style-name="ce52" office:value-type="string">
            <text:p>06 75 24 06 50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SUIRE</text:p>
          </table:table-cell>
          <table:table-cell table:style-name="ce5" office:value-type="string">
            <text:p>Yohann</text:p>
          </table:table-cell>
          <table:table-cell office:value-type="string">
            <text:p>2002/2003</text:p>
          </table:table-cell>
          <table:table-cell table:style-name="ce10" office:value-type="string">
            <text:p>17250 Trizay</text:p>
          </table:table-cell>
          <table:table-cell table:style-name="ce15" office:value-type="string">
            <text:p>Hotel Les Jardins du Lac</text:p>
          </table:table-cell>
          <table:table-cell office:value-type="string">
            <text:p>05 46 82 03 56</text:p>
          </table:table-cell>
          <table:table-cell office:value-type="string">
            <text:p>Mexique</text:p>
          </table:table-cell>
          <table:table-cell table:style-name="ce13" office:value-type="string">
            <text:p><text:span text:style-name="T2"><text:a xlink:href="mailto:msuire@jardins-du-lac.com">msuire@jardins-du-lac.com</text:a></text:span></text:p>
          </table:table-cell>
          <table:table-cell table:style-name="ce35" office:value-type="string">
            <text:p>MARENNES OLERON</text:p>
          </table:table-cell>
          <table:table-cell table:style-name="ce52"/>
          <table:table-cell table:style-name="ce51" table:number-columns-repeated="2"/>
          <table:table-cell table:number-columns-repeated="244"/>
        </table:table-row>
        <table:table-row table:style-name="ro2" table:visibility="filter">
          <table:table-cell table:style-name="ce2" office:value-type="string">
            <text:p>SURRANS</text:p>
          </table:table-cell>
          <table:table-cell table:style-name="ce5" office:value-type="string">
            <text:p>Delphine</text:p>
          </table:table-cell>
          <table:table-cell office:value-type="string">
            <text:p>1995/1996</text:p>
          </table:table-cell>
          <table:table-cell table:style-name="ce10" office:value-type="string">
            <text:p>75003 Paris</text:p>
          </table:table-cell>
          <table:table-cell table:style-name="ce15" office:value-type="string">
            <text:p>53 rue Notre Dame de Nazareth</text:p>
          </table:table-cell>
          <table:table-cell office:value-type="string">
            <text:p>06 63 12 17 37</text:p>
          </table:table-cell>
          <table:table-cell/>
          <table:table-cell table:style-name="ce13"/>
          <table:table-cell/>
          <table:table-cell table:style-name="ce54"/>
          <table:table-cell table:style-name="ce52" table:number-columns-repeated="2"/>
          <table:table-cell table:number-columns-repeated="244"/>
        </table:table-row>
        <table:table-row table:style-name="ro2" table:visibility="filter">
          <table:table-cell table:style-name="ce2" office:value-type="string">
            <text:p>SZCZECINER</text:p>
          </table:table-cell>
          <table:table-cell table:style-name="ce5" office:value-type="string">
            <text:p>Pierre</text:p>
          </table:table-cell>
          <table:table-cell office:value-type="string">
            <text:p>2001/2002</text:p>
          </table:table-cell>
          <table:table-cell table:style-name="ce10" office:value-type="string">
            <text:p>95160 Montmorency</text:p>
          </table:table-cell>
          <table:table-cell table:style-name="ce15" office:value-type="string">
            <text:p>15 Résidence de la Foret</text:p>
          </table:table-cell>
          <table:table-cell office:value-type="string">
            <text:p>01 39 89 50 50</text:p>
          </table:table-cell>
          <table:table-cell/>
          <table:table-cell table:style-name="ce13"/>
          <table:table-cell/>
          <table:table-cell table:style-name="ce52" table:number-columns-repeated="3"/>
          <table:table-cell table:number-columns-repeated="244"/>
        </table:table-row>
        <table:table-row table:style-name="ro2">
          <table:table-cell table:style-name="ce2" office:value-type="string">
            <text:p>TAANI</text:p>
          </table:table-cell>
          <table:table-cell table:style-name="ce5" office:value-type="string">
            <text:p>Iris</text:p>
          </table:table-cell>
          <table:table-cell office:value-type="string">
            <text:p>2004/2005</text:p>
          </table:table-cell>
          <table:table-cell table:style-name="ce10" office:value-type="string">
            <text:p>64200 Biarritz</text:p>
          </table:table-cell>
          <table:table-cell table:style-name="ce15" office:value-type="string">
            <text:p>14 rue de Silhouette</text:p>
          </table:table-cell>
          <table:table-cell office:value-type="string">
            <text:p>05 59 23 06 31</text:p>
          </table:table-cell>
          <table:table-cell office:value-type="string">
            <text:p>USA</text:p>
          </table:table-cell>
          <table:table-cell table:style-name="ce13"/>
          <table:table-cell table:style-name="ce34" office:value-type="string">
            <text:p>BAYONNE BIARRITZ ADO</text:p>
          </table:table-cell>
          <table:table-cell table:style-name="ce52" table:number-columns-repeated="3"/>
          <table:table-cell office:value-type="string">
            <text:p>ABSENT</text:p>
          </table:table-cell>
          <table:table-cell table:number-columns-repeated="243"/>
        </table:table-row>
        <table:table-row table:style-name="ro2" table:visibility="filter">
          <table:table-cell table:style-name="ce2" office:value-type="string">
            <text:p>TAILLEFUMIER</text:p>
          </table:table-cell>
          <table:table-cell table:style-name="ce5" office:value-type="string">
            <text:p>Clothilde</text:p>
          </table:table-cell>
          <table:table-cell office:value-type="string">
            <text:p>1989/1990</text:p>
          </table:table-cell>
          <table:table-cell table:style-name="ce10" office:value-type="string">
            <text:p>40090 Laglorieuse</text:p>
          </table:table-cell>
          <table:table-cell table:style-name="ce15" office:value-type="string">
            <text:p>au Bourg</text:p>
          </table:table-cell>
          <table:table-cell office:value-type="string">
            <text:p>05 58 52 97 83</text:p>
          </table:table-cell>
          <table:table-cell/>
          <table:table-cell table:style-name="ce13"/>
          <table:table-cell/>
          <table:table-cell table:style-name="ce52" table:number-columns-repeated="3"/>
          <table:table-cell table:number-columns-repeated="244"/>
        </table:table-row>
        <table:table-row table:style-name="ro2" table:visibility="filter">
          <table:table-cell table:style-name="ce2" office:value-type="string">
            <text:p>TAILLEFUMIER (Colombie)</text:p>
          </table:table-cell>
          <table:table-cell table:style-name="ce5" office:value-type="string">
            <text:p>Vincent</text:p>
          </table:table-cell>
          <table:table-cell office:value-type="string">
            <text:p>1994/1995</text:p>
          </table:table-cell>
          <table:table-cell table:style-name="ce10" office:value-type="string">
            <text:p>40090 Laglorieuse</text:p>
          </table:table-cell>
          <table:table-cell table:style-name="ce15" office:value-type="string">
            <text:p>au Bourg</text:p>
          </table:table-cell>
          <table:table-cell office:value-type="string">
            <text:p>05 58 52 97 83</text:p>
          </table:table-cell>
          <table:table-cell/>
          <table:table-cell table:style-name="ce13"/>
          <table:table-cell/>
          <table:table-cell table:style-name="ce52" table:number-columns-repeated="3"/>
          <table:table-cell table:number-columns-repeated="244"/>
        </table:table-row>
        <table:table-row table:style-name="ro3" table:visibility="filter">
          <table:table-cell table:style-name="ce2" office:value-type="string">
            <text:p>TAILLEFUMIER épouse BOUF</text:p>
          </table:table-cell>
          <table:table-cell table:style-name="ce5" office:value-type="string">
            <text:p>Béatrice</text:p>
          </table:table-cell>
          <table:table-cell office:value-type="string">
            <text:p>1985/1986</text:p>
          </table:table-cell>
          <table:table-cell table:style-name="ce10" office:value-type="string">
            <text:p>40090 Laglorieuse</text:p>
          </table:table-cell>
          <table:table-cell table:style-name="ce15" office:value-type="string">
            <text:p>au Bourg</text:p>
          </table:table-cell>
          <table:table-cell office:value-type="string">
            <text:p>05 58 52 97 83</text:p>
          </table:table-cell>
          <table:table-cell/>
          <table:table-cell table:style-name="ce13"/>
          <table:table-cell/>
          <table:table-cell table:style-name="ce52" table:number-columns-repeated="3"/>
          <table:table-cell table:number-columns-repeated="244"/>
        </table:table-row>
        <table:table-row table:style-name="ro4">
          <table:table-cell table:style-name="ce2" office:value-type="string">
            <text:p>TANGUIDÉ</text:p>
          </table:table-cell>
          <table:table-cell table:style-name="ce5" office:value-type="string">
            <text:p>Clémentine</text:p>
          </table:table-cell>
          <table:table-cell office:value-type="string">
            <text:p>2002/2003</text:p>
          </table:table-cell>
          <table:table-cell table:style-name="ce10" office:value-type="string">
            <text:p>16710 St-Yrieix</text:p>
          </table:table-cell>
          <table:table-cell table:style-name="ce15" office:value-type="string">
            <text:p>6 rue Albert Camus</text:p>
          </table:table-cell>
          <table:table-cell office:value-type="string">
            <text:p>05 45 38 39 85</text:p>
          </table:table-cell>
          <table:table-cell office:value-type="string">
            <text:p>Australie</text:p>
          </table:table-cell>
          <table:table-cell table:style-name="ce13" office:value-type="string">
            <text:p><text:span text:style-name="T2"><text:a xlink:href="mailto:cleminoz@hotmail.com">cleminoz@hotmail.com</text:a></text:span></text:p>
          </table:table-cell>
          <table:table-cell office:value-type="string">
            <text:p>ANGOULEME LES E.C</text:p>
          </table:table-cell>
          <table:table-cell table:style-name="ce52"/>
          <table:table-cell table:style-name="ce51" table:number-columns-repeated="2"/>
          <table:table-cell table:number-columns-repeated="244"/>
        </table:table-row>
        <table:table-row table:style-name="ro2">
          <table:table-cell table:style-name="ce2" office:value-type="string">
            <text:p>TANTIN</text:p>
          </table:table-cell>
          <table:table-cell table:style-name="ce5" office:value-type="string">
            <text:p>LÉA</text:p>
          </table:table-cell>
          <table:table-cell office:value-type="string">
            <text:p>2008/2009</text:p>
          </table:table-cell>
          <table:table-cell table:style-name="ce10" office:value-type="string">
            <text:p>17600 SAUJON</text:p>
          </table:table-cell>
          <table:table-cell table:style-name="ce15" office:value-type="string">
            <text:p>66 route de cozes</text:p>
          </table:table-cell>
          <table:table-cell office:value-type="string">
            <text:p>05 46 02 86 09</text:p>
          </table:table-cell>
          <table:table-cell office:value-type="string">
            <text:p>Equateur</text:p>
          </table:table-cell>
          <table:table-cell table:style-name="ce13" office:value-type="string">
            <text:p>leafive05@hotmail.com</text:p>
          </table:table-cell>
          <table:table-cell office:value-type="string">
            <text:p>ROYAN</text:p>
          </table:table-cell>
          <table:table-cell table:style-name="Default" office:value-type="string">
            <text:p>Malacha</text:p>
          </table:table-cell>
          <table:table-cell table:style-name="ce66" office:value-type="float" office:value="4400">
            <text:p>4400</text:p>
          </table:table-cell>
          <table:table-cell table:style-name="ce66"/>
          <table:table-cell table:number-columns-repeated="244"/>
        </table:table-row>
        <table:table-row table:style-name="ro2" table:visibility="filter">
          <table:table-cell table:style-name="ce2" office:value-type="string">
            <text:p>TERRIOUX</text:p>
          </table:table-cell>
          <table:table-cell table:style-name="ce5" office:value-type="string">
            <text:p>Renaud</text:p>
          </table:table-cell>
          <table:table-cell office:value-type="string">
            <text:p>1992/1993</text:p>
          </table:table-cell>
          <table:table-cell table:style-name="ce10" office:value-type="string">
            <text:p>64000 Pau</text:p>
          </table:table-cell>
          <table:table-cell table:style-name="ce15" office:value-type="string">
            <text:p>48 avenue du loup</text:p>
          </table:table-cell>
          <table:table-cell office:value-type="string">
            <text:p>06 07 47 92 49</text:p>
          </table:table-cell>
          <table:table-cell/>
          <table:table-cell table:style-name="ce13"/>
          <table:table-cell/>
          <table:table-cell table:style-name="ce54"/>
          <table:table-cell table:style-name="ce52" table:number-columns-repeated="2"/>
          <table:table-cell table:number-columns-repeated="244"/>
        </table:table-row>
        <table:table-row table:style-name="ro2" table:visibility="filter">
          <table:table-cell table:style-name="ce2" office:value-type="string">
            <text:p>TEYSSIER</text:p>
          </table:table-cell>
          <table:table-cell table:style-name="ce5" office:value-type="string">
            <text:p>Laure</text:p>
          </table:table-cell>
          <table:table-cell office:value-type="string">
            <text:p>1995/1996</text:p>
          </table:table-cell>
          <table:table-cell table:style-name="ce10" office:value-type="string">
            <text:p>16410 Dirac</text:p>
          </table:table-cell>
          <table:table-cell table:style-name="ce15" office:value-type="string">
            <text:p>Frégeneuil</text:p>
          </table:table-cell>
          <table:table-cell office:value-type="string">
            <text:p>05 45 60 60 59</text:p>
          </table:table-cell>
          <table:table-cell/>
          <table:table-cell table:style-name="ce13"/>
          <table:table-cell/>
          <table:table-cell table:style-name="ce52" table:number-columns-repeated="3"/>
          <table:table-cell table:number-columns-repeated="244"/>
        </table:table-row>
        <table:table-row table:style-name="ro3" table:visibility="filter">
          <table:table-cell table:style-name="ce2" office:value-type="string">
            <text:p>THEVENON épouse CARASSUS</text:p>
          </table:table-cell>
          <table:table-cell table:style-name="ce5" office:value-type="string">
            <text:p>Nathalie</text:p>
          </table:table-cell>
          <table:table-cell office:value-type="string">
            <text:p>1980/1981</text:p>
          </table:table-cell>
          <table:table-cell table:style-name="ce10" office:value-type="string">
            <text:p>64320 Idron</text:p>
          </table:table-cell>
          <table:table-cell table:style-name="ce15" office:value-type="string">
            <text:p>9 rue du Professeur Vincent - Quartier St-Paul</text:p>
          </table:table-cell>
          <table:table-cell office:value-type="string">
            <text:p>05 59 30 07 02</text:p>
          </table:table-cell>
          <table:table-cell/>
          <table:table-cell table:style-name="ce13"/>
          <table:table-cell/>
          <table:table-cell table:style-name="ce52" table:number-columns-repeated="3"/>
          <table:table-cell table:number-columns-repeated="244"/>
        </table:table-row>
        <table:table-row table:style-name="ro2">
          <table:table-cell table:style-name="ce2" office:value-type="string">
            <text:p>THOMAS</text:p>
          </table:table-cell>
          <table:table-cell table:style-name="ce5" office:value-type="string">
            <text:p>Xavier</text:p>
          </table:table-cell>
          <table:table-cell office:value-type="string">
            <text:p>2003/2004</text:p>
          </table:table-cell>
          <table:table-cell table:style-name="ce10" office:value-type="string">
            <text:p>17200 Royan</text:p>
          </table:table-cell>
          <table:table-cell table:style-name="ce15" office:value-type="string">
            <text:p>36 rue Paul Métadier</text:p>
          </table:table-cell>
          <table:table-cell office:value-type="string">
            <text:p>05 46 38 68 84</text:p>
          </table:table-cell>
          <table:table-cell/>
          <table:table-cell table:style-name="ce13"/>
          <table:table-cell table:style-name="ce35" office:value-type="string">
            <text:p>ROYAN</text:p>
          </table:table-cell>
          <table:table-cell table:style-name="ce52" table:number-columns-repeated="3"/>
          <table:table-cell table:number-columns-repeated="244"/>
        </table:table-row>
        <table:table-row table:style-name="ro2" table:visibility="filter">
          <table:table-cell table:style-name="ce2" office:value-type="string">
            <text:p>THUILLIER</text:p>
          </table:table-cell>
          <table:table-cell table:style-name="ce5" office:value-type="string">
            <text:p>François</text:p>
          </table:table-cell>
          <table:table-cell office:value-type="string">
            <text:p>1990/1991</text:p>
          </table:table-cell>
          <table:table-cell table:style-name="ce10" office:value-type="string">
            <text:p>17300 Rochefort</text:p>
          </table:table-cell>
          <table:table-cell table:style-name="ce15" office:value-type="string">
            <text:p>11 avenue Duguay-Trouin</text:p>
          </table:table-cell>
          <table:table-cell table:number-columns-repeated="2"/>
          <table:table-cell table:style-name="ce13"/>
          <table:table-cell/>
          <table:table-cell table:style-name="ce52" table:number-columns-repeated="3"/>
          <table:table-cell table:number-columns-repeated="244"/>
        </table:table-row>
        <table:table-row table:style-name="ro2">
          <table:table-cell table:style-name="ce2" office:value-type="string">
            <text:p>THURET</text:p>
          </table:table-cell>
          <table:table-cell table:style-name="ce5" office:value-type="string">
            <text:p>Julien</text:p>
          </table:table-cell>
          <table:table-cell office:value-type="string">
            <text:p>2000/2001</text:p>
          </table:table-cell>
          <table:table-cell table:style-name="ce10" office:value-type="string">
            <text:p>16200 Jarnac</text:p>
          </table:table-cell>
          <table:table-cell table:style-name="ce15" office:value-type="string">
            <text:p>15 Résidence des Chabannes</text:p>
          </table:table-cell>
          <table:table-cell office:value-type="string">
            <text:p>05 45 81 70 03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jthuret@hotmail,com">jthuret@hotmail,com</text:a></text:span></text:p>
          </table:table-cell>
          <table:table-cell office:value-type="string">
            <text:p>JARNAC</text:p>
          </table:table-cell>
          <table:table-cell table:style-name="ce52" table:number-columns-repeated="3"/>
          <table:table-cell table:number-columns-repeated="244"/>
        </table:table-row>
        <table:table-row table:style-name="ro2">
          <table:table-cell table:style-name="ce2" office:value-type="string">
            <text:p>THURET</text:p>
          </table:table-cell>
          <table:table-cell table:style-name="ce5" office:value-type="string">
            <text:p>Maxime</text:p>
          </table:table-cell>
          <table:table-cell office:value-type="string">
            <text:p>2002/2003</text:p>
          </table:table-cell>
          <table:table-cell table:style-name="ce10" office:value-type="string">
            <text:p>16200 Jarnac</text:p>
          </table:table-cell>
          <table:table-cell table:style-name="ce15" office:value-type="string">
            <text:p>15 Résidence des Chabannes</text:p>
          </table:table-cell>
          <table:table-cell office:value-type="string">
            <text:p>05 45 81 70 03</text:p>
          </table:table-cell>
          <table:table-cell office:value-type="string">
            <text:p>USA</text:p>
          </table:table-cell>
          <table:table-cell table:style-name="ce13" office:value-type="string">
            <text:p><text:span text:style-name="T2"><text:a xlink:href="mailto:maxthuret@hotmail.com">maxthuret@hotmail.com</text:a></text:span></text:p>
          </table:table-cell>
          <table:table-cell office:value-type="string">
            <text:p>JARNAC</text:p>
          </table:table-cell>
          <table:table-cell table:style-name="ce52"/>
          <table:table-cell table:style-name="ce51" table:number-columns-repeated="2"/>
          <table:table-cell table:number-columns-repeated="244"/>
        </table:table-row>
        <table:table-row table:style-name="ro3" table:visibility="filter">
          <table:table-cell table:style-name="ce2" office:value-type="string">
            <text:p>TILLOT</text:p>
          </table:table-cell>
          <table:table-cell table:style-name="ce5" office:value-type="string">
            <text:p>Bertille</text:p>
          </table:table-cell>
          <table:table-cell office:value-type="string">
            <text:p>2003/2004</text:p>
          </table:table-cell>
          <table:table-cell table:style-name="ce10" office:value-type="string">
            <text:p>47800 Puysserampion</text:p>
          </table:table-cell>
          <table:table-cell table:style-name="ce15" office:value-type="string">
            <text:p>Le Roudié Haut</text:p>
          </table:table-cell>
          <table:table-cell office:value-type="string">
            <text:p>05 53 93 30 27</text:p>
          </table:table-cell>
          <table:table-cell/>
          <table:table-cell table:style-name="ce13"/>
          <table:table-cell table:style-name="ce6"/>
          <table:table-cell table:style-name="ce52" table:number-columns-repeated="3"/>
          <table:table-cell table:number-columns-repeated="244"/>
        </table:table-row>
        <table:table-row table:style-name="ro2">
          <table:table-cell table:style-name="ce2" office:value-type="string">
            <text:p>TOFFOLI</text:p>
          </table:table-cell>
          <table:table-cell table:style-name="ce5" office:value-type="string">
            <text:p>BENJAMIN</text:p>
          </table:table-cell>
          <table:table-cell office:value-type="string">
            <text:p>2007/2008</text:p>
          </table:table-cell>
          <table:table-cell table:style-name="ce10" office:value-type="string">
            <text:p>47430 Calonges</text:p>
          </table:table-cell>
          <table:table-cell table:style-name="ce15" office:value-type="string">
            <text:p>riviere</text:p>
          </table:table-cell>
          <table:table-cell office:value-type="string">
            <text:p>05 53 89 56 39</text:p>
          </table:table-cell>
          <table:table-cell office:value-type="string">
            <text:p>Taïwan</text:p>
          </table:table-cell>
          <table:table-cell table:style-name="ce13" office:value-type="string">
            <text:p>tof.ben7@gmail.com</text:p>
          </table:table-cell>
          <table:table-cell table:style-name="ce35" office:value-type="string">
            <text:p>TONNEINS</text:p>
          </table:table-cell>
          <table:table-cell table:style-name="ce55" office:value-type="string">
            <text:p>Taichung South Gate</text:p>
          </table:table-cell>
          <table:table-cell table:style-name="ce67" office:value-type="float" office:value="3460">
            <text:p>3460</text:p>
          </table:table-cell>
          <table:table-cell table:style-name="ce67"/>
          <table:table-cell table:number-columns-repeated="244"/>
        </table:table-row>
        <table:table-row table:style-name="ro2" table:visibility="filter">
          <table:table-cell table:style-name="ce2" office:value-type="string">
            <text:p>TONIUT</text:p>
          </table:table-cell>
          <table:table-cell table:style-name="ce5" office:value-type="string">
            <text:p>Frédérique</text:p>
          </table:table-cell>
          <table:table-cell office:value-type="string">
            <text:p>1990/1991</text:p>
          </table:table-cell>
          <table:table-cell table:style-name="ce10" office:value-type="string">
            <text:p>64200 Biarritz</text:p>
          </table:table-cell>
          <table:table-cell table:style-name="ce15" office:value-type="string">
            <text:p>15 rue de Loustau</text:p>
          </table:table-cell>
          <table:table-cell office:value-type="string">
            <text:p>05 59 22 35 27</text:p>
          </table:table-cell>
          <table:table-cell/>
          <table:table-cell table:style-name="ce13"/>
          <table:table-cell/>
          <table:table-cell table:style-name="ce52" table:number-columns-repeated="3"/>
          <table:table-cell table:number-columns-repeated="244"/>
        </table:table-row>
        <table:table-row table:style-name="ro3">
          <table:table-cell table:style-name="ce2" office:value-type="string">
            <text:p>TOSSUT</text:p>
          </table:table-cell>
          <table:table-cell table:style-name="ce5" office:value-type="string">
            <text:p>Sophie</text:p>
          </table:table-cell>
          <table:table-cell office:value-type="string">
            <text:p>2004/2005</text:p>
          </table:table-cell>
          <table:table-cell table:style-name="ce10" office:value-type="string">
            <text:p>17200 St-Sulpice de Royan</text:p>
          </table:table-cell>
          <table:table-cell table:style-name="ce15" office:value-type="string">
            <text:p>7 rue du tilleul-fontbedeau</text:p>
          </table:table-cell>
          <table:table-cell office:value-type="string">
            <text:p>05 46 23 04 56</text:p>
          </table:table-cell>
          <table:table-cell office:value-type="string">
            <text:p>Mexique</text:p>
          </table:table-cell>
          <table:table-cell table:style-name="ce13"/>
          <table:table-cell office:value-type="string">
            <text:p>ROYAN</text:p>
          </table:table-cell>
          <table:table-cell table:style-name="ce54"/>
          <table:table-cell table:style-name="ce52" table:number-columns-repeated="2"/>
          <table:table-cell office:value-type="string">
            <text:p>ABSENT</text:p>
          </table:table-cell>
          <table:table-cell table:number-columns-repeated="243"/>
        </table:table-row>
        <table:table-row table:style-name="ro2" table:visibility="filter">
          <table:table-cell table:style-name="ce2" office:value-type="string">
            <text:p>TOURNIER</text:p>
          </table:table-cell>
          <table:table-cell table:style-name="ce5" office:value-type="string">
            <text:p>Pierre</text:p>
          </table:table-cell>
          <table:table-cell office:value-type="string">
            <text:p>1977/1978</text:p>
          </table:table-cell>
          <table:table-cell table:style-name="ce10" office:value-type="string">
            <text:p>???</text:p>
          </table:table-cell>
          <table:table-cell table:style-name="ce15" office:value-type="string">
            <text:p>06 81 01 26 85</text:p>
          </table:table-cell>
          <table:table-cell office:value-type="string">
            <text:p>01 48 74 56 61</text:p>
          </table:table-cell>
          <table:table-cell/>
          <table:table-cell table:style-name="ce13"/>
          <table:table-cell/>
          <table:table-cell table:style-name="ce52" table:number-columns-repeated="3"/>
          <table:table-cell table:number-columns-repeated="244"/>
        </table:table-row>
        <table:table-row table:style-name="ro3" table:visibility="filter">
          <table:table-cell table:style-name="ce2" office:value-type="string">
            <text:p>TOURRET</text:p>
          </table:table-cell>
          <table:table-cell table:style-name="ce5" office:value-type="string">
            <text:p>Christian</text:p>
          </table:table-cell>
          <table:table-cell office:value-type="string">
            <text:p>1984/1985</text:p>
          </table:table-cell>
          <table:table-cell table:style-name="ce10" office:value-type="string">
            <text:p>40800 Aire sur l'Adour</text:p>
          </table:table-cell>
          <table:table-cell table:style-name="ce15" office:value-type="string">
            <text:p>42 route de Subehargues</text:p>
          </table:table-cell>
          <table:table-cell office:value-type="string">
            <text:p>05 58 71 86 83</text:p>
          </table:table-cell>
          <table:table-cell/>
          <table:table-cell table:style-name="ce13"/>
          <table:table-cell/>
          <table:table-cell table:style-name="ce54"/>
          <table:table-cell table:style-name="ce52" table:number-columns-repeated="2"/>
          <table:table-cell table:number-columns-repeated="244"/>
        </table:table-row>
        <table:table-row table:style-name="ro3" table:visibility="filter">
          <table:table-cell table:style-name="ce2" office:value-type="string">
            <text:p>TRABUT-CUSSAC ep LAROCHE</text:p>
          </table:table-cell>
          <table:table-cell table:style-name="ce5" office:value-type="string">
            <text:p>Séverine</text:p>
          </table:table-cell>
          <table:table-cell office:value-type="string">
            <text:p>1990/1991</text:p>
          </table:table-cell>
          <table:table-cell table:style-name="ce10" office:value-type="string">
            <text:p>37530 St-Ouen les Vignes</text:p>
          </table:table-cell>
          <table:table-cell table:style-name="ce15" office:value-type="string">
            <text:p>29 rue Jean-Antoine Genty</text:p>
          </table:table-cell>
          <table:table-cell office:value-type="string">
            <text:p>02 47 30 11 78</text:p>
          </table:table-cell>
          <table:table-cell/>
          <table:table-cell table:style-name="ce13"/>
          <table:table-cell/>
          <table:table-cell table:style-name="ce52" table:number-columns-repeated="3"/>
          <table:table-cell table:number-columns-repeated="244"/>
        </table:table-row>
        <table:table-row table:style-name="ro2" table:visibility="filter">
          <table:table-cell table:style-name="ce2" office:value-type="string">
            <text:p>UGHETTO</text:p>
          </table:table-cell>
          <table:table-cell table:style-name="ce5" office:value-type="string">
            <text:p>Marion</text:p>
          </table:table-cell>
          <table:table-cell office:value-type="string">
            <text:p>1999/2000</text:p>
          </table:table-cell>
          <table:table-cell table:style-name="ce10" office:value-type="string">
            <text:p>17139 Belle Croix</text:p>
          </table:table-cell>
          <table:table-cell table:style-name="ce15" office:value-type="string">
            <text:p>12 rue des Chalones</text:p>
          </table:table-cell>
          <table:table-cell table:style-name="ce22"/>
          <table:table-cell/>
          <table:table-cell table:style-name="ce13"/>
          <table:table-cell/>
          <table:table-cell table:style-name="ce54"/>
          <table:table-cell table:style-name="ce52" table:number-columns-repeated="2"/>
          <table:table-cell table:number-columns-repeated="244"/>
        </table:table-row>
        <table:table-row table:style-name="ro2" table:visibility="filter">
          <table:table-cell table:style-name="ce2" office:value-type="string">
            <text:p>VALADEAU</text:p>
          </table:table-cell>
          <table:table-cell table:style-name="ce5" office:value-type="string">
            <text:p>Nicolas</text:p>
          </table:table-cell>
          <table:table-cell office:value-type="string">
            <text:p>1993/1994</text:p>
          </table:table-cell>
          <table:table-cell table:style-name="ce10" office:value-type="string">
            <text:p>17440 Aytré</text:p>
          </table:table-cell>
          <table:table-cell table:style-name="ce15" office:value-type="string">
            <text:p>8 rue des Coquelicots</text:p>
          </table:table-cell>
          <table:table-cell table:number-columns-repeated="2"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VALADIE (Madrid)</text:p>
          </table:table-cell>
          <table:table-cell table:style-name="ce5" office:value-type="string">
            <text:p>Delphine</text:p>
          </table:table-cell>
          <table:table-cell office:value-type="string">
            <text:p>1985/1986</text:p>
          </table:table-cell>
          <table:table-cell table:style-name="ce10" office:value-type="string">
            <text:p>16100 Cognac</text:p>
          </table:table-cell>
          <table:table-cell table:style-name="ce15" office:value-type="string">
            <text:p>42 place Beaulieu</text:p>
          </table:table-cell>
          <table:table-cell office:value-type="string">
            <text:p>05 45 82 26 24</text:p>
          </table:table-cell>
          <table:table-cell/>
          <table:table-cell table:style-name="ce13"/>
          <table:table-cell/>
          <table:table-cell table:style-name="ce56" table:number-columns-repeated="3"/>
          <table:table-cell table:number-columns-repeated="244"/>
        </table:table-row>
        <table:table-row table:style-name="ro2">
          <table:table-cell table:style-name="ce2" office:value-type="string">
            <text:p>VALAY</text:p>
          </table:table-cell>
          <table:table-cell table:style-name="ce5" office:value-type="string">
            <text:p>CELINE</text:p>
          </table:table-cell>
          <table:table-cell office:value-type="string">
            <text:p>2007/2008</text:p>
          </table:table-cell>
          <table:table-cell table:style-name="ce10" office:value-type="string">
            <text:p>47200 Marmande</text:p>
          </table:table-cell>
          <table:table-cell table:style-name="ce15" office:value-type="string">
            <text:p>17 rue de la liberation</text:p>
          </table:table-cell>
          <table:table-cell office:value-type="string">
            <text:p>05 53 20 85 08</text:p>
          </table:table-cell>
          <table:table-cell office:value-type="string">
            <text:p>Australie</text:p>
          </table:table-cell>
          <table:table-cell table:style-name="ce13" office:value-type="string">
            <text:p>celinevalay@hotmail.com</text:p>
          </table:table-cell>
          <table:table-cell table:style-name="ce35" office:value-type="string">
            <text:p>MARMANDE</text:p>
          </table:table-cell>
          <table:table-cell table:style-name="ce41" office:value-type="string">
            <text:p>Maroubra</text:p>
          </table:table-cell>
          <table:table-cell office:value-type="float" office:value="9750">
            <text:p>9750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VANDE VELDE</text:p>
          </table:table-cell>
          <table:table-cell table:style-name="ce5" office:value-type="string">
            <text:p>SARAH</text:p>
          </table:table-cell>
          <table:table-cell office:value-type="string">
            <text:p>2007/2008</text:p>
          </table:table-cell>
          <table:table-cell table:style-name="ce10" office:value-type="string">
            <text:p>64500 Ciboure</text:p>
          </table:table-cell>
          <table:table-cell table:style-name="ce15" office:value-type="string">
            <text:p>29 rue lehena</text:p>
          </table:table-cell>
          <table:table-cell office:value-type="string">
            <text:p>05 59 47 13 98</text:p>
          </table:table-cell>
          <table:table-cell office:value-type="string">
            <text:p>Taïwan</text:p>
          </table:table-cell>
          <table:table-cell table:style-name="ce13" office:value-type="string">
            <text:p>ginger_bino@hotmail.com</text:p>
          </table:table-cell>
          <table:table-cell table:style-name="ce35" office:value-type="string">
            <text:p>URRUGNE</text:p>
          </table:table-cell>
          <table:table-cell table:style-name="ce40" office:value-type="string">
            <text:p>Kinmen</text:p>
          </table:table-cell>
          <table:table-cell office:value-type="float" office:value="3480">
            <text:p>3480</text:p>
          </table:table-cell>
          <table:table-cell table:number-columns-repeated="245"/>
        </table:table-row>
        <table:table-row table:style-name="ro3" table:visibility="filter">
          <table:table-cell table:style-name="ce2" office:value-type="string">
            <text:p>VARAILHON</text:p>
          </table:table-cell>
          <table:table-cell table:style-name="ce5" office:value-type="string">
            <text:p>Fanina</text:p>
          </table:table-cell>
          <table:table-cell office:value-type="string">
            <text:p>1995/1996</text:p>
          </table:table-cell>
          <table:table-cell table:style-name="ce10" office:value-type="string">
            <text:p>40150 Hossegor</text:p>
          </table:table-cell>
          <table:table-cell table:style-name="ce15" office:value-type="string">
            <text:p>Residence Capitaine 85 avenue Paul Lahary</text:p>
          </table:table-cell>
          <table:table-cell office:value-type="string">
            <text:p>05 58 43 78 81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VARAILHON (Allemagne)</text:p>
          </table:table-cell>
          <table:table-cell table:style-name="ce5" office:value-type="string">
            <text:p>Till</text:p>
          </table:table-cell>
          <table:table-cell office:value-type="string">
            <text:p>1998/1999</text:p>
          </table:table-cell>
          <table:table-cell table:style-name="ce10" office:value-type="string">
            <text:p>75172 Pforzheim (D)</text:p>
          </table:table-cell>
          <table:table-cell table:style-name="ce15" office:value-type="string">
            <text:p>Belfor Strasse</text:p>
          </table:table-cell>
          <table:table-cell office:value-type="string">
            <text:p>49 723 135 51 82</text:p>
          </table:table-cell>
          <table:table-cell/>
          <table:table-cell table:style-name="ce13"/>
          <table:table-cell table:number-columns-repeated="248"/>
        </table:table-row>
        <table:table-row table:style-name="ro3" table:visibility="filter">
          <table:table-cell table:style-name="ce2" office:value-type="string">
            <text:p>VASSEUR</text:p>
          </table:table-cell>
          <table:table-cell table:style-name="ce5" office:value-type="string">
            <text:p>Laurence</text:p>
          </table:table-cell>
          <table:table-cell office:value-type="string">
            <text:p>1985/1986</text:p>
          </table:table-cell>
          <table:table-cell table:style-name="ce10" office:value-type="string">
            <text:p>47370 Saint Georges</text:p>
          </table:table-cell>
          <table:table-cell table:style-name="ce15" office:value-type="string">
            <text:p>Poumeyrou</text:p>
          </table:table-cell>
          <table:table-cell office:value-type="string">
            <text:p>05 53 40 98 94</text:p>
          </table:table-cell>
          <table:table-cell/>
          <table:table-cell table:style-name="ce13"/>
          <table:table-cell table:number-columns-repeated="248"/>
        </table:table-row>
        <table:table-row table:style-name="ro2">
          <table:table-cell table:style-name="ce2" office:value-type="string">
            <text:p>VAURABOURG</text:p>
          </table:table-cell>
          <table:table-cell table:style-name="ce5" office:value-type="string">
            <text:p>Florence</text:p>
          </table:table-cell>
          <table:table-cell office:value-type="string">
            <text:p>1990/1991</text:p>
          </table:table-cell>
          <table:table-cell table:style-name="ce10"/>
          <table:table-cell table:style-name="ce15" office:value-type="string">
            <text:p>NPAI</text:p>
          </table:table-cell>
          <table:table-cell office:value-type="string">
            <text:p>06 10 01 57 46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TONNEINS</text:p>
          </table:table-cell>
          <table:table-cell table:number-columns-repeated="247"/>
        </table:table-row>
        <table:table-row table:style-name="ro2" table:visibility="filter">
          <table:table-cell table:style-name="ce2" office:value-type="string">
            <text:p>VERGNES</text:p>
          </table:table-cell>
          <table:table-cell table:style-name="ce5" office:value-type="string">
            <text:p>Alexia</text:p>
          </table:table-cell>
          <table:table-cell office:value-type="string">
            <text:p>1991/1992</text:p>
          </table:table-cell>
          <table:table-cell table:style-name="ce10" office:value-type="string">
            <text:p>17000 La Rochelle</text:p>
          </table:table-cell>
          <table:table-cell table:style-name="ce15" office:value-type="string">
            <text:p>Porte Océane - 10 rue Rémy Avit</text:p>
          </table:table-cell>
          <table:table-cell office:value-type="string">
            <text:p>05 46 45 30 62</text:p>
          </table:table-cell>
          <table:table-cell/>
          <table:table-cell table:style-name="ce13"/>
          <table:table-cell table:number-columns-repeated="248"/>
        </table:table-row>
        <table:table-row table:style-name="ro2" table:visibility="filter">
          <table:table-cell table:style-name="ce2" office:value-type="string">
            <text:p>VERGUIN</text:p>
          </table:table-cell>
          <table:table-cell table:style-name="ce5" office:value-type="string">
            <text:p>Nathalie</text:p>
          </table:table-cell>
          <table:table-cell office:value-type="string">
            <text:p>1982/1983</text:p>
          </table:table-cell>
          <table:table-cell table:style-name="ce10" office:value-type="string">
            <text:p>47500 Montayral</text:p>
          </table:table-cell>
          <table:table-cell table:style-name="ce15" office:value-type="string">
            <text:p>2 rue du 8 mai 1945</text:p>
          </table:table-cell>
          <table:table-cell office:value-type="string">
            <text:p>05 53 71 80 12</text:p>
          </table:table-cell>
          <table:table-cell/>
          <table:table-cell table:style-name="ce13"/>
          <table:table-cell/>
          <table:table-cell table:style-name="ce57" table:number-columns-repeated="3"/>
          <table:table-cell table:number-columns-repeated="244"/>
        </table:table-row>
        <table:table-row table:style-name="ro2">
          <table:table-cell table:style-name="ce2" office:value-type="string">
            <text:p>VERNET</text:p>
          </table:table-cell>
          <table:table-cell table:style-name="ce5" office:value-type="string">
            <text:p>JACQUES</text:p>
          </table:table-cell>
          <table:table-cell office:value-type="string">
            <text:p>2008/2009</text:p>
          </table:table-cell>
          <table:table-cell table:style-name="ce10" office:value-type="string">
            <text:p>16100 COGNAC</text:p>
          </table:table-cell>
          <table:table-cell table:style-name="ce15" office:value-type="string">
            <text:p>51 rue st gelais</text:p>
          </table:table-cell>
          <table:table-cell office:value-type="string">
            <text:p>05 45 81 34 94</text:p>
          </table:table-cell>
          <table:table-cell office:value-type="string">
            <text:p>Mexique</text:p>
          </table:table-cell>
          <table:table-cell table:style-name="ce13" office:value-type="string">
            <text:p>webboboy182@hotmail.com</text:p>
          </table:table-cell>
          <table:table-cell office:value-type="string">
            <text:p>COGNAC</text:p>
          </table:table-cell>
          <table:table-cell table:style-name="ce58" office:value-type="string">
            <text:p>Saltilllo Empresarial</text:p>
          </table:table-cell>
          <table:table-cell table:style-name="ce68" office:value-type="float" office:value="4110">
            <text:p>4110</text:p>
          </table:table-cell>
          <table:table-cell table:style-name="ce68"/>
          <table:table-cell table:number-columns-repeated="244"/>
        </table:table-row>
        <table:table-row table:style-name="ro2" table:visibility="filter">
          <table:table-cell table:style-name="ce2" office:value-type="string">
            <text:p>VERRIER épouse LORCA</text:p>
          </table:table-cell>
          <table:table-cell table:style-name="ce5" office:value-type="string">
            <text:p>Laurence</text:p>
          </table:table-cell>
          <table:table-cell office:value-type="string">
            <text:p>1993/1994</text:p>
          </table:table-cell>
          <table:table-cell table:style-name="ce10" office:value-type="string">
            <text:p>46220 Prayssac</text:p>
          </table:table-cell>
          <table:table-cell table:style-name="ce15" office:value-type="string">
            <text:p>7 boulevard de la paix</text:p>
          </table:table-cell>
          <table:table-cell office:value-type="string">
            <text:p>05 65 22 42 42</text:p>
          </table:table-cell>
          <table:table-cell/>
          <table:table-cell table:style-name="ce13"/>
          <table:table-cell table:number-columns-repeated="2"/>
          <table:table-cell table:style-name="ce69" table:number-columns-repeated="2"/>
          <table:table-cell table:number-columns-repeated="244"/>
        </table:table-row>
        <table:table-row table:style-name="ro3" table:visibility="filter">
          <table:table-cell table:style-name="ce2" office:value-type="string">
            <text:p>VERVIAL (Rome)</text:p>
          </table:table-cell>
          <table:table-cell table:style-name="ce5" office:value-type="string">
            <text:p>Florence</text:p>
          </table:table-cell>
          <table:table-cell office:value-type="string">
            <text:p>1978/1979</text:p>
          </table:table-cell>
          <table:table-cell table:style-name="ce10" office:value-type="string">
            <text:p>40000 Mont de Marsan</text:p>
          </table:table-cell>
          <table:table-cell table:style-name="ce15" office:value-type="string">
            <text:p>Chemin du petit Bonheur</text:p>
          </table:table-cell>
          <table:table-cell office:value-type="string">
            <text:p>05 58 75 04 75</text:p>
          </table:table-cell>
          <table:table-cell/>
          <table:table-cell table:style-name="ce13"/>
          <table:table-cell table:number-columns-repeated="2"/>
          <table:table-cell table:style-name="ce69" table:number-columns-repeated="2"/>
          <table:table-cell table:number-columns-repeated="244"/>
        </table:table-row>
        <table:table-row table:style-name="ro2" table:visibility="filter">
          <table:table-cell table:style-name="ce2" office:value-type="string">
            <text:p>VESIN épouse KELLY</text:p>
          </table:table-cell>
          <table:table-cell table:style-name="ce5" office:value-type="string">
            <text:p>Marie-Noelle</text:p>
          </table:table-cell>
          <table:table-cell office:value-type="string">
            <text:p>1986/1987</text:p>
          </table:table-cell>
          <table:table-cell table:style-name="ce10" office:value-type="string">
            <text:p>46700 Duravel</text:p>
          </table:table-cell>
          <table:table-cell table:style-name="ce15" office:value-type="string">
            <text:p>route de Moncabrier</text:p>
          </table:table-cell>
          <table:table-cell office:value-type="string">
            <text:p>05 65 36 48 64</text:p>
          </table:table-cell>
          <table:table-cell/>
          <table:table-cell table:style-name="ce13"/>
          <table:table-cell table:number-columns-repeated="2"/>
          <table:table-cell table:style-name="ce70" table:number-columns-repeated="2"/>
          <table:table-cell table:number-columns-repeated="244"/>
        </table:table-row>
        <table:table-row table:style-name="ro3" table:visibility="filter">
          <table:table-cell table:style-name="ce2" office:value-type="string">
            <text:p>VIAUT</text:p>
          </table:table-cell>
          <table:table-cell table:style-name="ce5" office:value-type="string">
            <text:p>Catherine</text:p>
          </table:table-cell>
          <table:table-cell office:value-type="string">
            <text:p>1977/1978</text:p>
          </table:table-cell>
          <table:table-cell table:style-name="ce10" office:value-type="string">
            <text:p>64400 Oloron Ste Marie</text:p>
          </table:table-cell>
          <table:table-cell table:style-name="ce15"/>
          <table:table-cell office:value-type="string">
            <text:p>???</text:p>
          </table:table-cell>
          <table:table-cell/>
          <table:table-cell table:style-name="ce13"/>
          <table:table-cell table:number-columns-repeated="2"/>
          <table:table-cell table:style-name="ce71" table:number-columns-repeated="2"/>
          <table:table-cell table:number-columns-repeated="244"/>
        </table:table-row>
        <table:table-row table:style-name="ro2" table:visibility="filter">
          <table:table-cell table:style-name="ce2" office:value-type="string">
            <text:p>VIDEAU</text:p>
          </table:table-cell>
          <table:table-cell table:style-name="ce5" office:value-type="string">
            <text:p>Anne-Sophie</text:p>
          </table:table-cell>
          <table:table-cell office:value-type="string">
            <text:p>1999/2000</text:p>
          </table:table-cell>
          <table:table-cell table:style-name="ce10" office:value-type="string">
            <text:p>33650 St-Morillon</text:p>
          </table:table-cell>
          <table:table-cell table:style-name="ce15" office:value-type="string">
            <text:p>Tantinople</text:p>
          </table:table-cell>
          <table:table-cell office:value-type="string">
            <text:p>05 56 78 40 18</text:p>
          </table:table-cell>
          <table:table-cell/>
          <table:table-cell table:style-name="ce13" office:value-type="string">
            <text:p>asvideau@hotmail.com</text:p>
          </table:table-cell>
          <table:table-cell table:number-columns-repeated="2"/>
          <table:table-cell table:style-name="ce72" table:number-columns-repeated="2"/>
          <table:table-cell table:number-columns-repeated="244"/>
        </table:table-row>
        <table:table-row table:style-name="ro2" table:visibility="filter">
          <table:table-cell table:style-name="ce2" office:value-type="string">
            <text:p>VIDEAU</text:p>
          </table:table-cell>
          <table:table-cell table:style-name="ce5" office:value-type="string">
            <text:p>Arnaud</text:p>
          </table:table-cell>
          <table:table-cell office:value-type="string">
            <text:p>1986/1987</text:p>
          </table:table-cell>
          <table:table-cell table:style-name="ce10" office:value-type="string">
            <text:p>64000 Pau</text:p>
          </table:table-cell>
          <table:table-cell table:style-name="ce15" office:value-type="string">
            <text:p>16 rue du Baron Seguier</text:p>
          </table:table-cell>
          <table:table-cell office:value-type="string">
            <text:p>05 59 02 67 83</text:p>
          </table:table-cell>
          <table:table-cell/>
          <table:table-cell table:style-name="ce13"/>
          <table:table-cell table:number-columns-repeated="2"/>
          <table:table-cell table:style-name="ce73" table:number-columns-repeated="2"/>
          <table:table-cell table:number-columns-repeated="244"/>
        </table:table-row>
        <table:table-row table:style-name="ro2">
          <table:table-cell table:style-name="ce2" office:value-type="string">
            <text:p>VIDEAU</text:p>
          </table:table-cell>
          <table:table-cell table:style-name="ce5" office:value-type="string">
            <text:p>CHRISTELLE</text:p>
          </table:table-cell>
          <table:table-cell office:value-type="string">
            <text:p>2007/2008</text:p>
          </table:table-cell>
          <table:table-cell table:style-name="ce10" office:value-type="string">
            <text:p>47000 Agen</text:p>
          </table:table-cell>
          <table:table-cell table:style-name="ce15" office:value-type="string">
            <text:p>7 rue pasteur</text:p>
          </table:table-cell>
          <table:table-cell office:value-type="string">
            <text:p>05 53 95 80 92</text:p>
          </table:table-cell>
          <table:table-cell office:value-type="string">
            <text:p>Brésil</text:p>
          </table:table-cell>
          <table:table-cell table:style-name="ce13" office:value-type="string">
            <text:p>christelle.videau@hotmail.fr</text:p>
          </table:table-cell>
          <table:table-cell table:style-name="ce35" office:value-type="string">
            <text:p>AGEN</text:p>
          </table:table-cell>
          <table:table-cell table:style-name="ce41" office:value-type="string">
            <text:p>Birigüi</text:p>
          </table:table-cell>
          <table:table-cell table:style-name="ce74" office:value-type="float" office:value="4470">
            <text:p>4470</text:p>
          </table:table-cell>
          <table:table-cell table:style-name="ce74"/>
          <table:table-cell table:number-columns-repeated="244"/>
        </table:table-row>
        <table:table-row table:style-name="ro2">
          <table:table-cell table:style-name="ce2" office:value-type="string">
            <text:p>VIDEAU</text:p>
          </table:table-cell>
          <table:table-cell table:style-name="ce5" office:value-type="string">
            <text:p>Emilie</text:p>
          </table:table-cell>
          <table:table-cell office:value-type="string">
            <text:p>2004/2005</text:p>
          </table:table-cell>
          <table:table-cell table:style-name="ce10" office:value-type="string">
            <text:p>33650 St-Morillon</text:p>
          </table:table-cell>
          <table:table-cell table:style-name="ce15" office:value-type="string">
            <text:p>Tantinople</text:p>
          </table:table-cell>
          <table:table-cell office:value-type="string">
            <text:p>05 56 78 40 18</text:p>
          </table:table-cell>
          <table:table-cell office:value-type="string">
            <text:p>Brésil</text:p>
          </table:table-cell>
          <table:table-cell table:style-name="ce13"/>
          <table:table-cell office:value-type="string">
            <text:p>BORDEAUX OUEST</text:p>
          </table:table-cell>
          <table:table-cell/>
          <table:table-cell table:style-name="ce73"/>
          <table:table-cell table:style-name="ce73" office:value-type="string">
            <text:p>05 56 52 10 07</text:p>
          </table:table-cell>
          <table:table-cell office:value-type="string">
            <text:p>ABSENT PORTABLE</text:p>
          </table:table-cell>
          <table:table-cell table:number-columns-repeated="243"/>
        </table:table-row>
        <table:table-row table:style-name="ro2" table:visibility="filter">
          <table:table-cell table:style-name="ce2" office:value-type="string">
            <text:p>VIDEAU</text:p>
          </table:table-cell>
          <table:table-cell table:style-name="ce5" office:value-type="string">
            <text:p>Marina</text:p>
          </table:table-cell>
          <table:table-cell office:value-type="string">
            <text:p>1998/1999</text:p>
          </table:table-cell>
          <table:table-cell table:style-name="ce10" office:value-type="string">
            <text:p>33230 Coutras</text:p>
          </table:table-cell>
          <table:table-cell table:style-name="ce15" office:value-type="string">
            <text:p>20 rue Denis Cordonnier</text:p>
          </table:table-cell>
          <table:table-cell office:value-type="string">
            <text:p>05 57 69 41 00</text:p>
          </table:table-cell>
          <table:table-cell/>
          <table:table-cell table:style-name="ce13"/>
          <table:table-cell/>
          <table:table-cell table:style-name="ce52"/>
          <table:table-cell table:style-name="ce73" table:number-columns-repeated="2"/>
          <table:table-cell table:number-columns-repeated="244"/>
        </table:table-row>
        <table:table-row table:style-name="ro3" table:visibility="filter">
          <table:table-cell table:style-name="ce2" office:value-type="string">
            <text:p>VIDEAU ép BAYARD (Autriche)</text:p>
          </table:table-cell>
          <table:table-cell table:style-name="ce5" office:value-type="string">
            <text:p>Florence</text:p>
          </table:table-cell>
          <table:table-cell office:value-type="string">
            <text:p>1984/1985</text:p>
          </table:table-cell>
          <table:table-cell table:style-name="ce10" office:value-type="string">
            <text:p>Vienne (Autriche)</text:p>
          </table:table-cell>
          <table:table-cell table:style-name="ce15"/>
          <table:table-cell office:value-type="string">
            <text:p>06 87 20 65 01</text:p>
          </table:table-cell>
          <table:table-cell/>
          <table:table-cell table:style-name="ce13"/>
          <table:table-cell table:number-columns-repeated="2"/>
          <table:table-cell table:style-name="ce73" table:number-columns-repeated="2"/>
          <table:table-cell table:number-columns-repeated="244"/>
        </table:table-row>
        <table:table-row table:style-name="ro3" table:visibility="filter">
          <table:table-cell table:style-name="ce2" office:value-type="string">
            <text:p>VIGNAUD épouse NICOLAS</text:p>
          </table:table-cell>
          <table:table-cell table:style-name="ce5" office:value-type="string">
            <text:p>Nathalie</text:p>
          </table:table-cell>
          <table:table-cell office:value-type="string">
            <text:p>1985/1986</text:p>
          </table:table-cell>
          <table:table-cell table:style-name="ce10" office:value-type="string">
            <text:p>31550 Aignes</text:p>
          </table:table-cell>
          <table:table-cell table:style-name="ce15" office:value-type="string">
            <text:p>Rue de la fontaine</text:p>
          </table:table-cell>
          <table:table-cell office:value-type="string">
            <text:p>05 62 23 51 18</text:p>
          </table:table-cell>
          <table:table-cell/>
          <table:table-cell table:style-name="ce13"/>
          <table:table-cell table:number-columns-repeated="2"/>
          <table:table-cell table:style-name="ce74" table:number-columns-repeated="2"/>
          <table:table-cell table:number-columns-repeated="244"/>
        </table:table-row>
        <table:table-row table:style-name="ro2" table:visibility="filter">
          <table:table-cell table:style-name="ce2" office:value-type="string">
            <text:p>VIGNERIE</text:p>
          </table:table-cell>
          <table:table-cell table:style-name="ce5" office:value-type="string">
            <text:p>Serge</text:p>
          </table:table-cell>
          <table:table-cell office:value-type="string">
            <text:p>1988/1989</text:p>
          </table:table-cell>
          <table:table-cell table:style-name="ce10" office:value-type="string">
            <text:p>29700 Pluguffan</text:p>
          </table:table-cell>
          <table:table-cell table:style-name="ce15" office:value-type="string">
            <text:p>43 rue Vorc'h laë</text:p>
          </table:table-cell>
          <table:table-cell office:value-type="string">
            <text:p>02 98 94 34 74</text:p>
          </table:table-cell>
          <table:table-cell/>
          <table:table-cell table:style-name="ce13"/>
          <table:table-cell table:number-columns-repeated="2"/>
          <table:table-cell table:style-name="ce73" table:number-columns-repeated="2"/>
          <table:table-cell table:number-columns-repeated="244"/>
        </table:table-row>
        <table:table-row table:style-name="ro3" table:visibility="filter">
          <table:table-cell table:style-name="ce2" office:value-type="string">
            <text:p>VILLE</text:p>
          </table:table-cell>
          <table:table-cell table:style-name="ce5" office:value-type="string">
            <text:p>Bénédicte</text:p>
          </table:table-cell>
          <table:table-cell office:value-type="string">
            <text:p>1997/1998</text:p>
          </table:table-cell>
          <table:table-cell table:style-name="ce10" office:value-type="string">
            <text:p>47450 St-Hilaire de Lusignan</text:p>
          </table:table-cell>
          <table:table-cell table:style-name="ce15" office:value-type="string">
            <text:p>Roucal de Poussou</text:p>
          </table:table-cell>
          <table:table-cell office:value-type="string">
            <text:p>05 53 87 52 87</text:p>
          </table:table-cell>
          <table:table-cell/>
          <table:table-cell table:style-name="ce13"/>
          <table:table-cell table:number-columns-repeated="2"/>
          <table:table-cell table:style-name="ce75" table:number-columns-repeated="2"/>
          <table:table-cell table:number-columns-repeated="244"/>
        </table:table-row>
        <table:table-row table:style-name="ro2">
          <table:table-cell table:style-name="ce2" office:value-type="string">
            <text:p>VINCHON</text:p>
          </table:table-cell>
          <table:table-cell table:style-name="ce5" office:value-type="string">
            <text:p>Claire</text:p>
          </table:table-cell>
          <table:table-cell office:value-type="string">
            <text:p>1992/1993</text:p>
          </table:table-cell>
          <table:table-cell table:style-name="ce10" office:value-type="string">
            <text:p>33700 Mérignac</text:p>
          </table:table-cell>
          <table:table-cell table:style-name="ce15" office:value-type="string">
            <text:p>14 rue des Ontines</text:p>
          </table:table-cell>
          <table:table-cell office:value-type="string">
            <text:p>05 56 47 98 83</text:p>
          </table:table-cell>
          <table:table-cell table:number-columns-repeated="2"/>
          <table:table-cell office:value-type="string">
            <text:p>Talence</text:p>
          </table:table-cell>
          <table:table-cell table:style-name="ce59" office:value-type="string">
            <text:p>Weatheford  </text:p>
          </table:table-cell>
          <table:table-cell table:style-name="ce75" table:number-columns-repeated="2"/>
          <table:table-cell table:style-name="ce59"/>
          <table:table-cell table:number-columns-repeated="243"/>
        </table:table-row>
        <table:table-row table:style-name="ro2">
          <table:table-cell table:style-name="ce2" office:value-type="string">
            <text:p>VINCHON</text:p>
          </table:table-cell>
          <table:table-cell table:style-name="ce5" office:value-type="string">
            <text:p>Jean-François</text:p>
          </table:table-cell>
          <table:table-cell office:value-type="string">
            <text:p>1996/1997</text:p>
          </table:table-cell>
          <table:table-cell table:style-name="ce10" office:value-type="string">
            <text:p>33700 Mérignac</text:p>
          </table:table-cell>
          <table:table-cell table:style-name="ce15" office:value-type="string">
            <text:p>14 rue des Ontines</text:p>
          </table:table-cell>
          <table:table-cell office:value-type="string">
            <text:p>05 56 47 98 83</text:p>
          </table:table-cell>
          <table:table-cell office:value-type="string">
            <text:p>Brésil</text:p>
          </table:table-cell>
          <table:table-cell table:style-name="ce33" office:value-type="string">
            <text:p><text:span text:style-name="T2"><text:a xlink:href="mailto:jf.vinchon@dbmail.com">jf.vinchon@dbmail.com</text:a></text:span></text:p>
          </table:table-cell>
          <table:table-cell office:value-type="string">
            <text:p>Talence</text:p>
          </table:table-cell>
          <table:table-cell table:style-name="ce37" office:value-type="string">
            <text:p>Araçatuba</text:p>
          </table:table-cell>
          <table:table-cell table:style-name="ce75" office:value-type="float" office:value="4470">
            <text:p>4470</text:p>
          </table:table-cell>
          <table:table-cell table:style-name="ce75"/>
          <table:table-cell table:style-name="ce27"/>
          <table:table-cell table:number-columns-repeated="243"/>
        </table:table-row>
        <table:table-row table:style-name="ro2">
          <table:table-cell table:style-name="ce2" office:value-type="string">
            <text:p>VINOT</text:p>
          </table:table-cell>
          <table:table-cell table:style-name="ce5" office:value-type="string">
            <text:p>Caroline</text:p>
          </table:table-cell>
          <table:table-cell office:value-type="string">
            <text:p>1996/1997</text:p>
          </table:table-cell>
          <table:table-cell table:style-name="ce10" office:value-type="string">
            <text:p>33000 Bordeaux</text:p>
          </table:table-cell>
          <table:table-cell table:style-name="ce15" office:value-type="string">
            <text:p>87 rue Leberthon</text:p>
          </table:table-cell>
          <table:table-cell office:value-type="string">
            <text:p>05 56 94 55 08</text:p>
          </table:table-cell>
          <table:table-cell office:value-type="string">
            <text:p>USA</text:p>
          </table:table-cell>
          <table:table-cell table:style-name="ce13"/>
          <table:table-cell office:value-type="string">
            <text:p>PONS</text:p>
          </table:table-cell>
          <table:table-cell/>
          <table:table-cell table:style-name="ce75" table:number-columns-repeated="2"/>
          <table:table-cell table:number-columns-repeated="244"/>
        </table:table-row>
        <table:table-row table:style-name="ro3">
          <table:table-cell table:style-name="ce2" office:value-type="string">
            <text:p>VINOT</text:p>
          </table:table-cell>
          <table:table-cell table:style-name="ce5" office:value-type="string">
            <text:p>Olivier</text:p>
          </table:table-cell>
          <table:table-cell office:value-type="string">
            <text:p>1998/1999</text:p>
          </table:table-cell>
          <table:table-cell table:style-name="ce10" office:value-type="string">
            <text:p>17240 St-Genis de Saintonge</text:p>
          </table:table-cell>
          <table:table-cell table:style-name="ce15" office:value-type="string">
            <text:p>32 rue Saint-Révérend</text:p>
          </table:table-cell>
          <table:table-cell office:value-type="string">
            <text:p>05 46 43 83 58</text:p>
          </table:table-cell>
          <table:table-cell office:value-type="string">
            <text:p>Equateur</text:p>
          </table:table-cell>
          <table:table-cell table:style-name="ce13"/>
          <table:table-cell office:value-type="string">
            <text:p>PONS</text:p>
          </table:table-cell>
          <table:table-cell/>
          <table:table-cell table:style-name="ce74" table:number-columns-repeated="2"/>
          <table:table-cell table:number-columns-repeated="244"/>
        </table:table-row>
        <table:table-row table:style-name="ro2" table:visibility="filter">
          <table:table-cell table:style-name="ce2" office:value-type="string">
            <text:p>VITTORI</text:p>
          </table:table-cell>
          <table:table-cell table:style-name="ce5" office:value-type="string">
            <text:p>Pauline</text:p>
          </table:table-cell>
          <table:table-cell office:value-type="string">
            <text:p>2001/2002</text:p>
          </table:table-cell>
          <table:table-cell table:style-name="ce10" office:value-type="string">
            <text:p>33110 Le Bouscat</text:p>
          </table:table-cell>
          <table:table-cell table:style-name="ce15" office:value-type="string">
            <text:p>27 rue Buffon</text:p>
          </table:table-cell>
          <table:table-cell office:value-type="string">
            <text:p>06 11 87 83 31</text:p>
          </table:table-cell>
          <table:table-cell/>
          <table:table-cell table:style-name="ce13"/>
          <table:table-cell table:number-columns-repeated="2"/>
          <table:table-cell table:style-name="ce76" table:number-columns-repeated="2"/>
          <table:table-cell table:number-columns-repeated="244"/>
        </table:table-row>
        <table:table-row table:style-name="ro2" table:visibility="filter">
          <table:table-cell table:style-name="ce2" office:value-type="string">
            <text:p>VIVENSANG</text:p>
          </table:table-cell>
          <table:table-cell table:style-name="ce5" office:value-type="string">
            <text:p>Jean-Michel</text:p>
          </table:table-cell>
          <table:table-cell office:value-type="string">
            <text:p>1974/1975</text:p>
          </table:table-cell>
          <table:table-cell table:style-name="ce10" office:value-type="string">
            <text:p>64000 <text:s/>Pau</text:p>
          </table:table-cell>
          <table:table-cell table:style-name="ce15"/>
          <table:table-cell office:value-type="string">
            <text:p>05 59 41 88 29</text:p>
          </table:table-cell>
          <table:table-cell/>
          <table:table-cell table:style-name="ce13"/>
          <table:table-cell table:number-columns-repeated="2"/>
          <table:table-cell table:style-name="ce76" table:number-columns-repeated="2"/>
          <table:table-cell table:number-columns-repeated="244"/>
        </table:table-row>
        <table:table-row table:style-name="ro3" table:visibility="filter">
          <table:table-cell table:style-name="ce2" office:value-type="string">
            <text:p>VIVENSANG</text:p>
          </table:table-cell>
          <table:table-cell table:style-name="ce5" office:value-type="string">
            <text:p>Nathalie</text:p>
          </table:table-cell>
          <table:table-cell office:value-type="string">
            <text:p>1982/1983</text:p>
          </table:table-cell>
          <table:table-cell table:style-name="ce10" office:value-type="string">
            <text:p>92250 La Garenne - Colombes</text:p>
          </table:table-cell>
          <table:table-cell table:style-name="ce15" office:value-type="string">
            <text:p>17/19 rue d'Estienne d'Orves</text:p>
          </table:table-cell>
          <table:table-cell office:value-type="string">
            <text:p>05 59 41 88 29</text:p>
          </table:table-cell>
          <table:table-cell/>
          <table:table-cell table:style-name="ce13"/>
          <table:table-cell table:number-columns-repeated="2"/>
          <table:table-cell table:style-name="ce76" table:number-columns-repeated="2"/>
          <table:table-cell table:number-columns-repeated="244"/>
        </table:table-row>
        <table:table-row table:style-name="ro3" table:visibility="filter">
          <table:table-cell table:style-name="ce2" office:value-type="string">
            <text:p>WALKER</text:p>
          </table:table-cell>
          <table:table-cell table:style-name="ce5" office:value-type="string">
            <text:p>Elisabeth</text:p>
          </table:table-cell>
          <table:table-cell office:value-type="string">
            <text:p>1995/1996</text:p>
          </table:table-cell>
          <table:table-cell table:style-name="ce10" office:value-type="string">
            <text:p>17300 Rochefort</text:p>
          </table:table-cell>
          <table:table-cell table:style-name="ce15" office:value-type="string">
            <text:p>Appt 28 - 9 rue du Commandant l'Herminier</text:p>
          </table:table-cell>
          <table:table-cell office:value-type="string">
            <text:p>05 46 99 21 86</text:p>
          </table:table-cell>
          <table:table-cell/>
          <table:table-cell table:style-name="ce13"/>
          <table:table-cell table:number-columns-repeated="2"/>
          <table:table-cell table:style-name="ce73" table:number-columns-repeated="2"/>
          <table:table-cell table:number-columns-repeated="244"/>
        </table:table-row>
        <table:table-row table:style-name="ro2" table:visibility="filter">
          <table:table-cell table:style-name="ce2" office:value-type="string">
            <text:p>YAZID</text:p>
          </table:table-cell>
          <table:table-cell table:style-name="ce5" office:value-type="string">
            <text:p>Borass</text:p>
          </table:table-cell>
          <table:table-cell office:value-type="string">
            <text:p>1997/1998</text:p>
          </table:table-cell>
          <table:table-cell table:style-name="ce10" office:value-type="string">
            <text:p>16230 Puyréaux</text:p>
          </table:table-cell>
          <table:table-cell table:style-name="ce15" office:value-type="string">
            <text:p>Le Boquet</text:p>
          </table:table-cell>
          <table:table-cell office:value-type="string">
            <text:p>05 45 22 46 06</text:p>
          </table:table-cell>
          <table:table-cell/>
          <table:table-cell table:style-name="ce13"/>
          <table:table-cell table:number-columns-repeated="2"/>
          <table:table-cell table:style-name="ce75" table:number-columns-repeated="2"/>
          <table:table-cell table:number-columns-repeated="244"/>
        </table:table-row>
        <table:table-row table:style-name="ro3" table:visibility="filter">
          <table:table-cell table:style-name="ce2" office:value-type="string">
            <text:p>YOH</text:p>
          </table:table-cell>
          <table:table-cell table:style-name="ce5" office:value-type="string">
            <text:p>Claire</text:p>
          </table:table-cell>
          <table:table-cell office:value-type="string">
            <text:p>2000/2001</text:p>
          </table:table-cell>
          <table:table-cell table:style-name="ce10" office:value-type="string">
            <text:p>64500 St-Jean de Luz</text:p>
          </table:table-cell>
          <table:table-cell table:style-name="ce15" office:value-type="string">
            <text:p>24 rue Lohitzun</text:p>
          </table:table-cell>
          <table:table-cell office:value-type="string">
            <text:p>05 59 26 12 60</text:p>
          </table:table-cell>
          <table:table-cell/>
          <table:table-cell table:style-name="ce13"/>
          <table:table-cell table:number-columns-repeated="2"/>
          <table:table-cell table:style-name="ce75" table:number-columns-repeated="2"/>
          <table:table-cell table:number-columns-repeated="244"/>
        </table:table-row>
        <table:table-row table:style-name="ro2" table:visibility="filter">
          <table:table-cell table:style-name="ce2" office:value-type="string">
            <text:p>YOL épouse FEVRIER</text:p>
          </table:table-cell>
          <table:table-cell table:style-name="ce5" office:value-type="string">
            <text:p>Joelle</text:p>
          </table:table-cell>
          <table:table-cell office:value-type="string">
            <text:p>1980/1981</text:p>
          </table:table-cell>
          <table:table-cell table:style-name="ce10" office:value-type="string">
            <text:p>33370 Tresses</text:p>
          </table:table-cell>
          <table:table-cell table:style-name="ce15" office:value-type="string">
            <text:p>11 Clos de Queyron</text:p>
          </table:table-cell>
          <table:table-cell office:value-type="string">
            <text:p>05 57 34 21 80</text:p>
          </table:table-cell>
          <table:table-cell/>
          <table:table-cell table:style-name="ce13"/>
          <table:table-cell table:number-columns-repeated="2"/>
          <table:table-cell table:style-name="ce74" table:number-columns-repeated="2"/>
          <table:table-cell table:number-columns-repeated="244"/>
        </table:table-row>
        <table:table-row table:style-name="ro3" table:visibility="filter">
          <table:table-cell table:style-name="ce2" office:value-type="string">
            <text:p>YVART</text:p>
          </table:table-cell>
          <table:table-cell table:style-name="ce5" office:value-type="string">
            <text:p>Corinne</text:p>
          </table:table-cell>
          <table:table-cell office:value-type="string">
            <text:p>1992/1993</text:p>
          </table:table-cell>
          <table:table-cell table:style-name="ce10" office:value-type="string">
            <text:p>64400 Oloron Ste Marie</text:p>
          </table:table-cell>
          <table:table-cell table:style-name="ce15" office:value-type="string">
            <text:p>Quartier Soeix</text:p>
          </table:table-cell>
          <table:table-cell office:value-type="string">
            <text:p>05 61 70 69 54</text:p>
          </table:table-cell>
          <table:table-cell/>
          <table:table-cell table:style-name="ce13"/>
          <table:table-cell table:number-columns-repeated="2"/>
          <table:table-cell table:style-name="ce75" table:number-columns-repeated="2"/>
          <table:table-cell table:number-columns-repeated="244"/>
        </table:table-row>
        <table:table-row table:style-name="ro3" table:visibility="filter">
          <table:table-cell table:style-name="ce2" office:value-type="string">
            <text:p>ZOHAR</text:p>
          </table:table-cell>
          <table:table-cell table:style-name="ce5" office:value-type="string">
            <text:p>Mickael</text:p>
          </table:table-cell>
          <table:table-cell office:value-type="string">
            <text:p>2002/2003</text:p>
          </table:table-cell>
          <table:table-cell table:style-name="ce10" office:value-type="string">
            <text:p>33160 St-Médard en Jalles</text:p>
          </table:table-cell>
          <table:table-cell table:style-name="ce15" office:value-type="string">
            <text:p>63 chemin de Linas</text:p>
          </table:table-cell>
          <table:table-cell office:value-type="string">
            <text:p>05 56 05 40 94</text:p>
          </table:table-cell>
          <table:table-cell office:value-type="string">
            <text:p>Brésil</text:p>
          </table:table-cell>
          <table:table-cell table:style-name="ce13" office:value-type="string">
            <text:p>mxyzoz@hotmail.com</text:p>
          </table:table-cell>
          <table:table-cell table:number-columns-repeated="2"/>
          <table:table-cell table:style-name="ce77" table:number-columns-repeated="2"/>
          <table:table-cell table:style-name="ce37" office:value-type="string">
            <text:p>ne répond pas</text:p>
          </table:table-cell>
          <table:table-cell table:number-columns-repeated="243"/>
        </table:table-row>
        <table:table-row table:style-name="ro2" table:visibility="filter" table:number-rows-repeated="2">
          <table:table-cell table:style-name="ce2"/>
          <table:table-cell table:number-columns-repeated="3"/>
          <table:table-cell table:style-name="ce15"/>
          <table:table-cell table:number-columns-repeated="251"/>
        </table:table-row>
        <table:table-row table:style-name="ro7" table:visibility="filter" table:number-rows-repeated="3">
          <table:table-cell table:style-name="ce2"/>
          <table:table-cell table:style-name="ce7" table:number-columns-repeated="2"/>
          <table:table-cell table:style-name="ce11"/>
          <table:table-cell table:style-name="ce18"/>
          <table:table-cell table:number-columns-repeated="251"/>
        </table:table-row>
        <table:table-row table:style-name="ro7" table:visibility="filter">
          <table:table-cell table:style-name="ce2"/>
          <table:table-cell table:style-name="ce7"/>
          <table:table-cell table:style-name="ce9"/>
          <table:table-cell table:style-name="ce12"/>
          <table:table-cell table:style-name="ce18"/>
          <table:table-cell table:number-columns-repeated="251"/>
        </table:table-row>
        <table:table-row table:style-name="ro2" table:visibility="filter">
          <table:table-cell table:style-name="ce2"/>
          <table:table-cell table:number-columns-repeated="2"/>
          <table:table-cell table:style-name="ce13"/>
          <table:table-cell table:style-name="ce15"/>
          <table:table-cell table:number-columns-repeated="251"/>
        </table:table-row>
        <table:table-row table:style-name="ro2" table:visibility="filter" table:number-rows-repeated="58">
          <table:table-cell table:style-name="ce2"/>
          <table:table-cell table:number-columns-repeated="3"/>
          <table:table-cell table:style-name="ce15"/>
          <table:table-cell table:number-columns-repeated="251"/>
        </table:table-row>
        <table:table-row table:style-name="ro2" table:visibility="filter" table:number-rows-repeated="27">
          <table:table-cell table:number-columns-repeated="4"/>
          <table:table-cell table:style-name="ce15"/>
          <table:table-cell table:number-columns-repeated="251"/>
        </table:table-row>
        <table:table-row table:style-name="ro2">
          <table:table-cell table:number-columns-repeated="4"/>
          <table:table-cell table:style-name="ce15"/>
          <table:table-cell table:number-columns-repeated="251"/>
        </table:table-row>
        <table:table-row table:style-name="ro8" table:number-rows-repeated="7">
          <table:table-cell table:number-columns-repeated="256"/>
        </table:table-row>
        <table:table-row table:style-name="ro8">
          <table:table-cell table:number-columns-repeated="8"/>
          <table:table-cell table:style-name="ce36" office:value-type="string">
            <text:p>Club</text:p>
          </table:table-cell>
          <table:table-cell table:style-name="ce36" office:value-type="string">
            <text:p>Zone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AGEN</text:p>
          </table:table-cell>
          <table:table-cell office:value-type="float" office:value="9">
            <text:p>9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AGEN LA GARENNE</text:p>
          </table:table-cell>
          <table:table-cell office:value-type="float" office:value="9">
            <text:p>9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ANGOULEME</text:p>
          </table:table-cell>
          <table:table-cell office:value-type="float" office:value="3">
            <text:p>3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ANGOULEME LES EAUX CLAIRES</text:p>
          </table:table-cell>
          <table:table-cell office:value-type="float" office:value="3">
            <text:p>3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ARCACHON</text:p>
          </table:table-cell>
          <table:table-cell office:value-type="float" office:value="12">
            <text:p>12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BAYONNE</text:p>
          </table:table-cell>
          <table:table-cell office:value-type="float" office:value="5">
            <text:p>5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BAYONNE BIARRITZ ADOUR</text:p>
          </table:table-cell>
          <table:table-cell office:value-type="float" office:value="5">
            <text:p>5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BAYONNE-BIARRITZ</text:p>
          </table:table-cell>
          <table:table-cell office:value-type="float" office:value="5">
            <text:p>5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BLANQUEFORT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BLAYE</text:p>
          </table:table-cell>
          <table:table-cell office:value-type="float" office:value="11">
            <text:p>11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BORDEAUX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BORDEAUX BOUSCAT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BORDEAUX ENTRE DEUX MERS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BORDEAUX EST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BORDEAUX NORD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BORDEAUX OUEST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BORDEAUX SUD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COGNAC</text:p>
          </table:table-cell>
          <table:table-cell office:value-type="float" office:value="2">
            <text:p>2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DAX</text:p>
          </table:table-cell>
          <table:table-cell office:value-type="float" office:value="13">
            <text:p>13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FUMEL</text:p>
          </table:table-cell>
          <table:table-cell office:value-type="float" office:value="10">
            <text:p>10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HOSSEGOR COTE SUD</text:p>
          </table:table-cell>
          <table:table-cell office:value-type="float" office:value="5">
            <text:p>5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JARNAC</text:p>
          </table:table-cell>
          <table:table-cell office:value-type="float" office:value="2">
            <text:p>2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JURANCON</text:p>
          </table:table-cell>
          <table:table-cell office:value-type="float" office:value="6">
            <text:p>6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LA REOLE</text:p>
          </table:table-cell>
          <table:table-cell office:value-type="float" office:value="10">
            <text:p>10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LA ROCHELLE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LA ROCHELLE ATLANTIQUE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LA ROCHELLE AUNIS</text:p>
          </table:table-cell>
          <table:table-cell office:value-type="float" office:value="1">
            <text:p>1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LACQ ORTHEZ</text:p>
          </table:table-cell>
          <table:table-cell office:value-type="float" office:value="6">
            <text:p>6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LANGON</text:p>
          </table:table-cell>
          <table:table-cell office:value-type="float" office:value="10">
            <text:p>10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LIBOURNE SAINT EMILION</text:p>
          </table:table-cell>
          <table:table-cell office:value-type="float" office:value="11">
            <text:p>11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MANSLE CHARENTE BONNIEURE</text:p>
          </table:table-cell>
          <table:table-cell office:value-type="float" office:value="3">
            <text:p>3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MARENNES OLERON</text:p>
          </table:table-cell>
          <table:table-cell office:value-type="float" office:value="4">
            <text:p>4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MARMANDE</text:p>
          </table:table-cell>
          <table:table-cell office:value-type="float" office:value="10">
            <text:p>10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MATHA</text:p>
          </table:table-cell>
          <table:table-cell office:value-type="float" office:value="2">
            <text:p>2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MAULEON</text:p>
          </table:table-cell>
          <table:table-cell office:value-type="float" office:value="6">
            <text:p>6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MEDOC</text:p>
          </table:table-cell>
          <table:table-cell office:value-type="float" office:value="12">
            <text:p>12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MERIGNAC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MONT DE MARSAN</text:p>
          </table:table-cell>
          <table:table-cell office:value-type="float" office:value="13">
            <text:p>13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NERAC</text:p>
          </table:table-cell>
          <table:table-cell office:value-type="float" office:value="9">
            <text:p>9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NORD BASSIN D'ARCACHON</text:p>
          </table:table-cell>
          <table:table-cell office:value-type="float" office:value="12">
            <text:p>12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OLORON SAINTE MARIE</text:p>
          </table:table-cell>
          <table:table-cell office:value-type="float" office:value="6">
            <text:p>6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PARENTIS PAYS DE BORN</text:p>
          </table:table-cell>
          <table:table-cell office:value-type="float" office:value="13">
            <text:p>13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PAU</text:p>
          </table:table-cell>
          <table:table-cell office:value-type="float" office:value="6">
            <text:p>6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PAU BEARN</text:p>
          </table:table-cell>
          <table:table-cell office:value-type="float" office:value="6">
            <text:p>6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PESSAC LES GRAVES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PONS</text:p>
          </table:table-cell>
          <table:table-cell office:value-type="float" office:value="4">
            <text:p>4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ROCHEFORT</text:p>
          </table:table-cell>
          <table:table-cell office:value-type="float" office:value="4">
            <text:p>4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ROYAN</text:p>
          </table:table-cell>
          <table:table-cell office:value-type="float" office:value="4">
            <text:p>4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SAINT JEAN D'ANGELY</text:p>
          </table:table-cell>
          <table:table-cell office:value-type="float" office:value="4">
            <text:p>4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SAINT MEDARD EN JALLES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SAINT SEVER HAGETMAU</text:p>
          </table:table-cell>
          <table:table-cell office:value-type="float" office:value="13">
            <text:p>13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SAINTE FOY LA GRANDE</text:p>
          </table:table-cell>
          <table:table-cell office:value-type="float" office:value="11">
            <text:p>11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SAINTES</text:p>
          </table:table-cell>
          <table:table-cell office:value-type="float" office:value="4">
            <text:p>4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TALENCE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TONNEINS</text:p>
          </table:table-cell>
          <table:table-cell office:value-type="float" office:value="9">
            <text:p>9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URRUGNE</text:p>
          </table:table-cell>
          <table:table-cell office:value-type="float" office:value="5">
            <text:p>5</text:p>
          </table:table-cell>
          <table:table-cell table:number-columns-repeated="246"/>
        </table:table-row>
        <table:table-row table:style-name="ro8">
          <table:table-cell table:number-columns-repeated="8"/>
          <table:table-cell office:value-type="string">
            <text:p>VILLENEUVE SUR LOT</text:p>
          </table:table-cell>
          <table:table-cell office:value-type="float" office:value="9">
            <text:p>9</text:p>
          </table:table-cell>
          <table:table-cell table:number-columns-repeated="246"/>
        </table:table-row>
        <table:table-row table:style-name="ro8" table:number-rows-repeated="64406">
          <table:table-cell table:number-columns-repeated="256"/>
        </table:table-row>
        <table:table-row table:style-name="ro8">
          <table:table-cell table:number-columns-repeated="256"/>
        </table:table-row>
      </table:table>
      <table:named-expressions>
        <table:named-range table:name="Excel_BuiltIn__FilterDatabase_1" table:base-cell-address="$'Par ordre alpha'.$A$1" table:cell-range-address="$'Par ordre alpha'.$A$1:.$M$1064"/>
        <table:named-range table:name="Excel_BuiltIn_Print_Area_1" table:base-cell-address="$'Par ordre alpha'.$A$1" table:cell-range-address="$'Par ordre alpha'.$A$1:.$M$65536" table:range-usable-as="print-range"/>
      </table:named-expressions>
      <table:database-ranges>
        <table:database-range table:name="Excel_BuiltIn__FilterDatabase_1" table:target-range-address="'Par ordre alpha'.A1:'Par ordre alpha'.M1064" table:display-filter-buttons="true">
          <table:filter>
            <table:filter-condition table:field-number="8" table:data-type="number" table:value="0" table:operator="!empty"/>
          </table:filter>
        </table:database-range>
        <table:database-range table:target-range-address="'Par ordre alpha'.I1073:'Par ordre alpha'.J11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Arial Unicode MS" svg:font-family="'Arial Unicode MS'" style:font-family-generic="swiss"/>
    <style:font-face style:name="Tekton Pro" svg:font-family="'Tekton Pro'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 F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 F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40P0"/>
    </number:number-style>
    <number:number-style style:name="N144P0" style:volatile="true">
      <number:text> </number:text>
      <number:number number:decimal-places="0" number:min-integer-digits="1" number:grouping="true"/>
      <number:text> F </number:text>
    </number:number-style>
    <number:number-style style:name="N144P1" style:volatile="true">
      <number:text>-</number:text>
      <number:number number:decimal-places="0" number:min-integer-digits="1" number:grouping="true"/>
      <number:text> F </number:text>
    </number:number-style>
    <number:number-style style:name="N144P2" style:volatile="true">
      <number:text> - F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number number:decimal-places="2" number:min-integer-digits="1" number:grouping="true"/>
      <number:text> F </number:text>
    </number:number-style>
    <number:number-style style:name="N148P1" style:volatile="true">
      <number:text>-</number:text>
      <number:number number:decimal-places="2" number:min-integer-digits="1" number:grouping="true"/>
      <number:text> F </number:text>
    </number:number-style>
    <number:number-style style:name="N148P2" style:volatile="true">
      <number:text> -</number:text>
      <number:number number:decimal-places="0" number:min-integer-digits="0"/>
      <number:text> F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Vrai</number:text>
    </number:number-style>
    <number:number-style style:name="N150P1" style:volatile="true">
      <number:text>Vrai</number:text>
    </number:number-style>
    <number:number-style style:name="N150">
      <number:text>Faux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Actif</number:text>
    </number:number-style>
    <number:number-style style:name="N152P1" style:volatile="true">
      <number:text>Actif</number:text>
    </number:number-style>
    <number:number-style style:name="N152">
      <number:text>Inactif</number:text>
      <style:map style:condition="value()&gt;0" style:apply-style-name="N152P0"/>
      <style:map style:condition="value()&lt;0" style:apply-style-name="N152P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1cm" fo:margin-bottom="1.3cm" fo:margin-left="0.499cm" fo:margin-right="0.499cm" style:first-page-number="continue" style:scale-to-X="1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9">09/03/2009</text:date>, <text:time>00:4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r_20_ordre_20_alpha" style:display-name="PageStyle_Par ordre alpha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Packard Bell NEC, Inc.</meta:initial-creator>
    <meta:creation-date>2002-01-12T10:31:42</meta:creation-date>
    <dc:creator>michel ANTOLI</dc:creator>
    <dc:date>2009-03-09T00:42:07</dc:date>
    <meta:printed-by>michel ANTOLI</meta:printed-by>
    <meta:print-date>2009-03-08T22:30:59</meta:print-date>
    <meta:editing-cycles>4</meta:editing-cycles>
    <meta:editing-duration>PT25M34S</meta:editing-duration>
    <meta:user-defined meta:name="Info 1"/>
    <meta:user-defined meta:name="Info 2"/>
    <meta:user-defined meta:name="Info 3"/>
    <meta:user-defined meta:name="Info 4"/>
    <meta:document-statistic meta:table-count="1" meta:cell-count="6856"/>
  </office:meta>
</office:document-meta>
</file>